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text-properties officeooo:paragraph-rsid="11e4f924"/>
    </style:style>
    <style:style style:name="P128" style:family="paragraph" style:parent-style-name="Text_20_body">
      <style:text-properties officeooo:rsid="124c7c62" officeooo:paragraph-rsid="10f3a5fa"/>
    </style:style>
    <style:style style:name="P129" style:family="paragraph" style:parent-style-name="Думки_20_Сансет">
      <style:text-properties officeooo:rsid="124c7c62"/>
    </style:style>
    <style:style style:name="P130" style:family="paragraph" style:parent-style-name="Text_20_body">
      <style:text-properties officeooo:rsid="1278524c" officeooo:paragraph-rsid="10f3a5fa"/>
    </style:style>
    <style:style style:name="P131" style:family="paragraph" style:parent-style-name="Text_20_body">
      <style:text-properties officeooo:paragraph-rsid="10f3a5fa"/>
    </style:style>
    <style:style style:name="P132" style:family="paragraph" style:parent-style-name="Діалог">
      <style:text-properties officeooo:paragraph-rsid="11e62d94"/>
    </style:style>
    <style:style style:name="P133" style:family="paragraph" style:parent-style-name="Text_20_body">
      <style:text-properties officeooo:rsid="1278caf0" officeooo:paragraph-rsid="10f3a5fa"/>
    </style:style>
    <style:style style:name="P134" style:family="paragraph" style:parent-style-name="Діалог">
      <style:text-properties officeooo:paragraph-rsid="11e66dfb"/>
    </style:style>
    <style:style style:name="P135" style:family="paragraph" style:parent-style-name="Text_20_body">
      <style:text-properties officeooo:paragraph-rsid="1278caf0"/>
    </style:style>
    <style:style style:name="P136" style:family="paragraph" style:parent-style-name="Діалог">
      <style:text-properties officeooo:paragraph-rsid="1278e454"/>
    </style:style>
    <style:style style:name="P137" style:family="paragraph" style:parent-style-name="Text_20_body">
      <style:paragraph-properties style:writing-mode="lr-tb"/>
      <style:text-properties officeooo:rsid="1280659b"/>
    </style:style>
    <style:style style:name="P138" style:family="paragraph" style:parent-style-name="Діалог">
      <style:text-properties officeooo:paragraph-rsid="12541575"/>
    </style:style>
    <style:style style:name="P139" style:family="paragraph" style:parent-style-name="Діалог">
      <style:paragraph-properties style:writing-mode="lr-tb"/>
      <style:text-properties officeooo:paragraph-rsid="1255ae6c"/>
    </style:style>
    <style:style style:name="P140" style:family="paragraph" style:parent-style-name="Діалог">
      <style:text-properties officeooo:paragraph-rsid="11e7f2b5"/>
    </style:style>
    <style:style style:name="P141" style:family="paragraph" style:parent-style-name="Діалог">
      <style:paragraph-properties style:writing-mode="lr-tb"/>
      <style:text-properties officeooo:paragraph-rsid="11e7f2b5"/>
    </style:style>
    <style:style style:name="P142" style:family="paragraph" style:parent-style-name="Text_20_body">
      <style:text-properties officeooo:rsid="128470d3" officeooo:paragraph-rsid="10f3a5fa"/>
    </style:style>
    <style:style style:name="P143" style:family="paragraph" style:parent-style-name="Text_20_body">
      <style:text-properties officeooo:rsid="1285f06e" officeooo:paragraph-rsid="10f3a5fa"/>
    </style:style>
    <style:style style:name="P144" style:family="paragraph" style:parent-style-name="Text_20_body">
      <style:text-properties officeooo:paragraph-rsid="10f45b52"/>
    </style:style>
    <style:style style:name="P145" style:family="paragraph" style:parent-style-name="Text_20_body">
      <style:text-properties officeooo:rsid="1286d5e3"/>
    </style:style>
    <style:style style:name="P146" style:family="paragraph" style:parent-style-name="Діалог">
      <style:text-properties officeooo:paragraph-rsid="11e83518"/>
    </style:style>
    <style:style style:name="P147" style:family="paragraph" style:parent-style-name="Text_20_body">
      <style:paragraph-properties style:writing-mode="lr-tb"/>
      <style:text-properties officeooo:paragraph-rsid="10f482e0"/>
    </style:style>
    <style:style style:name="P148" style:family="paragraph" style:parent-style-name="Діалог">
      <style:text-properties officeooo:paragraph-rsid="11e99346"/>
    </style:style>
    <style:style style:name="P149" style:family="paragraph" style:parent-style-name="Text_20_body">
      <style:text-properties officeooo:rsid="128a9c09" officeooo:paragraph-rsid="10f482e0"/>
    </style:style>
    <style:style style:name="P150" style:family="paragraph" style:parent-style-name="Text_20_body">
      <style:text-properties officeooo:rsid="128b7499" officeooo:paragraph-rsid="10f4c421"/>
    </style:style>
    <style:style style:name="P151" style:family="paragraph" style:parent-style-name="Діалог">
      <style:text-properties officeooo:paragraph-rsid="125eb0e2"/>
    </style:style>
    <style:style style:name="P152" style:family="paragraph" style:parent-style-name="Text_20_body">
      <style:paragraph-properties style:writing-mode="lr-tb"/>
      <style:text-properties officeooo:rsid="128d2e4d" officeooo:paragraph-rsid="10f4c421"/>
    </style:style>
    <style:style style:name="P153" style:family="paragraph" style:parent-style-name="Діалог">
      <style:paragraph-properties style:writing-mode="lr-tb"/>
      <style:text-properties officeooo:paragraph-rsid="1260faff"/>
    </style:style>
    <style:style style:name="P154" style:family="paragraph" style:parent-style-name="Text_20_body">
      <style:text-properties officeooo:paragraph-rsid="10f4c421"/>
    </style:style>
    <style:style style:name="P155" style:family="paragraph" style:parent-style-name="Діалог">
      <style:text-properties officeooo:paragraph-rsid="11ea39fd"/>
    </style:style>
    <style:style style:name="P156" style:family="paragraph" style:parent-style-name="Text_20_body">
      <style:text-properties officeooo:rsid="128d2e4d" officeooo:paragraph-rsid="10f67b45"/>
    </style:style>
    <style:style style:name="P157" style:family="paragraph" style:parent-style-name="Діалог">
      <style:paragraph-properties style:writing-mode="lr-tb"/>
      <style:text-properties officeooo:paragraph-rsid="1263a822"/>
    </style:style>
    <style:style style:name="P158" style:family="paragraph" style:parent-style-name="Text_20_body">
      <style:text-properties officeooo:paragraph-rsid="10f67b45"/>
    </style:style>
    <style:style style:name="P159" style:family="paragraph" style:parent-style-name="Text_20_body">
      <style:text-properties officeooo:rsid="128f00d5"/>
    </style:style>
    <style:style style:name="P160" style:family="paragraph" style:parent-style-name="Діалог">
      <style:text-properties officeooo:paragraph-rsid="1265031d"/>
    </style:style>
    <style:style style:name="P161" style:family="paragraph" style:parent-style-name="Text_20_body">
      <style:text-properties officeooo:rsid="128f5559" officeooo:paragraph-rsid="10f67b45"/>
    </style:style>
    <style:style style:name="P162" style:family="paragraph" style:parent-style-name="Діалог">
      <style:text-properties officeooo:paragraph-rsid="126883bb"/>
    </style:style>
    <style:style style:name="P163" style:family="paragraph" style:parent-style-name="Text_20_body">
      <style:text-properties officeooo:paragraph-rsid="1290402a"/>
    </style:style>
    <style:style style:name="P164" style:family="paragraph" style:parent-style-name="Text_20_body">
      <style:text-properties officeooo:rsid="129207bd"/>
    </style:style>
    <style:style style:name="P165" style:family="paragraph" style:parent-style-name="Text_20_body">
      <style:text-properties officeooo:rsid="129207bd" officeooo:paragraph-rsid="10f69e3b"/>
    </style:style>
    <style:style style:name="P166" style:family="paragraph" style:parent-style-name="Діалог">
      <style:text-properties officeooo:paragraph-rsid="16fcd48e"/>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rsid="151e6256"/>
    </style:style>
    <style:style style:name="P287" style:family="paragraph" style:parent-style-name="Text_20_body">
      <style:text-properties officeooo:paragraph-rsid="1382f791"/>
    </style:style>
    <style:style style:name="P288" style:family="paragraph" style:parent-style-name="Text_20_body">
      <style:text-properties officeooo:rsid="1524ba5f" officeooo:paragraph-rsid="1382f791"/>
    </style:style>
    <style:style style:name="P289" style:family="paragraph" style:parent-style-name="Text_20_body">
      <style:text-properties officeooo:rsid="1529ce84" officeooo:paragraph-rsid="1384c193"/>
    </style:style>
    <style:style style:name="P290" style:family="paragraph" style:parent-style-name="Діалог">
      <style:text-properties officeooo:paragraph-rsid="152e37e8"/>
    </style:style>
    <style:style style:name="P291" style:family="paragraph" style:parent-style-name="Text_20_body">
      <style:text-properties officeooo:paragraph-rsid="138590f5"/>
    </style:style>
    <style:style style:name="P292" style:family="paragraph" style:parent-style-name="Text_20_body">
      <style:text-properties officeooo:rsid="15360161" officeooo:paragraph-rsid="138590f5"/>
    </style:style>
    <style:style style:name="P293" style:family="paragraph" style:parent-style-name="Text_20_body">
      <style:text-properties officeooo:rsid="1536bbd5" officeooo:paragraph-rsid="138590f5"/>
    </style:style>
    <style:style style:name="P294" style:family="paragraph" style:parent-style-name="Text_20_body">
      <style:text-properties officeooo:rsid="15390cad" officeooo:paragraph-rsid="138590f5"/>
    </style:style>
    <style:style style:name="P295" style:family="paragraph" style:parent-style-name="Text_20_body">
      <style:text-properties officeooo:rsid="153b1d1c"/>
    </style:style>
    <style:style style:name="P296" style:family="paragraph" style:parent-style-name="Text_20_body">
      <style:text-properties officeooo:rsid="153d9470" officeooo:paragraph-rsid="13873a07"/>
    </style:style>
    <style:style style:name="P297" style:family="paragraph" style:parent-style-name="Діалог">
      <style:text-properties officeooo:paragraph-rsid="15405521"/>
    </style:style>
    <style:style style:name="P298" style:family="paragraph" style:parent-style-name="Text_20_body">
      <style:paragraph-properties style:writing-mode="lr-tb"/>
      <style:text-properties officeooo:paragraph-rsid="13873a07"/>
    </style:style>
    <style:style style:name="P299" style:family="paragraph" style:parent-style-name="Text_20_body">
      <style:text-properties officeooo:rsid="1546ef49" officeooo:paragraph-rsid="13873a07"/>
    </style:style>
    <style:style style:name="P300" style:family="paragraph" style:parent-style-name="Text_20_body">
      <style:text-properties officeooo:rsid="138af6be" officeooo:paragraph-rsid="138af6be"/>
    </style:style>
    <style:style style:name="P301" style:family="paragraph" style:parent-style-name="Text_20_body">
      <style:text-properties officeooo:paragraph-rsid="155145a3"/>
    </style:style>
    <style:style style:name="P302" style:family="paragraph" style:parent-style-name="Text_20_body">
      <style:text-properties officeooo:paragraph-rsid="138e21cd"/>
    </style:style>
    <style:style style:name="P303" style:family="paragraph" style:parent-style-name="Text_20_body">
      <style:text-properties officeooo:paragraph-rsid="138f4b7c"/>
    </style:style>
    <style:style style:name="P304" style:family="paragraph" style:parent-style-name="Text_20_body">
      <style:text-properties officeooo:paragraph-rsid="139025bb"/>
    </style:style>
    <style:style style:name="P305" style:family="paragraph" style:parent-style-name="Text_20_body">
      <style:text-properties officeooo:rsid="155ca98f"/>
    </style:style>
    <style:style style:name="P306" style:family="paragraph" style:parent-style-name="Text_20_body">
      <style:paragraph-properties style:writing-mode="lr-tb"/>
      <style:text-properties officeooo:paragraph-rsid="139025bb"/>
    </style:style>
    <style:style style:name="P307" style:family="paragraph" style:parent-style-name="Діалог">
      <style:text-properties officeooo:paragraph-rsid="156795b4"/>
    </style:style>
    <style:style style:name="P308" style:family="paragraph" style:parent-style-name="Text_20_body">
      <style:text-properties officeooo:rsid="1568bc1f" officeooo:paragraph-rsid="1391987f"/>
    </style:style>
    <style:style style:name="P309" style:family="paragraph" style:parent-style-name="Text_20_body">
      <style:text-properties officeooo:rsid="156a88b8" officeooo:paragraph-rsid="1391987f"/>
    </style:style>
    <style:style style:name="P310" style:family="paragraph" style:parent-style-name="Text_20_body">
      <style:text-properties officeooo:paragraph-rsid="1391987f"/>
    </style:style>
    <style:style style:name="P311" style:family="paragraph" style:parent-style-name="Text_20_body">
      <style:text-properties officeooo:rsid="156db7e1" officeooo:paragraph-rsid="1391ed8a"/>
    </style:style>
    <style:style style:name="P312" style:family="paragraph" style:parent-style-name="Text_20_body">
      <style:text-properties officeooo:rsid="15703a6e" officeooo:paragraph-rsid="1391ed8a"/>
    </style:style>
    <style:style style:name="P313" style:family="paragraph" style:parent-style-name="Думки_20_Сансет">
      <style:paragraph-properties style:writing-mode="lr-tb"/>
      <style:text-properties officeooo:rsid="15703a6e"/>
    </style:style>
    <style:style style:name="P314" style:family="paragraph" style:parent-style-name="Text_20_body">
      <style:text-properties officeooo:paragraph-rsid="139287f9"/>
    </style:style>
    <style:style style:name="P315" style:family="paragraph" style:parent-style-name="Text_20_body">
      <style:text-properties officeooo:rsid="157514df" officeooo:paragraph-rsid="139287f9"/>
    </style:style>
    <style:style style:name="P316" style:family="paragraph" style:parent-style-name="Text_20_body">
      <style:text-properties officeooo:rsid="15767cff" officeooo:paragraph-rsid="139287f9"/>
    </style:style>
    <style:style style:name="P317" style:family="paragraph" style:parent-style-name="Text_20_body">
      <style:paragraph-properties style:writing-mode="lr-tb"/>
      <style:text-properties officeooo:rsid="157ba8eb" officeooo:paragraph-rsid="1392fc44"/>
    </style:style>
    <style:style style:name="P318" style:family="paragraph" style:parent-style-name="Text_20_body">
      <style:text-properties officeooo:rsid="157ba8eb" officeooo:paragraph-rsid="1392fc44"/>
    </style:style>
    <style:style style:name="P319" style:family="paragraph" style:parent-style-name="Text_20_body">
      <style:paragraph-properties style:writing-mode="lr-tb"/>
      <style:text-properties officeooo:paragraph-rsid="13949331"/>
    </style:style>
    <style:style style:name="P320" style:family="paragraph" style:parent-style-name="Діалог">
      <style:text-properties officeooo:paragraph-rsid="1582f8a0"/>
    </style:style>
    <style:style style:name="P321" style:family="paragraph" style:parent-style-name="Text_20_body">
      <style:text-properties officeooo:paragraph-rsid="1395f62d"/>
    </style:style>
    <style:style style:name="P322" style:family="paragraph" style:parent-style-name="Text_20_body">
      <style:text-properties officeooo:rsid="158cf468" officeooo:paragraph-rsid="139aa82b"/>
    </style:style>
    <style:style style:name="P323" style:family="paragraph" style:parent-style-name="Text_20_body">
      <style:text-properties officeooo:rsid="1590c9e9"/>
    </style:style>
    <style:style style:name="P324" style:family="paragraph" style:parent-style-name="Text_20_body">
      <style:text-properties officeooo:rsid="1591c14f" officeooo:paragraph-rsid="1397b714"/>
    </style:style>
    <style:style style:name="P325" style:family="paragraph" style:parent-style-name="Text_20_body">
      <style:text-properties officeooo:rsid="15933bb7" officeooo:paragraph-rsid="1397b714"/>
    </style:style>
    <style:style style:name="P326" style:family="paragraph" style:parent-style-name="Text_20_body">
      <style:text-properties officeooo:rsid="1593d738" officeooo:paragraph-rsid="1397b714"/>
    </style:style>
    <style:style style:name="P327" style:family="paragraph" style:parent-style-name="Text_20_body">
      <style:text-properties officeooo:rsid="1598224a"/>
    </style:style>
    <style:style style:name="P328" style:family="paragraph" style:parent-style-name="Text_20_body">
      <style:text-properties officeooo:paragraph-rsid="13999b57"/>
    </style:style>
    <style:style style:name="P329" style:family="paragraph" style:parent-style-name="Text_20_body">
      <style:text-properties officeooo:paragraph-rsid="1398f374"/>
    </style:style>
    <style:style style:name="P330" style:family="paragraph" style:parent-style-name="Думки_20_Сансет">
      <style:text-properties officeooo:rsid="13999b57"/>
    </style:style>
    <style:style style:name="P331" style:family="paragraph" style:parent-style-name="Heading_20_1">
      <style:text-properties officeooo:paragraph-rsid="1414026e"/>
    </style:style>
    <style:style style:name="P332" style:family="paragraph" style:parent-style-name="Footnote">
      <style:text-properties officeooo:paragraph-rsid="141271b7"/>
    </style:style>
    <style:style style:name="P333" style:family="paragraph" style:parent-style-name="Footnote">
      <style:text-properties officeooo:rsid="159fe41f" officeooo:paragraph-rsid="159fe41f"/>
    </style:style>
    <style:style style:name="P334" style:family="paragraph" style:parent-style-name="Думки_20_Сансет">
      <style:text-properties officeooo:paragraph-rsid="1417d77c"/>
    </style:style>
    <style:style style:name="P335" style:family="paragraph" style:parent-style-name="Text_20_body">
      <style:text-properties officeooo:rsid="15a5149f"/>
    </style:style>
    <style:style style:name="P336" style:family="paragraph" style:parent-style-name="Text_20_body">
      <style:text-properties officeooo:paragraph-rsid="1124664c"/>
    </style:style>
    <style:style style:name="P337" style:family="paragraph" style:parent-style-name="Діалог">
      <style:text-properties officeooo:paragraph-rsid="139dac61"/>
    </style:style>
    <style:style style:name="P338" style:family="paragraph" style:parent-style-name="Text_20_body">
      <style:text-properties officeooo:rsid="141bad0c" officeooo:paragraph-rsid="1124664c"/>
    </style:style>
    <style:style style:name="P339" style:family="paragraph" style:parent-style-name="Діалог">
      <style:text-properties officeooo:paragraph-rsid="139efc8d"/>
    </style:style>
    <style:style style:name="P340" style:family="paragraph" style:parent-style-name="Text_20_body">
      <style:text-properties officeooo:rsid="15a938e1"/>
    </style:style>
    <style:style style:name="P341" style:family="paragraph" style:parent-style-name="Text_20_body">
      <style:text-properties officeooo:rsid="15acbd8f" officeooo:paragraph-rsid="1124664c"/>
    </style:style>
    <style:style style:name="P342" style:family="paragraph" style:parent-style-name="Діалог">
      <style:text-properties officeooo:paragraph-rsid="141ffa2b"/>
    </style:style>
    <style:style style:name="P343" style:family="paragraph" style:parent-style-name="Діалог">
      <style:text-properties officeooo:paragraph-rsid="13a242b9"/>
    </style:style>
    <style:style style:name="P344" style:family="paragraph" style:parent-style-name="Text_20_body">
      <style:text-properties officeooo:rsid="14243c95" officeooo:paragraph-rsid="1124664c"/>
    </style:style>
    <style:style style:name="P345" style:family="paragraph" style:parent-style-name="Text_20_body">
      <style:text-properties officeooo:paragraph-rsid="11258ccc"/>
    </style:style>
    <style:style style:name="P346" style:family="paragraph" style:parent-style-name="Text_20_body">
      <style:paragraph-properties style:writing-mode="lr-tb"/>
      <style:text-properties officeooo:paragraph-rsid="1126e4c2"/>
    </style:style>
    <style:style style:name="P347" style:family="paragraph" style:parent-style-name="Text_20_body">
      <style:text-properties officeooo:rsid="15b8ddb2" officeooo:paragraph-rsid="1126e4c2"/>
    </style:style>
    <style:style style:name="P348" style:family="paragraph" style:parent-style-name="Діалог">
      <style:text-properties officeooo:paragraph-rsid="13a2cde0"/>
    </style:style>
    <style:style style:name="P349" style:family="paragraph" style:parent-style-name="Text_20_body">
      <style:text-properties officeooo:rsid="14271585" officeooo:paragraph-rsid="1128933e"/>
    </style:style>
    <style:style style:name="P350" style:family="paragraph" style:parent-style-name="Діалог">
      <style:paragraph-properties style:writing-mode="lr-tb"/>
      <style:text-properties officeooo:paragraph-rsid="13a2cde0"/>
    </style:style>
    <style:style style:name="P351" style:family="paragraph" style:parent-style-name="Text_20_body">
      <style:text-properties officeooo:rsid="15ba65c6" officeooo:paragraph-rsid="1128933e"/>
    </style:style>
    <style:style style:name="P352" style:family="paragraph" style:parent-style-name="Text_20_body">
      <style:text-properties officeooo:rsid="1429d8d2" officeooo:paragraph-rsid="11291899"/>
    </style:style>
    <style:style style:name="P353" style:family="paragraph" style:parent-style-name="Діалог">
      <style:paragraph-properties style:writing-mode="lr-tb"/>
      <style:text-properties officeooo:paragraph-rsid="13a3b32e"/>
    </style:style>
    <style:style style:name="P354" style:family="paragraph" style:parent-style-name="Text_20_body">
      <style:text-properties officeooo:rsid="15bc6c09" officeooo:paragraph-rsid="1129ca41"/>
    </style:style>
    <style:style style:name="P355" style:family="paragraph" style:parent-style-name="Діалог">
      <style:text-properties officeooo:paragraph-rsid="13a3b32e"/>
    </style:style>
    <style:style style:name="P356" style:family="paragraph" style:parent-style-name="Діалог">
      <style:text-properties officeooo:paragraph-rsid="142cd794"/>
    </style:style>
    <style:style style:name="P357" style:family="paragraph" style:parent-style-name="Діалог">
      <style:text-properties officeooo:paragraph-rsid="13a5852e"/>
    </style:style>
    <style:style style:name="P358" style:family="paragraph" style:parent-style-name="Діалог">
      <style:text-properties officeooo:paragraph-rsid="13a77cba"/>
    </style:style>
    <style:style style:name="P359" style:family="paragraph" style:parent-style-name="Text_20_body">
      <style:text-properties officeooo:rsid="15c17b34" officeooo:paragraph-rsid="1129ca41"/>
    </style:style>
    <style:style style:name="P360" style:family="paragraph" style:parent-style-name="Text_20_body">
      <style:paragraph-properties style:writing-mode="lr-tb"/>
      <style:text-properties officeooo:rsid="15c31bb2" officeooo:paragraph-rsid="1129ca41"/>
    </style:style>
    <style:style style:name="P361" style:family="paragraph" style:parent-style-name="Думки_20_Сансет">
      <style:paragraph-properties style:writing-mode="lr-tb"/>
      <style:text-properties officeooo:rsid="142ea6c3"/>
    </style:style>
    <style:style style:name="P362" style:family="paragraph" style:parent-style-name="Text_20_body">
      <style:text-properties officeooo:rsid="142ea6c3" officeooo:paragraph-rsid="1129ca41"/>
    </style:style>
    <style:style style:name="P363" style:family="paragraph" style:parent-style-name="Діалог">
      <style:text-properties officeooo:paragraph-rsid="13a94773"/>
    </style:style>
    <style:style style:name="P364" style:family="paragraph" style:parent-style-name="Text_20_body">
      <style:text-properties officeooo:paragraph-rsid="1129ca41"/>
    </style:style>
    <style:style style:name="P365" style:family="paragraph" style:parent-style-name="Text_20_body">
      <style:text-properties officeooo:rsid="15c63cb1" officeooo:paragraph-rsid="1129ca41"/>
    </style:style>
    <style:style style:name="P366" style:family="paragraph" style:parent-style-name="Text_20_body">
      <style:text-properties officeooo:paragraph-rsid="112bc510"/>
    </style:style>
    <style:style style:name="P367" style:family="paragraph" style:parent-style-name="Діалог">
      <style:text-properties officeooo:paragraph-rsid="13ab04f3"/>
    </style:style>
    <style:style style:name="P368" style:family="paragraph" style:parent-style-name="Діалог">
      <style:paragraph-properties style:writing-mode="lr-tb"/>
      <style:text-properties officeooo:paragraph-rsid="13ab04f3"/>
    </style:style>
    <style:style style:name="P369" style:family="paragraph" style:parent-style-name="Діалог">
      <style:text-properties officeooo:paragraph-rsid="13aba34a"/>
    </style:style>
    <style:style style:name="P370" style:family="paragraph" style:parent-style-name="Text_20_body">
      <style:text-properties officeooo:rsid="15d111d4" officeooo:paragraph-rsid="112bc510"/>
    </style:style>
    <style:style style:name="P371" style:family="paragraph" style:parent-style-name="Text_20_body">
      <style:text-properties officeooo:rsid="15db73b7"/>
    </style:style>
    <style:style style:name="P372" style:family="paragraph" style:parent-style-name="Діалог">
      <style:text-properties officeooo:paragraph-rsid="13adf9c9"/>
    </style:style>
    <style:style style:name="P373" style:family="paragraph" style:parent-style-name="Text_20_body">
      <style:text-properties officeooo:rsid="15dd6692" officeooo:paragraph-rsid="112e8815"/>
    </style:style>
    <style:style style:name="P374" style:family="paragraph" style:parent-style-name="Діалог">
      <style:paragraph-properties style:writing-mode="lr-tb"/>
      <style:text-properties officeooo:paragraph-rsid="13aea733"/>
    </style:style>
    <style:style style:name="P375" style:family="paragraph" style:parent-style-name="Text_20_body">
      <style:text-properties officeooo:rsid="15df9a45" officeooo:paragraph-rsid="112e8815"/>
    </style:style>
    <style:style style:name="P376" style:family="paragraph" style:parent-style-name="Діалог">
      <style:text-properties officeooo:paragraph-rsid="13aea733"/>
    </style:style>
    <style:style style:name="P377" style:family="paragraph" style:parent-style-name="Text_20_body">
      <style:text-properties officeooo:rsid="15e35b11" officeooo:paragraph-rsid="112e8815"/>
    </style:style>
    <style:style style:name="P378" style:family="paragraph" style:parent-style-name="Text_20_body">
      <style:text-properties officeooo:paragraph-rsid="113041f2"/>
    </style:style>
    <style:style style:name="P379" style:family="paragraph" style:parent-style-name="Діалог">
      <style:text-properties officeooo:paragraph-rsid="13aec8b3"/>
    </style:style>
    <style:style style:name="P380" style:family="paragraph" style:parent-style-name="Text_20_body">
      <style:text-properties officeooo:rsid="15e59230" officeooo:paragraph-rsid="113041f2"/>
    </style:style>
    <style:style style:name="P381" style:family="paragraph" style:parent-style-name="Діалог">
      <style:text-properties officeooo:paragraph-rsid="13b2e7be"/>
    </style:style>
    <style:style style:name="P382" style:family="paragraph" style:parent-style-name="Text_20_body">
      <style:text-properties officeooo:rsid="15e8e07a" officeooo:paragraph-rsid="113041f2"/>
    </style:style>
    <style:style style:name="P383" style:family="paragraph" style:parent-style-name="Діалог">
      <style:paragraph-properties style:writing-mode="lr-tb"/>
      <style:text-properties officeooo:paragraph-rsid="13b2e7be"/>
    </style:style>
    <style:style style:name="P384" style:family="paragraph" style:parent-style-name="Text_20_body">
      <style:text-properties officeooo:rsid="15f08b44" officeooo:paragraph-rsid="113041f2"/>
    </style:style>
    <style:style style:name="P385" style:family="paragraph" style:parent-style-name="Text_20_body">
      <style:text-properties officeooo:rsid="15f55aa5" officeooo:paragraph-rsid="113041f2"/>
    </style:style>
    <style:style style:name="P386" style:family="paragraph" style:parent-style-name="Пропуск">
      <style:text-properties fo:font-style="italic" style:font-style-asian="italic" style:font-style-complex="italic"/>
    </style:style>
    <style:style style:name="P387" style:family="paragraph" style:parent-style-name="Діалог">
      <style:text-properties officeooo:paragraph-rsid="13b3b08e"/>
    </style:style>
    <style:style style:name="P388" style:family="paragraph" style:parent-style-name="Text_20_body">
      <style:text-properties officeooo:rsid="15fceedf" officeooo:paragraph-rsid="113160f4"/>
    </style:style>
    <style:style style:name="P389" style:family="paragraph" style:parent-style-name="Text_20_body">
      <style:text-properties officeooo:paragraph-rsid="113160f4"/>
    </style:style>
    <style:style style:name="P390" style:family="paragraph" style:parent-style-name="Text_20_body">
      <style:text-properties officeooo:rsid="1603013f"/>
    </style:style>
    <style:style style:name="P391" style:family="paragraph" style:parent-style-name="Діалог">
      <style:text-properties officeooo:paragraph-rsid="13b56965"/>
    </style:style>
    <style:style style:name="P392" style:family="paragraph" style:parent-style-name="Text_20_body">
      <style:text-properties officeooo:paragraph-rsid="1132d8ea"/>
    </style:style>
    <style:style style:name="P393" style:family="paragraph" style:parent-style-name="Text_20_body">
      <style:text-properties officeooo:rsid="161aa1ec"/>
    </style:style>
    <style:style style:name="P394" style:family="paragraph" style:parent-style-name="Діалог">
      <style:text-properties officeooo:paragraph-rsid="13b8a50f"/>
    </style:style>
    <style:style style:name="P395" style:family="paragraph" style:parent-style-name="Text_20_body">
      <style:paragraph-properties style:writing-mode="lr-tb"/>
      <style:text-properties officeooo:rsid="16239c86"/>
    </style:style>
    <style:style style:name="P396" style:family="paragraph" style:parent-style-name="Text_20_body">
      <style:text-properties officeooo:rsid="1624c381" officeooo:paragraph-rsid="113959ce"/>
    </style:style>
    <style:style style:name="P397" style:family="paragraph" style:parent-style-name="Text_20_body">
      <style:text-properties officeooo:paragraph-rsid="113959ce"/>
    </style:style>
    <style:style style:name="P398" style:family="paragraph" style:parent-style-name="Text_20_body">
      <style:text-properties officeooo:rsid="162b7aff" officeooo:paragraph-rsid="113959ce"/>
    </style:style>
    <style:style style:name="P399" style:family="paragraph" style:parent-style-name="Діалог">
      <style:text-properties officeooo:paragraph-rsid="162b7aff"/>
    </style:style>
    <style:style style:name="P400" style:family="paragraph" style:parent-style-name="Text_20_body">
      <style:text-properties officeooo:rsid="162cc083"/>
    </style:style>
    <style:style style:name="P401" style:family="paragraph" style:parent-style-name="Діалог">
      <style:text-properties officeooo:paragraph-rsid="13b92d32"/>
    </style:style>
    <style:style style:name="P402" style:family="paragraph" style:parent-style-name="Text_20_body">
      <style:text-properties officeooo:rsid="163538db"/>
    </style:style>
    <style:style style:name="P403" style:family="paragraph" style:parent-style-name="Text_20_body">
      <style:text-properties officeooo:paragraph-rsid="113b2170"/>
    </style:style>
    <style:style style:name="P404" style:family="paragraph" style:parent-style-name="Text_20_body">
      <style:paragraph-properties style:writing-mode="lr-tb"/>
      <style:text-properties officeooo:rsid="163da0ed" officeooo:paragraph-rsid="113cffb2"/>
    </style:style>
    <style:style style:name="P405" style:family="paragraph" style:parent-style-name="Діалог">
      <style:text-properties officeooo:paragraph-rsid="13bad8ca"/>
    </style:style>
    <style:style style:name="P406" style:family="paragraph" style:parent-style-name="Діалог">
      <style:text-properties officeooo:paragraph-rsid="163e4d5c"/>
    </style:style>
    <style:style style:name="P407" style:family="paragraph" style:parent-style-name="Text_20_body">
      <style:text-properties officeooo:rsid="16419127" officeooo:paragraph-rsid="113d2755"/>
    </style:style>
    <style:style style:name="P408" style:family="paragraph" style:parent-style-name="Діалог">
      <style:text-properties officeooo:paragraph-rsid="13bdf267"/>
    </style:style>
    <style:style style:name="P409" style:family="paragraph" style:parent-style-name="Text_20_body">
      <style:text-properties officeooo:paragraph-rsid="113d2755"/>
    </style:style>
    <style:style style:name="P410" style:family="paragraph" style:parent-style-name="Text_20_body">
      <style:text-properties officeooo:rsid="164c2808"/>
    </style:style>
    <style:style style:name="P411" style:family="paragraph" style:parent-style-name="Діалог">
      <style:paragraph-properties style:writing-mode="lr-tb"/>
      <style:text-properties officeooo:paragraph-rsid="13bdf267"/>
    </style:style>
    <style:style style:name="P412" style:family="paragraph" style:parent-style-name="Text_20_body">
      <style:text-properties officeooo:rsid="164cab3d" officeooo:paragraph-rsid="113ef219"/>
    </style:style>
    <style:style style:name="P413" style:family="paragraph" style:parent-style-name="Діалог">
      <style:text-properties officeooo:paragraph-rsid="164d6616"/>
    </style:style>
    <style:style style:name="P414" style:family="paragraph" style:parent-style-name="Text_20_body">
      <style:text-properties officeooo:rsid="164d6616" officeooo:paragraph-rsid="113ef219"/>
    </style:style>
    <style:style style:name="P415" style:family="paragraph" style:parent-style-name="Text_20_body">
      <style:text-properties officeooo:rsid="164dea2f" officeooo:paragraph-rsid="113ef219"/>
    </style:style>
    <style:style style:name="P416" style:family="paragraph" style:parent-style-name="Думки_20_Твайлайт">
      <style:paragraph-properties style:writing-mode="lr-tb"/>
      <style:text-properties officeooo:rsid="164dea2f"/>
    </style:style>
    <style:style style:name="P417" style:family="paragraph" style:parent-style-name="Діалог">
      <style:text-properties officeooo:paragraph-rsid="13be7c94"/>
    </style:style>
    <style:style style:name="P418" style:family="paragraph" style:parent-style-name="Думки_20_Твайлайт">
      <style:text-properties fo:font-style="italic" officeooo:rsid="1651bc33"/>
    </style:style>
    <style:style style:name="P419" style:family="paragraph" style:parent-style-name="Діалог">
      <style:text-properties officeooo:paragraph-rsid="13c05c49"/>
    </style:style>
    <style:style style:name="P420" style:family="paragraph" style:parent-style-name="Text_20_body">
      <style:text-properties officeooo:rsid="165508eb" officeooo:paragraph-rsid="113f4236"/>
    </style:style>
    <style:style style:name="P421" style:family="paragraph" style:parent-style-name="Діалог">
      <style:text-properties officeooo:paragraph-rsid="1653c5d5"/>
    </style:style>
    <style:style style:name="P422" style:family="paragraph" style:parent-style-name="Text_20_body">
      <style:paragraph-properties style:writing-mode="lr-tb"/>
      <style:text-properties officeooo:rsid="165508eb" officeooo:paragraph-rsid="113f4236"/>
    </style:style>
    <style:style style:name="P423" style:family="paragraph" style:parent-style-name="Діалог">
      <style:text-properties officeooo:paragraph-rsid="13c1d8b8"/>
    </style:style>
    <style:style style:name="P424" style:family="paragraph" style:parent-style-name="Діалог">
      <style:text-properties officeooo:paragraph-rsid="16566533"/>
    </style:style>
    <style:style style:name="P425" style:family="paragraph" style:parent-style-name="Text_20_body">
      <style:text-properties officeooo:rsid="1658d064"/>
    </style:style>
    <style:style style:name="P426" style:family="paragraph" style:parent-style-name="Діалог">
      <style:text-properties officeooo:paragraph-rsid="165ac24c"/>
    </style:style>
    <style:style style:name="P427" style:family="paragraph" style:parent-style-name="Діалог">
      <style:text-properties officeooo:paragraph-rsid="13c4b308"/>
    </style:style>
    <style:style style:name="P428" style:family="paragraph" style:parent-style-name="Text_20_body">
      <style:text-properties officeooo:paragraph-rsid="113f5861"/>
    </style:style>
    <style:style style:name="P429" style:family="paragraph" style:parent-style-name="Діалог">
      <style:text-properties officeooo:paragraph-rsid="13c4f535"/>
    </style:style>
    <style:style style:name="P430" style:family="paragraph" style:parent-style-name="Text_20_body">
      <style:text-properties officeooo:rsid="165d6fe7" officeooo:paragraph-rsid="113f5861"/>
    </style:style>
    <style:style style:name="P431" style:family="paragraph" style:parent-style-name="Діалог">
      <style:text-properties officeooo:paragraph-rsid="13c52056"/>
    </style:style>
    <style:style style:name="P432" style:family="paragraph" style:parent-style-name="Діалог">
      <style:text-properties officeooo:paragraph-rsid="13c6d4b2"/>
    </style:style>
    <style:style style:name="P433" style:family="paragraph" style:parent-style-name="Text_20_body">
      <style:text-properties officeooo:rsid="165ec27f"/>
    </style:style>
    <style:style style:name="P434" style:family="paragraph" style:parent-style-name="Діалог">
      <style:text-properties officeooo:paragraph-rsid="13c9d1fe"/>
    </style:style>
    <style:style style:name="P435" style:family="paragraph" style:parent-style-name="Діалог">
      <style:text-properties officeooo:paragraph-rsid="1662866c"/>
    </style:style>
    <style:style style:name="P436" style:family="paragraph" style:parent-style-name="Text_20_body">
      <style:text-properties officeooo:rsid="1664d922" officeooo:paragraph-rsid="113f69f0"/>
    </style:style>
    <style:style style:name="P437" style:family="paragraph" style:parent-style-name="Text_20_body">
      <style:text-properties officeooo:rsid="1665e6d3" officeooo:paragraph-rsid="1140ed15"/>
    </style:style>
    <style:style style:name="P438" style:family="paragraph" style:parent-style-name="Діалог">
      <style:text-properties officeooo:paragraph-rsid="13c9fb0a"/>
    </style:style>
    <style:style style:name="P439" style:family="paragraph" style:parent-style-name="Text_20_body">
      <style:text-properties officeooo:rsid="16695e67" officeooo:paragraph-rsid="1140ed15"/>
    </style:style>
    <style:style style:name="P440" style:family="paragraph" style:parent-style-name="Діалог">
      <style:paragraph-properties style:writing-mode="lr-tb"/>
      <style:text-properties officeooo:paragraph-rsid="13ca70be"/>
    </style:style>
    <style:style style:name="P441" style:family="paragraph" style:parent-style-name="Діалог">
      <style:text-properties officeooo:paragraph-rsid="13ca70be"/>
    </style:style>
    <style:style style:name="P442" style:family="paragraph" style:parent-style-name="Text_20_body">
      <style:text-properties officeooo:paragraph-rsid="1140ed15"/>
    </style:style>
    <style:style style:name="P443" style:family="paragraph" style:parent-style-name="Text_20_body">
      <style:text-properties officeooo:rsid="166f1f46" officeooo:paragraph-rsid="1140ed15"/>
    </style:style>
    <style:style style:name="P444" style:family="paragraph" style:parent-style-name="Text_20_body">
      <style:paragraph-properties style:writing-mode="lr-tb"/>
      <style:text-properties officeooo:rsid="16710d8c" officeooo:paragraph-rsid="1140ed15"/>
    </style:style>
    <style:style style:name="P445" style:family="paragraph" style:parent-style-name="Text_20_body">
      <style:paragraph-properties style:writing-mode="lr-tb"/>
      <style:text-properties officeooo:paragraph-rsid="1142b8b5"/>
    </style:style>
    <style:style style:name="P446" style:family="paragraph" style:parent-style-name="Діалог">
      <style:text-properties officeooo:paragraph-rsid="13cb75d3"/>
    </style:style>
    <style:style style:name="P447" style:family="paragraph" style:parent-style-name="Text_20_body">
      <style:text-properties officeooo:rsid="1671b58e" officeooo:paragraph-rsid="1142b8b5"/>
    </style:style>
    <style:style style:name="P448" style:family="paragraph" style:parent-style-name="Діалог">
      <style:paragraph-properties style:writing-mode="lr-tb"/>
      <style:text-properties officeooo:paragraph-rsid="16722c2c"/>
    </style:style>
    <style:style style:name="P449" style:family="paragraph" style:parent-style-name="Text_20_body">
      <style:text-properties officeooo:rsid="16735356"/>
    </style:style>
    <style:style style:name="P450" style:family="paragraph" style:parent-style-name="Діалог">
      <style:text-properties officeooo:paragraph-rsid="13ccebc4"/>
    </style:style>
    <style:style style:name="P451" style:family="paragraph" style:parent-style-name="Text_20_body">
      <style:paragraph-properties style:writing-mode="lr-tb"/>
      <style:text-properties officeooo:rsid="1677a648" officeooo:paragraph-rsid="1677a648"/>
    </style:style>
    <style:style style:name="P452" style:family="paragraph" style:parent-style-name="Text_20_body">
      <style:text-properties officeooo:rsid="167a2955"/>
    </style:style>
    <style:style style:name="P453" style:family="paragraph" style:parent-style-name="Text_20_body">
      <style:text-properties officeooo:rsid="167b2119"/>
    </style:style>
    <style:style style:name="P454" style:family="paragraph" style:parent-style-name="Text_20_body">
      <style:text-properties officeooo:rsid="168fde30" officeooo:paragraph-rsid="11452014"/>
    </style:style>
    <style:style style:name="P455" style:family="paragraph" style:parent-style-name="Діалог">
      <style:text-properties officeooo:paragraph-rsid="13cd2b63"/>
    </style:style>
    <style:style style:name="P456" style:family="paragraph" style:parent-style-name="Text_20_body">
      <style:text-properties officeooo:paragraph-rsid="11452014"/>
    </style:style>
    <style:style style:name="P457" style:family="paragraph" style:parent-style-name="Діалог">
      <style:text-properties officeooo:paragraph-rsid="167bb73b"/>
    </style:style>
    <style:style style:name="P458" style:family="paragraph" style:parent-style-name="Діалог">
      <style:paragraph-properties style:writing-mode="lr-tb"/>
      <style:text-properties officeooo:paragraph-rsid="167bc527"/>
    </style:style>
    <style:style style:name="P459" style:family="paragraph" style:parent-style-name="Діалог">
      <style:paragraph-properties style:writing-mode="lr-tb"/>
      <style:text-properties officeooo:paragraph-rsid="16905b63"/>
    </style:style>
    <style:style style:name="P460" style:family="paragraph" style:parent-style-name="Text_20_body">
      <style:text-properties officeooo:rsid="1683cbc5" officeooo:paragraph-rsid="11452014"/>
    </style:style>
    <style:style style:name="P461" style:family="paragraph" style:parent-style-name="Діалог">
      <style:text-properties officeooo:paragraph-rsid="13cf138e"/>
    </style:style>
    <style:style style:name="P462" style:family="paragraph" style:parent-style-name="Text_20_body">
      <style:text-properties officeooo:rsid="16862c14" officeooo:paragraph-rsid="11452014"/>
    </style:style>
    <style:style style:name="P463" style:family="paragraph" style:parent-style-name="Діалог">
      <style:text-properties officeooo:paragraph-rsid="13d01b1f"/>
    </style:style>
    <style:style style:name="P464" style:family="paragraph" style:parent-style-name="Діалог">
      <style:text-properties officeooo:paragraph-rsid="13d06b02"/>
    </style:style>
    <style:style style:name="P465" style:family="paragraph" style:parent-style-name="Text_20_body">
      <style:text-properties officeooo:rsid="1694c523"/>
    </style:style>
    <style:style style:name="P466" style:family="paragraph" style:parent-style-name="Text_20_body">
      <style:text-properties officeooo:rsid="1695b383" officeooo:paragraph-rsid="13d26685"/>
    </style:style>
    <style:style style:name="P467" style:family="paragraph" style:parent-style-name="Діалог">
      <style:text-properties officeooo:paragraph-rsid="13d26685"/>
    </style:style>
    <style:style style:name="P468" style:family="paragraph" style:parent-style-name="Text_20_body">
      <style:text-properties officeooo:paragraph-rsid="11459b47"/>
    </style:style>
    <style:style style:name="P469" style:family="paragraph" style:parent-style-name="Діалог">
      <style:text-properties officeooo:paragraph-rsid="13d35ffa"/>
    </style:style>
    <style:style style:name="P470" style:family="paragraph" style:parent-style-name="Text_20_body">
      <style:text-properties officeooo:rsid="169c7165" officeooo:paragraph-rsid="11459b47"/>
    </style:style>
    <style:style style:name="P471" style:family="paragraph" style:parent-style-name="Діалог">
      <style:text-properties officeooo:paragraph-rsid="13d4d15e"/>
    </style:style>
    <style:style style:name="P472" style:family="paragraph" style:parent-style-name="Діалог">
      <style:text-properties officeooo:paragraph-rsid="13d4f674"/>
    </style:style>
    <style:style style:name="P473" style:family="paragraph" style:parent-style-name="Діалог">
      <style:paragraph-properties style:writing-mode="lr-tb"/>
      <style:text-properties officeooo:paragraph-rsid="13d712c7"/>
    </style:style>
    <style:style style:name="P474" style:family="paragraph" style:parent-style-name="Text_20_body">
      <style:text-properties officeooo:rsid="16a73aef" officeooo:paragraph-rsid="11459b47"/>
    </style:style>
    <style:style style:name="P475" style:family="paragraph" style:parent-style-name="Діалог">
      <style:text-properties officeooo:paragraph-rsid="13d712c7"/>
    </style:style>
    <style:style style:name="P476" style:family="paragraph" style:parent-style-name="Text_20_body">
      <style:text-properties officeooo:rsid="16aafab9"/>
    </style:style>
    <style:style style:name="P477" style:family="paragraph" style:parent-style-name="Діалог">
      <style:text-properties officeooo:paragraph-rsid="13d73ad4"/>
    </style:style>
    <style:style style:name="P478" style:family="paragraph" style:parent-style-name="Text_20_body">
      <style:text-properties officeooo:rsid="13d73ad4" officeooo:paragraph-rsid="11459b47"/>
    </style:style>
    <style:style style:name="P479" style:family="paragraph" style:parent-style-name="Text_20_body">
      <style:text-properties officeooo:rsid="13d80193"/>
    </style:style>
    <style:style style:name="P480" style:family="paragraph" style:parent-style-name="Діалог">
      <style:text-properties officeooo:paragraph-rsid="13d80193"/>
    </style:style>
    <style:style style:name="P481" style:family="paragraph" style:parent-style-name="Text_20_body">
      <style:text-properties officeooo:rsid="16ad20fc"/>
    </style:style>
    <style:style style:name="P482" style:family="paragraph" style:parent-style-name="Діалог">
      <style:text-properties officeooo:paragraph-rsid="13d9695d"/>
    </style:style>
    <style:style style:name="P483" style:family="paragraph" style:parent-style-name="Діалог">
      <style:text-properties officeooo:paragraph-rsid="13dba507"/>
    </style:style>
    <style:style style:name="P484" style:family="paragraph" style:parent-style-name="Text_20_body">
      <style:text-properties officeooo:rsid="16b12950" officeooo:paragraph-rsid="11459b47"/>
    </style:style>
    <style:style style:name="P485" style:family="paragraph" style:parent-style-name="Діалог">
      <style:paragraph-properties style:writing-mode="lr-tb"/>
      <style:text-properties officeooo:paragraph-rsid="13dc644a"/>
    </style:style>
    <style:style style:name="P486" style:family="paragraph" style:parent-style-name="Діалог">
      <style:paragraph-properties style:writing-mode="lr-tb"/>
      <style:text-properties officeooo:paragraph-rsid="13de5c28"/>
    </style:style>
    <style:style style:name="P487" style:family="paragraph" style:parent-style-name="Text_20_body">
      <style:text-properties officeooo:rsid="16bbc102"/>
    </style:style>
    <style:style style:name="P488" style:family="paragraph" style:parent-style-name="Діалог">
      <style:text-properties officeooo:paragraph-rsid="13de5c28"/>
    </style:style>
    <style:style style:name="P489" style:family="paragraph" style:parent-style-name="Text_20_body">
      <style:text-properties officeooo:rsid="16be9b53" officeooo:paragraph-rsid="11459b47"/>
    </style:style>
    <style:style style:name="P490" style:family="paragraph" style:parent-style-name="Text_20_body">
      <style:text-properties officeooo:rsid="16c13495" officeooo:paragraph-rsid="114682f6"/>
    </style:style>
    <style:style style:name="P491" style:family="paragraph" style:parent-style-name="Діалог">
      <style:text-properties officeooo:paragraph-rsid="13e16378"/>
    </style:style>
    <style:style style:name="P492" style:family="paragraph" style:parent-style-name="Text_20_body">
      <style:paragraph-properties style:writing-mode="lr-tb"/>
      <style:text-properties officeooo:rsid="16c4041a"/>
    </style:style>
    <style:style style:name="P493" style:family="paragraph" style:parent-style-name="Діалог">
      <style:text-properties officeooo:paragraph-rsid="13e2ca9e"/>
    </style:style>
    <style:style style:name="P494" style:family="paragraph" style:parent-style-name="Text_20_body">
      <style:text-properties officeooo:paragraph-rsid="1146881e"/>
    </style:style>
    <style:style style:name="P495" style:family="paragraph" style:parent-style-name="Діалог">
      <style:text-properties officeooo:paragraph-rsid="13e35c5f"/>
    </style:style>
    <style:style style:name="P496" style:family="paragraph" style:parent-style-name="Діалог">
      <style:text-properties officeooo:paragraph-rsid="13e35d30"/>
    </style:style>
    <style:style style:name="P497" style:family="paragraph" style:parent-style-name="Text_20_body">
      <style:text-properties officeooo:rsid="16d21423" officeooo:paragraph-rsid="1148622c"/>
    </style:style>
    <style:style style:name="P498" style:family="paragraph" style:parent-style-name="Діалог">
      <style:paragraph-properties style:writing-mode="lr-tb"/>
      <style:text-properties officeooo:paragraph-rsid="13e4bcf8"/>
    </style:style>
    <style:style style:name="P499" style:family="paragraph" style:parent-style-name="Text_20_body">
      <style:text-properties officeooo:paragraph-rsid="1148622c"/>
    </style:style>
    <style:style style:name="P500" style:family="paragraph" style:parent-style-name="Діалог">
      <style:text-properties officeooo:paragraph-rsid="13e55869"/>
    </style:style>
    <style:style style:name="P501" style:family="paragraph" style:parent-style-name="Text_20_body">
      <style:text-properties officeooo:paragraph-rsid="114983c7"/>
    </style:style>
    <style:style style:name="P502" style:family="paragraph" style:parent-style-name="Діалог">
      <style:text-properties officeooo:paragraph-rsid="13e6e911"/>
    </style:style>
    <style:style style:name="P503" style:family="paragraph" style:parent-style-name="Діалог">
      <style:paragraph-properties style:writing-mode="lr-tb"/>
      <style:text-properties officeooo:paragraph-rsid="13e6e911"/>
    </style:style>
    <style:style style:name="P504" style:family="paragraph" style:parent-style-name="Діалог">
      <style:paragraph-properties style:writing-mode="lr-tb"/>
      <style:text-properties officeooo:paragraph-rsid="13e77de3"/>
    </style:style>
    <style:style style:name="P505" style:family="paragraph" style:parent-style-name="Text_20_body">
      <style:paragraph-properties style:writing-mode="lr-tb"/>
      <style:text-properties officeooo:rsid="13e77de3" officeooo:paragraph-rsid="114ad854"/>
    </style:style>
    <style:style style:name="P506" style:family="paragraph" style:parent-style-name="Діалог">
      <style:text-properties officeooo:paragraph-rsid="13e95bf9"/>
    </style:style>
    <style:style style:name="P507" style:family="paragraph" style:parent-style-name="Діалог">
      <style:paragraph-properties style:writing-mode="lr-tb"/>
      <style:text-properties officeooo:paragraph-rsid="13e95bf9"/>
    </style:style>
    <style:style style:name="P508" style:family="paragraph" style:parent-style-name="Text_20_body">
      <style:text-properties officeooo:rsid="16e07127" officeooo:paragraph-rsid="114ad854"/>
    </style:style>
    <style:style style:name="P509" style:family="paragraph" style:parent-style-name="Діалог">
      <style:text-properties officeooo:paragraph-rsid="13eafb8c"/>
    </style:style>
    <style:style style:name="P510" style:family="paragraph" style:parent-style-name="Text_20_body">
      <style:text-properties officeooo:rsid="16e1a13d"/>
    </style:style>
    <style:style style:name="P511" style:family="paragraph" style:parent-style-name="Text_20_body">
      <style:text-properties officeooo:rsid="16e383be" officeooo:paragraph-rsid="114ad854"/>
    </style:style>
    <style:style style:name="P512" style:family="paragraph" style:parent-style-name="Діалог">
      <style:text-properties officeooo:paragraph-rsid="13ecd2f9"/>
    </style:style>
    <style:style style:name="P513" style:family="paragraph" style:parent-style-name="Text_20_body">
      <style:text-properties officeooo:rsid="16e3f7a1" officeooo:paragraph-rsid="114b5c05"/>
    </style:style>
    <style:style style:name="P514" style:family="paragraph" style:parent-style-name="Думки_20_Сансет">
      <style:text-properties officeooo:rsid="16e3f7a1"/>
    </style:style>
    <style:style style:name="P515" style:family="paragraph" style:parent-style-name="Діалог">
      <style:paragraph-properties style:writing-mode="lr-tb"/>
      <style:text-properties officeooo:paragraph-rsid="13ecd2f9"/>
    </style:style>
    <style:style style:name="P516" style:family="paragraph" style:parent-style-name="Text_20_body">
      <style:text-properties officeooo:rsid="16e502ea"/>
    </style:style>
    <style:style style:name="P517" style:family="paragraph" style:parent-style-name="Text_20_body">
      <style:paragraph-properties style:writing-mode="lr-tb"/>
      <style:text-properties officeooo:paragraph-rsid="114b9c66"/>
    </style:style>
    <style:style style:name="P518" style:family="paragraph" style:parent-style-name="Text_20_body">
      <style:text-properties officeooo:paragraph-rsid="16eb8e80"/>
    </style:style>
    <style:style style:name="P519" style:family="paragraph" style:parent-style-name="Діалог">
      <style:paragraph-properties style:writing-mode="lr-tb"/>
      <style:text-properties officeooo:paragraph-rsid="13ee8882"/>
    </style:style>
    <style:style style:name="P520" style:family="paragraph" style:parent-style-name="Text_20_body">
      <style:text-properties officeooo:rsid="16e82257" officeooo:paragraph-rsid="114bfc88"/>
    </style:style>
    <style:style style:name="P521" style:family="paragraph" style:parent-style-name="Діалог">
      <style:text-properties officeooo:paragraph-rsid="13ee8882"/>
    </style:style>
    <style:style style:name="P522" style:family="paragraph" style:parent-style-name="Text_20_body">
      <style:text-properties officeooo:paragraph-rsid="114d2ae3"/>
    </style:style>
    <style:style style:name="P523" style:family="paragraph" style:parent-style-name="Діалог">
      <style:text-properties officeooo:paragraph-rsid="13eed19a"/>
    </style:style>
    <style:style style:name="P524" style:family="paragraph" style:parent-style-name="Діалог">
      <style:text-properties officeooo:paragraph-rsid="13f00a18"/>
    </style:style>
    <style:style style:name="P525" style:family="paragraph" style:parent-style-name="Text_20_body">
      <style:text-properties officeooo:paragraph-rsid="114f23a4"/>
    </style:style>
    <style:style style:name="P526" style:family="paragraph" style:parent-style-name="Діалог">
      <style:text-properties officeooo:paragraph-rsid="13f1a365"/>
    </style:style>
    <style:style style:name="P527" style:family="paragraph" style:parent-style-name="Діалог">
      <style:text-properties officeooo:paragraph-rsid="13f34b04"/>
    </style:style>
    <style:style style:name="P528" style:family="paragraph" style:parent-style-name="Діалог">
      <style:text-properties officeooo:paragraph-rsid="13f3bdbc"/>
    </style:style>
    <style:style style:name="P529" style:family="paragraph" style:parent-style-name="Text_20_body">
      <style:text-properties officeooo:paragraph-rsid="114fed66"/>
    </style:style>
    <style:style style:name="P530" style:family="paragraph" style:parent-style-name="Думки_20_Твайлайт">
      <style:text-properties officeooo:paragraph-rsid="115231f4"/>
    </style:style>
    <style:style style:name="P531" style:family="paragraph" style:parent-style-name="Text_20_body">
      <style:text-properties fo:font-style="italic" officeooo:paragraph-rsid="115494cb"/>
    </style:style>
    <style:style style:name="P532" style:family="paragraph" style:parent-style-name="Text_20_body">
      <style:text-properties officeooo:paragraph-rsid="115494cb"/>
    </style:style>
    <style:style style:name="P533" style:family="paragraph" style:parent-style-name="Text_20_body">
      <style:text-properties officeooo:paragraph-rsid="11554708"/>
    </style:style>
    <style:style style:name="P534" style:family="paragraph" style:parent-style-name="Text_20_body">
      <style:text-properties officeooo:paragraph-rsid="11561518"/>
    </style:style>
    <style:style style:name="P535" style:family="paragraph" style:parent-style-name="Діалог">
      <style:text-properties officeooo:paragraph-rsid="13f5f278"/>
    </style:style>
    <style:style style:name="P536" style:family="paragraph" style:parent-style-name="Text_20_body">
      <style:text-properties officeooo:paragraph-rsid="11576277"/>
    </style:style>
    <style:style style:name="P537" style:family="paragraph" style:parent-style-name="Text_20_body">
      <style:text-properties officeooo:paragraph-rsid="11585700"/>
    </style:style>
    <style:style style:name="P538" style:family="paragraph" style:parent-style-name="Text_20_body">
      <style:text-properties officeooo:paragraph-rsid="115a10ff"/>
    </style:style>
    <style:style style:name="P539" style:family="paragraph" style:parent-style-name="Text_20_body">
      <style:text-properties officeooo:paragraph-rsid="115a5e02"/>
    </style:style>
    <style:style style:name="P540" style:family="paragraph" style:parent-style-name="Діалог">
      <style:text-properties officeooo:paragraph-rsid="13f76608"/>
    </style:style>
    <style:style style:name="P541" style:family="paragraph" style:parent-style-name="Text_20_body">
      <style:text-properties officeooo:paragraph-rsid="115ac95a"/>
    </style:style>
    <style:style style:name="P542" style:family="paragraph" style:parent-style-name="Text_20_body">
      <style:text-properties officeooo:paragraph-rsid="115b4dba"/>
    </style:style>
    <style:style style:name="P543" style:family="paragraph" style:parent-style-name="Діалог">
      <style:text-properties officeooo:paragraph-rsid="16ee4e93"/>
    </style:style>
    <style:style style:name="P544" style:family="paragraph" style:parent-style-name="Text_20_body">
      <style:text-properties officeooo:paragraph-rsid="115db78f"/>
    </style:style>
    <style:style style:name="P545" style:family="paragraph" style:parent-style-name="Text_20_body">
      <style:text-properties officeooo:paragraph-rsid="115e9782"/>
    </style:style>
    <style:style style:name="P546" style:family="paragraph" style:parent-style-name="Діалог">
      <style:text-properties officeooo:paragraph-rsid="13f95d37"/>
    </style:style>
    <style:style style:name="P547" style:family="paragraph" style:parent-style-name="Text_20_body">
      <style:text-properties officeooo:paragraph-rsid="115fdacb"/>
    </style:style>
    <style:style style:name="P548" style:family="paragraph" style:parent-style-name="Text_20_body">
      <style:text-properties officeooo:paragraph-rsid="11604f40"/>
    </style:style>
    <style:style style:name="P549" style:family="paragraph" style:parent-style-name="Діалог">
      <style:text-properties officeooo:paragraph-rsid="13faebef"/>
    </style:style>
    <style:style style:name="P550" style:family="paragraph" style:parent-style-name="Діалог">
      <style:text-properties officeooo:paragraph-rsid="13fc5c08"/>
    </style:style>
    <style:style style:name="P551" style:family="paragraph" style:parent-style-name="Text_20_body">
      <style:text-properties officeooo:paragraph-rsid="11605b53"/>
    </style:style>
    <style:style style:name="P552" style:family="paragraph" style:parent-style-name="Діалог">
      <style:text-properties officeooo:paragraph-rsid="13fcd8c0"/>
    </style:style>
    <style:style style:name="P553" style:family="paragraph" style:parent-style-name="Діалог">
      <style:text-properties officeooo:paragraph-rsid="13fcf48d"/>
    </style:style>
    <style:style style:name="P554" style:family="paragraph" style:parent-style-name="Діалог">
      <style:text-properties officeooo:paragraph-rsid="13fd6e47"/>
    </style:style>
    <style:style style:name="P555" style:family="paragraph" style:parent-style-name="Text_20_body">
      <style:text-properties officeooo:paragraph-rsid="1160eb1f"/>
    </style:style>
    <style:style style:name="P556" style:family="paragraph" style:parent-style-name="Діалог">
      <style:text-properties officeooo:paragraph-rsid="13ff61c6"/>
    </style:style>
    <style:style style:name="P557" style:family="paragraph" style:parent-style-name="Text_20_body">
      <style:text-properties officeooo:paragraph-rsid="116153ff"/>
    </style:style>
    <style:style style:name="P558" style:family="paragraph" style:parent-style-name="Text_20_body">
      <style:text-properties officeooo:paragraph-rsid="1162ad9b"/>
    </style:style>
    <style:style style:name="P559" style:family="paragraph" style:parent-style-name="Text_20_body">
      <style:text-properties officeooo:paragraph-rsid="116376fe"/>
    </style:style>
    <style:style style:name="P560" style:family="paragraph" style:parent-style-name="Text_20_body">
      <style:text-properties officeooo:paragraph-rsid="1164486b"/>
    </style:style>
    <style:style style:name="P561" style:family="paragraph" style:parent-style-name="Text_20_body">
      <style:text-properties officeooo:paragraph-rsid="1166297e"/>
    </style:style>
    <style:style style:name="P562" style:family="paragraph" style:parent-style-name="Діалог">
      <style:text-properties officeooo:paragraph-rsid="14013b55"/>
    </style:style>
    <style:style style:name="P563" style:family="paragraph" style:parent-style-name="Діалог">
      <style:text-properties officeooo:paragraph-rsid="1401ca4d"/>
    </style:style>
    <style:style style:name="P564" style:family="paragraph" style:parent-style-name="Text_20_body">
      <style:text-properties officeooo:paragraph-rsid="1167d20b"/>
    </style:style>
    <style:style style:name="P565" style:family="paragraph" style:parent-style-name="Text_20_body">
      <style:text-properties officeooo:paragraph-rsid="116a5755"/>
    </style:style>
    <style:style style:name="P566" style:family="paragraph" style:parent-style-name="Діалог">
      <style:text-properties officeooo:paragraph-rsid="1401f6be"/>
    </style:style>
    <style:style style:name="P567" style:family="paragraph" style:parent-style-name="Text_20_body">
      <style:text-properties officeooo:paragraph-rsid="116afb14"/>
    </style:style>
    <style:style style:name="P568" style:family="paragraph" style:parent-style-name="Text_20_body">
      <style:text-properties officeooo:paragraph-rsid="116b5206"/>
    </style:style>
    <style:style style:name="P569" style:family="paragraph" style:parent-style-name="Діалог">
      <style:text-properties officeooo:paragraph-rsid="14021172"/>
    </style:style>
    <style:style style:name="P570" style:family="paragraph" style:parent-style-name="Text_20_body">
      <style:text-properties officeooo:paragraph-rsid="116c495b"/>
    </style:style>
    <style:style style:name="P571" style:family="paragraph" style:parent-style-name="Діалог">
      <style:text-properties officeooo:paragraph-rsid="1403df20"/>
    </style:style>
    <style:style style:name="P572" style:family="paragraph" style:parent-style-name="Діалог">
      <style:text-properties officeooo:paragraph-rsid="140406d1"/>
    </style:style>
    <style:style style:name="P573" style:family="paragraph" style:parent-style-name="Діалог">
      <style:text-properties officeooo:paragraph-rsid="14043568"/>
    </style:style>
    <style:style style:name="P574" style:family="paragraph" style:parent-style-name="Діалог">
      <style:text-properties officeooo:paragraph-rsid="14043e29"/>
    </style:style>
    <style:style style:name="P575" style:family="paragraph" style:parent-style-name="Діалог">
      <style:text-properties officeooo:paragraph-rsid="1405b105"/>
    </style:style>
    <style:style style:name="P576" style:family="paragraph" style:parent-style-name="Діалог">
      <style:text-properties officeooo:paragraph-rsid="1405c79e"/>
    </style:style>
    <style:style style:name="P577" style:family="paragraph" style:parent-style-name="Діалог">
      <style:text-properties officeooo:paragraph-rsid="16f5dae7"/>
    </style:style>
    <style:style style:name="P578" style:family="paragraph" style:parent-style-name="Діалог">
      <style:text-properties officeooo:paragraph-rsid="1406ca84"/>
    </style:style>
    <style:style style:name="P579" style:family="paragraph" style:parent-style-name="Text_20_body">
      <style:text-properties officeooo:paragraph-rsid="116de630"/>
    </style:style>
    <style:style style:name="P580" style:family="paragraph" style:parent-style-name="Діалог">
      <style:text-properties officeooo:paragraph-rsid="1406ff1b"/>
    </style:style>
    <style:style style:name="P581" style:family="paragraph" style:parent-style-name="Діалог">
      <style:text-properties officeooo:paragraph-rsid="1408c498"/>
    </style:style>
    <style:style style:name="P582" style:family="paragraph" style:parent-style-name="Діалог">
      <style:text-properties officeooo:paragraph-rsid="140910f6"/>
    </style:style>
    <style:style style:name="P583" style:family="paragraph" style:parent-style-name="Діалог">
      <style:text-properties officeooo:paragraph-rsid="140932b4"/>
    </style:style>
    <style:style style:name="P584" style:family="paragraph" style:parent-style-name="Діалог">
      <style:text-properties officeooo:paragraph-rsid="14096196"/>
    </style:style>
    <style:style style:name="P585" style:family="paragraph" style:parent-style-name="Text_20_body">
      <style:text-properties officeooo:paragraph-rsid="116f5f45"/>
    </style:style>
    <style:style style:name="P586" style:family="paragraph" style:parent-style-name="Text_20_body">
      <style:text-properties officeooo:paragraph-rsid="1171b9c5"/>
    </style:style>
    <style:style style:name="P587" style:family="paragraph" style:parent-style-name="Діалог">
      <style:text-properties officeooo:paragraph-rsid="16f83e86"/>
    </style:style>
    <style:style style:name="P588" style:family="paragraph" style:parent-style-name="Text_20_body">
      <style:text-properties officeooo:paragraph-rsid="16f83e86"/>
    </style:style>
    <style:style style:name="P589" style:family="paragraph" style:parent-style-name="Діалог">
      <style:text-properties officeooo:paragraph-rsid="16f9c1d8"/>
    </style:style>
    <style:style style:name="P590" style:family="paragraph" style:parent-style-name="Text_20_body">
      <style:text-properties officeooo:paragraph-rsid="17004261"/>
    </style:style>
    <style:style style:name="P591" style:family="paragraph" style:parent-style-name="Text_20_body">
      <style:text-properties officeooo:paragraph-rsid="1700fd6f"/>
    </style:style>
    <style:style style:name="P592" style:family="paragraph" style:parent-style-name="Text_20_body">
      <style:text-properties officeooo:paragraph-rsid="1702fbaa"/>
    </style:style>
    <style:style style:name="P593" style:family="paragraph" style:parent-style-name="Діалог">
      <style:text-properties officeooo:paragraph-rsid="1702fbaa"/>
    </style:style>
    <style:style style:name="P594" style:family="paragraph" style:parent-style-name="Text_20_body">
      <style:text-properties officeooo:paragraph-rsid="17033840"/>
    </style:style>
    <style:style style:name="P595" style:family="paragraph" style:parent-style-name="Діалог">
      <style:text-properties officeooo:paragraph-rsid="17033840"/>
    </style:style>
    <style:style style:name="P596" style:family="paragraph" style:parent-style-name="Text_20_body">
      <style:text-properties officeooo:paragraph-rsid="17033e45"/>
    </style:style>
    <style:style style:name="P597" style:family="paragraph" style:parent-style-name="Text_20_body">
      <style:text-properties officeooo:paragraph-rsid="1703d0f8"/>
    </style:style>
    <style:style style:name="P598" style:family="paragraph" style:parent-style-name="Text_20_body">
      <style:text-properties officeooo:paragraph-rsid="170467d5"/>
    </style:style>
    <style:style style:name="P599" style:family="paragraph" style:parent-style-name="Text_20_body">
      <style:text-properties officeooo:paragraph-rsid="1705b042"/>
    </style:style>
    <style:style style:name="P600" style:family="paragraph" style:parent-style-name="Text_20_body">
      <style:text-properties officeooo:paragraph-rsid="17069c97"/>
    </style:style>
    <style:style style:name="P601" style:family="paragraph" style:parent-style-name="Text_20_body">
      <style:text-properties officeooo:paragraph-rsid="17089bf9"/>
    </style:style>
    <style:style style:name="P602" style:family="paragraph" style:parent-style-name="Text_20_body">
      <style:text-properties officeooo:paragraph-rsid="170a8c83"/>
    </style:style>
    <style:style style:name="P603" style:family="paragraph" style:parent-style-name="Text_20_body">
      <style:text-properties officeooo:paragraph-rsid="170b903e"/>
    </style:style>
    <style:style style:name="P604" style:family="paragraph" style:parent-style-name="Text_20_body">
      <style:text-properties officeooo:paragraph-rsid="170ccf38"/>
    </style:style>
    <style:style style:name="P605" style:family="paragraph" style:parent-style-name="Діалог">
      <style:text-properties officeooo:paragraph-rsid="170f578f"/>
    </style:style>
    <style:style style:name="P606" style:family="paragraph" style:parent-style-name="Text_20_body">
      <style:text-properties officeooo:paragraph-rsid="170f578f"/>
    </style:style>
    <style:style style:name="P607" style:family="paragraph" style:parent-style-name="Text_20_body">
      <style:text-properties officeooo:paragraph-rsid="170fd6f0"/>
    </style:style>
    <style:style style:name="P608" style:family="paragraph" style:parent-style-name="Діалог">
      <style:text-properties officeooo:paragraph-rsid="170fd6f0"/>
    </style:style>
    <style:style style:name="P609" style:family="paragraph" style:parent-style-name="Text_20_body">
      <style:text-properties officeooo:paragraph-rsid="17112f0d"/>
    </style:style>
    <style:style style:name="P610" style:family="paragraph" style:parent-style-name="Text_20_body">
      <style:text-properties officeooo:paragraph-rsid="1711b2ce"/>
    </style:style>
    <style:style style:name="P611" style:family="paragraph" style:parent-style-name="Text_20_body">
      <style:text-properties officeooo:paragraph-rsid="1716467f"/>
    </style:style>
    <style:style style:name="P612" style:family="paragraph" style:parent-style-name="Text_20_body">
      <style:text-properties officeooo:paragraph-rsid="1716b578"/>
    </style:style>
    <style:style style:name="P613" style:family="paragraph" style:parent-style-name="Text_20_body">
      <style:text-properties officeooo:paragraph-rsid="17182a27"/>
    </style:style>
    <style:style style:name="P614" style:family="paragraph" style:parent-style-name="Text_20_body">
      <style:text-properties officeooo:paragraph-rsid="1718e45f"/>
    </style:style>
    <style:style style:name="P615" style:family="paragraph" style:parent-style-name="Діалог">
      <style:text-properties officeooo:paragraph-rsid="1718e45f"/>
    </style:style>
    <style:style style:name="P616" style:family="paragraph" style:parent-style-name="Text_20_body">
      <style:text-properties officeooo:paragraph-rsid="171a1656"/>
    </style:style>
    <style:style style:name="P617" style:family="paragraph" style:parent-style-name="Text_20_body">
      <style:text-properties officeooo:paragraph-rsid="171b6556"/>
    </style:style>
    <style:style style:name="P618" style:family="paragraph" style:parent-style-name="Діалог">
      <style:text-properties officeooo:paragraph-rsid="171b6556"/>
    </style:style>
    <style:style style:name="P619" style:family="paragraph" style:parent-style-name="Діалог">
      <style:text-properties officeooo:paragraph-rsid="171fbc89"/>
    </style:style>
    <style:style style:name="P620" style:family="paragraph" style:parent-style-name="Text_20_body">
      <style:text-properties officeooo:paragraph-rsid="171fbc89"/>
    </style:style>
    <style:style style:name="P621" style:family="paragraph" style:parent-style-name="Text_20_body">
      <style:text-properties officeooo:paragraph-rsid="171fbdb6"/>
    </style:style>
    <style:style style:name="P622" style:family="paragraph" style:parent-style-name="Text_20_body">
      <style:text-properties officeooo:paragraph-rsid="17212bda"/>
    </style:style>
    <style:style style:name="P623" style:family="paragraph" style:parent-style-name="Text_20_body">
      <style:text-properties officeooo:paragraph-rsid="1722e17d"/>
    </style:style>
    <style:style style:name="P624" style:family="paragraph" style:parent-style-name="Text_20_body">
      <style:text-properties officeooo:paragraph-rsid="172332a4"/>
    </style:style>
    <style:style style:name="P625" style:family="paragraph" style:parent-style-name="Text_20_body">
      <style:text-properties officeooo:paragraph-rsid="1724ceda"/>
    </style:style>
    <style:style style:name="P626" style:family="paragraph" style:parent-style-name="Text_20_body">
      <style:text-properties officeooo:paragraph-rsid="1724ed07"/>
    </style:style>
    <style:style style:name="P627" style:family="paragraph" style:parent-style-name="Text_20_body">
      <style:text-properties officeooo:paragraph-rsid="1726b4d7"/>
    </style:style>
    <style:style style:name="P628" style:family="paragraph" style:parent-style-name="Діалог">
      <style:text-properties officeooo:paragraph-rsid="1726b4d7"/>
    </style:style>
    <style:style style:name="P629" style:family="paragraph" style:parent-style-name="Text_20_body">
      <style:text-properties officeooo:paragraph-rsid="17273693"/>
    </style:style>
    <style:style style:name="P630" style:family="paragraph" style:parent-style-name="Діалог">
      <style:text-properties officeooo:paragraph-rsid="17273693"/>
    </style:style>
    <style:style style:name="P631" style:family="paragraph" style:parent-style-name="Text_20_body">
      <style:text-properties officeooo:paragraph-rsid="172866c9"/>
    </style:style>
    <style:style style:name="P632" style:family="paragraph" style:parent-style-name="Text_20_body">
      <style:text-properties officeooo:paragraph-rsid="1729d861"/>
    </style:style>
    <style:style style:name="P633" style:family="paragraph" style:parent-style-name="Text_20_body">
      <style:text-properties officeooo:paragraph-rsid="172a8cd7"/>
    </style:style>
    <style:style style:name="P634" style:family="paragraph" style:parent-style-name="Text_20_body">
      <style:text-properties officeooo:paragraph-rsid="172b1ea0"/>
    </style:style>
    <style:style style:name="P635" style:family="paragraph" style:parent-style-name="Text_20_body">
      <style:text-properties officeooo:paragraph-rsid="172f2cd9"/>
    </style:style>
    <style:style style:name="P636" style:family="paragraph" style:parent-style-name="Діалог">
      <style:text-properties officeooo:paragraph-rsid="172f2cd9"/>
    </style:style>
    <style:style style:name="P637" style:family="paragraph" style:parent-style-name="Text_20_body">
      <style:text-properties officeooo:paragraph-rsid="173013e6"/>
    </style:style>
    <style:style style:name="P638" style:family="paragraph" style:parent-style-name="Text_20_body">
      <style:text-properties officeooo:paragraph-rsid="173126e8"/>
    </style:style>
    <style:style style:name="P639" style:family="paragraph" style:parent-style-name="Діалог">
      <style:text-properties officeooo:paragraph-rsid="173126e8"/>
    </style:style>
    <style:style style:name="P640" style:family="paragraph" style:parent-style-name="Text_20_body">
      <style:text-properties officeooo:paragraph-rsid="17331dcd"/>
    </style:style>
    <style:style style:name="P641" style:family="paragraph" style:parent-style-name="Text_20_body">
      <style:text-properties officeooo:paragraph-rsid="1734dc22"/>
    </style:style>
    <style:style style:name="P642" style:family="paragraph" style:parent-style-name="Text_20_body">
      <style:text-properties officeooo:paragraph-rsid="1735977a"/>
    </style:style>
    <style:style style:name="P643" style:family="paragraph" style:parent-style-name="Text_20_body">
      <style:text-properties officeooo:paragraph-rsid="17376f90"/>
    </style:style>
    <style:style style:name="P644" style:family="paragraph" style:parent-style-name="Text_20_body">
      <style:text-properties officeooo:paragraph-rsid="17382896"/>
    </style:style>
    <style:style style:name="P645" style:family="paragraph" style:parent-style-name="Діалог">
      <style:text-properties officeooo:paragraph-rsid="17382896"/>
    </style:style>
    <style:style style:name="P646" style:family="paragraph" style:parent-style-name="Text_20_body">
      <style:text-properties officeooo:paragraph-rsid="173860b5"/>
    </style:style>
    <style:style style:name="P647" style:family="paragraph" style:parent-style-name="Text_20_body">
      <style:text-properties officeooo:paragraph-rsid="173908a5"/>
    </style:style>
    <style:style style:name="P648" style:family="paragraph" style:parent-style-name="Діалог_20_в_20_історії_2f_флешбеках">
      <style:text-properties officeooo:paragraph-rsid="173a29d0"/>
    </style:style>
    <style:style style:name="P649" style:family="paragraph" style:parent-style-name="Діалог_20_в_20_історії_2f_флешбеках">
      <style:text-properties officeooo:paragraph-rsid="173b9024"/>
    </style:style>
    <style:style style:name="P650" style:family="paragraph" style:parent-style-name="Діалог">
      <style:text-properties officeooo:paragraph-rsid="173b9024"/>
    </style:style>
    <style:style style:name="P651" style:family="paragraph" style:parent-style-name="Text_20_body">
      <style:text-properties officeooo:paragraph-rsid="173b9024"/>
    </style:style>
    <style:style style:name="P652" style:family="paragraph" style:parent-style-name="Діалог">
      <style:text-properties officeooo:paragraph-rsid="173d16fb"/>
    </style:style>
    <style:style style:name="P653" style:family="paragraph" style:parent-style-name="Text_20_body">
      <style:text-properties officeooo:paragraph-rsid="173d16fb"/>
    </style:style>
    <style:style style:name="P654" style:family="paragraph" style:parent-style-name="Text_20_body">
      <style:text-properties officeooo:paragraph-rsid="173e750e"/>
    </style:style>
    <style:style style:name="P655" style:family="paragraph" style:parent-style-name="Діалог">
      <style:text-properties officeooo:paragraph-rsid="173e750e"/>
    </style:style>
    <style:style style:name="P656" style:family="paragraph" style:parent-style-name="Діалог_20_в_20_історії_2f_флешбеках">
      <style:text-properties officeooo:paragraph-rsid="173f80bc"/>
    </style:style>
    <style:style style:name="P657" style:family="paragraph" style:parent-style-name="Діалог_20_в_20_історії_2f_флешбеках">
      <style:text-properties officeooo:paragraph-rsid="17405a2a"/>
    </style:style>
    <style:style style:name="P658" style:family="paragraph" style:parent-style-name="Діалог_20_в_20_історії_2f_флешбеках">
      <style:text-properties officeooo:paragraph-rsid="17410b1d"/>
    </style:style>
    <style:style style:name="P659" style:family="paragraph" style:parent-style-name="Діалог_20_в_20_історії_2f_флешбеках">
      <style:text-properties officeooo:paragraph-rsid="1743083a"/>
    </style:style>
    <style:style style:name="P660" style:family="paragraph" style:parent-style-name="Діалог_20_в_20_історії_2f_флешбеках">
      <style:text-properties officeooo:paragraph-rsid="1744fd96"/>
    </style:style>
    <style:style style:name="P661" style:family="paragraph" style:parent-style-name="Діалог_20_в_20_історії_2f_флешбеках">
      <style:text-properties officeooo:paragraph-rsid="17468369"/>
    </style:style>
    <style:style style:name="P662" style:family="paragraph" style:parent-style-name="Text_20_body">
      <style:text-properties officeooo:paragraph-rsid="17468369"/>
    </style:style>
    <style:style style:name="P663" style:family="paragraph" style:parent-style-name="Text_20_body">
      <style:text-properties officeooo:paragraph-rsid="1748633b"/>
    </style:style>
    <style:style style:name="P664" style:family="paragraph" style:parent-style-name="Діалог">
      <style:text-properties officeooo:paragraph-rsid="174b14f2"/>
    </style:style>
    <style:style style:name="P665" style:family="paragraph" style:parent-style-name="Text_20_body">
      <style:text-properties officeooo:paragraph-rsid="174b14f2"/>
    </style:style>
    <style:style style:name="P666" style:family="paragraph" style:parent-style-name="Text_20_body">
      <style:text-properties officeooo:paragraph-rsid="174bbfdb"/>
    </style:style>
    <style:style style:name="P667" style:family="paragraph" style:parent-style-name="Text_20_body">
      <style:text-properties officeooo:paragraph-rsid="174dfecf"/>
    </style:style>
    <style:style style:name="P668" style:family="paragraph" style:parent-style-name="Діалог">
      <style:text-properties officeooo:paragraph-rsid="174dfecf"/>
    </style:style>
    <style:style style:name="P669" style:family="paragraph" style:parent-style-name="Text_20_body">
      <style:text-properties officeooo:paragraph-rsid="174e826a"/>
    </style:style>
    <style:style style:name="P670" style:family="paragraph" style:parent-style-name="Діалог">
      <style:text-properties officeooo:paragraph-rsid="174e826a"/>
    </style:style>
    <style:style style:name="P671" style:family="paragraph" style:parent-style-name="Діалог">
      <style:text-properties officeooo:paragraph-rsid="174f0d9f"/>
    </style:style>
    <style:style style:name="P672" style:family="paragraph" style:parent-style-name="Text_20_body">
      <style:text-properties officeooo:paragraph-rsid="174f0d9f"/>
    </style:style>
    <style:style style:name="P673" style:family="paragraph" style:parent-style-name="Text_20_body">
      <style:paragraph-properties fo:margin-left="0cm" fo:margin-right="0cm" fo:text-align="center" style:justify-single-word="false" fo:text-indent="0cm" style:auto-text-indent="false"/>
    </style:style>
    <style:style style:name="P674" style:family="paragraph" style:parent-style-name="Text_20_body">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6fb6b93"/>
    </style:style>
    <style:style style:name="T371" style:family="text">
      <style:text-properties officeooo:rsid="124fafac"/>
    </style:style>
    <style:style style:name="T372" style:family="text">
      <style:text-properties officeooo:rsid="12515c95"/>
    </style:style>
    <style:style style:name="T373" style:family="text">
      <style:text-properties officeooo:rsid="12787923"/>
    </style:style>
    <style:style style:name="T374" style:family="text">
      <style:text-properties officeooo:rsid="12524509"/>
    </style:style>
    <style:style style:name="T375" style:family="text">
      <style:text-properties officeooo:rsid="1278caf0"/>
    </style:style>
    <style:style style:name="T376" style:family="text">
      <style:text-properties officeooo:rsid="1278e454"/>
    </style:style>
    <style:style style:name="T377" style:family="text">
      <style:text-properties officeooo:rsid="127a03d3"/>
    </style:style>
    <style:style style:name="T378" style:family="text">
      <style:text-properties officeooo:rsid="127ad3c5"/>
    </style:style>
    <style:style style:name="T379" style:family="text">
      <style:text-properties officeooo:rsid="127c3ea4"/>
    </style:style>
    <style:style style:name="T380" style:family="text">
      <style:text-properties officeooo:rsid="127c79d7"/>
    </style:style>
    <style:style style:name="T381" style:family="text">
      <style:text-properties officeooo:rsid="127de1d9"/>
    </style:style>
    <style:style style:name="T382" style:family="text">
      <style:text-properties officeooo:rsid="127f1c5e"/>
    </style:style>
    <style:style style:name="T383" style:family="text">
      <style:text-properties officeooo:rsid="12528ed9"/>
    </style:style>
    <style:style style:name="T384" style:family="text">
      <style:text-properties officeooo:rsid="1280659b"/>
    </style:style>
    <style:style style:name="T385" style:family="text">
      <style:text-properties officeooo:rsid="12541575"/>
    </style:style>
    <style:style style:name="T386" style:family="text">
      <style:text-properties officeooo:rsid="1281b2d9"/>
    </style:style>
    <style:style style:name="T387" style:family="text">
      <style:text-properties officeooo:rsid="12825f2b"/>
    </style:style>
    <style:style style:name="T388" style:family="text">
      <style:text-properties officeooo:rsid="1282b3ff"/>
    </style:style>
    <style:style style:name="T389" style:family="text">
      <style:text-properties officeooo:rsid="1255ae6c"/>
    </style:style>
    <style:style style:name="T390" style:family="text">
      <style:text-properties officeooo:rsid="1256a672"/>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8faea"/>
    </style:style>
    <style:style style:name="T804" style:family="text">
      <style:text-properties officeooo:rsid="15294e72"/>
    </style:style>
    <style:style style:name="T805" style:family="text">
      <style:text-properties officeooo:rsid="152bb6bc"/>
    </style:style>
    <style:style style:name="T806" style:family="text">
      <style:text-properties officeooo:rsid="152da71c"/>
    </style:style>
    <style:style style:name="T807" style:family="text">
      <style:text-properties officeooo:rsid="1530fe79"/>
    </style:style>
    <style:style style:name="T808" style:family="text">
      <style:text-properties officeooo:rsid="152eea23"/>
    </style:style>
    <style:style style:name="T809" style:family="text">
      <style:text-properties officeooo:rsid="152f7d7a"/>
    </style:style>
    <style:style style:name="T810" style:family="text">
      <style:text-properties officeooo:rsid="1532af00"/>
    </style:style>
    <style:style style:name="T811" style:family="text">
      <style:text-properties officeooo:rsid="153330a9"/>
    </style:style>
    <style:style style:name="T812" style:family="text">
      <style:text-properties officeooo:rsid="153333db"/>
    </style:style>
    <style:style style:name="T813" style:family="text">
      <style:text-properties officeooo:rsid="153506e4"/>
    </style:style>
    <style:style style:name="T814" style:family="text">
      <style:text-properties officeooo:rsid="153701b5"/>
    </style:style>
    <style:style style:name="T815" style:family="text">
      <style:text-properties officeooo:rsid="1537dbbd"/>
    </style:style>
    <style:style style:name="T816" style:family="text">
      <style:text-properties officeooo:rsid="1537e7e7"/>
    </style:style>
    <style:style style:name="T817" style:family="text">
      <style:text-properties officeooo:rsid="15390cad"/>
    </style:style>
    <style:style style:name="T818" style:family="text">
      <style:text-properties fo:font-style="italic" officeooo:rsid="15390cad"/>
    </style:style>
    <style:style style:name="T819" style:family="text">
      <style:text-properties fo:font-style="italic" officeooo:rsid="153a692d"/>
    </style:style>
    <style:style style:name="T820" style:family="text">
      <style:text-properties officeooo:rsid="153b75c3"/>
    </style:style>
    <style:style style:name="T821" style:family="text">
      <style:text-properties officeooo:rsid="153d5338"/>
    </style:style>
    <style:style style:name="T822" style:family="text">
      <style:text-properties officeooo:rsid="153de77a"/>
    </style:style>
    <style:style style:name="T823" style:family="text">
      <style:text-properties officeooo:rsid="153e48cc"/>
    </style:style>
    <style:style style:name="T824" style:family="text">
      <style:text-properties officeooo:rsid="153ef299"/>
    </style:style>
    <style:style style:name="T825" style:family="text">
      <style:text-properties officeooo:rsid="153f9760"/>
    </style:style>
    <style:style style:name="T826" style:family="text">
      <style:text-properties officeooo:rsid="15405521"/>
    </style:style>
    <style:style style:name="T827" style:family="text">
      <style:text-properties officeooo:rsid="138dde6b"/>
    </style:style>
    <style:style style:name="T828" style:family="text">
      <style:text-properties officeooo:rsid="154235c2"/>
    </style:style>
    <style:style style:name="T829" style:family="text">
      <style:text-properties officeooo:rsid="1543630a"/>
    </style:style>
    <style:style style:name="T830" style:family="text">
      <style:text-properties officeooo:rsid="13873a07"/>
    </style:style>
    <style:style style:name="T831" style:family="text">
      <style:text-properties officeooo:rsid="138dae1a"/>
    </style:style>
    <style:style style:name="T832" style:family="text">
      <style:text-properties officeooo:rsid="154475c1"/>
    </style:style>
    <style:style style:name="T833" style:family="text">
      <style:text-properties officeooo:rsid="15448308"/>
    </style:style>
    <style:style style:name="T834" style:family="text">
      <style:text-properties officeooo:rsid="15464b6d"/>
    </style:style>
    <style:style style:name="T835" style:family="text">
      <style:text-properties officeooo:rsid="15466bfa"/>
    </style:style>
    <style:style style:name="T836" style:family="text">
      <style:text-properties officeooo:rsid="154874c0"/>
    </style:style>
    <style:style style:name="T837" style:family="text">
      <style:text-properties officeooo:rsid="1549a49e"/>
    </style:style>
    <style:style style:name="T838" style:family="text">
      <style:text-properties officeooo:rsid="154abb35"/>
    </style:style>
    <style:style style:name="T839" style:family="text">
      <style:text-properties officeooo:rsid="154d4ab9"/>
    </style:style>
    <style:style style:name="T840" style:family="text">
      <style:text-properties fo:font-style="italic" officeooo:rsid="1389c738"/>
    </style:style>
    <style:style style:name="T841" style:family="text">
      <style:text-properties fo:font-style="italic" officeooo:rsid="154bf4f4"/>
    </style:style>
    <style:style style:name="T842" style:family="text">
      <style:text-properties fo:font-style="italic" officeooo:rsid="13890c3d"/>
    </style:style>
    <style:style style:name="T843" style:family="text">
      <style:text-properties officeooo:rsid="154e7ec1"/>
    </style:style>
    <style:style style:name="T844" style:family="text">
      <style:text-properties officeooo:rsid="15503f02"/>
    </style:style>
    <style:style style:name="T845" style:family="text">
      <style:text-properties officeooo:rsid="138af6be"/>
    </style:style>
    <style:style style:name="T846" style:family="text">
      <style:text-properties officeooo:rsid="1550e61f"/>
    </style:style>
    <style:style style:name="T847" style:family="text">
      <style:text-properties officeooo:rsid="155145a3"/>
    </style:style>
    <style:style style:name="T848" style:family="text">
      <style:text-properties officeooo:rsid="138c86b5"/>
    </style:style>
    <style:style style:name="T849" style:family="text">
      <style:text-properties officeooo:rsid="155345a1"/>
    </style:style>
    <style:style style:name="T850" style:family="text">
      <style:text-properties officeooo:rsid="1553eee0"/>
    </style:style>
    <style:style style:name="T851" style:family="text">
      <style:text-properties officeooo:rsid="1555645f"/>
    </style:style>
    <style:style style:name="T852" style:family="text">
      <style:text-properties officeooo:rsid="1551e2be"/>
    </style:style>
    <style:style style:name="T853" style:family="text">
      <style:text-properties officeooo:rsid="15567cd6"/>
    </style:style>
    <style:style style:name="T854" style:family="text">
      <style:text-properties officeooo:rsid="155706ad"/>
    </style:style>
    <style:style style:name="T855" style:family="text">
      <style:text-properties officeooo:rsid="1557ec0f"/>
    </style:style>
    <style:style style:name="T856" style:family="text">
      <style:text-properties officeooo:rsid="155ad668"/>
    </style:style>
    <style:style style:name="T857" style:family="text">
      <style:text-properties officeooo:rsid="1558f751"/>
    </style:style>
    <style:style style:name="T858" style:family="text">
      <style:text-properties officeooo:rsid="1559928e"/>
    </style:style>
    <style:style style:name="T859" style:family="text">
      <style:text-properties officeooo:rsid="155a9c58"/>
    </style:style>
    <style:style style:name="T860" style:family="text">
      <style:text-properties officeooo:rsid="155cc5ef"/>
    </style:style>
    <style:style style:name="T861" style:family="text">
      <style:text-properties officeooo:rsid="155e41a4"/>
    </style:style>
    <style:style style:name="T862" style:family="text">
      <style:text-properties officeooo:rsid="155f204f"/>
    </style:style>
    <style:style style:name="T863" style:family="text">
      <style:text-properties officeooo:rsid="1560d76f"/>
    </style:style>
    <style:style style:name="T864" style:family="text">
      <style:text-properties officeooo:rsid="1562b784"/>
    </style:style>
    <style:style style:name="T865" style:family="text">
      <style:text-properties officeooo:rsid="15631a2b"/>
    </style:style>
    <style:style style:name="T866" style:family="text">
      <style:text-properties officeooo:rsid="1563bab2"/>
    </style:style>
    <style:style style:name="T867" style:family="text">
      <style:text-properties officeooo:rsid="15654e1c"/>
    </style:style>
    <style:style style:name="T868" style:family="text">
      <style:text-properties officeooo:rsid="15660d8c"/>
    </style:style>
    <style:style style:name="T869" style:family="text">
      <style:text-properties officeooo:rsid="15669cdd"/>
    </style:style>
    <style:style style:name="T870" style:family="text">
      <style:text-properties officeooo:rsid="156795b4"/>
    </style:style>
    <style:style style:name="T871" style:family="text">
      <style:text-properties officeooo:rsid="1568bc1f"/>
    </style:style>
    <style:style style:name="T872" style:family="text">
      <style:text-properties officeooo:rsid="156b2883"/>
    </style:style>
    <style:style style:name="T873" style:family="text">
      <style:text-properties officeooo:rsid="156c9ea0"/>
    </style:style>
    <style:style style:name="T874" style:family="text">
      <style:text-properties officeooo:rsid="156cb45c"/>
    </style:style>
    <style:style style:name="T875" style:family="text">
      <style:text-properties officeooo:rsid="156cf353"/>
    </style:style>
    <style:style style:name="T876" style:family="text">
      <style:text-properties officeooo:rsid="156e5a2f"/>
    </style:style>
    <style:style style:name="T877" style:family="text">
      <style:text-properties officeooo:rsid="156f8acf"/>
    </style:style>
    <style:style style:name="T878" style:family="text">
      <style:text-properties officeooo:rsid="157311bf"/>
    </style:style>
    <style:style style:name="T879" style:family="text">
      <style:text-properties officeooo:rsid="1574712f"/>
    </style:style>
    <style:style style:name="T880" style:family="text">
      <style:text-properties officeooo:rsid="1575464b"/>
    </style:style>
    <style:style style:name="T881" style:family="text">
      <style:text-properties officeooo:rsid="1575f077"/>
    </style:style>
    <style:style style:name="T882" style:family="text">
      <style:text-properties officeooo:rsid="1577968b"/>
    </style:style>
    <style:style style:name="T883" style:family="text">
      <style:text-properties officeooo:rsid="1578339d"/>
    </style:style>
    <style:style style:name="T884" style:family="text">
      <style:text-properties officeooo:rsid="1578ca6f"/>
    </style:style>
    <style:style style:name="T885" style:family="text">
      <style:text-properties officeooo:rsid="157ac54e"/>
    </style:style>
    <style:style style:name="T886" style:family="text">
      <style:text-properties officeooo:rsid="157adc08"/>
    </style:style>
    <style:style style:name="T887" style:family="text">
      <style:text-properties officeooo:rsid="157afba6"/>
    </style:style>
    <style:style style:name="T888" style:family="text">
      <style:text-properties officeooo:rsid="157d23f9"/>
    </style:style>
    <style:style style:name="T889" style:family="text">
      <style:text-properties officeooo:rsid="157d6709"/>
    </style:style>
    <style:style style:name="T890" style:family="text">
      <style:text-properties officeooo:rsid="157db6f7"/>
    </style:style>
    <style:style style:name="T891" style:family="text">
      <style:text-properties officeooo:rsid="157f3ac7"/>
    </style:style>
    <style:style style:name="T892" style:family="text">
      <style:text-properties officeooo:rsid="158096b3"/>
    </style:style>
    <style:style style:name="T893" style:family="text">
      <style:text-properties officeooo:rsid="1580e98e"/>
    </style:style>
    <style:style style:name="T894" style:family="text">
      <style:text-properties officeooo:rsid="158190cc"/>
    </style:style>
    <style:style style:name="T895" style:family="text">
      <style:text-properties officeooo:rsid="1582f0c1"/>
    </style:style>
    <style:style style:name="T896" style:family="text">
      <style:text-properties officeooo:rsid="1582f8a0"/>
    </style:style>
    <style:style style:name="T897" style:family="text">
      <style:text-properties officeooo:rsid="15847102"/>
    </style:style>
    <style:style style:name="T898" style:family="text">
      <style:text-properties officeooo:rsid="1585df22"/>
    </style:style>
    <style:style style:name="T899" style:family="text">
      <style:text-properties officeooo:rsid="15867af9"/>
    </style:style>
    <style:style style:name="T900" style:family="text">
      <style:text-properties officeooo:rsid="1587bdba"/>
    </style:style>
    <style:style style:name="T901" style:family="text">
      <style:text-properties officeooo:rsid="1588a7e8"/>
    </style:style>
    <style:style style:name="T902" style:family="text">
      <style:text-properties officeooo:rsid="1588f926"/>
    </style:style>
    <style:style style:name="T903" style:family="text">
      <style:text-properties officeooo:rsid="15895831"/>
    </style:style>
    <style:style style:name="T904" style:family="text">
      <style:text-properties officeooo:rsid="158a9a9d"/>
    </style:style>
    <style:style style:name="T905" style:family="text">
      <style:text-properties officeooo:rsid="158b8b5e"/>
    </style:style>
    <style:style style:name="T906" style:family="text">
      <style:text-properties officeooo:rsid="158ee3b8"/>
    </style:style>
    <style:style style:name="T907" style:family="text">
      <style:text-properties officeooo:rsid="1590863c"/>
    </style:style>
    <style:style style:name="T908" style:family="text">
      <style:text-properties officeooo:rsid="1591c14f"/>
    </style:style>
    <style:style style:name="T909" style:family="text">
      <style:text-properties officeooo:rsid="15933bb7"/>
    </style:style>
    <style:style style:name="T910" style:family="text">
      <style:text-properties officeooo:rsid="1593d738"/>
    </style:style>
    <style:style style:name="T911" style:family="text">
      <style:text-properties officeooo:rsid="159436de"/>
    </style:style>
    <style:style style:name="T912" style:family="text">
      <style:text-properties officeooo:rsid="159438e5"/>
    </style:style>
    <style:style style:name="T913" style:family="text">
      <style:text-properties officeooo:rsid="15962e8a"/>
    </style:style>
    <style:style style:name="T914" style:family="text">
      <style:text-properties officeooo:rsid="159968bf"/>
    </style:style>
    <style:style style:name="T915" style:family="text">
      <style:text-properties officeooo:rsid="159a8b8c"/>
    </style:style>
    <style:style style:name="T916" style:family="text">
      <style:text-properties officeooo:rsid="159c6a97"/>
    </style:style>
    <style:style style:name="T917" style:family="text">
      <style:text-properties officeooo:rsid="1398f374"/>
    </style:style>
    <style:style style:name="T918" style:family="text">
      <style:text-properties officeooo:rsid="159cc7fb"/>
    </style:style>
    <style:style style:name="T919" style:family="text">
      <style:text-properties officeooo:rsid="1399236d"/>
    </style:style>
    <style:style style:name="T920" style:family="text">
      <style:text-properties officeooo:rsid="159df825"/>
    </style:style>
    <style:style style:name="T921" style:family="text">
      <style:text-properties officeooo:rsid="159e717f"/>
    </style:style>
    <style:style style:name="T922" style:family="text">
      <style:text-properties officeooo:rsid="103ba2d8"/>
    </style:style>
    <style:style style:name="T923" style:family="text">
      <style:text-properties officeooo:rsid="140f3ec2"/>
    </style:style>
    <style:style style:name="T924" style:family="text">
      <style:text-properties officeooo:rsid="140cc8f9"/>
    </style:style>
    <style:style style:name="T925" style:family="text">
      <style:text-properties officeooo:rsid="1414c937"/>
    </style:style>
    <style:style style:name="T926" style:family="text">
      <style:text-properties officeooo:rsid="140db9c2"/>
    </style:style>
    <style:style style:name="T927" style:family="text">
      <style:text-properties fo:color="#000000" loext:opacity="100%" style:font-name="Liberation Serif" fo:language="uk" fo:country="UA" fo:font-style="normal" officeooo:rsid="140f3ec2" style:font-style-asian="normal" style:font-style-complex="normal"/>
    </style:style>
    <style:style style:name="T928" style:family="text">
      <style:text-properties fo:color="#000000" loext:opacity="100%" style:font-name="Liberation Serif" fo:language="uk" fo:country="UA" fo:font-style="normal" officeooo:rsid="159efa8d" style:font-style-asian="normal" style:font-style-complex="normal"/>
    </style:style>
    <style:style style:name="T929" style:family="text">
      <style:text-properties fo:color="#000000" loext:opacity="100%" style:font-name="Liberation Serif" fo:language="uk" fo:country="UA" fo:font-style="normal" officeooo:rsid="1414c937" style:font-style-asian="normal" style:font-style-complex="normal"/>
    </style:style>
    <style:style style:name="T930" style:family="text">
      <style:text-properties officeooo:rsid="14153e0c"/>
    </style:style>
    <style:style style:name="T931" style:family="text">
      <style:text-properties officeooo:rsid="159f15dd"/>
    </style:style>
    <style:style style:name="T932" style:family="text">
      <style:text-properties officeooo:rsid="159fe41f"/>
    </style:style>
    <style:style style:name="T933" style:family="text">
      <style:text-properties officeooo:rsid="15a276e0"/>
    </style:style>
    <style:style style:name="T934" style:family="text">
      <style:text-properties officeooo:rsid="15a284d1"/>
    </style:style>
    <style:style style:name="T935" style:family="text">
      <style:text-properties officeooo:rsid="15a40034"/>
    </style:style>
    <style:style style:name="T936" style:family="text">
      <style:text-properties fo:font-style="italic" officeooo:rsid="1417d77c"/>
    </style:style>
    <style:style style:name="T937" style:family="text">
      <style:text-properties fo:font-style="italic" officeooo:rsid="1419d574"/>
    </style:style>
    <style:style style:name="T938" style:family="text">
      <style:text-properties fo:font-style="italic" officeooo:rsid="15a698e4"/>
    </style:style>
    <style:style style:name="T939" style:family="text">
      <style:text-properties fo:font-style="italic" officeooo:rsid="141ab6f8"/>
    </style:style>
    <style:style style:name="T940" style:family="text">
      <style:text-properties officeooo:rsid="15a7f2b9"/>
    </style:style>
    <style:style style:name="T941" style:family="text">
      <style:text-properties officeooo:rsid="15a8818a"/>
    </style:style>
    <style:style style:name="T942" style:family="text">
      <style:text-properties officeooo:rsid="141bad0c"/>
    </style:style>
    <style:style style:name="T943" style:family="text">
      <style:text-properties officeooo:rsid="141c4815"/>
    </style:style>
    <style:style style:name="T944" style:family="text">
      <style:text-properties officeooo:rsid="141d9ee2"/>
    </style:style>
    <style:style style:name="T945" style:family="text">
      <style:text-properties officeooo:rsid="141eb0ab"/>
    </style:style>
    <style:style style:name="T946" style:family="text">
      <style:text-properties officeooo:rsid="15aac10d"/>
    </style:style>
    <style:style style:name="T947" style:family="text">
      <style:text-properties officeooo:rsid="141ef807"/>
    </style:style>
    <style:style style:name="T948" style:family="text">
      <style:text-properties officeooo:rsid="15abc618"/>
    </style:style>
    <style:style style:name="T949" style:family="text">
      <style:text-properties officeooo:rsid="1421b7ae"/>
    </style:style>
    <style:style style:name="T950" style:family="text">
      <style:text-properties officeooo:rsid="14241d0f"/>
    </style:style>
    <style:style style:name="T951" style:family="text">
      <style:text-properties officeooo:rsid="15b086ac"/>
    </style:style>
    <style:style style:name="T952" style:family="text">
      <style:text-properties officeooo:rsid="14243c95"/>
    </style:style>
    <style:style style:name="T953" style:family="text">
      <style:text-properties officeooo:rsid="15b14569"/>
    </style:style>
    <style:style style:name="T954" style:family="text">
      <style:text-properties officeooo:rsid="15b252b2"/>
    </style:style>
    <style:style style:name="T955" style:family="text">
      <style:text-properties officeooo:rsid="15b40962"/>
    </style:style>
    <style:style style:name="T956" style:family="text">
      <style:text-properties officeooo:rsid="15b4709e"/>
    </style:style>
    <style:style style:name="T957" style:family="text">
      <style:text-properties officeooo:rsid="15b4f1d7"/>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5b9d551"/>
    </style:style>
    <style:style style:name="T963" style:family="text">
      <style:text-properties officeooo:rsid="1427df1e"/>
    </style:style>
    <style:style style:name="T964" style:family="text">
      <style:text-properties officeooo:rsid="1428cb98"/>
    </style:style>
    <style:style style:name="T965" style:family="text">
      <style:text-properties officeooo:rsid="1429d8d2"/>
    </style:style>
    <style:style style:name="T966" style:family="text">
      <style:text-properties officeooo:rsid="15bb315a"/>
    </style:style>
    <style:style style:name="T967" style:family="text">
      <style:text-properties officeooo:rsid="142cd794"/>
    </style:style>
    <style:style style:name="T968" style:family="text">
      <style:text-properties officeooo:rsid="15bdce20"/>
    </style:style>
    <style:style style:name="T969" style:family="text">
      <style:text-properties officeooo:rsid="142df6d8"/>
    </style:style>
    <style:style style:name="T970" style:family="text">
      <style:text-properties officeooo:rsid="15bf958b"/>
    </style:style>
    <style:style style:name="T971" style:family="text">
      <style:text-properties officeooo:rsid="15c28102"/>
    </style:style>
    <style:style style:name="T972" style:family="text">
      <style:text-properties officeooo:rsid="142ea6c3"/>
    </style:style>
    <style:style style:name="T973" style:family="text">
      <style:text-properties officeooo:rsid="142eff1f"/>
    </style:style>
    <style:style style:name="T974" style:family="text">
      <style:text-properties officeooo:rsid="1430d535"/>
    </style:style>
    <style:style style:name="T975" style:family="text">
      <style:text-properties officeooo:rsid="15c3df88"/>
    </style:style>
    <style:style style:name="T976" style:family="text">
      <style:text-properties officeooo:rsid="15c57669"/>
    </style:style>
    <style:style style:name="T977" style:family="text">
      <style:text-properties officeooo:rsid="14316417"/>
    </style:style>
    <style:style style:name="T978" style:family="text">
      <style:text-properties officeooo:rsid="14324cab"/>
    </style:style>
    <style:style style:name="T979" style:family="text">
      <style:text-properties officeooo:rsid="14335efd"/>
    </style:style>
    <style:style style:name="T980" style:family="text">
      <style:text-properties officeooo:rsid="15c652a2"/>
    </style:style>
    <style:style style:name="T981" style:family="text">
      <style:text-properties officeooo:rsid="15c67f5b"/>
    </style:style>
    <style:style style:name="T982" style:family="text">
      <style:text-properties officeooo:rsid="15c81f83"/>
    </style:style>
    <style:style style:name="T983" style:family="text">
      <style:text-properties officeooo:rsid="15c9c421"/>
    </style:style>
    <style:style style:name="T984" style:family="text">
      <style:text-properties officeooo:rsid="15cb4ca8"/>
    </style:style>
    <style:style style:name="T985" style:family="text">
      <style:text-properties officeooo:rsid="15cbc173"/>
    </style:style>
    <style:style style:name="T986" style:family="text">
      <style:text-properties officeooo:rsid="15cced15"/>
    </style:style>
    <style:style style:name="T987" style:family="text">
      <style:text-properties officeooo:rsid="15cde2c9"/>
    </style:style>
    <style:style style:name="T988" style:family="text">
      <style:text-properties officeooo:rsid="15cfa549"/>
    </style:style>
    <style:style style:name="T989" style:family="text">
      <style:text-properties officeooo:rsid="15d111d4"/>
    </style:style>
    <style:style style:name="T990" style:family="text">
      <style:text-properties officeooo:rsid="15d15d1c"/>
    </style:style>
    <style:style style:name="T991" style:family="text">
      <style:text-properties officeooo:rsid="15d19b21"/>
    </style:style>
    <style:style style:name="T992" style:family="text">
      <style:text-properties officeooo:rsid="15d22e61"/>
    </style:style>
    <style:style style:name="T993" style:family="text">
      <style:text-properties officeooo:rsid="15d40e9e"/>
    </style:style>
    <style:style style:name="T994" style:family="text">
      <style:text-properties officeooo:rsid="15d47104"/>
    </style:style>
    <style:style style:name="T995" style:family="text">
      <style:text-properties officeooo:rsid="15d5e396"/>
    </style:style>
    <style:style style:name="T996" style:family="text">
      <style:text-properties officeooo:rsid="15d702e3"/>
    </style:style>
    <style:style style:name="T997" style:family="text">
      <style:text-properties officeooo:rsid="15d87c53"/>
    </style:style>
    <style:style style:name="T998" style:family="text">
      <style:text-properties officeooo:rsid="15da36d0"/>
    </style:style>
    <style:style style:name="T999" style:family="text">
      <style:text-properties officeooo:rsid="15da4264"/>
    </style:style>
    <style:style style:name="T1000" style:family="text">
      <style:text-properties officeooo:rsid="15db1ab0"/>
    </style:style>
    <style:style style:name="T1001" style:family="text">
      <style:text-properties officeooo:rsid="15dcb463"/>
    </style:style>
    <style:style style:name="T1002" style:family="text">
      <style:text-properties officeooo:rsid="15de1698"/>
    </style:style>
    <style:style style:name="T1003" style:family="text">
      <style:text-properties officeooo:rsid="15de69e4"/>
    </style:style>
    <style:style style:name="T1004" style:family="text">
      <style:text-properties officeooo:rsid="15ddd8a3"/>
    </style:style>
    <style:style style:name="T1005" style:family="text">
      <style:text-properties officeooo:rsid="15df9a45"/>
    </style:style>
    <style:style style:name="T1006" style:family="text">
      <style:text-properties officeooo:rsid="15e09cc8"/>
    </style:style>
    <style:style style:name="T1007" style:family="text">
      <style:text-properties officeooo:rsid="15e0ca30"/>
    </style:style>
    <style:style style:name="T1008" style:family="text">
      <style:text-properties officeooo:rsid="15e288bd"/>
    </style:style>
    <style:style style:name="T1009" style:family="text">
      <style:text-properties officeooo:rsid="15e35b11"/>
    </style:style>
    <style:style style:name="T1010" style:family="text">
      <style:text-properties officeooo:rsid="15e36775"/>
    </style:style>
    <style:style style:name="T1011" style:family="text">
      <style:text-properties officeooo:rsid="15e39a74"/>
    </style:style>
    <style:style style:name="T1012" style:family="text">
      <style:text-properties officeooo:rsid="15e59230"/>
    </style:style>
    <style:style style:name="T1013" style:family="text">
      <style:text-properties officeooo:rsid="15e8e07a"/>
    </style:style>
    <style:style style:name="T1014" style:family="text">
      <style:text-properties officeooo:rsid="15e76ba3"/>
    </style:style>
    <style:style style:name="T1015" style:family="text">
      <style:text-properties officeooo:rsid="15ea8287"/>
    </style:style>
    <style:style style:name="T1016" style:family="text">
      <style:text-properties officeooo:rsid="15ebfac4"/>
    </style:style>
    <style:style style:name="T1017" style:family="text">
      <style:text-properties officeooo:rsid="15ed35c0"/>
    </style:style>
    <style:style style:name="T1018" style:family="text">
      <style:text-properties officeooo:rsid="15ee3bb8"/>
    </style:style>
    <style:style style:name="T1019" style:family="text">
      <style:text-properties officeooo:rsid="15f1f67a"/>
    </style:style>
    <style:style style:name="T1020" style:family="text">
      <style:text-properties officeooo:rsid="15f3db54"/>
    </style:style>
    <style:style style:name="T1021" style:family="text">
      <style:text-properties officeooo:rsid="15f3ef70"/>
    </style:style>
    <style:style style:name="T1022" style:family="text">
      <style:text-properties officeooo:rsid="15eff568"/>
    </style:style>
    <style:style style:name="T1023" style:family="text">
      <style:text-properties officeooo:rsid="15f70b19"/>
    </style:style>
    <style:style style:name="T1024" style:family="text">
      <style:text-properties officeooo:rsid="15f8bcc7"/>
    </style:style>
    <style:style style:name="T1025" style:family="text">
      <style:text-properties officeooo:rsid="15f952f6"/>
    </style:style>
    <style:style style:name="T1026" style:family="text">
      <style:text-properties officeooo:rsid="15fa5e03"/>
    </style:style>
    <style:style style:name="T1027" style:family="text">
      <style:text-properties officeooo:rsid="15fae251"/>
    </style:style>
    <style:style style:name="T1028" style:family="text">
      <style:text-properties officeooo:rsid="15fc8a62"/>
    </style:style>
    <style:style style:name="T1029" style:family="text">
      <style:text-properties officeooo:rsid="15fceedf"/>
    </style:style>
    <style:style style:name="T1030" style:family="text">
      <style:text-properties officeooo:rsid="15fd635a"/>
    </style:style>
    <style:style style:name="T1031" style:family="text">
      <style:text-properties officeooo:rsid="15fe8fa4"/>
    </style:style>
    <style:style style:name="T1032" style:family="text">
      <style:text-properties officeooo:rsid="15ff1ea1"/>
    </style:style>
    <style:style style:name="T1033" style:family="text">
      <style:text-properties officeooo:rsid="15fffa26"/>
    </style:style>
    <style:style style:name="T1034" style:family="text">
      <style:text-properties officeooo:rsid="160047b6"/>
    </style:style>
    <style:style style:name="T1035" style:family="text">
      <style:text-properties officeooo:rsid="16019ce8"/>
    </style:style>
    <style:style style:name="T1036" style:family="text">
      <style:text-properties officeooo:rsid="1603cf02"/>
    </style:style>
    <style:style style:name="T1037" style:family="text">
      <style:text-properties officeooo:rsid="16049e33"/>
    </style:style>
    <style:style style:name="T1038" style:family="text">
      <style:text-properties officeooo:rsid="16058ad4"/>
    </style:style>
    <style:style style:name="T1039" style:family="text">
      <style:text-properties officeooo:rsid="16071be6"/>
    </style:style>
    <style:style style:name="T1040" style:family="text">
      <style:text-properties officeooo:rsid="160818cf"/>
    </style:style>
    <style:style style:name="T1041" style:family="text">
      <style:text-properties officeooo:rsid="1608ace9"/>
    </style:style>
    <style:style style:name="T1042" style:family="text">
      <style:text-properties officeooo:rsid="1609a348"/>
    </style:style>
    <style:style style:name="T1043" style:family="text">
      <style:text-properties officeooo:rsid="160ae72d"/>
    </style:style>
    <style:style style:name="T1044" style:family="text">
      <style:text-properties officeooo:rsid="160bc8f2"/>
    </style:style>
    <style:style style:name="T1045" style:family="text">
      <style:text-properties officeooo:rsid="160eb4ea"/>
    </style:style>
    <style:style style:name="T1046" style:family="text">
      <style:text-properties officeooo:rsid="1610ada9"/>
    </style:style>
    <style:style style:name="T1047" style:family="text">
      <style:text-properties officeooo:rsid="1610e5a9"/>
    </style:style>
    <style:style style:name="T1048" style:family="text">
      <style:text-properties officeooo:rsid="1611e4ba"/>
    </style:style>
    <style:style style:name="T1049" style:family="text">
      <style:text-properties officeooo:rsid="1613ba65"/>
    </style:style>
    <style:style style:name="T1050" style:family="text">
      <style:text-properties officeooo:rsid="16151c9f"/>
    </style:style>
    <style:style style:name="T1051" style:family="text">
      <style:text-properties officeooo:rsid="16174f9d"/>
    </style:style>
    <style:style style:name="T1052" style:family="text">
      <style:text-properties officeooo:rsid="1616436f"/>
    </style:style>
    <style:style style:name="T1053" style:family="text">
      <style:text-properties officeooo:rsid="16193b44"/>
    </style:style>
    <style:style style:name="T1054" style:family="text">
      <style:text-properties officeooo:rsid="161aa1ec"/>
    </style:style>
    <style:style style:name="T1055" style:family="text">
      <style:text-properties officeooo:rsid="161c317f"/>
    </style:style>
    <style:style style:name="T1056" style:family="text">
      <style:text-properties officeooo:rsid="161e0458"/>
    </style:style>
    <style:style style:name="T1057" style:family="text">
      <style:text-properties officeooo:rsid="161e2ba5"/>
    </style:style>
    <style:style style:name="T1058" style:family="text">
      <style:text-properties officeooo:rsid="161f44e4"/>
    </style:style>
    <style:style style:name="T1059" style:family="text">
      <style:text-properties officeooo:rsid="161f9315"/>
    </style:style>
    <style:style style:name="T1060" style:family="text">
      <style:text-properties officeooo:rsid="1620b609"/>
    </style:style>
    <style:style style:name="T1061" style:family="text">
      <style:text-properties officeooo:rsid="1621934a"/>
    </style:style>
    <style:style style:name="T1062" style:family="text">
      <style:text-properties officeooo:rsid="16228869"/>
    </style:style>
    <style:style style:name="T1063" style:family="text">
      <style:text-properties officeooo:rsid="16239c86"/>
    </style:style>
    <style:style style:name="T1064" style:family="text">
      <style:text-properties officeooo:rsid="1624c381"/>
    </style:style>
    <style:style style:name="T1065" style:family="text">
      <style:text-properties officeooo:rsid="1624de11"/>
    </style:style>
    <style:style style:name="T1066" style:family="text">
      <style:text-properties officeooo:rsid="1625c51e"/>
    </style:style>
    <style:style style:name="T1067" style:family="text">
      <style:text-properties officeooo:rsid="16274ea7"/>
    </style:style>
    <style:style style:name="T1068" style:family="text">
      <style:text-properties officeooo:rsid="1628ca72"/>
    </style:style>
    <style:style style:name="T1069" style:family="text">
      <style:text-properties officeooo:rsid="1629a531"/>
    </style:style>
    <style:style style:name="T1070" style:family="text">
      <style:text-properties officeooo:rsid="162b7aff"/>
    </style:style>
    <style:style style:name="T1071" style:family="text">
      <style:text-properties officeooo:rsid="162cc083"/>
    </style:style>
    <style:style style:name="T1072" style:family="text">
      <style:text-properties officeooo:rsid="162e040c"/>
    </style:style>
    <style:style style:name="T1073" style:family="text">
      <style:text-properties officeooo:rsid="162fd415"/>
    </style:style>
    <style:style style:name="T1074" style:family="text">
      <style:text-properties officeooo:rsid="1631d371"/>
    </style:style>
    <style:style style:name="T1075" style:family="text">
      <style:text-properties officeooo:rsid="16324c99"/>
    </style:style>
    <style:style style:name="T1076" style:family="text">
      <style:text-properties officeooo:rsid="1633b174"/>
    </style:style>
    <style:style style:name="T1077" style:family="text">
      <style:text-properties officeooo:rsid="16365dab"/>
    </style:style>
    <style:style style:name="T1078" style:family="text">
      <style:text-properties officeooo:rsid="16366b71"/>
    </style:style>
    <style:style style:name="T1079" style:family="text">
      <style:text-properties officeooo:rsid="1636f174"/>
    </style:style>
    <style:style style:name="T1080" style:family="text">
      <style:text-properties officeooo:rsid="16383aaa"/>
    </style:style>
    <style:style style:name="T1081" style:family="text">
      <style:text-properties officeooo:rsid="1639795e"/>
    </style:style>
    <style:style style:name="T1082" style:family="text">
      <style:text-properties officeooo:rsid="1639d616"/>
    </style:style>
    <style:style style:name="T1083" style:family="text">
      <style:text-properties officeooo:rsid="163bb43f"/>
    </style:style>
    <style:style style:name="T1084" style:family="text">
      <style:text-properties officeooo:rsid="163da0ed"/>
    </style:style>
    <style:style style:name="T1085" style:family="text">
      <style:text-properties officeooo:rsid="163e4d5c"/>
    </style:style>
    <style:style style:name="T1086" style:family="text">
      <style:text-properties officeooo:rsid="163fb382"/>
    </style:style>
    <style:style style:name="T1087" style:family="text">
      <style:text-properties officeooo:rsid="16419127"/>
    </style:style>
    <style:style style:name="T1088" style:family="text">
      <style:text-properties officeooo:rsid="16429eac"/>
    </style:style>
    <style:style style:name="T1089" style:family="text">
      <style:text-properties officeooo:rsid="16443c69"/>
    </style:style>
    <style:style style:name="T1090" style:family="text">
      <style:text-properties officeooo:rsid="16460b2b"/>
    </style:style>
    <style:style style:name="T1091" style:family="text">
      <style:text-properties officeooo:rsid="16469887"/>
    </style:style>
    <style:style style:name="T1092" style:family="text">
      <style:text-properties officeooo:rsid="16488064"/>
    </style:style>
    <style:style style:name="T1093" style:family="text">
      <style:text-properties officeooo:rsid="1648f317"/>
    </style:style>
    <style:style style:name="T1094" style:family="text">
      <style:text-properties officeooo:rsid="164907f4"/>
    </style:style>
    <style:style style:name="T1095" style:family="text">
      <style:text-properties officeooo:rsid="164a8eec"/>
    </style:style>
    <style:style style:name="T1096" style:family="text">
      <style:text-properties officeooo:rsid="164b6603"/>
    </style:style>
    <style:style style:name="T1097" style:family="text">
      <style:text-properties officeooo:rsid="164c2808"/>
    </style:style>
    <style:style style:name="T1098" style:family="text">
      <style:text-properties officeooo:rsid="164cab3d"/>
    </style:style>
    <style:style style:name="T1099" style:family="text">
      <style:text-properties officeooo:rsid="164d3cff"/>
    </style:style>
    <style:style style:name="T1100" style:family="text">
      <style:text-properties officeooo:rsid="164d6616"/>
    </style:style>
    <style:style style:name="T1101" style:family="text">
      <style:text-properties officeooo:rsid="164fa6d3"/>
    </style:style>
    <style:style style:name="T1102" style:family="text">
      <style:text-properties officeooo:rsid="16506299"/>
    </style:style>
    <style:style style:name="T1103" style:family="text">
      <style:text-properties officeooo:rsid="16511d5b"/>
    </style:style>
    <style:style style:name="T1104" style:family="text">
      <style:text-properties officeooo:rsid="1651f22e"/>
    </style:style>
    <style:style style:name="T1105" style:family="text">
      <style:text-properties officeooo:rsid="1653c5d5"/>
    </style:style>
    <style:style style:name="T1106" style:family="text">
      <style:text-properties officeooo:rsid="1653dd77"/>
    </style:style>
    <style:style style:name="T1107" style:family="text">
      <style:text-properties officeooo:rsid="16547bd0"/>
    </style:style>
    <style:style style:name="T1108" style:family="text">
      <style:text-properties fo:color="#000000" loext:opacity="100%" style:font-name="Liberation Serif" fo:language="uk" fo:country="UA" officeooo:rsid="165508eb"/>
    </style:style>
    <style:style style:name="T1109" style:family="text">
      <style:text-properties officeooo:rsid="165508eb"/>
    </style:style>
    <style:style style:name="T1110" style:family="text">
      <style:text-properties fo:font-style="normal" officeooo:rsid="16566533" style:font-style-asian="normal" style:font-style-complex="normal"/>
    </style:style>
    <style:style style:name="T1111" style:family="text">
      <style:text-properties fo:font-style="normal" officeooo:rsid="165a6f46" style:font-style-asian="normal" style:font-style-complex="normal"/>
    </style:style>
    <style:style style:name="T1112" style:family="text">
      <style:text-properties officeooo:rsid="16566533"/>
    </style:style>
    <style:style style:name="T1113" style:family="text">
      <style:text-properties officeooo:rsid="165824a8"/>
    </style:style>
    <style:style style:name="T1114" style:family="text">
      <style:text-properties fo:color="#000000" loext:opacity="100%" style:font-name="Liberation Serif" fo:language="uk" fo:country="UA" fo:font-style="normal" officeooo:rsid="165a6f46" style:font-style-asian="normal" style:font-style-complex="normal"/>
    </style:style>
    <style:style style:name="T1115" style:family="text">
      <style:text-properties officeooo:rsid="165ac24c"/>
    </style:style>
    <style:style style:name="T1116" style:family="text">
      <style:text-properties officeooo:rsid="165bd5e6"/>
    </style:style>
    <style:style style:name="T1117" style:family="text">
      <style:text-properties officeooo:rsid="165d24f1"/>
    </style:style>
    <style:style style:name="T1118" style:family="text">
      <style:text-properties officeooo:rsid="165d6fe7"/>
    </style:style>
    <style:style style:name="T1119" style:family="text">
      <style:text-properties officeooo:rsid="165ec27f"/>
    </style:style>
    <style:style style:name="T1120" style:family="text">
      <style:text-properties officeooo:rsid="165f7fd4"/>
    </style:style>
    <style:style style:name="T1121" style:family="text">
      <style:text-properties officeooo:rsid="165fb01b"/>
    </style:style>
    <style:style style:name="T1122" style:family="text">
      <style:text-properties officeooo:rsid="16609d88"/>
    </style:style>
    <style:style style:name="T1123" style:family="text">
      <style:text-properties officeooo:rsid="1662056c"/>
    </style:style>
    <style:style style:name="T1124" style:family="text">
      <style:text-properties officeooo:rsid="1662866c"/>
    </style:style>
    <style:style style:name="T1125" style:family="text">
      <style:text-properties officeooo:rsid="16632c6b"/>
    </style:style>
    <style:style style:name="T1126" style:family="text">
      <style:text-properties officeooo:rsid="1664d922"/>
    </style:style>
    <style:style style:name="T1127" style:family="text">
      <style:text-properties officeooo:rsid="1665e6d3"/>
    </style:style>
    <style:style style:name="T1128" style:family="text">
      <style:text-properties officeooo:rsid="16669677"/>
    </style:style>
    <style:style style:name="T1129" style:family="text">
      <style:text-properties officeooo:rsid="16683ac6"/>
    </style:style>
    <style:style style:name="T1130" style:family="text">
      <style:text-properties officeooo:rsid="16695e67"/>
    </style:style>
    <style:style style:name="T1131" style:family="text">
      <style:text-properties officeooo:rsid="166b2591"/>
    </style:style>
    <style:style style:name="T1132" style:family="text">
      <style:text-properties officeooo:rsid="166c2168"/>
    </style:style>
    <style:style style:name="T1133" style:family="text">
      <style:text-properties officeooo:rsid="166cfea3"/>
    </style:style>
    <style:style style:name="T1134" style:family="text">
      <style:text-properties officeooo:rsid="166dfd30"/>
    </style:style>
    <style:style style:name="T1135" style:family="text">
      <style:text-properties officeooo:rsid="166ea061"/>
    </style:style>
    <style:style style:name="T1136" style:family="text">
      <style:text-properties officeooo:rsid="166f1f46"/>
    </style:style>
    <style:style style:name="T1137" style:family="text">
      <style:text-properties officeooo:rsid="1671306e"/>
    </style:style>
    <style:style style:name="T1138" style:family="text">
      <style:text-properties officeooo:rsid="1671b58e"/>
    </style:style>
    <style:style style:name="T1139" style:family="text">
      <style:text-properties officeooo:rsid="16722c2c"/>
    </style:style>
    <style:style style:name="T1140" style:family="text">
      <style:text-properties officeooo:rsid="1672bd91"/>
    </style:style>
    <style:style style:name="T1141" style:family="text">
      <style:text-properties officeooo:rsid="1673d0bc"/>
    </style:style>
    <style:style style:name="T1142" style:family="text">
      <style:text-properties officeooo:rsid="16748cb1"/>
    </style:style>
    <style:style style:name="T1143" style:family="text">
      <style:text-properties officeooo:rsid="1675b3da"/>
    </style:style>
    <style:style style:name="T1144" style:family="text">
      <style:text-properties officeooo:rsid="16788a2a"/>
    </style:style>
    <style:style style:name="T1145" style:family="text">
      <style:text-properties officeooo:rsid="167a2955"/>
    </style:style>
    <style:style style:name="T1146" style:family="text">
      <style:text-properties officeooo:rsid="103c3934"/>
    </style:style>
    <style:style style:name="T1147" style:family="text">
      <style:text-properties officeooo:rsid="16895b59"/>
    </style:style>
    <style:style style:name="T1148" style:family="text">
      <style:text-properties officeooo:rsid="168f6bd2"/>
    </style:style>
    <style:style style:name="T1149" style:family="text">
      <style:text-properties officeooo:rsid="168fa161"/>
    </style:style>
    <style:style style:name="T1150" style:family="text">
      <style:text-properties officeooo:rsid="167d5c95"/>
    </style:style>
    <style:style style:name="T1151" style:family="text">
      <style:text-properties officeooo:rsid="168fde30"/>
    </style:style>
    <style:style style:name="T1152" style:family="text">
      <style:text-properties officeooo:rsid="167e2309"/>
    </style:style>
    <style:style style:name="T1153" style:family="text">
      <style:text-properties officeooo:rsid="168d7cc2"/>
    </style:style>
    <style:style style:name="T1154" style:family="text">
      <style:text-properties officeooo:rsid="168eb9ad"/>
    </style:style>
    <style:style style:name="T1155" style:family="text">
      <style:text-properties officeooo:rsid="167f25aa"/>
    </style:style>
    <style:style style:name="T1156" style:family="text">
      <style:text-properties officeooo:rsid="1680cb67"/>
    </style:style>
    <style:style style:name="T1157" style:family="text">
      <style:text-properties officeooo:rsid="16905b63"/>
    </style:style>
    <style:style style:name="T1158" style:family="text">
      <style:text-properties officeooo:rsid="168bac82"/>
    </style:style>
    <style:style style:name="T1159" style:family="text">
      <style:text-properties officeooo:rsid="168206c4"/>
    </style:style>
    <style:style style:name="T1160" style:family="text">
      <style:text-properties officeooo:rsid="16829036"/>
    </style:style>
    <style:style style:name="T1161" style:family="text">
      <style:text-properties officeooo:rsid="16842c1f"/>
    </style:style>
    <style:style style:name="T1162" style:family="text">
      <style:text-properties officeooo:rsid="1684d3d0"/>
    </style:style>
    <style:style style:name="T1163" style:family="text">
      <style:text-properties officeooo:rsid="16862c14"/>
    </style:style>
    <style:style style:name="T1164" style:family="text">
      <style:text-properties officeooo:rsid="16a0c6de"/>
    </style:style>
    <style:style style:name="T1165" style:family="text">
      <style:text-properties officeooo:rsid="16876cb7"/>
    </style:style>
    <style:style style:name="T1166" style:family="text">
      <style:text-properties officeooo:rsid="1691447d"/>
    </style:style>
    <style:style style:name="T1167" style:family="text">
      <style:text-properties officeooo:rsid="1688c2b7"/>
    </style:style>
    <style:style style:name="T1168" style:family="text">
      <style:text-properties officeooo:rsid="169229c1"/>
    </style:style>
    <style:style style:name="T1169" style:family="text">
      <style:text-properties officeooo:rsid="16941cd4"/>
    </style:style>
    <style:style style:name="T1170" style:family="text">
      <style:text-properties officeooo:rsid="16977b0e"/>
    </style:style>
    <style:style style:name="T1171" style:family="text">
      <style:text-properties officeooo:rsid="169962e2"/>
    </style:style>
    <style:style style:name="T1172" style:family="text">
      <style:text-properties officeooo:rsid="1699b0e8"/>
    </style:style>
    <style:style style:name="T1173" style:family="text">
      <style:text-properties officeooo:rsid="169b118f"/>
    </style:style>
    <style:style style:name="T1174" style:family="text">
      <style:text-properties officeooo:rsid="13d35ffa"/>
    </style:style>
    <style:style style:name="T1175" style:family="text">
      <style:text-properties officeooo:rsid="169c7165"/>
    </style:style>
    <style:style style:name="T1176" style:family="text">
      <style:text-properties officeooo:rsid="169e6a5e"/>
    </style:style>
    <style:style style:name="T1177" style:family="text">
      <style:text-properties officeooo:rsid="169ef246"/>
    </style:style>
    <style:style style:name="T1178" style:family="text">
      <style:text-properties officeooo:rsid="16a1990d"/>
    </style:style>
    <style:style style:name="T1179" style:family="text">
      <style:text-properties officeooo:rsid="16a20c79"/>
    </style:style>
    <style:style style:name="T1180" style:family="text">
      <style:text-properties officeooo:rsid="16a26e3e"/>
    </style:style>
    <style:style style:name="T1181" style:family="text">
      <style:text-properties officeooo:rsid="13d4d15e"/>
    </style:style>
    <style:style style:name="T1182" style:family="text">
      <style:text-properties officeooo:rsid="16a3b82b"/>
    </style:style>
    <style:style style:name="T1183" style:family="text">
      <style:text-properties officeooo:rsid="16a54530"/>
    </style:style>
    <style:style style:name="T1184" style:family="text">
      <style:text-properties officeooo:rsid="16a5f496"/>
    </style:style>
    <style:style style:name="T1185" style:family="text">
      <style:text-properties officeooo:rsid="13d6df82"/>
    </style:style>
    <style:style style:name="T1186" style:family="text">
      <style:text-properties officeooo:rsid="13d4f674"/>
    </style:style>
    <style:style style:name="T1187" style:family="text">
      <style:text-properties officeooo:rsid="13d712c7"/>
    </style:style>
    <style:style style:name="T1188" style:family="text">
      <style:text-properties officeooo:rsid="16a73aef"/>
    </style:style>
    <style:style style:name="T1189" style:family="text">
      <style:text-properties officeooo:rsid="16a88cbc"/>
    </style:style>
    <style:style style:name="T1190" style:family="text">
      <style:text-properties officeooo:rsid="16a937ba"/>
    </style:style>
    <style:style style:name="T1191" style:family="text">
      <style:text-properties officeooo:rsid="13d73ad4"/>
    </style:style>
    <style:style style:name="T1192" style:family="text">
      <style:text-properties officeooo:rsid="13d80193"/>
    </style:style>
    <style:style style:name="T1193" style:family="text">
      <style:text-properties officeooo:rsid="16ababba"/>
    </style:style>
    <style:style style:name="T1194" style:family="text">
      <style:text-properties officeooo:rsid="16ad20fc"/>
    </style:style>
    <style:style style:name="T1195" style:family="text">
      <style:text-properties officeooo:rsid="13d9695d"/>
    </style:style>
    <style:style style:name="T1196" style:family="text">
      <style:text-properties officeooo:rsid="16adea09"/>
    </style:style>
    <style:style style:name="T1197" style:family="text">
      <style:text-properties officeooo:rsid="13dba507"/>
    </style:style>
    <style:style style:name="T1198" style:family="text">
      <style:text-properties officeooo:rsid="16af6233"/>
    </style:style>
    <style:style style:name="T1199" style:family="text">
      <style:text-properties officeooo:rsid="16b1e22f"/>
    </style:style>
    <style:style style:name="T1200" style:family="text">
      <style:text-properties officeooo:rsid="16b33d6b"/>
    </style:style>
    <style:style style:name="T1201" style:family="text">
      <style:text-properties officeooo:rsid="16b3905a"/>
    </style:style>
    <style:style style:name="T1202" style:family="text">
      <style:text-properties officeooo:rsid="16b4d9b4"/>
    </style:style>
    <style:style style:name="T1203" style:family="text">
      <style:text-properties officeooo:rsid="16b6d15f"/>
    </style:style>
    <style:style style:name="T1204" style:family="text">
      <style:text-properties officeooo:rsid="16b70704"/>
    </style:style>
    <style:style style:name="T1205" style:family="text">
      <style:text-properties officeooo:rsid="16b718b8"/>
    </style:style>
    <style:style style:name="T1206" style:family="text">
      <style:text-properties officeooo:rsid="16b8476c"/>
    </style:style>
    <style:style style:name="T1207" style:family="text">
      <style:text-properties officeooo:rsid="16b8aa09"/>
    </style:style>
    <style:style style:name="T1208" style:family="text">
      <style:text-properties officeooo:rsid="16b9ddb9"/>
    </style:style>
    <style:style style:name="T1209" style:family="text">
      <style:text-properties officeooo:rsid="16bdb850"/>
    </style:style>
    <style:style style:name="T1210" style:family="text">
      <style:text-properties officeooo:rsid="16bf9def"/>
    </style:style>
    <style:style style:name="T1211" style:family="text">
      <style:text-properties officeooo:rsid="16c0886c"/>
    </style:style>
    <style:style style:name="T1212" style:family="text">
      <style:text-properties officeooo:rsid="16c13495"/>
    </style:style>
    <style:style style:name="T1213" style:family="text">
      <style:text-properties officeooo:rsid="16c1a5d8"/>
    </style:style>
    <style:style style:name="T1214" style:family="text">
      <style:text-properties officeooo:rsid="16c38788"/>
    </style:style>
    <style:style style:name="T1215" style:family="text">
      <style:text-properties officeooo:rsid="16c4ac8e"/>
    </style:style>
    <style:style style:name="T1216" style:family="text">
      <style:text-properties officeooo:rsid="16c55e45"/>
    </style:style>
    <style:style style:name="T1217" style:family="text">
      <style:text-properties officeooo:rsid="16c4ccaf"/>
    </style:style>
    <style:style style:name="T1218" style:family="text">
      <style:text-properties officeooo:rsid="16c7141c"/>
    </style:style>
    <style:style style:name="T1219" style:family="text">
      <style:text-properties officeooo:rsid="16c98d94"/>
    </style:style>
    <style:style style:name="T1220" style:family="text">
      <style:text-properties officeooo:rsid="16ca3fa3"/>
    </style:style>
    <style:style style:name="T1221" style:family="text">
      <style:text-properties officeooo:rsid="16cb9329"/>
    </style:style>
    <style:style style:name="T1222" style:family="text">
      <style:text-properties officeooo:rsid="16cd50a0"/>
    </style:style>
    <style:style style:name="T1223" style:family="text">
      <style:text-properties officeooo:rsid="16ce2f71"/>
    </style:style>
    <style:style style:name="T1224" style:family="text">
      <style:text-properties officeooo:rsid="16cecb5f"/>
    </style:style>
    <style:style style:name="T1225" style:family="text">
      <style:text-properties officeooo:rsid="16d0c023"/>
    </style:style>
    <style:style style:name="T1226" style:family="text">
      <style:text-properties officeooo:rsid="16d11937"/>
    </style:style>
    <style:style style:name="T1227" style:family="text">
      <style:text-properties officeooo:rsid="16d21423"/>
    </style:style>
    <style:style style:name="T1228" style:family="text">
      <style:text-properties officeooo:rsid="16d39f3a"/>
    </style:style>
    <style:style style:name="T1229" style:family="text">
      <style:text-properties officeooo:rsid="16d4575c"/>
    </style:style>
    <style:style style:name="T1230" style:family="text">
      <style:text-properties officeooo:rsid="1148622c"/>
    </style:style>
    <style:style style:name="T1231" style:family="text">
      <style:text-properties officeooo:rsid="13e55869"/>
    </style:style>
    <style:style style:name="T1232" style:family="text">
      <style:text-properties officeooo:rsid="16d568c5"/>
    </style:style>
    <style:style style:name="T1233" style:family="text">
      <style:text-properties officeooo:rsid="16d701f6"/>
    </style:style>
    <style:style style:name="T1234" style:family="text">
      <style:text-properties officeooo:rsid="16d94f38"/>
    </style:style>
    <style:style style:name="T1235" style:family="text">
      <style:text-properties officeooo:rsid="16d9db22"/>
    </style:style>
    <style:style style:name="T1236" style:family="text">
      <style:text-properties officeooo:rsid="16daabda"/>
    </style:style>
    <style:style style:name="T1237" style:family="text">
      <style:text-properties officeooo:rsid="16dc774a"/>
    </style:style>
    <style:style style:name="T1238" style:family="text">
      <style:text-properties officeooo:rsid="16dd5b15"/>
    </style:style>
    <style:style style:name="T1239" style:family="text">
      <style:text-properties officeooo:rsid="16de58ea"/>
    </style:style>
    <style:style style:name="T1240" style:family="text">
      <style:text-properties officeooo:rsid="16dfb77d"/>
    </style:style>
    <style:style style:name="T1241" style:family="text">
      <style:text-properties officeooo:rsid="16e03dfa"/>
    </style:style>
    <style:style style:name="T1242" style:family="text">
      <style:text-properties officeooo:rsid="16e07127"/>
    </style:style>
    <style:style style:name="T1243" style:family="text">
      <style:text-properties officeooo:rsid="16e383be"/>
    </style:style>
    <style:style style:name="T1244" style:family="text">
      <style:text-properties officeooo:rsid="13eafb8c"/>
    </style:style>
    <style:style style:name="T1245" style:family="text">
      <style:text-properties officeooo:rsid="13ecd2f9"/>
    </style:style>
    <style:style style:name="T1246" style:family="text">
      <style:text-properties officeooo:rsid="16e3f7a1"/>
    </style:style>
    <style:style style:name="T1247" style:family="text">
      <style:text-properties officeooo:rsid="16e502ea"/>
    </style:style>
    <style:style style:name="T1248" style:family="text">
      <style:text-properties officeooo:rsid="16e53103"/>
    </style:style>
    <style:style style:name="T1249" style:family="text">
      <style:text-properties officeooo:rsid="16e563e4"/>
    </style:style>
    <style:style style:name="T1250" style:family="text">
      <style:text-properties officeooo:rsid="16e6338e"/>
    </style:style>
    <style:style style:name="T1251" style:family="text">
      <style:text-properties officeooo:rsid="16ea496d"/>
    </style:style>
    <style:style style:name="T1252" style:family="text">
      <style:text-properties officeooo:rsid="16eb8e80"/>
    </style:style>
    <style:style style:name="T1253" style:family="text">
      <style:text-properties fo:language="uk" fo:country="UA"/>
    </style:style>
    <style:style style:name="T1254" style:family="text">
      <style:text-properties fo:language="uk" fo:country="UA" officeooo:rsid="16eb8e80"/>
    </style:style>
    <style:style style:name="T1255" style:family="text">
      <style:text-properties officeooo:rsid="16e82257"/>
    </style:style>
    <style:style style:name="T1256" style:family="text">
      <style:text-properties officeooo:rsid="16ea07e2"/>
    </style:style>
    <style:style style:name="T1257" style:family="text">
      <style:text-properties officeooo:rsid="103dcfc1"/>
    </style:style>
    <style:style style:name="T1258" style:family="text">
      <style:text-properties officeooo:rsid="11541390"/>
    </style:style>
    <style:style style:name="T1259" style:family="text">
      <style:text-properties officeooo:rsid="13fcd8c0"/>
    </style:style>
    <style:style style:name="T1260" style:family="text">
      <style:text-properties officeooo:rsid="13fcf48d"/>
    </style:style>
    <style:style style:name="T1261" style:family="text">
      <style:text-properties officeooo:rsid="103fb2ff"/>
    </style:style>
    <style:style style:name="T1262" style:family="text">
      <style:text-properties officeooo:rsid="104010ef"/>
    </style:style>
    <style:style style:name="T1263" style:family="text">
      <style:text-properties officeooo:rsid="17077350"/>
    </style:style>
    <style:style style:name="T1264" style:family="text">
      <style:text-properties fo:font-style="italic" officeooo:rsid="170a8c83"/>
    </style:style>
    <style:style style:name="T1265" style:family="text">
      <style:text-properties officeooo:rsid="17112f0d"/>
    </style:style>
    <style:style style:name="T1266" style:family="text">
      <style:text-properties officeooo:rsid="10418d17"/>
    </style:style>
    <style:style style:name="T1267" style:family="text">
      <style:text-properties officeooo:rsid="10425232"/>
    </style:style>
    <style:style style:name="T1268" style:family="text">
      <style:text-properties officeooo:rsid="10425ccc"/>
    </style:style>
    <style:style style:name="T1269" style:family="text">
      <style:text-properties officeooo:rsid="104438b9"/>
    </style:style>
    <style:style style:name="T1270" style:family="text">
      <style:text-properties officeooo:rsid="10478491"/>
    </style:style>
    <style:style style:name="T1271" style:family="text">
      <style:text-properties officeooo:rsid="10481ceb"/>
    </style:style>
    <style:style style:name="T1272" style:family="text">
      <style:text-properties officeooo:rsid="1048e663"/>
    </style:style>
    <style:style style:name="T1273" style:family="text">
      <style:text-properties officeooo:rsid="104a4de2"/>
    </style:style>
    <style:style style:name="T1274" style:family="text">
      <style:text-properties officeooo:rsid="104c2993"/>
    </style:style>
    <style:style style:name="T1275" style:family="text">
      <style:text-properties officeooo:rsid="104cb74f"/>
    </style:style>
    <style:style style:name="T1276" style:family="text">
      <style:text-properties officeooo:rsid="104d629e"/>
    </style:style>
    <style:style style:name="T1277" style:family="text">
      <style:text-properties officeooo:rsid="104f3596"/>
    </style:style>
    <style:style style:name="T1278" style:family="text">
      <style:text-properties officeooo:rsid="104f7953"/>
    </style:style>
    <style:style style:name="T1279" style:family="text">
      <style:text-properties officeooo:rsid="168b8fee"/>
    </style:style>
    <style:style style:name="T1280" style:family="text">
      <style:text-properties officeooo:rsid="105141f9"/>
    </style:style>
    <style:style style:name="T1281" style:family="text">
      <style:text-properties officeooo:rsid="10527c99"/>
    </style:style>
    <style:style style:name="T1282" style:family="text">
      <style:text-properties officeooo:rsid="105325eb"/>
    </style:style>
    <style:style style:name="T1283" style:family="text">
      <style:text-properties officeooo:rsid="1054b0f7"/>
    </style:style>
    <style:style style:name="T1284" style:family="text">
      <style:text-properties officeooo:rsid="1055f89b"/>
    </style:style>
    <style:style style:name="T1285" style:family="text">
      <style:text-properties officeooo:rsid="1057df80"/>
    </style:style>
    <style:style style:name="T1286" style:family="text">
      <style:text-properties officeooo:rsid="10588edf"/>
    </style:style>
    <style:style style:name="T1287"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8</text:a></text:p>
          <text:p text:style-name="P15"><text:a xlink:type="simple" xlink:href="#__RefHeading___Toc256_788317178" text:style-name="Index_20_Link" text:visited-style-name="Index_20_Link">Крок 25: Home<text:tab/>333</text:a></text:p>
          <text:p text:style-name="P15"><text:a xlink:type="simple" xlink:href="#__RefHeading___Toc258_788317178" text:style-name="Index_20_Link" text:visited-style-name="Index_20_Link"><text:soft-page-break/>Крок 26: The Rise and Fall of Sunset Shimmer<text:tab/>347</text:a></text:p>
          <text:p text:style-name="P15"><text:a xlink:type="simple" xlink:href="#__RefHeading___Toc262_788317178" text:style-name="Index_20_Link" text:visited-style-name="Index_20_Link">Крок 27: Law of the Universe<text:tab/>370</text:a></text:p>
          <text:p text:style-name="P15"><text:a xlink:type="simple" xlink:href="#__RefHeading___Toc266_788317178" text:style-name="Index_20_Link" text:visited-style-name="Index_20_Link">Крок 28: Love and War<text:tab/>389</text:a></text:p>
          <text:p text:style-name="P15"><text:a xlink:type="simple" xlink:href="#__RefHeading___Toc268_788317178" text:style-name="Index_20_Link" text:visited-style-name="Index_20_Link">Крок 29: Vendetta<text:tab/>407</text:a></text:p>
          <text:p text:style-name="P15"><text:a xlink:type="simple" xlink:href="#__RefHeading___Toc272_788317178" text:style-name="Index_20_Link" text:visited-style-name="Index_20_Link">Крок 30: Science Fiction II<text:tab/>420</text:a></text:p>
          <text:p text:style-name="P15"><text:a xlink:type="simple" xlink:href="#__RefHeading___Toc274_788317178" text:style-name="Index_20_Link" text:visited-style-name="Index_20_Link">IV. My Past Does Not Define Me — Крок 31: An Evening with the Sparkles<text:tab/>449</text:a></text:p>
          <text:p text:style-name="P15"><text:a xlink:type="simple" xlink:href="#__RefHeading___Toc278_788317178" text:style-name="Index_20_Link" text:visited-style-name="Index_20_Link">Крок 32: Makes Me Crazy<text:tab/>467</text:a></text:p>
          <text:p text:style-name="P15"><text:a xlink:type="simple" xlink:href="#__RefHeading___Toc282_788317178" text:style-name="Index_20_Link" text:visited-style-name="Index_20_Link">Крок 33: Friends, Foes, and Family<text:tab/>485</text:a></text:p>
          <text:p text:style-name="P15"><text:a xlink:type="simple" xlink:href="#__RefHeading___Toc284_788317178" text:style-name="Index_20_Link" text:visited-style-name="Index_20_Link">Крок 34: Words Unsaid<text:tab/>503</text:a></text:p>
          <text:p text:style-name="P15"><text:a xlink:type="simple" xlink:href="#__RefHeading___Toc288_788317178" text:style-name="Index_20_Link" text:visited-style-name="Index_20_Link">Крок 35: Long Night of Solace<text:tab/>530</text:a></text:p>
          <text:p text:style-name="P15"><text:a xlink:type="simple" xlink:href="#__RefHeading___Toc290_788317178" text:style-name="Index_20_Link" text:visited-style-name="Index_20_Link">Крок 36: The Trouble With Trixie<text:tab/>548</text:a></text:p>
          <text:p text:style-name="P15"><text:a xlink:type="simple" xlink:href="#__RefHeading___Toc292_788317178" text:style-name="Index_20_Link" text:visited-style-name="Index_20_Link">Крок 37: Determination<text:tab/>568</text:a></text:p>
          <text:p text:style-name="P15"><text:a xlink:type="simple" xlink:href="#__RefHeading___Toc294_788317178" text:style-name="Index_20_Link" text:visited-style-name="Index_20_Link">Крок 38: Princess Royale<text:tab/>580</text:a></text:p>
          <text:p text:style-name="P15"><text:a xlink:type="simple" xlink:href="#__RefHeading___Toc296_788317178" text:style-name="Index_20_Link" text:visited-style-name="Index_20_Link">Крок 39: Miracle Worker I—Victory Road<text:tab/>608</text:a></text:p>
          <text:p text:style-name="P15"><text:a xlink:type="simple" xlink:href="#__RefHeading___Toc300_788317178" text:style-name="Index_20_Link" text:visited-style-name="Index_20_Link">Крок 40: Miracle Worker II—Shine Like Rainbows<text:tab/>624</text:a></text:p>
          <text:p text:style-name="P15"><text:a xlink:type="simple" xlink:href="#__RefHeading___Toc304_788317178" text:style-name="Index_20_Link" text:visited-style-name="Index_20_Link">Крок 41: Rising Sun<text:tab/>652</text:a></text:p>
          <text:p text:style-name="P15"><text:a xlink:type="simple" xlink:href="#__RefHeading___Toc308_788317178" text:style-name="Index_20_Link" text:visited-style-name="Index_20_Link">Крок 42: Shooting Stars<text:tab/>670</text:a></text:p>
          <text:p text:style-name="P15"><text:a xlink:type="simple" xlink:href="#__RefHeading___Toc312_788317178" text:style-name="Index_20_Link" text:visited-style-name="Index_20_Link">Advent Moon<text:tab/>686</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text:span><text:span text:style-name="Emphasis"><text:span text:style-name="T325">буду любити інших більше ніж себе</text:span></text:span><text:span text:style-name="T325">»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text:span text:style-name="Emphasis"><text:span text:style-name="T348">доки я не знайду друзів і не буду спілкуватися більше про інших ніж я»</text:span></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Діалог">—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7">— <text:span text:style-name="T363">Не можу дочекатися коли відремонтують мій мотоцикл.</text:span> — <text:span text:style-name="T364">Сказала Сансет собі під ніс.</text:span></text:p>
      <text:p text:style-name="P128">Вона доїла яблуко і кинула його на сусідні двір.</text:p>
      <text:p text:style-name="P129">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7">— <text:span text:style-name="T367">Пробачте, пані?</text:span> — <text:span text:style-name="T368">Чоловік звернувся до Сансет коли та підійшла</text:span>. — <text:span text:style-name="T369">Не підкажете час?</text:span></text:p>
      <text:p text:style-name="P130">Сансет хотіла сказати йому інвестувати у годинник, але замість цього вона полізла у кишеню за телефоном.</text:p>
      <text:p text:style-name="P127"><text:soft-page-break/>— Зараз дванадцять двадцять три. — <text:span text:style-name="T368">Вона намагалась утримуватися, щоб не </text:span><text:span text:style-name="T370">нагрубити</text:span><text:span text:style-name="T368">.</text:span></text:p>
      <text:p text:style-name="P127">— А чи знаєте ви, як часто тут проїжджає автобус?</text:p>
      <text:p text:style-name="P127">— <text:span text:style-name="T371">Десь кожні тридцять хвилин.</text:span></text:p>
      <text:p text:style-name="P131"><text:span text:style-name="T372">Чоловік посміхнувся</text:span>.</text:p>
      <text:p text:style-name="P132">— <text:span text:style-name="T372">Дякую, ви дуже допомогли мені.</text:span></text:p>
      <text:p text:style-name="Text_20_body"><text:span text:style-name="T373">Сансет пробурмотала та відвернулась</text:span>. <text:span text:style-name="T373">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3">Сансет закотила очі у відповідь.</text:p>
      <text:p text:style-name="P134">— <text:span text:style-name="T374">Чудесний сьогодні день, чи не так?</text:span> — <text:span text:style-name="T374">Продовжив чоловік.</text:span></text:p>
      <text:p text:style-name="P135"><text:span text:style-name="T375">Сансет поглянула у чисте, синє небо</text:span>. <text:span text:style-name="T375">Слабкий вітер тріпав її волосся.</text:span></text:p>
      <text:p text:style-name="P136">— <text:span text:style-name="T376">Так, дійсно чудовий.</text:span> — <text:span text:style-name="T377">Сказала вона спокійно.</text:span></text:p>
      <text:p text:style-name="P135"><text:span text:style-name="T378">Сансет відчула полегшення коли автобус нарешті прибув через хвилину після.</text:span> <text:span text:style-name="T378">Вона заплатила за проїзд і обрала сидіння ззаду, якмога далі від чоловіка та інших пасажирів.</text:span></text:p>
      <text:p text:style-name="Text_20_body"><text:span text:style-name="T378">На її щастя, поїздка пройшла без оказій</text:span>. <text:span text:style-name="T379">Через тридцять хвилин, вона була у хорошій частині Кантерлоту, висадившись перед Кантерлотським торговим центром.</text:span> <text:span text:style-name="T379">Він був великим, колосальним, його передня частина була зроблена переважно із полірованого скла, за що він і отримав назву ТЦ «Кришталь».</text:span> <text:span text:style-name="T379">Хоч він був висотою з два поверхи, у нього можна вмістити два футбольних поля.</text:span></text:p>
      <text:p text:style-name="Text_20_body"><text:span text:style-name="T380">Вона пройшла крізь великі автоматичні двері і дістала список покупок, де «шкіряна куртка» була зверху.</text:span> <text:span text:style-name="T381">Оскільки Сансет вже була тут кілька разів, вона вже знала де купити нову</text:span>. Вона ступила по блискучій кахельній підлозі, <text:span text:style-name="T381">направляючись до найближчого ескалатору.</text:span> <text:span text:style-name="T381">Не дивлячись на усі недоліки цього світу, Сансет була дуже вражена технологіями тут</text:span>. <text:span text:style-name="T381">Вона була вражена ідеєю сходів що рухаються, коли побачила їх вперше.</text:span> <text:span text:style-name="T381">Чому в Еквестрії не винайшли щось таке? Або шкіряні курточки?</text:span></text:p>
      <text:p text:style-name="Text_20_body"><text:soft-page-break/><text:span text:style-name="T382">Підлітки та сім’ї рухалися групами по торговому центру, насолоджуючись вихідними, і наповнювали це місце розмовами там сміхом</text:span>. <text:span text:style-name="T382">Для Сансет це було майже наче отрута.</text:span></text:p>
      <text:p text:style-name="P21"><text:span text:style-name="T382">Майже</text:span>.</text:p>
      <text:p text:style-name="P137">Вона знайшла магазин який шукала кілька хвилин і зайшла всередину з широкою усмішкою на обличчі.</text:p>
      <text:p text:style-name="P138">— <text:span text:style-name="T383">Доброго дня!</text:span> — <text:span text:style-name="T384">Весело сказала продавчиня магазину, доки вона не побачила хто зайшов у двері.</text:span></text:p>
      <text:p text:style-name="Text_20_body">Її обличчя миттєво опустилося.</text:p>
      <text:p text:style-name="P138">— <text:span text:style-name="T385">А, це ти, Сансет.</text:span></text:p>
      <text:p text:style-name="Text_20_body"><text:span text:style-name="T386">Сансет зупинилась і подивилась на блідо‐синю дівчину за прилавком</text:span>. Яскраво‐рожевий бант сидів на її волоссі <text:span text:style-name="T387">морського </text:span>кольору. <text:span text:style-name="T388">На це пішло кілька секунд доки не згадала як звуть цю дівчину.</text:span></text:p>
      <text:p text:style-name="P139">— <text:span text:style-name="T389">Доброго дня, Фліттер.</text:span> — <text:span text:style-name="T389">сказала вона холодно, підходячи до прилавку з самовдоволеною усмішкою.</text:span> — <text:span text:style-name="T389">Не знала, що ти працюєш тут.</text:span></text:p>
      <text:p text:style-name="P140">— <text:span text:style-name="T390">Так, на відмінну від </text:span><text:span text:style-name="Emphasis"><text:span text:style-name="T390">деяких</text:span></text:span><text:span text:style-name="T390">, мені треба працювати щоб заробляти на те, що я хочу.</text:span></text:p>
      <text:p text:style-name="P141">—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1">Фліттер звузила очі.</text:p>
      <text:p text:style-name="P140">— <text:span text:style-name="T393">Ні, не працювала.</text:span> <text:span text:style-name="T393">Ти брехала, обманювала і шантажувала.</text:span></text:p>
      <text:p text:style-name="P140">— <text:span text:style-name="T393">І це не робота?</text:span></text:p>
      <text:p text:style-name="P142">Фліттер пробурчала кілька не дуже хороших слів собі під ніс, після чого перенаправила стільки презирства, скільки вона могла на Сансет.</text:p>
      <text:p text:style-name="P140">— <text:span text:style-name="T394">Що ти хочеш?</text:span></text:p>
      <text:p text:style-name="P140">—<text:span text:style-name="T395"> </text:span><text:span text:style-name="T396">Шкіряну куртку.</text:span> — <text:span text:style-name="T394">Сансет не була впевнена, чи це вона сказала чи Елементи змусили її.</text:span></text:p>
      <text:p text:style-name="P143">Фліттер вказала на темний куток де була маленька стійка з чорними та коричними куртками.</text:p>
      <text:p text:style-name="P140"><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4"><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0">— <text:span text:style-name="T400">Мм, ні.</text:span></text:p>
      <text:p text:style-name="P145">Вона кинула її на підлогу і обрала іншу.</text:p>
      <text:p text:style-name="P146">— <text:span text:style-name="T400">Мм, теж ні.</text:span> — <text:span text:style-name="T399">Сказала вона, кидаючи її на попередню.</text:span></text:p>
      <text:p text:style-name="P144">Краєм ока вона побачила, як Фліттер скрипить зубами.</text:p>
      <text:p text:style-name="P147"><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8">— <text:span text:style-name="T404">Оооо, ось! Ти будеш ідеальною заміною.</text:span></text:p>
      <text:p text:style-name="P149">Вона оглянула куртку та поклала її на стійку перед Фліттер, яка глибоко зітхнула.</text:p>
      <text:p text:style-name="P148">— <text:span text:style-name="T405">Це все, пані?</text:span></text:p>
      <text:p text:style-name="P148">— <text:span text:style-name="T405">Так.</text:span></text:p>
      <text:p text:style-name="P150">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1">— <text:span text:style-name="T405">Це буде </text:span><text:span text:style-name="T406">2647 </text:span><text:span text:style-name="T407">дві тисячі шістсот сорок сім гривень, будь‐ласка.</text:span></text:p>
      <text:p text:style-name="P152">Сансет майже не подавилась.</text:p>
      <text:p text:style-name="P148">— <text:span text:style-name="T408">Щ‐що?</text:span> <text:span text:style-name="T409">Та ти знущаєшся! Вона не коштувала так багато останнього разу!</text:span></text:p>
      <text:p text:style-name="P153">—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4">Настала черга Сансет <text:span text:style-name="T410">скрипіти</text:span> зубами.</text:p>
      <text:p text:style-name="P155">— <text:span text:style-name="T411">У мене немає двох тисяч.</text:span></text:p>
      <text:p text:style-name="P156"><text:soft-page-break/>Фліттер знизили плечима, взяла куртку та пішла у сторону того бардаку, що Сансет влаштувала.</text:p>
      <text:p text:style-name="P157">—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8">Сансет відкрила рота, але Фліттер випередила її.</text:p>
      <text:p text:style-name="P155">— <text:span text:style-name="T415">А, і ось що — будеш погрожувати мені і тоді я </text:span><text:span text:style-name="Emphasis"><text:span text:style-name="T415">викличу</text:span></text:span><text:span text:style-name="T415"> охорону.</text:span></text:p>
      <text:p text:style-name="P159">Стукнув ногою та стиснув кулаки, Сансет попрямувала із магазину, лаючись на шляху.</text:p>
      <text:p text:style-name="P160">—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1">Сансет поглянула вниз на неї.</text:p>
      <text:p text:style-name="P162">— <text:span text:style-name="T422">Дивись куди преш</text:span><text:span text:style-name="T10">… </text:span><text:span text:style-name="T423">Ааа</text:span>! <text:span text:style-name="T422">Твайлайт Спаркл!</text:span></text:p>
      <text:p text:style-name="P163">Твайлайт підвелася й <text:span text:style-name="T424">змахнула</text:span> пил <text:span text:style-name="T424">з себе</text:span>, дивлячись на Сансет із <text:span text:style-name="T424">зацікавленістю.</text:span></text:p>
      <text:p text:style-name="P155">— <text:span text:style-name="T425">Сансет Шимер? Що ти робиш тут? І чому ти наштовхнулась на мене?</text:span></text:p>
      <text:p text:style-name="P164">Замість уїдливої репліки, Сансет сказала.</text:p>
      <text:p text:style-name="P155">—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5">Вона вдарила себе по обличчю.</text:p>
      <text:p text:style-name="P166">— <text:span text:style-name="T426">О, зрозуміло. Що ж, мені шкода за куртку.</text:span> — <text:span text:style-name="T421">Щиро сказала Твайлайт</text:span>.</text:p>
      <text:p text:style-name="P166">— <text:span text:style-name="T426">Можливо ти можеш попросити нову на Різдво?</text:span></text:p>
      <text:p text:style-name="P155">—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5"><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5">— <text:span text:style-name="T428">Не розмовляти з тобою?</text:span></text:p>
      <text:p text:style-name="P155">— <text:span text:style-name="T428">Так. І що саме ти зараз робиш?</text:span></text:p>
      <text:p text:style-name="P155">—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5">—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5">—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text:span text:style-name="Emphasis">«будь ласка»</text:span>,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P286">І хоча дівчата були розчаровані, всі інші у натовпі аплодували у здивуванні.</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7"><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8">Стілець Пінкі одразу почав підійматися у повітря і полетів у сторону сцени.</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9">Пінкі приземлилась на сцену і почала плескати у долоні.</text:p>
      <text:p text:style-name="Діалог">— <text:span text:style-name="T805">Це було </text:span><text:span text:style-name="Emphasis"><text:span text:style-name="T805">НЕЙМОВІРНО!</text:span></text:span></text:p>
      <text:p text:style-name="P290">— <text:span text:style-name="T806">Рад, що тобі сподобалося, але я ще не завершив!</text:span> <text:span text:style-name="T806">Тепер я дістану кролика із твого волосся! </text:span><text:span text:style-name="T807">Він встромив руку у гніздо, яке було зачіскою Пінкі, длубаючись там кілька секунд доки його обличчя не нахмурилося.</text:span></text:p>
      <text:p text:style-name="P290">— <text:span text:style-name="T808">Що ж, оце поворот.</text:span> — <text:span text:style-name="T807">Він витягнув руку, не з білим кроликом, але з малою, зеленою рептилією.</text:span> — <text:span text:style-name="T809">Це дитинча крокодила?</text:span></text:p>
      <text:p text:style-name="Діалог">— <text:span text:style-name="T807">Нє-а.</text:span> — <text:span text:style-name="T810">Посміхнулась Пінкі беручи лускате створіння у Артеміса</text:span>. — <text:span text:style-name="T810">Це мій улюбленець алігатор, Гаммі!</text:span> <text:span text:style-name="T810">Не переймайтеся, у нього немає зубів, бачите?</text:span> — <text:span text:style-name="T811">Пінкі розкрила його рот, демонструючи, що там дійсно немає зубів.</text:span></text:p>
      <text:p text:style-name="P291"><text:soft-page-break/><text:span text:style-name="T811">Артеміс посвербів голову.</text:span></text:p>
      <text:p text:style-name="Діалог">— <text:span text:style-name="T812">Що ж, </text:span><text:span text:style-name="T813">це щось магічне з чимось.</text:span> — <text:span text:style-name="T813">Він усміхнувся доки натовп хихикав з його та Пінкі витівок</text:span>. — <text:span text:style-name="T812">Але як би то не було, </text:span><text:span text:style-name="Emphasis"><text:span text:style-name="T812">Луламун</text:span></text:span><text:span text:style-name="Emphasis">!</text:span></text:p>
      <text:p text:style-name="P292">Стілець знову здійнявся у повітря, повертаючи його на своє місце поміж Сансет і Рейнбоу.</text:p>
      <text:p text:style-name="P293">Сансет витріщалась на Пінкі і Гаммі.</text:p>
      <text:p text:style-name="Діалог">— <text:span text:style-name="T814">Чому у тебе дитинча алігатора у волоссі</text:span>?</text:p>
      <text:p text:style-name="P252">— <text:span text:style-name="T815">Тому, що рибки вже занадто мейнстримні.</text:span></text:p>
      <text:p text:style-name="Діалог">— <text:span text:style-name="T816">А тепер</text:span> — <text:span text:style-name="T816">Продовжив Артеміс.</text:span> — <text:span text:style-name="T816">Чи можу я отримати добровольця допомогти мені на сцені?</text:span></text:p>
      <text:p text:style-name="P294">Сансет відчула як її рука піднялась у повітря і вона сказала.</text:p>
      <text:p text:style-name="Діалог">— <text:span text:style-name="T817">Я буду!</text:span></text:p>
      <text:p text:style-name="Думки_20_Сансет"><text:span text:style-name="T818">Якого дідька</text:span><text:span text:style-name="T44">? </text:span><text:span text:style-name="T819">Це навіть не було адресовано мені</text:span><text:span text:style-name="T44">! </text:span><text:span text:style-name="T819">І він сказав ДОБРОВОЛЕЦЬ</text:span><text:span text:style-name="T44">!</text:span></text:p>
      <text:p text:style-name="P295">Але вже нічого не поробиш, коли Артеміс вказав на неї і окликнув на сцену.</text:p>
      <text:p text:style-name="Діалог">— <text:span text:style-name="T820">Давай Сансет, йуху!</text:span> — <text:span text:style-name="T820">Зраділа Пінкі.</text:span></text:p>
      <text:p text:style-name="Діалог">— <text:span text:style-name="T821">Я здивована шо она вообщє захотіла добровольно піти.</text:span> — <text:span text:style-name="T821">Прошепотіла Еплджек до Реріті, та кивнула у згоді.</text:span></text:p>
      <text:p text:style-name="P296">Сансет заступила на сцені з сердитим виразом.</text:p>
      <text:p text:style-name="Діалог">— <text:span text:style-name="T822">Добре, що мені треба робити?</text:span></text:p>
      <text:p text:style-name="Діалог">— <text:span text:style-name="T823">Ну, по-перше, посміхайся частіше.</text:span> <text:span text:style-name="T823">Було б дуже сумно, якби таке гарне обличчя застрягло з таким виразом.</text:span> — <text:span text:style-name="T823">Пожартував Артеміс</text:span>.</text:p>
      <text:p text:style-name="Діалог">— <text:span text:style-name="T824">Нє.</text:span></text:p>
      <text:p text:style-name="P297">— <text:span text:style-name="T825">Та ти прямо сяєш від ентузіазму, чи не так?</text:span> — <text:span text:style-name="T826">У цей момент, світлова куля з’явилась над головою Сансет, і натовп ще більше захихотів.</text:span></text:p>
      <text:p text:style-name="P297">— <text:span text:style-name="T826">Хоча б скажи нам своє ім’я.</text:span></text:p>
      <text:p text:style-name="Діалог">— <text:span text:style-name="T827">Сансет Шимер.</text:span></text:p>
      <text:p text:style-name="Діалог">— <text:span text:style-name="T828">Що ж, Санні, для наступного трюку мені треба розпилити тебе на дві частини!</text:span></text:p>
      <text:p text:style-name="P298"><text:soft-page-break/><text:span text:style-name="T829">Напів порожній погляд Сансет швидко змінився на вираз жаху.</text:span></text:p>
      <text:p text:style-name="Діалог">— <text:span text:style-name="T830">Шо?!</text:span></text:p>
      <text:p text:style-name="P252">— <text:span text:style-name="T831">Ой, та ну тобі, буде весело!</text:span> — <text:span text:style-name="T832">Він вказав паличкою на завісу позаду нього, яка відкрилась і показала довгу горизонтальну коробку</text:span>. — <text:span text:style-name="T833">Ти пролізеш всередину, я розріжу тебе на дві частини і розділю їх, щоб аудиторія могла побачити</text:span>. <text:span text:style-name="T834">І тоді я піду за молочним шейком і повернуся щоб зібрати тебе до купи.</text:span></text:p>
      <text:p text:style-name="Діалог">— <text:span text:style-name="T835">Не смішно.</text:span> — <text:span text:style-name="T835">Прогарчала Сансет</text:span>.</text:p>
      <text:p text:style-name="P299">Артеміс постукав її по носу.</text:p>
      <text:p text:style-name="Діалог">— <text:span text:style-name="T836">Тоді тоді, подруго, треба краще почуття гумору.</text:span> — <text:span text:style-name="T836">Випрямився він.</text:span> — <text:span text:style-name="T836">До того ж, ти вже пішла добровольцем, тому пролізай у коробку!</text:span></text:p>
      <text:p text:style-name="Text_20_body"><text:span text:style-name="T837">Неохоче, Сансет підійшла до коробки і пролізла всередину</text:span>. <text:span text:style-name="T838">Артеміс закрив обидві секції, залишаючи тільки її голову та ноги відкритими</text:span>. <text:span text:style-name="T839">Він дістав пилу із того, що виглядало як ціле нічого, і тримав її посередині коробки.</text:span></text:p>
      <text:p text:style-name="Думки_20_Сансет"><text:span text:style-name="T840">Якщо я помру тут, то моїм найбільшим досягненням буде те, що я майже </text:span><text:span text:style-name="T841">підкорила </text:span><text:span text:style-name="T840">Еквестрі</text:span><text:span text:style-name="T841">ю</text:span><text:span text:style-name="T44">. </text:span><text:span text:style-name="T842">Це доволі сумно.</text:span></text:p>
      <text:p text:style-name="Text_20_body"><text:span text:style-name="T843">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44">А тепер коли вона лежала там, Сансет зрозуміла, що її зараз можуть розпилити навпіл.</text:span></text:p>
      <text:p text:style-name="Діалог">— <text:span text:style-name="T845">А тепер, діти, я попрошу вас не виконувати цей трюк вдома! Ти готова, Сансет?</text:span></text:p>
      <text:p text:style-name="Діалог">— <text:span text:style-name="T845">Ні, і я думаю, що ви </text:span><text:span text:style-name="T831">з’їхали</text:span><text:span text:style-name="T845"> з глузду!</text:span></text:p>
      <text:p text:style-name="P300">Артеміс знизав плечима.</text:p>
      <text:p text:style-name="Діалог">— <text:span text:style-name="T845">Про мене і не таке казали. </text:span><text:span text:style-name="Emphasis"><text:span text:style-name="T845">Луламун!</text:span></text:span></text:p>
      <text:p text:style-name="P301"><text:span text:style-name="T846">Промовивши, він підніс пилу нижче, розпилюючи по лінії маркеру який відділяв коробку на дві частини</text:span>. <text:span text:style-name="T847">Сансет заплющила очі в очікуванні коли зубці пили почнуть її пиляти.</text:span></text:p>
      <text:p text:style-name="Думки_20_Сансет"><text:span text:style-name="T848">Я сподіваюся, що ви задоволені, Елементи!</text:span> <text:span text:style-name="T848">Я зараз помру і все це через вас!</text:span></text:p>
      <text:p text:style-name="Text_20_body"><text:soft-page-break/><text:span text:style-name="T849">Через кілька хвилин, Сансет розплющила очі, не розуміючи, чому вона все ще не відчуває пекельний біль</text:span>. <text:span text:style-name="T850">Артеміс витріщався на неї з збентеженим виразом.</text:span></text:p>
      <text:p text:style-name="Діалог">— <text:span text:style-name="T851">Мені було цікаво, як довго ти збиралась ось так лежати.</text:span> — <text:span text:style-name="T851">Він поклав руку на кожну частину коробки і гукнув.</text:span> — <text:span text:style-name="Emphasis"><text:span text:style-name="T852">Луламун</text:span></text:span><text:span text:style-name="Emphasis">!</text:span></text:p>
      <text:p text:style-name="P302"><text:span text:style-name="T853">З поштовхом, він </text:span><text:span text:style-name="T854">роз’єднав</text:span><text:span text:style-name="T853"> дві частини, через що Сансет відчула найдивніше поколювання у її житті.</text:span></text:p>
      <text:p text:style-name="P252">— <text:span text:style-name="T854">Якого</text:span>… — <text:span text:style-name="T854">Вона спробувала потрусила ногою і вона бачила як вона ворушиться у іншій коробці</text:span>. — <text:span text:style-name="T855">Це</text:span>… <text:span text:style-name="T855">дивно.</text:span></text:p>
      <text:p text:style-name="P303">Публіка вибухнула оплесками <text:span text:style-name="T856">і Артеміс почав театрально кланятися.</text:span></text:p>
      <text:p text:style-name="Діалог">— <text:span text:style-name="T857">Дякую, дякую, це було просто.</text:span></text:p>
      <text:p text:style-name="P252">— <text:span text:style-name="T858">Ей, не бажаєте мене зібрати до купи тепер?</text:span></text:p>
      <text:p text:style-name="P304"><text:span text:style-name="T859">Артеміс посміявся</text:span>.</text:p>
      <text:p text:style-name="Діалог">— <text:span text:style-name="T859">Ну звісно ж, тільки якщо ти скажеш чарівні слова.</text:span></text:p>
      <text:p text:style-name="P305">Сансет закотила очі і щось пробурмотіла.</text:p>
      <text:p text:style-name="Діалог">— <text:span text:style-name="T860">Пробач, не можу розчути тебе дорогенька.</text:span></text:p>
      <text:p text:style-name="Діалог">— <text:span text:style-name="T860">Луламун.</text:span> — <text:span text:style-name="T861">Сказала Сансет достатньо гучно, щоб почути.</text:span></text:p>
      <text:p text:style-name="P306"><text:span text:style-name="T862">Вона відчула як дві коробки з’єдналися назад, і почуття поколювання зникло</text:span>. <text:span text:style-name="T863">Вона піднялась з коробки і перевірила себе на наявність шрамів.</text:span></text:p>
      <text:p text:style-name="Діалог">— <text:span text:style-name="T864">Я не розумію.</text:span> — <text:span text:style-name="T864">Сказала вона у захваті</text:span>. — <text:span text:style-name="T864">Як ви це зробили</text:span>?</text:p>
      <text:p text:style-name="Діалог">— <text:span text:style-name="T865">Дурненька Санні, фокусник ніколи не розкриває секретів.</text:span></text:p>
      <text:p text:style-name="P306"><text:span text:style-name="T865">Сансет схрестила руки</text:span>.</text:p>
      <text:p text:style-name="Діалог">— <text:span text:style-name="T866">Це щось, що аматор би сказав, коли відповідь очевидна, але дуже добре схована.</text:span></text:p>
      <text:p text:style-name="Діалог">— <text:span text:style-name="T867">Аматор, кажеш?</text:span></text:p>
      <text:p text:style-name="P304"><text:span text:style-name="T867">Артеміс плеснув у долоні, після чого його накрило фіолетовим димом.</text:span> <text:span text:style-name="T867">Коли він розсіявся, на його місці був кролик і жував моркву.</text:span></text:p>
      <text:p text:style-name="P307">— <text:span text:style-name="T868">Я тільки но що перетворив себе на кролика.</text:span> — <text:span text:style-name="T869">Рот кролика рухався ідеально синхронно з словами які Сансет чула, але вона відмовлялась вірити, що це казав кролик</text:span>.</text:p>
      <text:p text:style-name="P307"><text:soft-page-break/>— <text:span text:style-name="T870">Чи можеш </text:span><text:span text:style-name="Emphasis"><text:span text:style-name="T870">ти</text:span></text:span> <text:span text:style-name="T870">перетворитися на кролика?</text:span> <text:span text:style-name="T870">Я так не думаю.</text:span></text:p>
      <text:p text:style-name="Діалог">— <text:span text:style-name="T870">Ні, але я можу перетворитися на демона і з’їсти вас в один укус.</text:span></text:p>
      <text:p text:style-name="P308">На момент у повітрі повисла пауза, після чого кролик почав сміятися. Він поглянув на неї і сказав.</text:p>
      <text:p text:style-name="P252">— <text:span text:style-name="T871">Ти мені подобаєшся, вмієш жартувати.</text:span></text:p>
      <text:p text:style-name="P309">Знову з’явився клуб диму, і людська версія Артеміса повернулась з поклоном.</text:p>
      <text:p text:style-name="Діалог">— <text:span text:style-name="T872">Будь ласка, поаплодуйте моїй гарній асистентці.</text:span></text:p>
      <text:p text:style-name="P310"><text:span text:style-name="T873">Він вказав на Сансет, його власні руки вистрибнули із рукавів і почали самі по собі плескати.</text:span> <text:span text:style-name="T874">Аудиторія теж почала гучно плескати, але ніхто не зміг обійти в цьому Пінкі.</text:span> <text:span text:style-name="T875">Сансет відчула як її щоки почали червоніти і вона спробувала це сховати за нахмуреним виразом.</text:span></text:p>
      <text:p text:style-name="P311">Артеміс погладив її по голові і прошепотів у її вухо.</text:p>
      <text:p text:style-name="Діалог">— <text:span text:style-name="T876">Знаєш, тобі дійсно треба спробувати частіше посміхатися</text:span>. <text:span text:style-name="T877">Я зрозумів, що ти можеш досягнути у житті значно більше, коли посміхаєшся.</text:span></text:p>
      <text:p text:style-name="P312">Сансет фиркнула.</text:p>
      <text:p text:style-name="P313">Він хоча б не сказав «будь-ласка».</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78">Приходьте завтра, щоб побачити ще більше приголомшливих трюків!</text:span> <text:span text:style-name="T878">А тепер, дасвіданія!</text:span></text:p>
      <text:p text:style-name="P314"><text:span text:style-name="T879">З останньою хмарою диму, Артеміс зник, залишивши за собою феєрверк який полетів у повітря і вибухнув душем із вогників</text:span>.</text:p>
      <text:p text:style-name="P315">Як тільки Сансет злізла зі сцени, Пінкі підбігла до неї.</text:p>
      <text:p text:style-name="Діалог">— <text:span text:style-name="T880">Ваучікі, Сансет, це було таааак круто!</text:span> <text:span text:style-name="T880">Із тебе непогана асистентка виходить!</text:span> <text:span text:style-name="T881">Як ти себе почувалась коли тебе розпилили на дві частини?</text:span></text:p>
      <text:p text:style-name="Діалог">— <text:span text:style-name="T881">Дивно.</text:span></text:p>
      <text:p text:style-name="P316">Сансет несвідомо потерла живіт.</text:p>
      <text:p text:style-name="Думки_20_Сансет"><text:span text:style-name="T882">Я не хочу цього признавати, але це було доволі вражаючи</text:span>… <text:span text:style-name="T882">для магічної вистави.</text:span></text:p>
      <text:p text:style-name="Пропуск">******</text:p>
      <text:p text:style-name="Text_20_body"><text:span text:style-name="T883">Після вистави, дівчата зупинилися, щоб узяти чогось поїсти</text:span>. <text:span text:style-name="T884">Як би Сансет не намагалась, вона не могла знайти чогось, що не було або пересмаженим або жирним</text:span>. <text:span text:style-name="T885">Врешті, вона зупинилась на хот-догу.</text:span></text:p>
      <text:p text:style-name="P21"><text:span text:style-name="T886">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887">Рейнбоу перемогла, бо у неї було на одне павуче кільце більше.</text:span></text:p>
      <text:p text:style-name="P317">Еплджек застогнала і поклала лице на стіл.</text:p>
      <text:p text:style-name="Діалог">— <text:span text:style-name="T887">Я ненавіжу сукні.</text:span></text:p>
      <text:p text:style-name="P318">Реріті постукала її по плечу.</text:p>
      <text:p text:style-name="Діалог">— <text:span text:style-name="T888">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888">Жах</text:span>…</text:p>
      <text:p text:style-name="Text_20_body"><text:span text:style-name="T889">Сансет посміхнулась</text:span>. <text:span text:style-name="T890">Їй треба признати, що вона хотіла б побачити ці.</text:span></text:p>
      <text:p text:style-name="Text_20_body"><text:span text:style-name="T891">Вони пішли далі, у напрямку останньої зупинки</text:span>: <text:span text:style-name="T891">контактний зоопарк</text:span>. <text:span text:style-name="T892">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892">що змусило Сансет зморщити носа.</text:span> <text:span text:style-name="T893">Не дивлячись на те, що вона сама колись була поні, Сансет ніколи не була прихильницею тварин.</text:span> Принаймні, <text:span text:style-name="T893">не таких дурних, як у цьому світі.</text:span></text:p>
      <text:p text:style-name="P319"><text:span text:style-name="T894">Але Флатершай любила їх як бджоли мед</text:span>. Вона підбігла до найближчої вівці і почала гладити її шерсть, воркувати.</text:p>
      <text:p text:style-name="Діалог">— <text:span text:style-name="T895">Оооо, хто тут у нас </text:span><text:span text:style-name="Emphasis"><text:span text:style-name="T895">самий</text:span></text:span><text:span text:style-name="T895"> м’якенький!</text:span></text:p>
      <text:p text:style-name="P320">— <text:span text:style-name="T896">Беееее.</text:span> — <text:span text:style-name="T896">Видала щасливо вівця.</text:span></text:p>
      <text:p text:style-name="Text_20_body"><text:span text:style-name="T897">Сансет ходила довкола, обережно, намагаючись не вступити у щось, що хоч віддалено нагадувало звіриний послід.</text:span> <text:span text:style-name="T898">Доки вона уникала контакту з будь-якою з тварин, усім іншим було весело.</text:span></text:p>
      <text:p text:style-name="Діалог"><text:soft-page-break/>— <text:span text:style-name="T899">Гей, поглянь, Сансет.</text:span> — <text:span text:style-name="T899">Пінкі вказала на коричневу поні</text:span>. — <text:span text:style-name="T899">Це один з твоїх родичів!</text:span></text:p>
      <text:p text:style-name="P252">— <text:span text:style-name="T899">Ха-ха. Дуже смішно.</text:span> — <text:span text:style-name="T899">Відповіла Сансет саркастично.</text:span></text:p>
      <text:p text:style-name="P321"><text:span text:style-name="T900">Вона відчула, що щось схопило її позаду за куртку і почало тягнути.</text:span> <text:span text:style-name="T901">Вона поглянула вниз і побачила козу, яка їла її шкіряну куртку.</text:span></text:p>
      <text:p text:style-name="Діалог">— <text:span text:style-name="T902">Якого! Пусти</text:span>! <text:span text:style-name="T902">Знайди собі свою власну куртку!</text:span> — <text:span text:style-name="T903">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04">Фу! Фу!</text:span> — <text:span text:style-name="T905">Вона почала бити по козі.</text:span></text:p>
      <text:p text:style-name="P322">Флатершай поглянула на них від загону з свинею яку вона годувала.</text:p>
      <text:p text:style-name="Діалог">— <text:span text:style-name="T906">Ох божечкі</text:span>. <text:span text:style-name="T906">Ммм, Сансет, будь ласка, будь обережна з нею.</text:span></text:p>
      <text:p text:style-name="Діалог">— <text:span text:style-name="T907">Пусти мою куртку, ти, дурна коза, або клянуся, я</text:span>—</text:p>
      <text:p text:style-name="P323">Сансет спіткнулася назад і впала на сіно, яке встилало підлогу, доки коза продовжила жувати чорний шмат тканини.</text:p>
      <text:p text:style-name="P324">Флатершай підбігла і протягнула руку Сансет.</text:p>
      <text:p text:style-name="Діалог">— <text:span text:style-name="T908">О божечкі, ти у порядку?</text:span></text:p>
      <text:p text:style-name="Діалог">— <text:span text:style-name="T908">Ні, я </text:span><text:span text:style-name="Emphasis"><text:span text:style-name="T908">не</text:span></text:span><text:span text:style-name="T908"> у порядку!</text:span></text:p>
      <text:p text:style-name="P325">Сансет вдарила Флатершай по руці і підвелась, демонструючи велику діру у і без того дірявій куртці.</text:p>
      <text:p text:style-name="Діалог">— <text:span text:style-name="T909">Ця дурна коза просто сжерла частину мого одягу! Як вона вбіса взагалі це зробила?</text:span></text:p>
      <text:p text:style-name="P326">Флатершай зробила кілька кроків назад.</text:p>
      <text:p text:style-name="P252">— <text:span text:style-name="T910">Ох, ну, я впевнена, що </text:span><text:span text:style-name="T911">їй </text:span><text:span text:style-name="T910">соромно за це.</text:span></text:p>
      <text:p text:style-name="Діалог">— <text:span text:style-name="T911">Це дурна тварина!</text:span> <text:span text:style-name="T912">І жодні вибачення не виправлять цього!</text:span> — <text:span text:style-name="T912">Вона штрикнула Флатершай у плече пальцем</text:span>. — <text:span text:style-name="T913">От тобі </text:span><text:span text:style-name="Emphasis"><text:span text:style-name="T913">хотілося</text:span></text:span><text:span text:style-name="T913"> із усіх можливих місць прийти у цей дурний зоопарк!</text:span> <text:span text:style-name="T913">Це все </text:span><text:span text:style-name="Emphasis"><text:span text:style-name="T913">твоя</text:span></text:span><text:span text:style-name="T913"> вина!</text:span></text:p>
      <text:p text:style-name="P327">Рейнбоу налетіла і штовхнула Сансет назад у сіно.</text:p>
      <text:p text:style-name="Діалог">— <text:span text:style-name="T914">Відвали, Шимер!</text:span> <text:span text:style-name="T914">Це не її вина!</text:span> <text:span text:style-name="T915">Все що ти сьогодні робила, так це скаржилась!</text:span> <text:span text:style-name="T916">Якщо ти так не хочеш бути тут, то чому б тобі не зробити послугу, і не підеш геть!</text:span> — <text:span text:style-name="T916">Прокричала Рейнбоу.</text:span></text:p>
      <text:p text:style-name="Діалог"><text:soft-page-break/>— <text:span text:style-name="T917">Із задоволенням!</text:span></text:p>
      <text:p text:style-name="P328"><text:span text:style-name="T918">З знайомим поштовхом у спині, Сансет підвелась та пішла геть від плачущої Флатершай і розлюченої Рейнбоу Деш</text:span>.</text:p>
      <text:p text:style-name="Діалог">— <text:span text:style-name="T919">Сансет, зачекай</text:span><text:span text:style-name="T10">…</text:span></text:p>
      <text:p text:style-name="P329"><text:span text:style-name="T920">Сансет закрила вуха руками, не бажаючи чути, що збиралась сказати Пінкі</text:span>. <text:span text:style-name="T921">Вона нарешті була звільнена від її «послуги». Нізащо вона не збирається повертатися.</text:span></text:p>
      <text:p text:style-name="P330">Я знала, що це була тупа ідея!</text:p>
      <text:h text:style-name="P331" text:outline-level="1"><text:bookmark-start text:name="__RefHeading___Toc190_788317178"/><text:span text:style-name="T922">Крок</text:span> 6: <text:span text:style-name="T923">І довкола покружляй</text:span><text:span text:style-name="T923"><text:note text:id="ftn1" text:note-class="footnote"><text:note-citation>1</text:note-citation><text:note-body><text:p text:style-name="P332"><text:span text:style-name="T923">В оригіналі «</text:span>'Cause it's gonna make a sound» — <text:span text:style-name="T924">слова із пісні «</text:span>Helping Twilight Win The Crown<text:span text:style-name="T924">» яка звучала в першому фільмі по Еквестрія Герлз. В офіційному дабі (дуже якісному, як і переклад ц</text:span><text:span text:style-name="T923">ього фанфіку</text:span><text:span text:style-name="T924">) це</text:span><text:span text:style-name="T925">й</text:span><text:span text:style-name="T924"> </text:span><text:span text:style-name="T925">відривок </text:span><text:span text:style-name="T924">перетвори</text:span><text:span text:style-name="T925">вся</text:span><text:span text:style-name="T924"> на «</text:span><text:span text:style-name="T926">Розімкнено вузьке коло», що б це не значило</text:span><text:span text:style-name="T10">… </text:span><text:span text:style-name="T927">тому замість ц</text:span><text:span text:style-name="T928">ього</text:span><text:span text:style-name="T927"> </text:span><text:span text:style-name="T929">відривку</text:span><text:span text:style-name="T927">, </text:span><text:span text:style-name="T929">я </text:span><text:span text:style-name="T927">вибрав інш</text:span><text:span text:style-name="T929">ий</text:span><text:span text:style-name="T927"> як</text:span><text:span text:style-name="T929">ий</text:span><text:span text:style-name="T927"> звучит</text:span><text:span text:style-name="T929">ь</text:span><text:span text:style-name="T927"> у пісні за секунд 5 до.</text:span></text:p></text:note-body></text:note></text:span><text:bookmark-end text:name="__RefHeading___Toc190_788317178"/></text:h>
      <text:p text:style-name="Text_20_body"><text:span text:style-name="T930">Сансет споглядала на красу сонця, що заходило, стоячи на дерев’яному містку і популярному парку Кантерлоту.</text:span> <text:span text:style-name="T931">З мосту відкривався вид на струмок який осяювався останніми проміннями сонця</text:span>. <text:span text:style-name="T932">Їй завжди подобався час дня який був созвучний з її іменем</text:span><text:span text:style-name="T932"><text:note text:id="ftn2" text:note-class="footnote"><text:note-citation>2</text:note-citation><text:note-body><text:p text:style-name="P333">Sunset (Сансет) — Захід сонця.</text:p></text:note-body></text:note></text:span><text:span text:style-name="T932">.</text:span></text:p>
      <text:p text:style-name="Text_20_body"><text:span text:style-name="T933">Вона поклала руки на дерев’яні перила і голову поверх них</text:span>. <text:span text:style-name="T934">Сьогоднішній день був провалом</text:span>. <text:span text:style-name="T935">Все йшло доволі чудово, доки не стався інцидент у зоопарку.</text:span></text:p>
      <text:p text:style-name="P334"><text:span text:style-name="T936">Чому я так зациклилась на цьому</text:span><text:span text:style-name="T44">? </text:span><text:span text:style-name="T936">Я повинна радіти, що здихалась їх</text:span><text:span text:style-name="T44">. </text:span></text:p>
      <text:p text:style-name="P335">Вона зітхнула, здуваючи пучок волосся який бовтався у неї перед обличчям.</text:p>
      <text:p text:style-name="P334"><text:span text:style-name="T937">А, точно, я зробила </text:span><text:span text:style-name="T938">все значено </text:span><text:span text:style-name="T937">важче, </text:span><text:span text:style-name="T938">щоб </text:span><text:span text:style-name="T937">стати друзями з ними.</text:span><text:span text:style-name="T44"> </text:span><text:span text:style-name="T939">Ага, це доволі великий мінус.</text:span></text:p>
      <text:p text:style-name="P336"><text:span text:style-name="T940">Сансет застогнала, всунувши руки у кишені, тільки щоб відчути щось м’яке всередині</text:span>. <text:span text:style-name="T941">Вона витягла рожеву єдиноріжку яку вона отримала на ярмарку і насупилась.</text:span></text:p>
      <text:p text:style-name="P337">— <text:span text:style-name="T942">Твайлайт Спаркл.</text:span></text:p>
      <text:p text:style-name="P338">Єдиноріжка дивилась на неї своїми очима-ґудзиками.</text:p>
      <text:p text:style-name="P339">— <text:span text:style-name="T943">Ти ж в курсі, що це твоя вина, так?</text:span> <text:span text:style-name="T943">Ти повернулась додому і стала принцесою, доки я застрягла тут, практично мучу себе</text:span>! <text:span text:style-name="T943">Я б втопила тебе </text:span><text:span text:style-name="T944">у річці</text:span><text:span text:style-name="T943">, якби не збиралась спалити тебе!</text:span></text:p>
      <text:p text:style-name="P340">Єдиноріжка просто витріщалась на неї.</text:p>
      <text:p text:style-name="P339">— <text:span text:style-name="T945">Я розмовляю з лялькою. Я досягла нове дно.</text:span></text:p>
      <text:p text:style-name="P336"><text:span text:style-name="T946">Вона поклала її на перила поруч з собою і продовжила дивитися у воду де було її спотворене відображення</text:span>.</text:p>
      <text:p text:style-name="P339"><text:soft-page-break/>— <text:span text:style-name="T947">Чому ці обидва </text:span><text:span text:style-name="T946">виміри </text:span><text:span text:style-name="T947">так зациклені на дружбі? </text:span><text:span text:style-name="T948">Все що я пробувала, так це прожити це життя без покладання на когось іншого</text:span>. <text:span text:style-name="T948">Невже це на стільки неправильно?</text:span></text:p>
      <text:p text:style-name="Text_20_body">— <text:span text:style-name="T949">Ти також спробувала захопити владу промивши мізки учням і вбивши принцесу.</text:span></text:p>
      <text:p text:style-name="P341">Сансет притулилась до перил.</text:p>
      <text:p text:style-name="P342">— <text:span text:style-name="T950">Добре, можливо я зайшла трошки далеко</text:span>… <text:span text:style-name="T950">але у мене на те була хороша причина</text:span>…</text:p>
      <text:p text:style-name="P336">Сансет нахмури<text:span text:style-name="T950">лась. У неї </text:span><text:span text:style-name="Emphasis"><text:span text:style-name="T950">була</text:span></text:span><text:span text:style-name="T950"> хороша причина, чи не так?</text:span> <text:span text:style-name="T950">Вона була впевнена, що була, хоча вона не може згадати яка саме.</text:span></text:p>
      <text:p text:style-name="P343">— <text:span text:style-name="T950">БУУ!</text:span></text:p>
      <text:p text:style-name="P336">Сансет тихенько скрикнула від здивування, перш ніж вона розвернулася.</text:p>
      <text:p text:style-name="P343">— <text:span text:style-name="T950">АААА!</text:span> — <text:span text:style-name="T950">Знову закричала вона.</text:span></text:p>
      <text:p text:style-name="P344">Твайлайт Спаркл <text:span text:style-name="T951">перед</text:span> не<text:span text:style-name="T951">ю</text:span>, прикрив рота, щоб приглушити <text:span text:style-name="T951">хихикання</text:span>.</text:p>
      <text:p text:style-name="P343">— <text:span text:style-name="T952">Пробач-пробач! Я просто завжди хотіла так зробити.</text:span></text:p>
      <text:p text:style-name="P345"><text:span text:style-name="T953">Сансет витріщалась на неї кілька моментів, доки мозок не почав знову працювати</text:span>. Вона стиснула кулаки й <text:span text:style-name="T954">гаркнула.</text:span></text:p>
      <text:p text:style-name="P343">— <text:span text:style-name="T952">Що ти робиш тут?</text:span></text:p>
      <text:p text:style-name="P343">— <text:span text:style-name="T952">Я гуляла з мо</text:span><text:span text:style-name="T955">їм</text:span><text:span text:style-name="T952"> собакою, Спайком</text:span>. <text:span text:style-name="T952">Привітайся, Спайку!</text:span></text:p>
      <text:p text:style-name="Text_20_body"><text:span text:style-name="T956">Поглянув вниз, Сансет побачила знайомо собаку що принюхувався до її чобіт</text:span>. <text:span text:style-name="T957">Спайк поглянув на неї і кілька разів щасливо гавкнув, розмахуючи хвостом.</text:span></text:p>
      <text:p text:style-name="P346">Сансет підняла руки, щоб помасажувати чоло.</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47">Твайлайт зітхнула, уся радість зникла з її обличчя.</text:p>
      <text:p text:style-name="P343">— <text:span text:style-name="T960">Послухай, я знаю, що не подобаюсь тобі</text:span><text:span text:style-name="T10">…</text:span></text:p>
      <text:p text:style-name="P343">—<text:span text:style-name="T960">Хто тобі </text:span><text:span text:style-name="Emphasis"><text:span text:style-name="T960">таке</text:span></text:span><text:span text:style-name="T960"> сказав?</text:span></text:p>
      <text:p text:style-name="P343">—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text:soft-page-break/><text:span text:style-name="T962">Сансет опустила плечі і відвела погляд, відмовляючись зустрітися з рішучим поглядом Твайлайт.</text:span></text:p>
      <text:p text:style-name="P348">— <text:span text:style-name="T960">Що? Ти не знаєш, чому врятувала мене?</text:span></text:p>
      <text:p text:style-name="P348">— <text:span text:style-name="T960">Ні, не знаю.</text:span> — <text:span text:style-name="T960">Збрехала Сансет.</text:span></text:p>
      <text:p text:style-name="P349">Твайлайт схрестила руки.</text:p>
      <text:p text:style-name="P350">— <text:span text:style-name="T963">Тоді мені здається, що ти не ненавидиш мене так сильно, як ти про це говориш.</text:span></text:p>
      <text:p text:style-name="P351">Сансет повернулась назад до Твайлайт, з вогнем у очах.</text:p>
      <text:p text:style-name="P348">— <text:span text:style-name="T964">Ні, Твайлайт. Я ненавиджу тебе.</text:span> — <text:span text:style-name="T964">Сказала вона повільним, спокійним голосом.</text:span> — <text:span text:style-name="T965">Я ненавиджу тебе настільки сильно, що мені іноді стає боляче.</text:span> <text:span text:style-name="T965">Тільки від однієї думки про тебе у мене починається свербіж.</text:span> <text:span text:style-name="T965">Ти наче нічний кошмар із якого я не можу прокинутися.</text:span></text:p>
      <text:p text:style-name="P352">Твайлайт відійшла назад на кілька кроків, на її очах був поміт<text:span text:style-name="T966">ний</text:span> біль.</text:p>
      <text:p text:style-name="P348">— <text:span text:style-name="T965">Чому? Що я тобі зробила?</text:span></text:p>
      <text:p text:style-name="P352">До горла Сансет повернулась напруга.</text:p>
      <text:p text:style-name="P353">— <text:span text:style-name="T965">Це не те, що </text:span><text:span text:style-name="Emphasis"><text:span text:style-name="T965">ти</text:span></text:span><text:span text:style-name="T965"> зробила. Це те, що інша Твайлайт Спаркл зробила!</text:span></text:p>
      <text:p text:style-name="P354">Твайлайт стукнула ногою, через що Спайк почав гавкати на двох дівчат які почали підвищувати голоси.</text:p>
      <text:p text:style-name="P353">— <text:span text:style-name="T967">І ось ти знову про цю «іншу Твайлайт Спаркл»!</text:span> <text:span text:style-name="T967">Про це ти взагалі говориш?</text:span> <text:span text:style-name="T967">Не існує іншої мене!</text:span></text:p>
      <text:p text:style-name="P355">— <text:span text:style-name="T967">Так, існує!</text:span> <text:span text:style-name="T967">Існує інша ти, яка живе в іншому </text:span><text:span text:style-name="T968">вимірі</text:span><text:span text:style-name="T967"> і вона зруйнувала моє життя!</text:span></text:p>
      <text:p text:style-name="P356">— <text:span text:style-name="T967">Пф.</text:span> — <text:span text:style-name="T967">Твайлайт закотила очі.</text:span> — <text:span text:style-name="T967">Ти же не сподіваєшся, що я повірю у це, чи не так?</text:span></text:p>
      <text:p text:style-name="P357">— <text:span text:style-name="T967">Ні, не сподіваюсь.</text:span></text:p>
      <text:p text:style-name="P357">— <text:span text:style-name="T967">Тоді чому ти розповідаєш мені усе це замість того, щоб сказати правду?</text:span></text:p>
      <text:p text:style-name="P358">— <text:span text:style-name="T967">Тому що, це і є </text:span><text:span text:style-name="Emphasis"><text:span text:style-name="T967">правда</text:span></text:span><text:span text:style-name="T967">!</text:span> — <text:span text:style-name="T969">Сансет поглянула вниз на Спайка, який все ще гавкав.</text:span> — <text:span text:style-name="T969">Та замовкни вже!</text:span></text:p>
      <text:p text:style-name="Text_20_body"><text:soft-page-break/><text:span text:style-name="T970">Спайк склав вуха і забіг за ногу Твайлайт</text:span>. <text:span text:style-name="T970">Твайлайт похмуро глянула на Сансет і вказала пальцем.</text:span></text:p>
      <text:p text:style-name="P358">— <text:span text:style-name="T969">По-перше, не кричи на мого собаку.</text:span> <text:span text:style-name="T969">І по-друге, ти з глузду з’їхала? Ти думаєш, що існує інший </text:span><text:span text:style-name="T971">вимір</text:span><text:span text:style-name="T969"> з іншою мною?</text:span></text:p>
      <text:p text:style-name="P359">Сансет відставила руку Твайлайт.</text:p>
      <text:p text:style-name="Діалог">— <text:span text:style-name="T972">Ні, я не з’їхала з глузду</text:span>. <text:span text:style-name="T972">І я не </text:span><text:span text:style-name="Emphasis"><text:span text:style-name="T972">думаю</text:span></text:span><text:span text:style-name="T972"> що існує інший </text:span><text:span text:style-name="T971">вимір</text:span><text:span text:style-name="T972">, я </text:span><text:span text:style-name="Emphasis"><text:span text:style-name="T972">знаю</text:span></text:span><text:span text:style-name="T972"> що існує інший </text:span><text:span text:style-name="T971">вимір</text:span><text:span text:style-name="T972">.</text:span></text:p>
      <text:p text:style-name="P360">Сансет відвернулась та почала йти по мосту геть перед тим як зупинитися.</text:p>
      <text:p text:style-name="P361">Здається, я знаю як мені нарешті здихатися від неї.</text:p>
      <text:p text:style-name="P362">Вона обернулась.</text:p>
      <text:p text:style-name="P363">— <text:span text:style-name="T973">Твайлайт, ти дійсно хочеш знати правду?</text:span> <text:span text:style-name="T973">Бо вона може зруйнувати фундамент усього того у що ти віриш.</text:span> <text:span text:style-name="T974">Я можу зруйнувати твій погляд на світ прямо зараз. Чи ти дійсно хочеш цього?</text:span></text:p>
      <text:p text:style-name="P364"><text:span text:style-name="T975">Твайлайт відкрила рота, але завагалась і закусила губу.</text:span> <text:span text:style-name="T976">Вона мовчала кілька моментів, очі металися із сторони в сторону по парку, доки вона міркувала.</text:span></text:p>
      <text:p text:style-name="P363">— <text:span text:style-name="T977">Що ти можеш знати такого, що могло б змінити мій погляд на світ?</text:span> — <text:span text:style-name="T978">Запитала вона тремтячим голосом.</text:span></text:p>
      <text:p text:style-name="P365">Сансет підійшла до неї і поглянула прямо у очі.</text:p>
      <text:p text:style-name="P363">— <text:span text:style-name="T979">Магія існує, Твайлайт Спаркл</text:span>. <text:span text:style-name="T979">І не та магія, як у Лас-Вегасі, фокуси-покуси </text:span><text:span text:style-name="T980">ці</text:span>. <text:span text:style-name="Emphasis"><text:span text:style-name="T980">Справжня магія.</text:span></text:span> <text:span text:style-name="T980">З чарами, зіллями і</text:span>… <text:span text:style-name="T980">прокляттями</text:span>. <text:span text:style-name="T981">І там існує паралельний всесвіт, де є магія якою можна робити те, що тобі навіть </text:span><text:span text:style-name="Emphasis"><text:span text:style-name="T981">не снилося</text:span></text:span><text:span text:style-name="T981">.</text:span></text:p>
      <text:p text:style-name="P366"><text:span text:style-name="T982">Твайлайт зробила кілька кроків назад, з розкритим ротом у зневірі.</text:span> <text:span text:style-name="T983">Вона витріщалась, загіпнотизована інтенсивним поглядом Сансет</text:span>.</text:p>
      <text:p text:style-name="P367">— <text:span text:style-name="T983">Ти</text:span>… <text:span text:style-name="T983">ти брешеш</text:span>… — <text:span text:style-name="T984">Сансет могла чути вагання у її голосі</text:span>. — <text:span text:style-name="T984">Ти або брешеш або божевільна!</text:span> <text:span text:style-name="T984">Магія не існує</text:span>!</text:p>
      <text:p text:style-name="P366"><text:span text:style-name="T985">Сансет усміхнулась</text:span>.</text:p>
      <text:p text:style-name="P368"><text:soft-page-break/>— <text:span text:style-name="T985">Так, вона існує, Твайлайт</text:span>. <text:span text:style-name="T985">Вона дуже слабка тут, наче її і немає</text:span>. <text:span text:style-name="T986">Але у тому вимірі, який пов’язаний з цим, вона настільки потужна, що у них є міста створені із </text:span><text:span text:style-name="Emphasis"><text:span text:style-name="T986">хмар</text:span></text:span><text:span text:style-name="T986">.</text:span> <text:span text:style-name="T987">Їхня правителька може </text:span><text:span text:style-name="Emphasis"><text:span text:style-name="T987">рухати сонце</text:span></text:span><text:span text:style-name="T987">, Твайлайт.</text:span></text:p>
      <text:p text:style-name="P366"><text:span text:style-name="T988">Твайлайт зробила ще один крок назад, мало не спіткнувшись об Спайка</text:span>.</text:p>
      <text:p text:style-name="P369">— <text:span text:style-name="T989">Я-я не</text:span>… <text:span text:style-name="T989">це не</text:span>… <text:span text:style-name="T989">це не може бути</text:span>…</text:p>
      <text:p text:style-name="P370">Задоволена, Сансет зібралась йти геть.</text:p>
      <text:p text:style-name="P369">— <text:span text:style-name="T990">Як я і думала. Ти не хочеш чути всю правду, Твайлайт</text:span>. <text:span text:style-name="T991">Ти не готова для неї</text:span>. <text:span text:style-name="T991">Йди додому, забудь про мене, і забудь, що я сказала.</text:span> <text:span text:style-name="T992">Легше спати стане по ночам.</text:span></text:p>
      <text:p text:style-name="P366"><text:span text:style-name="T993">Сансет пішла геть по мосту, утримуючи посмішку на обличчі.</text:span> <text:span text:style-name="T994">Вона навіть не озирнулась на Твайлайт</text:span>. <text:span text:style-name="T994">Вона знала, що на її обличчі буде безнадійно розгублений або наляканий вираз</text:span>.</text:p>
      <text:p text:style-name="Думки_20_Сансет"><text:span text:style-name="T994">Готово</text:span>. <text:span text:style-name="T995">Не думаю, що вона буде мені докучати ще довгий час</text:span>.</text:p>
      <text:p text:style-name="Пропуск">******</text:p>
      <text:p text:style-name="Text_20_body"><text:span text:style-name="T996">Реріті сіла з її друзями назад у кафе, де розпочався їх день.</text:span> <text:span text:style-name="T997">Вони нарешті змогли переконати плакати Флатершай і тепер намагалися насолодитися чашками гарячого какао які вони замовили.</text:span> <text:span text:style-name="T998">Реріті помішувала свою ложкою, руйнуючи топінг у вигляді збитих вершків і змішуючи це з солодким, темним напоєм, перед тим як обережно сьорбнути.</text:span></text:p>
      <text:p text:style-name="Діалог">— <text:span text:style-name="T999">Все йшло так чудово</text:span>. <text:span text:style-name="T999">Ну</text:span>… <text:span text:style-name="T999">може не прям усе, але це був початок.</text:span> <text:span text:style-name="T1000">Якби ми зробили щось, щоб Сансет дійсно подобалося, то можливо все й вийшло би.</text:span></text:p>
      <text:p text:style-name="P371">Вона була вирвана із думок, коли Рейнбоу грюкнула своєю чашкою по столу.</text:p>
      <text:p text:style-name="P372">— <text:span text:style-name="T1001">Це тупо! Навіг ми взагалі витрачаємо час на неї?</text:span> <text:span text:style-name="T1001">Вона очевидно не хоче бути з нами друзями, то навіщо нам намагатися стати з нею?</text:span></text:p>
      <text:p text:style-name="P373">Пінкі лизнула великий шмат крему зі свого носу.</text:p>
      <text:p text:style-name="P374">— <text:span text:style-name="T1002">Тому що, Деші, усі потрібні друзі, </text:span><text:span text:style-name="Emphasis"><text:span text:style-name="T1002">особливо</text:span></text:span><text:span text:style-name="T1002"> Сансет.</text:span> <text:span text:style-name="T1003">Якщо ми не будемо намагатися подружитися з нею, вона може знову стати злюкою до усіх</text:span>! — <text:span text:style-name="T1002">Ахнула</text:span><text:span text:style-name="T1004"> Пінкі.</text:span> — <text:span text:style-name="T1003">Або гірше! Вона може знову перетворитися знову на демона і почати жбурлятися вогняними кулями в усіх!</text:span></text:p>
      <text:p text:style-name="P375">Рейнбоу поклала руку на стіл, а потім і голову на її руку.</text:p>
      <text:p text:style-name="P376">— <text:span text:style-name="T1005">Ага, щось я сумніваюся, що це може статися </text:span><text:span text:style-name="Emphasis"><text:span text:style-name="T1005">знову</text:span></text:span><text:span text:style-name="T1005">.</text:span></text:p>
      <text:p text:style-name="P374">— <text:span text:style-name="T1006">У будь-якому випадку.</text:span> — <text:span text:style-name="T1006">Заговорила Реріті.</text:span> — <text:span text:style-name="T1006">Ми дали обіцянку, що спробуємо допомогти їй, і ми цю обіцянку виконаємо.</text:span> <text:span text:style-name="T1007">І хоча мені не подобається ідея того, щоб будувати дружбу на обіцянках, припускаю, що треба почати якось.</text:span></text:p>
      <text:p text:style-name="P376">— <text:span text:style-name="T1008">Та ти ж не серйозно, Реріті!</text:span> <text:span text:style-name="T1008">Вона практично накричала на Флатершай і після цього ти все ще хочеш дружби з нею</text:span>?</text:p>
      <text:p text:style-name="P377">Реріті підняла руку.</text:p>
      <text:p text:style-name="P376">— <text:span text:style-name="T1009">Я не кажу, що їй не треба вибачитися, але нам треба взяти до уваги, що вона майже провела майже три роки або сама, або керуючи кимось</text:span>. <text:span text:style-name="T1009">Ми не можемо очікувати на те, що вона зміниться за ніч.</text:span></text:p>
      <text:p text:style-name="P378"><text:soft-page-break/><text:span text:style-name="T1009">Еплджек кивнула.</text:span></text:p>
      <text:p text:style-name="P379">— <text:span text:style-name="T1010">Реріті права. Можє нам треба сначала спробувати поговоріть з нею спочатку.</text:span> <text:span text:style-name="T1010">Дізнатися більше про нєйо.</text:span> <text:span text:style-name="T1011">Ми можєм спробувать уникати таких ситуацій, якшо будемо почнем робити те, що їй подобаєця.</text:span></text:p>
      <text:p text:style-name="P380">Рейнбоу розчаровано гаркнула.</text:p>
      <text:p text:style-name="P381">— <text:span text:style-name="T1012">Флатершай! Ти же зі мною у цьому, так?</text:span> <text:span text:style-name="T1012">Ти ж не серйозно хочеш всек ще бути друзями с Сансет Шимер?</text:span></text:p>
      <text:p text:style-name="P382">Флатершай просто дивилась у своє какао.</text:p>
      <text:p text:style-name="P381">— <text:span text:style-name="T1013">Ну, амм</text:span>… <text:span text:style-name="T1013">коза </text:span><text:span text:style-name="Emphasis"><text:span text:style-name="T1013">дійсно</text:span></text:span><text:span text:style-name="T1013"> їла її куртку</text:span>…</text:p>
      <text:p text:style-name="P378"><text:span text:style-name="T1014">Рейнбоу розкинула руками</text:span>.</text:p>
      <text:p text:style-name="P381">— <text:span text:style-name="T1014">Та що з вами не так?</text:span> <text:span text:style-name="T1015">Слухайте, я знаю, що ви хочете виконати обіцянку Твайлайт, але це безнадійно</text:span>! <text:span text:style-name="T1016">Сансет не зміниться!</text:span></text:p>
      <text:p text:style-name="P381">— <text:span text:style-name="T1017">А це вже не чєсно, Рейнбоу. Ти не можєш судити її ось так за сьогодняшній день.</text:span> — <text:span text:style-name="T1017">Сказала Еплджек.</text:span></text:p>
      <text:p text:style-name="P383">— <text:span text:style-name="T1017">А я і не за сьогодні.</text:span> <text:span text:style-name="T1018">Я осуджую її за все, що вона натворила з першого курсу!</text:span></text:p>
      <text:p text:style-name="P384">Еплджек суворо поглянула на неї.</text:p>
      <text:p text:style-name="P383">— <text:span text:style-name="T1019">А тепер послухай, Деш.</text:span> <text:span text:style-name="T1019">Вона ізвінілась за це</text:span>… <text:span text:style-name="T1019">більш-менш</text:span>. <text:span text:style-name="T1020">І це все в прошлому</text:span>. <text:span text:style-name="T1021">Нас усім треба вже забути про це і допомочь їй стати кращою людиною.</text:span></text:p>
      <text:p text:style-name="P385">Рейнбоу впустила свою голову на стіл.</text:p>
      <text:p text:style-name="P383">— <text:span text:style-name="T1022">Народ, ви безнадійні.</text:span> — <text:span text:style-name="T1023">Вона знову підняла її, оглядаючи усіх.</text:span> — <text:span text:style-name="T1024">Добре, я забуду про це цього разу</text:span>. <text:span text:style-name="T1024">Але клянуся, якщо вона перетне межу ще хоч один раз</text:span>… — <text:span text:style-name="T1025">Рейнбоу підвела кулак у відкриту руку</text:span>. — Я зроблю їй <text:span text:style-name="Emphasis">«подарунок»</text:span> на випускний!</text:p>
      <text:p text:style-name="P386">******</text:p>
      <text:p text:style-name="Text_20_body"><text:span text:style-name="T1026">Будильник Твайлайт </text:span><text:span text:style-name="T1027">задзвенів вчасно (як і завжди), і вона натиснула кнопку «відкласти», у сподіванні, що їй вдасться подрімати ще кілька хвилин.</text:span> <text:span text:style-name="T1028">Щось вологе почало щипати її обличчя, і вона почала хихотіти.</text:span></text:p>
      <text:p text:style-name="P387">— <text:span text:style-name="T1028">Спайк, припини. Хехехе, Спайк! Добре-добре, встаю!</text:span></text:p>
      <text:p text:style-name="P388">Вона підвелась з ліжка, тримаючи Спайка у руках і чухаючи його за вухом.</text:p>
      <text:p text:style-name="P387">— <text:span text:style-name="T1029">Перший день у новій школі, друже.</text:span> — <text:span text:style-name="T1030">Сказала Твайлайт з тугою у голосі.</text:span></text:p>
      <text:p text:style-name="P389"><text:span text:style-name="T1030">Вона оглянула кімнату — все чудово та організовано дуже специфічним образом. </text:span><text:span text:style-name="T1031">Твайлайт намагалась відтворити інтер’єр її старої кімнати настільки, наскільки це було можливо.</text:span></text:p>
      <text:p text:style-name="Text_20_body"><text:span text:style-name="T1032">Твайлайт зітхнула</text:span>. <text:span text:style-name="T1032">Вона дуже не хотіла переїжджати, але її батько отримав підвищення на роботі, яке потребувало усю сім’ю переїхати просто задля зручності. </text:span><text:span text:style-name="T1033">Вона була рада за батька; він дуже хотів цю роботу.</text:span> <text:span text:style-name="T1034">Але Твайлайт була вимушена змінити її приватну школу.</text:span></text:p>
      <text:p text:style-name="Text_20_body"><text:span text:style-name="T1035">Її батьки думали, що це було і краще.</text:span> <text:span text:style-name="T1035">У Твайлайт не було багато друзів. Можливо вона зможе знайти кілька у загальноосвітній школі.</text:span></text:p>
      <text:p text:style-name="P390">Поклавши Спайка на підлогу, Твайлайт підвелась і почала одягатися, вмиватися у ванній кімнаті та розчісувати волосся.</text:p>
      <text:p text:style-name="P389"><text:span text:style-name="T1036">Вона надягла найкращу свою кофту і довгу фіолетову спідницю, у бажанні викликати хороше перше враження про неї. </text:span><text:span text:style-name="T1037">Оглянувши себе у дзеркалі, вона сказала.</text:span></text:p>
      <text:p text:style-name="P391">— <text:span text:style-name="T1038">Мама права, мені треба завести трохи друзів цього року.</text:span></text:p>
      <text:p text:style-name="P389"><text:span text:style-name="T1039">Вона нахмурилась.</text:span> <text:span text:style-name="T1040">Але що, як усі будуть уникати її, або залякані від її знать про</text:span>… <text:span text:style-name="T1040">ну, про майже все? </text:span><text:span text:style-name="T1041">Саме це і сталося останнього разу</text:span>. <text:span text:style-name="T1042">Останні три роки у неї був лише один друг, але вони були як дві краплі води.</text:span></text:p>
      <text:p text:style-name="P391">— <text:span text:style-name="T1043">Що ж</text:span>… — <text:span text:style-name="T1044">Твайлайт рішуче поглянула на себе</text:span>. — <text:span text:style-name="T1045">Я знайду собі нових друзів.</text:span> <text:span text:style-name="T1045">Це те, що вона хоче, щоб я зробила.</text:span> — <text:span text:style-name="T1045">Але спочатку, їй треба отримати пару відповідей від Шимер.</text:span></text:p>
      <text:p text:style-name="P21"><text:soft-page-break/><text:span text:style-name="T1046">Твайлайт схопила свій рюкзак, погладила Спайка по голові останній раз, доки не попрямувала сходами вниз.</text:span> <text:span text:style-name="T1047">Вона витратила усю неділю міркуючи про те, що сказала Сансет</text:span>. <text:span text:style-name="T1047">Що був інший вимір</text:span>… <text:span text:style-name="T1048">наповнений </text:span><text:span text:style-name="Emphasis"><text:span text:style-name="T1048">магією</text:span></text:span><text:span text:style-name="T44">.</text:span> <text:span text:style-name="T1049">І ще щось про іншу її</text:span>. <text:span text:style-name="T1049">Коли Твайлайт поглянула у очі Сансет, вона намагалася знайти ознаки, що Сансет брехала:</text:span> <text:span text:style-name="T1049">нервове посмикування або щось ще</text:span>. <text:span text:style-name="T1050">Але коли вона не змогла знайти, Твайлайт шукала ознаки психічних </text:span><text:span text:style-name="T1051">відхилень</text:span><text:span text:style-name="T1052">.</text:span></text:p>
      <text:p text:style-name="P21"><text:span text:style-name="T1051">Але схоже, що Сансет була впевнена у тому, що казала.</text:span> <text:span text:style-name="T1053">Твайлайт прогортала кожну медичну книгу, яка у неї була, щоб знайти щось, що можна було використати як виправдання будь-які манеризми Сансет або манеру мовлення як у божевільного.</text:span></text:p>
      <text:p text:style-name="P392"><text:span text:style-name="T1054">І коли вона нічого не знайшла, у Твайлайт залишалося лише дві варіанти</text:span>: <text:span text:style-name="T1054">Сансет була найкращою брехухою в історії</text:span>…</text:p>
      <text:p text:style-name="P393">Або вона казала правду.</text:p>
      <text:p text:style-name="P21"><text:span text:style-name="T1055">Твайлайт була впевнена, що Сансет навчалась у школі Кантерлот, школа, у яку вона сама поступила.</text:span> <text:span text:style-name="T1056">Твайлайт планувала встати перед нею в останній раз, щоб витягнути усю правду з неї</text:span>. <text:span text:style-name="T1057">Їй було байдуже, якщо це перегорне її світосприйняття догори дриґом</text:span>. <text:span text:style-name="T1058">Твайлайт </text:span><text:span text:style-name="Emphasis"><text:span text:style-name="T1058">потрібно</text:span></text:span><text:span text:style-name="T1058"> було дізнатися</text:span>.</text:p>
      <text:p text:style-name="Думки_20_Твайлайт"><text:span text:style-name="T1059">Коли вона розповість мені усе, я зможу почати логічно все аналізувати та спростувати</text:span>. <text:span text:style-name="T1059">Вона каже мені тільки те, що вона вважає правдою</text:span>… <text:span text:style-name="T1059">сподіваюся</text:span>.</text:p>
      <text:p text:style-name="P21"><text:span text:style-name="T1060">Сніданок був самотнім</text:span>. <text:span text:style-name="T1060">Шайнінг Армор був на ранньому патрулі і її мама, мабуть, все ще спала після останньої нічної зміни у шпиталі.</text:span> <text:span text:style-name="T1061">К тому моменту, коли батько спустився, вона вже доїла свої пластівці та яблуко.</text:span></text:p>
      <text:p text:style-name="P394">— <text:span text:style-name="T1062">Доброго ранку, люба донько.</text:span> — <text:span text:style-name="T1062">Сказав Найт Лайт, поцілувавши Твайлайт у лоба</text:span>.</text:p>
      <text:p text:style-name="P395">Він був одягнутий в гарний сірий костюм з великим коричневим пальто. Він тепер виглядає як професор астрономії в університеті Кантерлот.</text:p>
      <text:p text:style-name="P394">— <text:span text:style-name="T1063">Великий день попереду, так?</text:span></text:p>
      <text:p text:style-name="P396">Твайлайт поворушилась на стільці.</text:p>
      <text:p text:style-name="P394">— <text:span text:style-name="T1064">Ага, щось типу того.</text:span></text:p>
      <text:p text:style-name="P397"><text:soft-page-break/><text:span text:style-name="T1065">Найт Лайт схопив свої ключі зі стійки.</text:span></text:p>
      <text:p text:style-name="P394">— <text:span text:style-name="T1065">Що ж, тоді пішли.</text:span> <text:span text:style-name="T1066">Не хотілося би запізнитися у перший же день.</text:span></text:p>
      <text:p text:style-name="P21"><text:span text:style-name="T1067">Твайлайт схопила портфель зі стільця та попрямувала до машини, намагаючись виглядати ентузіастко</text:span>.</text:p>
      <text:p text:style-name="Text_20_body"><text:span text:style-name="T1068">Перші кілька хвилин поїздки були до болю мовчазними.</text:span> <text:span text:style-name="T1069">Твайлайт намагалась тримати себе в руках дивлячись у вікно, дивлячись на учнів що йшли до школи.</text:span></text:p>
      <text:p text:style-name="P398">Найт Лайт повільно зітхнув.</text:p>
      <text:p text:style-name="P399">— <text:span text:style-name="T1070">Нервуєшся? —</text:span> <text:span text:style-name="T1070">Спитав він.</text:span></text:p>
      <text:p text:style-name="P400">Твайлайт просто кивнула головою.</text:p>
      <text:p text:style-name="P401">— <text:span text:style-name="T1071">Якщо чесно</text:span>… <text:span text:style-name="T1071">Я теж нервуюсь. </text:span><text:span text:style-name="T1072">Особливо після останнього тижня.</text:span></text:p>
      <text:p text:style-name="Text_20_body"><text:span text:style-name="T1073">Твайлайт стиснула руки сильніше.</text:span> <text:span text:style-name="T1074">Це була найстрашніша ніч її життя</text:span>. <text:span text:style-name="T1075">Вона прийшла додому ошелешеною від того, наскільки швидко все вийшло із-під контролю, і несподівана поява її спасительки, Сансет Шимер</text:span>. <text:span text:style-name="T1076">На це знадобилось кілька днів, але Твайлайт таки розповіла про все родині.</text:span></text:p>
      <text:p text:style-name="P402">Вона ніколи не бачила Шайнінга таким засмученим.</text:p>
      <text:p text:style-name="P401">— <text:span text:style-name="T1077">Не переймайся тату, це школа. Тут я буду у безпеці.</text:span></text:p>
      <text:p text:style-name="P403"><text:span text:style-name="T1078">Твайлайт заспокійливо йому усміхнулась, </text:span><text:span text:style-name="T1079">але це не досягло її очей. </text:span><text:span text:style-name="T1080">Як би вона не намагалась </text:span><text:span text:style-name="T1081">перейматися про це</text:span><text:span text:style-name="T1080">, </text:span><text:span text:style-name="T1081">але у неї не дуже виходило.</text:span></text:p>
      <text:p text:style-name="P401">— <text:span text:style-name="T1082">Знаю-знаю. Школа це мабуть </text:span><text:span text:style-name="T1083">найбезпечніше місце після дому. Я просто не можу не хвилюватися</text:span>…</text:p>
      <text:p text:style-name="P401">— <text:span text:style-name="T1084">Все буде добре, обіцяю.</text:span></text:p>
      <text:p text:style-name="P404">Найт Лайт поглянув на неї краєм ока і посміхнувся.</text:p>
      <text:p text:style-name="P405">— <text:span text:style-name="T1085">Я знаю. Ти сильна дівчинка, прямо як твоя мама.</text:span> <text:span text:style-name="T1085">Просто пообіцяй, що все буде добре.</text:span></text:p>
      <text:p text:style-name="P406">— <text:span text:style-name="T1085">Обіцяю. — Відповіла вона.</text:span></text:p>
      <text:p text:style-name="P405">— <text:span text:style-name="T1085">І спробуй завести собі кілька друзів цього року. </text:span><text:span text:style-name="T1086">Школа веселіше </text:span>—<text:span text:style-name="T1086">і безпечніше</text:span>— <text:span text:style-name="T1086">коли у тебе є кілька хороших друзів.</text:span></text:p>
      <text:p text:style-name="P407">Твайлайт обурилась.</text:p>
      <text:p text:style-name="P405"><text:soft-page-break/>— <text:span text:style-name="T1087">Це не те, що у мене </text:span><text:span text:style-name="Emphasis"><text:span text:style-name="T1087">не було</text:span></text:span><text:span text:style-name="T1087"> друзів, тато.</text:span></text:p>
      <text:p text:style-name="P405">— <text:span text:style-name="T1087">Твайлайт, у тебе був </text:span><text:span text:style-name="Emphasis"><text:span text:style-name="T1087">один</text:span></text:span><text:span text:style-name="T1087"> друг.</text:span></text:p>
      <text:p text:style-name="P408">— <text:span text:style-name="T1087">Все ще рахується.</text:span></text:p>
      <text:p text:style-name="Text_20_body"><text:span text:style-name="T1088">Машина зупинилась перед передом школи Кантерлот, де учні довкола збирались, дружньо спілкувались між собою. </text:span><text:span text:style-name="T1089">Твайлайт вже відчувала приємну атмосферу школи.</text:span></text:p>
      <text:p text:style-name="P409"><text:span text:style-name="T1089">Вона відстебнулась </text:span><text:span text:style-name="T1090">і нахилилась поцілувати батька в щоку.</text:span></text:p>
      <text:p text:style-name="P408">— <text:span text:style-name="T1090">Хорошого дня на роботі.</text:span></text:p>
      <text:p text:style-name="P408">— <text:span text:style-name="T1090">І тобі хорошого дня у школі.</text:span> — <text:span text:style-name="T1090">Найт Лайт поцілував її у відповідь.</text:span> — <text:span text:style-name="T1090">Я буду тут щоб забрати тебе як тільки закінчаться заняття.</text:span></text:p>
      <text:p text:style-name="Text_20_body"><text:span text:style-name="T1091">Твайлайт кивнула і вискочила з машини, махаючи доки та уїжджала</text:span>. <text:span text:style-name="T1092">Вона обернулась та оглянула двоповерхову будівлю перед собою</text:span>. <text:span text:style-name="T1093">Прапори та банери гордо демонстрували емблему школи, доки велика, мармурова статуя, яка зображала талісмана школи, стояла у подвір’ї.</text:span></text:p>
      <text:p text:style-name="Text_20_body"><text:span text:style-name="T1094">Вона б почала навчання у школі Кантерлот ще тиждень тому, але школа була зачинена весь тиждень через «реновації».</text:span> <text:span text:style-name="T1095">Твайлайт засумнівалась у цілісній структурі школи, коли вона почула про це</text:span>. <text:span text:style-name="T1096">Якщо школі довелося закриватися на незапланований ремонт, то вона схоже не у дуже доброму стані.</text:span></text:p>
      <text:p text:style-name="P410">І тому вона була приємно здивована, коли вона зайшла у будівлю і побачила, що усе блищало наче воно все було нове.</text:p>
      <text:p text:style-name="P411">— <text:span text:style-name="T1097">Вау.</text:span> — <text:span text:style-name="T1097">Здивувалась вона, обертаючись на місці щоб усе побачити.</text:span></text:p>
      <text:p text:style-name="P412">Вона врізалась у щось і майже не впала на підлогу.</text:p>
      <text:p text:style-name="P413">— <text:span text:style-name="T1098">Упс.</text:span> — <text:span text:style-name="T1099">Вона поглянула вгору і побачила, що врізалась у щось, що нагадувало одного із спортсменів</text:span>. — <text:span text:style-name="T1100">Ой, вибачаюсь, я не дивилась куди прямую.</text:span></text:p>
      <text:p text:style-name="P413">— <text:span text:style-name="T1100">Та без проблем, Твайлайт.</text:span></text:p>
      <text:p text:style-name="P414">Він посміхнувся і помахав рукою перед тим як піти геть.</text:p>
      <text:p text:style-name="P415">Твайлайт витріщилась йому у слід.</text:p>
      <text:p text:style-name="P416">Звідки він знає моє ім’я?</text:p>
      <text:p text:style-name="Text_20_body"><text:soft-page-break/><text:span text:style-name="T1101">Як тільки вона пішла по одному з багатьох коридорів, вона дізналась, що багато людей, судячи з усього вже знали хто вона така.</text:span></text:p>
      <text:p text:style-name="P417">— <text:span text:style-name="T1101">Гей, Твайлайт!</text:span></text:p>
      <text:p text:style-name="P417">— <text:span text:style-name="T1101">Що як, Твайлайт?</text:span></text:p>
      <text:p text:style-name="P417">— <text:span text:style-name="T1101">Твай, ті крута!</text:span></text:p>
      <text:p text:style-name="P21"><text:span text:style-name="T1102">Твайлайт хотілося сказати, що їй це лестило, але вона більше була розгублена</text:span>… <text:span text:style-name="T1102">і також трохи знервована</text:span>. <text:span text:style-name="T1103">Вона ніколи не була тут, і вона ніколи не знала звідси</text:span>. <text:span text:style-name="T1103">Але, схоже, усі знали хто вона така і відносились до неї як до найкращого друга.</text:span></text:p>
      <text:p text:style-name="P418">Такс, а тепер мені дійсно треба знайти Сансет Шимер.</text:p>
      <text:p text:style-name="Text_20_body"><text:span text:style-name="T1104">Вона вирішила, що краще за все спитати у когось, якщо вона взагалі навчається в цій школі.</text:span> <text:span text:style-name="T1105">Твайлайт не дуже хотіла б почати пошуки, щоб потім зрозуміти, що вона навчається в іншій школі.</text:span></text:p>
      <text:p text:style-name="Text_20_body"><text:span text:style-name="T1106">Вона підійшла до першої же дівчини яку побачила, яка мала величезне рожеве гніздо із волосся на голові і від неї віяло бадьорістю, яку Твайлайт </text:span><text:span text:style-name="Emphasis"><text:span text:style-name="T1106">відчувала</text:span></text:span><text:span text:style-name="T1106"> за кілька метрів.</text:span> <text:span text:style-name="T1107">Вирішивши, що до неї можна підійти, Твайлат поплескала її по плечу.</text:span></text:p>
      <text:p text:style-name="P419">— <text:span text:style-name="T1107">Пробач, а ти не знаєш</text:span><text:span text:style-name="T10">…</text:span></text:p>
      <text:p text:style-name="P420">Дівчина обернулась на місці і кліпнула на неї перед тим як підстрибнути у повітря, і побігла по коридору крича.</text:p>
      <text:p text:style-name="P421"><text:span text:style-name="T10">— </text:span><text:span text:style-name="Emphasis"><text:span text:style-name="T1108">Дддддіііііввввчччааааттттааааа!</text:span></text:span></text:p>
      <text:p text:style-name="P422">Твайлайт поглянула на це з відкритим ротом від спантеличеності.</text:p>
      <text:p text:style-name="P423">— <text:span text:style-name="T1109">Що ж, це було</text:span>… <text:span text:style-name="T1109">цікаво.</text:span></text:p>
      <text:p text:style-name="Пропуск">******</text:p>
      <text:p text:style-name="P424">— <text:span text:style-name="Emphasis"><text:span text:style-name="T1108">Дддддіііііввввчччааааттттааааа!</text:span></text:span><text:span text:style-name="T44"> — </text:span><text:span text:style-name="T1110">Пінкі кричала доки </text:span><text:span text:style-name="T1111">бігла </text:span><text:span text:style-name="T1110">по коридору, її ноги ледве дотикалися до підлоги.</text:span> — <text:span text:style-name="T1112">Дівчата-дівчата-дівчата!</text:span></text:p>
      <text:p text:style-name="P21"><text:span text:style-name="T1112">Пінкі не була впевнена, </text:span><text:span text:style-name="T1113">чи їй треба бути щасливою чи наляканою, що інша Твайлайт Спаркл тільки но що зайшла у школу.</text:span> <text:span text:style-name="T1113">Але вона знала, що усім іншим треба про це знала, і їй треба розказати про це швидко!</text:span></text:p>
      <text:p text:style-name="P425">Вона помітила Реріті яка розмовляла з якимись стилягами, і схопила її за руку.</text:p>
      <text:p text:style-name="P426">— <text:span text:style-name="T10">…</text:span><text:span text:style-name="T1114">І тоді я сказала їй</text:span><text:span text:style-name="T10">… </text:span><text:span text:style-name="T1114">Гей! Пінкі!</text:span> — Рука<text:span text:style-name="T1115"> Пінкі захопила руку Реріті і вона потягла її від розмови</text:span>.</text:p>
      <text:p text:style-name="P426">— <text:span text:style-name="T1115">Що ти робиш?</text:span></text:p>
      <text:p text:style-name="P427">— <text:span text:style-name="T1115">Нема є часу! У нас трапилась ситуація</text:span>… <text:span text:style-name="T1115">Я думаю</text:span>… <text:span text:style-name="T1115">Можливо</text:span>… <text:span text:style-name="T1115">Ось і Еплджек!</text:span></text:p>
      <text:p text:style-name="P428"><text:span text:style-name="T1116">Еплджек стояла біля свої шафки, намагаючись влаштуватися зручніше у білій сукні, яку Реріті зробила для неї, доки не помітила Пінкі яка бігла на неї</text:span>.</text:p>
      <text:p text:style-name="P429">— <text:span text:style-name="T1117">Гей, дівчата, як ся</text:span>… <text:span text:style-name="T1117">ауч!</text:span></text:p>
      <text:p text:style-name="P430">Пінкі схопила її за руку і потягла за собою.</text:p>
      <text:p text:style-name="P431">— <text:span text:style-name="T1118">Пішли! Мені треба вам розказати щось! Важливе! </text:span><text:span text:style-name="Emphasis"><text:span text:style-name="T1118">Дуже</text:span></text:span><text:span text:style-name="T1118"> важливе!</text:span></text:p>
      <text:p text:style-name="P432">— <text:span text:style-name="T1118">Реріті, шо вона мелить?</text:span></text:p>
      <text:p text:style-name="P433">Реріті тільки знизили плечима у відповідь.</text:p>
      <text:p text:style-name="P432">— <text:span text:style-name="T1119">Швидко.</text:span> — <text:span text:style-name="T1120">Вказала Пінкі язиком, бо обидві руки наразі були зайняти</text:span>. — <text:span text:style-name="T1120">Хапай Флатершай, Еплджек.</text:span></text:p>
      <text:p text:style-name="Text_20_body"><text:span text:style-name="T1121">Флатершай тільки вийшла з-за коридору, коли Еплджек схопила її за зап’ястя і потягла за собою на поїздку Пінкі</text:span>. <text:span text:style-name="T1122">Флатершай спіткнулась і її потягло по підлозі із плитки на момент, перед тим як вона отямилась і почала рухати ногами, щоб встигнути за ними.</text:span></text:p>
      <text:p text:style-name="P432">— <text:span text:style-name="T1122">Що відбувається?</text:span> — <text:span text:style-name="T1122">Спитала вона панічним голосом.</text:span></text:p>
      <text:p text:style-name="P432">— <text:span text:style-name="T1123">Вибачай, я без понятія, цукорок.</text:span> — <text:span text:style-name="T1123">Відповіла Еплджек.</text:span></text:p>
      <text:p text:style-name="Text_20_body"><text:soft-page-break/><text:span text:style-name="T1124">Пінкі повела їх через задні двері до стадіону, де Рейнбоу займалась на футбольному полі відбиваючи м’яч головою.</text:span></text:p>
      <text:p text:style-name="P434">— <text:span text:style-name="T1124">Дев’яносто сім, дев’яносто вісім, дев’яносто дев’ять</text:span>…</text:p>
      <text:p text:style-name="P435">— <text:span text:style-name="T1124">Рейнбоу Деш!</text:span> — <text:span text:style-name="T1125">Прокричала Пінкі у той момент, коли настрибнула на неї, поваливши усіх п’ять дівчат на траву.</text:span></text:p>
      <text:p text:style-name="P436">М’яч упав поряд з Рейнбоу яка застогнала.</text:p>
      <text:p text:style-name="P434">— <text:span text:style-name="T1126">Та ну блін, Пінкі! Я йшла на рекорд!</text:span></text:p>
      <text:p text:style-name="P437">Пінкі скочила на ноги.</text:p>
      <text:p text:style-name="P434">— <text:span text:style-name="T1127">Мені дуже прикро! Але у нас проблема, або, типу ситуація, або мабуть </text:span><text:s/><text:span text:style-name="T1127">скрутне становище</text:span>… <text:span text:style-name="T1127">Хм, мабуть це називається</text:span>…</text:p>
      <text:p text:style-name="P438">— <text:span text:style-name="T1128">Пінкі, ближче до суті.</text:span> — <text:span text:style-name="T1128">Відрізала Рейнбоу.</text:span></text:p>
      <text:p text:style-name="P438">— <text:span text:style-name="T1128">Твайлайт тут!</text:span> — <text:span text:style-name="T1129">Сказала Пінкі махаючи руками над головою.</text:span></text:p>
      <text:p text:style-name="P438">— <text:span text:style-name="T1129">Шо?</text:span> — <text:span text:style-name="T1129">Прокричали вони усі одночасно.</text:span></text:p>
      <text:p text:style-name="P439">Реріті зупинилась від спроб змахнути плями від трави з сукні Еплджек.</text:p>
      <text:p text:style-name="P438">— <text:span text:style-name="T1130">Ти маєш на увазі, що вона повернулась?</text:span></text:p>
      <text:p text:style-name="P440">— <text:span text:style-name="T1131">Ні-ні-ні-ні, не </text:span><text:span text:style-name="Emphasis"><text:span text:style-name="T1131">ця</text:span></text:span><text:span text:style-name="T1131"> Твайлайт! </text:span><text:span text:style-name="Emphasis"><text:span text:style-name="T1131">Наша</text:span></text:span><text:span text:style-name="T1131"> Твайлайт, почекай, я маю на увазі та, яка з </text:span><text:span text:style-name="Emphasis"><text:span text:style-name="T1131">цього</text:span></text:span><text:span text:style-name="T1131"> виміру, не магічного!</text:span></text:p>
      <text:p text:style-name="P441">— <text:span text:style-name="T1132">Звідки ти знаєш, Пінкі?</text:span> — <text:span text:style-name="T1132">Спитала Еплджек.</text:span></text:p>
      <text:p text:style-name="P441">— <text:span text:style-name="T1133">Бо вона тільки но що підійшла до мене і заговорила у коридорі!</text:span></text:p>
      <text:p text:style-name="P441">— <text:span text:style-name="T1134">Вау, яка вірогідність того, що Твайлайт із цього виміру прийшла до школи Кантерлот одразу після того, як інша пішла?</text:span> — <text:span text:style-name="T1134">Замислилась Флатершай.</text:span></text:p>
      <text:p text:style-name="P442">Пінкі постукала пальцем по підборіддю.</text:p>
      <text:p text:style-name="P440">— <text:span text:style-name="T1135">Доволі висока, мабуть.</text:span> — <text:span text:style-name="T1135">Похитала вона головою</text:span>. — <text:span text:style-name="T1135">Але ви, дівчата, не бачите проблему тут?</text:span></text:p>
      <text:p text:style-name="P443">Рейнбоу знизили плечима.</text:p>
      <text:p text:style-name="P441">— <text:span text:style-name="T1136">Не дуже.</text:span></text:p>
      <text:p text:style-name="P444">Реріті схопила її за плечі і сказала драматично.</text:p>
      <text:p text:style-name="P440">— <text:span text:style-name="T1137">Рейнбоу, подумай про це! Це школа і учні </text:span><text:span text:style-name="Emphasis"><text:span text:style-name="T1137">спілкуються</text:span></text:span><text:span text:style-name="T1137">. Як ти думаєш, про що усі зараз думають?</text:span></text:p>
      <text:p text:style-name="P445"><text:soft-page-break/><text:span text:style-name="T1137">Очі Рейнбоу збільшились до п’яти копійок.</text:span></text:p>
      <text:p text:style-name="P446">— <text:span text:style-name="T1137">Оооууу, тепер я розумію про що ти.</text:span></text:p>
      <text:p text:style-name="P447">Реріті кивнула.</text:p>
      <text:p text:style-name="P446">— <text:span text:style-name="T1138">Якщо про те, що сталося на танцях, дізнається Твайлайт, то вона безнадійно буде розгублена. Вона подумає, що усі навколо навіжені або дуже жорстоко приколюються з неї!</text:span></text:p>
      <text:p text:style-name="P448">— <text:span text:style-name="T1139">О боже, буде ще гірше, якщо вона настигне Флеша Сентрі або Сансет</text:span>… — <text:span text:style-name="T1140">Флатершай поглянула з наляканим виразом, який усі інші мали.</text:span></text:p>
      <text:p text:style-name="P449">Вони усі побігли назад у школу на максимальній швидкості, з Пінкі у якості супроводу, знову.</text:p>
      <text:p text:style-name="P450">— <text:span text:style-name="T1141">А ну постойтє-ка!</text:span> — <text:span text:style-name="T1142">Сказала Еплджек між видихами, намагаючись не спіткнутися об сукню</text:span>. — <text:span text:style-name="T1143">Може ми просто накручуємо себе цим. Сансет же нє станєт робити боляче їй, так?</text:span></text:p>
      <text:p text:style-name="P451">Рейнбоу окинула на неї гострий погляд.</text:p>
      <text:p text:style-name="P450">— <text:span text:style-name="T1144">Я просто намагаюсь буть оптимістичною.</text:span></text:p>
      <text:p text:style-name="P452">Коли вони завернули за коридор, Пінкі заковзнула, щоб зупинитися, поки решта дівчат впала позаду неї. Далі по коридору перед нею, Пінкі побачила Твайлайт як йшла до Сансет, яка збирала речі у рюкзак із своєї шафки.</text:p>
      <text:p text:style-name="P450">— <text:span text:style-name="Emphasis"><text:span text:style-name="T1145">Ннннііііііііі!</text:span></text:span><text:span text:style-name="T44"> — </text:span>Закричала Пінкі, <text:span text:style-name="T1145">доки Твайлайт поплескала по плечу Сансет.</text:span></text:p>
      <text:p text:style-name="P453">Сансет обернулась та витріщилась на Твайлайт.</text:p>
      <text:p text:style-name="P453">А тоді закричала.</text:p>
      <text:h text:style-name="Heading_20_1" text:outline-level="1"><text:bookmark-start text:name="__RefHeading___Toc194_788317178"/><text:span text:style-name="T1146">Крок</text:span> 7: Наукова фантастика<text:bookmark-end text:name="__RefHeading___Toc194_788317178"/></text:h>
      <text:p text:style-name="P21"><text:span text:style-name="T1147">Сансет поплескала себе по роту, щоб зупинити свій крик.</text:span> <text:span text:style-name="T1148">Вона витріщилась на Твайлайт, отримуючи певне задоволення від того, що її крик принаймні налякав дівчину.</text:span> <text:span text:style-name="T1149">Сансет спробувала кілька разів глибоко вдихнути щоб заспокоїтися, але її серце все ще билося швидко.</text:span></text:p>
      <text:p text:style-name="P454">Вона прибрала її руку і прийняла агресивну позу.</text:p>
      <text:p text:style-name="P455">— <text:span text:style-name="T1150">Якого дідька ти тут робиш?</text:span> — <text:span text:style-name="T1151">Прокричала вона шепотім.</text:span></text:p>
      <text:p text:style-name="P455">— <text:span text:style-name="T1152">Я тепер тут вчуся.</text:span> — <text:span text:style-name="T1152">Просто сказала Твайлайт.</text:span></text:p>
      <text:p text:style-name="P456"><text:span text:style-name="T1153">Око Сансет засмикалося; </text:span><text:span text:style-name="T1154">вона почала помічати, що це почалося відбуватися значно частіше останніми днями.</text:span></text:p>
      <text:p text:style-name="Думки_20_Сансет"><text:span text:style-name="T1152">Ну звісно! </text:span><text:span text:style-name="T1155">Ну звісно з усіх місць вона прийшла саме сюди! Свята Селестія, що я зробила такого за це все?</text:span></text:p>
      <text:p text:style-name="P457">— <text:span text:style-name="T1156">І чому з усіх людей ти вирішила набридати саме </text:span><text:span text:style-name="Emphasis"><text:span text:style-name="T1156">мені</text:span></text:span><text:span text:style-name="T1156">?</text:span> — <text:span text:style-name="T1157">Тихо гаркнула Сансет.</text:span></text:p>
      <text:p text:style-name="P458">— <text:span text:style-name="T1156">Тому що</text:span>… — <text:span text:style-name="T1156">Твайлайт зробила глибокий подих</text:span>. — <text:span text:style-name="T1156">Тому що, я </text:span><text:span text:style-name="T1158">х</text:span><text:span text:style-name="T1156">очу знати правду.</text:span></text:p>
      <text:p text:style-name="P459">— <text:span text:style-name="T1156">Правду?</text:span> — <text:span text:style-name="T1157">Недовірливо спитала Сансет.</text:span> — <text:span text:style-name="Emphasis"><text:span text:style-name="T1159">Тепер</text:span></text:span><text:span text:style-name="T1159"> ти хочеш знати правду?</text:span> <text:span text:style-name="T1160">Ти не зможеш прийняти правду!</text:span></text:p>
      <text:p text:style-name="P460">Твайлайт поглянула назад на неї з впевненим поглядом, який Сансет одразу почала ненавидіти.</text:p>
      <text:p text:style-name="P455">— <text:span text:style-name="T1161">Це вже мені вирішувати, чи не так?</text:span> <text:span text:style-name="T1161">Усі у цій школі схоже вже знають моє ім’я, один з них навіть назвав мене </text:span><text:span text:style-name="Emphasis"><text:span text:style-name="T1161">принцесою</text:span></text:span><text:span text:style-name="T1161">, я хочу знати чому.</text:span></text:p>
      <text:p text:style-name="P461">— <text:span text:style-name="T1162">Так, схоже, твоя правда.</text:span> — <text:span text:style-name="T1162">Пробурмотіла Сансет.</text:span></text:p>
      <text:p text:style-name="P462">Вона оглянулась довкола на учнів, яки почали збиратися довкола і витріщатися на двох дівчат, які виглядали так, наче зараз розпочнуть битися.</text:p>
      <text:p text:style-name="P462">Вказав пальцем на Твайлайт, Сансет сказала.</text:p>
      <text:p text:style-name="P463">— <text:span text:style-name="T1163">Обід. У </text:span><text:span text:style-name="T1164">їдальні</text:span><text:span text:style-name="T1163">. Столик у кутку.</text:span> — <text:span text:style-name="T1165">Вона поглянула на Пінкі і чотирьох дівчат які виглядали із-за плеча.</text:span> — <text:span text:style-name="T1165">Ви, п’ятеро. будьте там.</text:span></text:p>
      <text:p text:style-name="Text_20_body"><text:soft-page-break/><text:span text:style-name="T1166">Із цим, Сансет обернулась на своїх каблуках і пішла геть, шиплячи на будь-кого, хто стояв у неї на шляху.</text:span></text:p>
      <text:p text:style-name="P464">— <text:span text:style-name="T1167">До речі.</text:span> — <text:span text:style-name="T1167">Твайлайт окликала її.</text:span> — <text:span text:style-name="T1167">Ти в курсі, що у тебе діра в куртці?</text:span></text:p>
      <text:p text:style-name="P464">— <text:span text:style-name="Emphasis"><text:span text:style-name="T1167">Так</text:span></text:span><text:span text:style-name="T1167">, я в </text:span><text:span text:style-name="Emphasis"><text:span text:style-name="T1167">курсі</text:span></text:span><text:span text:style-name="T1167">, що у мене діра в куртці!</text:span></text:p>
      <text:p text:style-name="Пропуск">******</text:p>
      <text:p text:style-name="Text_20_body"><text:span text:style-name="T1168">Перший день повернення у школу пройшов до болю нудно для Сансет</text:span>. <text:span text:style-name="T1169">Зайняття тягнулися, здавалося, цілу вічність, також не допомагало те, що вона не могла чути, що каже вчителька через її однокласників, які перешіптувались між собою про те, що вони пам’ятали з танців або що вони робили минулий тиждень.</text:span></text:p>
      <text:p text:style-name="P465">Сансет відчула полегшення, коли задзвенів дзвоник на перерву. Їй не терпілося нарешті покінчити з цим і позбутися Твайлайт Спаркл.</text:p>
      <text:p text:style-name="P466">Реріті наздогнала Сансет, на її обличчі було збентежений вираз.</text:p>
      <text:p text:style-name="Діалог">— <text:span text:style-name="T1170">Сансет, що саме ти плануєш розказати Твайлайт?</text:span></text:p>
      <text:p text:style-name="P467">— <text:span text:style-name="T1170">Правду.</text:span></text:p>
      <text:p text:style-name="P467">— <text:span text:style-name="T1171">Ахх, як я і гадала.</text:span> — <text:span text:style-name="T1171">Реріті прикусила губу.</text:span> — <text:span text:style-name="T1172">Ну</text:span>… <text:span text:style-name="T1172">хоча я і вважаю, що правда понаду усе, ти впевнена, що це хороша ідея?</text:span></text:p>
      <text:p text:style-name="P468"><text:span text:style-name="T1173">Сансет зупинилась перед дверима в </text:span><text:span text:style-name="T1164">їдальню</text:span><text:span text:style-name="T1173">.</text:span></text:p>
      <text:p text:style-name="P469">— <text:span text:style-name="T1173">У тебе є краща ідея?</text:span></text:p>
      <text:p text:style-name="P469">— <text:span text:style-name="T1173">Мм</text:span>… <text:span text:style-name="T1173">ні, не дуже.</text:span></text:p>
      <text:p text:style-name="P469">— <text:span text:style-name="T1174">Тоді замовкни і йди за мною.</text:span> — <text:span text:style-name="T1175">Сансет штовхнула двері і зайшла всередину.</text:span></text:p>
      <text:p text:style-name="P470">Реріті поклала свої руки на губи.</text:p>
      <text:p text:style-name="P469">— <text:span text:style-name="T1175">Ну, не обов’язково грубити.</text:span></text:p>
      <text:p text:style-name="Text_20_body"><text:span text:style-name="T1176">Сансет схопила тацю з їжею з огидою на обличчі.</text:span> <text:span text:style-name="T1177">На звичайний день, вона би «переконала» обмінятися когось, у кого би був хороший обід з собою.</text:span> <text:span text:style-name="T1177">Тепер же, вона була змушена їсти</text:span>… <text:span text:style-name="T1177">Поглядаючи у миску з зеленою масою, Сансет не була впевнена, що вона хотіла знати, що це.</text:span></text:p>
      <text:p text:style-name="Text_20_body"><text:span text:style-name="T1164">Вона сіла за стіл у найвіддаленішому кутку їдальні, Реріті зайняла місце поруч з нею.</text:span> <text:span text:style-name="T1178">Твайлайт швидко з’явилась та зайняла місце навпроти Сансет.</text:span> <text:span text:style-name="T1179">Після цього, з’явилась Пінкі, впавши поряд з Сансет, доки Рейнбоу, Еплджек та Флатершай усі вмістилися біля Твайлайт.</text:span></text:p>
      <text:p text:style-name="P471">— <text:span text:style-name="T1180">Такс, чому вони усі тут?</text:span> — <text:span text:style-name="T1180">Спитала Твайлайт.</text:span></text:p>
      <text:p text:style-name="P471">— <text:span text:style-name="T1181">Тому що вони типу важливі</text:span>… <text:span text:style-name="T1181">нажаль.</text:span> — <text:span text:style-name="T1180">Додала Сансет собі під ніс.</text:span></text:p>
      <text:p text:style-name="P471"><text:soft-page-break/>— <text:span text:style-name="T1181">Привіт!</text:span> — <text:span text:style-name="T1182">Потяглась Пінкі через стіл і схопила руку Твайлайт, і почала енергійно її потискати.</text:span> — <text:span text:style-name="T1181">Я Пінкі Пай!</text:span> <text:span text:style-name="Emphasis"><text:span text:style-name="T1181">Тааааак</text:span></text:span><text:span text:style-name="T1181"> приємно знову з</text:span><text:span text:style-name="T1183">у</text:span><text:span text:style-name="T1181">стрітися з тобою!</text:span></text:p>
      <text:p text:style-name="P471">— <text:span text:style-name="T1181">Знову?</text:span> — <text:span text:style-name="T1183">Твайлайт поглянула на </text:span><text:span text:style-name="T1184">Сансет, якій було нудно.</text:span></text:p>
      <text:p text:style-name="P472">— <text:span text:style-name="T1185">Ми зараз все пояснено, дорогенька.</text:span> — <text:span text:style-name="T1184">Усміхнулась Реріті. Вона потиснула руку Твайлайт коли Пінкі нарешті її відпустила.</text:span> — <text:span text:style-name="T1186">Можеш звати мене Реріті.</text:span></text:p>
      <text:p text:style-name="P473">— <text:span text:style-name="T1187">Рейнбоу Деш. —</text:span> <text:span text:style-name="T1188">Посміхнулась Рейнбоу.</text:span></text:p>
      <text:p text:style-name="P474">Еплджек схилила капелюха.</text:p>
      <text:p text:style-name="P475">— <text:span text:style-name="T1188">Мене звуть Еплджек. І якшо тобі цікава, то ні, я обично не ношу сукні в школі.</text:span></text:p>
      <text:p text:style-name="P475">— <text:span text:style-name="T1189">Я Флатершай.</text:span> — <text:span text:style-name="T1190">Сказала Флатершай на здивування чітким голосом.</text:span></text:p>
      <text:p text:style-name="P475">— <text:span text:style-name="T1187">Уря-</text:span><text:span text:style-name="T1189">у</text:span><text:span text:style-name="T1187">ря-</text:span><text:span text:style-name="T1189">у</text:span><text:span text:style-name="T1187">ря, ми тепер усі друзі!</text:span> — <text:span text:style-name="T1187">Сказала Сансет саркастично.</text:span></text:p>
      <text:p text:style-name="P476">Вона побарабанила пальцями по столу.</text:p>
      <text:p text:style-name="P475">— <text:span text:style-name="T1187">А тепер, звідки мені почати?</text:span></text:p>
      <text:p text:style-name="P477">— <text:span text:style-name="T1191">З початку, дурненька. — Запропонувала Пінкі.</text:span></text:p>
      <text:p text:style-name="P478">Сансет проігнорувала її.</text:p>
      <text:p text:style-name="P477">— <text:span text:style-name="T1192">Добре, пам’ятаєш про що я казала тобі про інший </text:span><text:span text:style-name="T1193">вимір</text:span><text:span text:style-name="T1192"> у суботу?</text:span></text:p>
      <text:p text:style-name="P479">Твайлайт кивнула головою.</text:p>
      <text:p text:style-name="P480">— <text:span text:style-name="T1192">Чекай, суботу? —</text:span> <text:span text:style-name="T1194">Вдерлась</text:span><text:span text:style-name="T1192"> Рейнбоу. —</text:span> <text:span text:style-name="T1192">Коли ти зустріла її?</text:span></text:p>
      <text:p text:style-name="P480">— <text:span text:style-name="T1192">Десь коли я пішла геть від вас з ярмарку</text:span>. <text:span text:style-name="T1192">А тепер, не перебивайте мене.</text:span></text:p>
      <text:p text:style-name="P481">Рейнбоу замовкла, але після того, як холодно поглянула на Сансет.</text:p>
      <text:p text:style-name="P482">— <text:span text:style-name="T1195">Як я казала, іншій </text:span><text:span text:style-name="T1196">вимір</text:span><text:span text:style-name="T1195"> повний магії і він зветься «Еквестрія».</text:span> Найбільш домінувальними видами є три найпоширеніші типи поні<text:span text:style-name="T10">…</text:span></text:p>
      <text:p text:style-name="P483">— <text:span text:style-name="T1197">Почекай.</text:span> — <text:span text:style-name="T1197">Твайлайт засміялась</text:span>. — <text:span text:style-name="T1197">Ти дійсно збираєшся мені розповісти про </text:span><text:span text:style-name="T1198">вимір </text:span><text:span text:style-name="T1197">повний розумних, чарівних поні?</text:span></text:p>
      <text:p text:style-name="P483">— <text:span text:style-name="T1197">Так. І що я тільки що сказала про те, щоб </text:span><text:span text:style-name="T1198">не </text:span><text:span text:style-name="T1197">перебивати мене?</text:span></text:p>
      <text:p text:style-name="P484">Твайлайт прокашлялась, ховаючи хихикання.</text:p>
      <text:p text:style-name="P483">— <text:span text:style-name="T1197">Будь ласка, продовжуй.</text:span></text:p>
      <text:p text:style-name="P483"><text:soft-page-break/>— <text:span text:style-name="T1199">Коротше, перед тим як мене знову грубо </text:span><text:span text:style-name="T1200">перебили, </text:span><text:span text:style-name="T1201">там у Еквестрії є три головні види поні: земні поні, вони майже як поні тут, але вони живуть довше і мають трошки вищий рівень інтелекту, пегаси і єдинороги</text:span>. <text:span text:style-name="T1202">А також, там є алікорни, які є могутніми істотами і поєднують у собі всі три види.</text:span></text:p>
      <text:p text:style-name="P485">— <text:span text:style-name="T1203">Принцеса Твайлайт Спаркл, </text:span><text:span text:style-name="T1204">інша ти у тому вимірі була алікорном. Вона мала корону, яка була джерелом неймовірних сил.</text:span> — <text:span text:style-name="T1204">Сансет окинула погляд вниз на свою тацю з не смачною їжею.</text:span> — <text:span text:style-name="T1204">Я бажала її, і всі її сили, собі.</text:span></text:p>
      <text:p text:style-name="P486">— <text:span text:style-name="T1205">Статуя перед школою слугує порталом між нашими двома вимірами.</text:span> <text:span text:style-name="T1205">Але, він відкривається на три дні кожні тридцять лун.</text:span> <text:span text:style-name="T1206">Коли він відчинився минулого тижня, я прокралась туди і викрала корону.</text:span> <text:span text:style-name="T1207">На жаль, я не була такою непомітною, як мені треба було</text:span>. <text:span text:style-name="T1208">Сталася проблемка, і корона опинилась у</text:span>… — <text:span text:style-name="T1208">Вона кинула на Флатершай похмурий погляд</text:span>. — «<text:span text:style-name="T1208">Не в тих руках</text:span>».</text:p>
      <text:p text:style-name="P487">Флатершай сховалась за своїм волоссям і пригнулась на сидінні.</text:p>
      <text:p text:style-name="P488">— <text:span text:style-name="T1209">Корона тоді повинна була стати призом за перемогу принцеси у Осінньому Балі</text:span>. <text:span text:style-name="T1209">Я не дуже про це переймалась тоді. Я була впевнена, що я зможу перемогти як і усі попередні роки.</text:span></text:p>
      <text:p text:style-name="P489">Сансет схопилась за стіл і стиснула зуби.</text:p>
      <text:p text:style-name="P486">— <text:span text:style-name="T1210">І тоді, </text:span><text:span text:style-name="Emphasis"><text:span text:style-name="T1210">вона</text:span></text:span><text:span text:style-name="T1210"> послідкувала за мною сюди</text:span>. <text:span text:style-name="T1211">Вона була дуже рішуча, щоб повернути цю дурну корону собі.</text:span> <text:span text:style-name="T1211">Вона ввірвалась сюди і просто</text:span>… <text:span text:style-name="T1211">зруйнувала </text:span><text:span text:style-name="Emphasis"><text:span text:style-name="T1211">все</text:span></text:span><text:span text:style-name="T1211">!</text:span></text:p>
      <text:p text:style-name="P490">Рейнбоу жорстоко всміхнулась.</text:p>
      <text:p text:style-name="P488">— <text:span text:style-name="T1212">Ти маєш на увазі, допомагала нам знову стати друзями і об’єднати всю школу проти тебе, що впевнитися, що ти нарешті програєш?</text:span></text:p>
      <text:p text:style-name="Text_20_body"><text:span text:style-name="T1213">Сансет грюкнула руками по столу та підвелась, Рейнбоу скопіювала її рухи, з викликом у очах</text:span>. <text:span text:style-name="T1214">Обидві дівчини витріщались одна на одну, доки всі інші у їдальні споглядали у тиші.</text:span></text:p>
      <text:p text:style-name="P491">— <text:span text:style-name="T1214">Так.</text:span> — <text:span text:style-name="T1214">Сказала Сансет агресивним шепотім.</text:span> — <text:span text:style-name="T1214">Зробивши </text:span><text:span text:style-name="Emphasis"><text:span text:style-name="T1214">це</text:span></text:span><text:span text:style-name="T1214">.</text:span></text:p>
      <text:p text:style-name="P492">Реріті, дуже повільно, поклала руку на руку Сансет і притягнула її на своє місце, доки Еплджек зробила теж саме з Рейнбоу.</text:p>
      <text:p text:style-name="P493"><text:soft-page-break/>— <text:span text:style-name="T1215">Будь ласка, давайте не починати знову, дівчата.</text:span> — <text:span text:style-name="T1215">Сказала Реріті.</text:span></text:p>
      <text:p text:style-name="Text_20_body"><text:span text:style-name="T1216">Сансет оцінила лють у очах Рейнбоу.</text:span> <text:span text:style-name="T1216">Вони суворо попереджали, що якщо Сансет захоче щось витворити, то будуть непереливки.</text:span></text:p>
      <text:p text:style-name="P494"><text:span text:style-name="T1217">Хоча це було спокусливо, Сансет не була у настрою для бійок.</text:span> <text:span text:style-name="T1218">Вона нарешті відвела погляд назад до стіни та продовжила історію.</text:span></text:p>
      <text:p text:style-name="P493">— <text:span text:style-name="T1219">Як Рейнбоу вже </text:span><text:span text:style-name="Emphasis"><text:span text:style-name="T1219">гарно</text:span></text:span><text:span text:style-name="T1219"> пояснила, інша Твайлайт Спаркл обернула всю школи проти мене.</text:span> <text:span text:style-name="T1219">Вона перемогла корону, але я не збиралась здаватися без бою.</text:span></text:p>
      <text:p text:style-name="P493">— <text:span text:style-name="T1220">І ось тут починається найцікавіше!</text:span> — <text:span text:style-name="T1220">Прошепотіла Пінкі майже для самої себе.</text:span></text:p>
      <text:p text:style-name="P495">— <text:span text:style-name="T1221">Після кількох</text:span>… <text:span text:style-name="T1221">трюків у рукавах, я нарешті схопила корону.</text:span> <text:span text:style-name="T1222">Коли я надягла її, я</text:span>… <text:span text:style-name="T1222">Я отримала усі сили, які тільки хотіла, але</text:span>…</text:p>
      <text:p text:style-name="P21"><text:span text:style-name="T1223">Сансет зупинилась, бо не могла підібрати слів, щоб пояснити те, що сталося далі</text:span>. <text:span text:style-name="T1223">Вона перетворилась на монстра, досвід який все ще був для неї незбагненний і навіть лякав її. Це не було частиною її плану.</text:span></text:p>
      <text:p text:style-name="Text_20_body"><text:span text:style-name="T1224">Те, що вона відчувала під час того, як була демоном, усі думки і емоції, які пробігали крізь неї</text:span>… <text:span text:style-name="T1224">Сансет зрозуміла, що не була готова розмовляти про це</text:span>. <text:span text:style-name="T1224">Вона </text:span><text:span text:style-name="Emphasis"><text:span text:style-name="T1224">не могла</text:span></text:span><text:span text:style-name="T1224"> розмовляти про це.</text:span> <text:span text:style-name="T1224">Але на щастя для неї, Пінкі втрутилась.</text:span></text:p>
      <text:p text:style-name="P496">— <text:span text:style-name="T1225">Ну, коротше, Сансет перетворилась на дууужеее страшного монстра з крилами як у кажана і гострими кігтями</text:span>, <text:span text:style-name="T1225">і тоді вона зламала школу і зазомбувала всіх учнів, перед тим, як сказати</text:span> «<text:span text:style-name="T1225">Твайлайт продовжує стояти у мене на шляху, і тепер я збираюсь знищити її, ГРРР!</text:span>». <text:span text:style-name="T1226">Тому вона зробила вогняну кулю і кинула її у нас,</text:span> <text:span text:style-name="T1226">але ми були друзями принцеси Твайлайт Спаркл, бо вона допомогла нам усім знову стати друзями коли Сансет роз’єднала нас</text:span>, <text:span text:style-name="T1226">і ми не збиралися кидати Твайлайт наодинці!</text:span> <text:span text:style-name="T1227">І ми всі зібралися у групові обійми, що активувало </text:span><text:span text:style-name="Emphasis"><text:span text:style-name="T1227">ще більше</text:span></text:span><text:span text:style-name="T1227"> крутої магії!</text:span> <text:span text:style-name="T1227">І ми всі здійнялися у повітря і вистрілили неймовірно гарною веселкою у Сансет, і вона повернулась у норму!</text:span> <text:span text:style-name="T1227">Потім ми всі танцювали і Твайлайт повернулась додому.</text:span> <text:span text:style-name="T1227">Кінець!</text:span></text:p>
      <text:p text:style-name="P497">Сансет вказала на Пінкі.</text:p>
      <text:p text:style-name="P498">— <text:span text:style-name="T1227">Це</text:span>… <text:span text:style-name="T1227">ну, в принципі так і було.</text:span></text:p>
      <text:p text:style-name="P499"><text:soft-page-break/><text:span text:style-name="T1228">Твайлайт поклала руки разом на стіл, і зверху на них підборіддя.</text:span></text:p>
      <text:p text:style-name="P498">— <text:span text:style-name="T1228">То, давайте перевіримо, чи все я зрозуміла правильно:</text:span> <text:span text:style-name="T1228">існує інша Твайлайт Спаркл, яка є чарівною поні-принцесою у іншому виміри</text:span>, <text:span text:style-name="T1228">і ти вкрала у неї корону, щоб отримати магічні сили.</text:span> <text:span text:style-name="T1229">Але вона пішла за тобою у цей вимір і зібрала всю школу разом, щоб проголосувати за неї, а не тебе, за титул принцеси танців</text:span>, <text:span text:style-name="T1229">але ти все рівно викрала корону і перетворилась на монстра.</text:span> <text:span text:style-name="T1229">Але, інша Твайлайт і ці дівчата встали проти тебе і вистрілили чарівною веселкою, яка перетворила тебе назад?</text:span></text:p>
      <text:p text:style-name="P500">— <text:span text:style-name="T1230">Ага.</text:span> — <text:span text:style-name="T1231">Сансет кивнула.</text:span></text:p>
      <text:p text:style-name="Text_20_body"><text:span text:style-name="T1232">Твайлайт мовчала кілька моментів</text:span>. <text:span text:style-name="T1232">А потім почала істерично реготати, тримаючись за боки.</text:span></text:p>
      <text:p text:style-name="P500">— <text:span text:style-name="T1233">Це </text:span><text:span text:style-name="Emphasis"><text:span text:style-name="T1233">найдурніше</text:span></text:span><text:span text:style-name="T1233">, що я колись чула! Ха-ха-ха, ти мене налякала в якийсь момент.</text:span> <text:span text:style-name="T1233">Ти виглядала такою серйозною там на мосту, я дійсно повірила тобі!</text:span> <text:span text:style-name="T1233">Ха-ха</text:span>! <text:span text:style-name="T1234">І те, що тобі вдалося усіх підговорити підіграти тобі </text:span>— <text:span text:style-name="T1234">Вау, оце відданість</text:span>! <text:span text:style-name="T1234">Добре-добре, я зрозуміла, розіграти новеньку.</text:span> <text:span text:style-name="T1234">Навіть мені варто признати, що це вийшло прикольно.</text:span></text:p>
      <text:p text:style-name="P501"><text:span text:style-name="T1235">Сміх Твайлайт закінчився як вона витерла сльози з очей</text:span>. <text:span text:style-name="T1235">Вона оглянула обличчя які дивились на неї</text:span>. <text:span text:style-name="T1236">Тільки Пінкі посміхалась, як завжди.</text:span> <text:span text:style-name="T1236">Власна посмішка Твайлайт спала з її обличчя.</text:span></text:p>
      <text:p text:style-name="P502">— <text:span text:style-name="T1237">Добре, я розкусила план.</text:span> <text:span text:style-name="T1237">Чому ви не смієтеся зі мною?</text:span></text:p>
      <text:p text:style-name="P503">— <text:span text:style-name="T1238">Тому шо, цукорок</text:span>… <text:span text:style-name="T1238">ми не жартуємо.</text:span> — <text:span text:style-name="T1238">Сказала Еплджек.</text:span></text:p>
      <text:p text:style-name="P504">— <text:span text:style-name="T1239">Але це </text:span><text:span text:style-name="Emphasis"><text:span text:style-name="T1239">точно</text:span></text:span><text:span text:style-name="T1239"> якийсь жарт.</text:span> — <text:span text:style-name="T1239">Твайлайт слабко посміялась.</text:span> — <text:span text:style-name="T1239">Ви ж не реально вважаєте, що існує інший вимір повний поні, і що </text:span><text:span text:style-name="Emphasis"><text:span text:style-name="T1239">вона</text:span></text:span><text:span text:style-name="T1239"> перетворилась на демона.</text:span> — <text:span text:style-name="T1239">Твайлайт вказала на Сансет, яка тепер мала спокійний вираз.</text:span></text:p>
      <text:p text:style-name="P505">Еплджек кивнула.</text:p>
      <text:p text:style-name="P506">— <text:span text:style-name="T1240">Я вважаю, бо я була там, когда все це сталося. Я знаю, шо в це сложно повірити, але це правда.</text:span></text:p>
      <text:p text:style-name="P507">— <text:span text:style-name="T1240">Ні, це не так.</text:span> — <text:span text:style-name="T1241">Сказала Твайлайт розлючено</text:span>. — <text:span text:style-name="T1241">Послухайте себе, ви розказуєте про щось, що можливо тільки в</text:span>… <text:span text:style-name="T1241">в науково-фантастичних, або дитячих книжках</text:span>! <text:span text:style-name="T1242">Міжпланетні подорожі все ще відстають на </text:span><text:soft-page-break/><text:span text:style-name="T1242">десятиліття, </text:span><text:span text:style-name="Emphasis"><text:span text:style-name="T1242">як мінімум</text:span></text:span><text:span text:style-name="T1242">, і ви розказуєте мені що існує інший </text:span><text:span text:style-name="Emphasis"><text:span text:style-name="T1242">вимір</text:span></text:span><text:span text:style-name="T1242"> який з’єднаний з цим</text:span>? <text:span text:style-name="T1242">Та ви всі збожеволіли</text:span>!</text:p>
      <text:p text:style-name="P508">Реріті погляну на Пінкі.</text:p>
      <text:p text:style-name="P509">— <text:span text:style-name="T1242">Покажи їй фотографії.</text:span></text:p>
      <text:p text:style-name="P510">Пінкі потягнулась у своє волосся, і дістала звідки фотографію, яку передала Твайлайт.</text:p>
      <text:p text:style-name="P511">Твайлайт поглянула і її очі стали по п’ять копійок.</text:p>
      <text:p text:style-name="P509">— <text:span text:style-name="T1243">Це</text:span>… <text:span text:style-name="T1243">я</text:span>. <text:span text:style-name="T1243">Але</text:span>… <text:span text:style-name="T1243">як</text:span>? <text:span text:style-name="T1243">І чому у мене крила?</text:span></text:p>
      <text:p text:style-name="P509">— <text:span text:style-name="T1244">Магія.</text:span> — <text:span text:style-name="T1244">Сказала Сансет.</text:span></text:p>
      <text:p text:style-name="P512">— <text:span text:style-name="T1245">Магія</text:span>… — <text:span text:style-name="T1246">Твайлайт замовкла, і тоді насупила брові.</text:span> — <text:span text:style-name="T1245">Або Фотошоп.</text:span></text:p>
      <text:p text:style-name="P513">Сансет не могла не посміхнутися.</text:p>
      <text:p text:style-name="P514">Вона реально намагається не вірити в це.</text:p>
      <text:p text:style-name="P515">— <text:span text:style-name="T1246">Пінкі.</text:span> — <text:span text:style-name="T1247">Сансет клацнула на неї пальцями.</text:span> — <text:span text:style-name="T1246">Покажи їй відео.</text:span></text:p>
      <text:p text:style-name="P512">— <text:span text:style-name="T1247">Дііівчино, не треба на мене тут пальцями клацати.</text:span> — <text:span text:style-name="T1247">Сказала Пінкі обертаючи шию.</text:span></text:p>
      <text:p text:style-name="P516">Сансет грюкнула руками по столу, витріщаючись на неї.</text:p>
      <text:p text:style-name="P512">— <text:span text:style-name="T1248">Точно, відео, в процесі.</text:span></text:p>
      <text:p text:style-name="P517"><text:span text:style-name="T1249">Пінкі нагнулась вниз за рюкзаком і дістала дуже рожевий ноутбук звідти</text:span>. <text:span text:style-name="T1250">Вона знайшла наклепницьке відео яке Сансет зробила проти Твайлайт, і перегорнула ноутбук на місці.</text:span></text:p>
      <text:p text:style-name="P512">— <text:span text:style-name="T1250">Нууу, таакк, воно трохи всрате.</text:span></text:p>
      <text:p text:style-name="P518"><text:span text:style-name="T1251">Твайлайт нахилилась і почала дивитися відео</text:span>. <text:span text:style-name="T1252">Сансет чула її власне озвучання, про те наскільки чудово вона володіє навичками обробки відео</text:span>. <text:span text:style-name="T1253">Вона спостерігала, як Твайлайт хмуриться все </text:span><text:span text:style-name="T1254">більше</text:span><text:span text:style-name="T1253"> й </text:span><text:span text:style-name="T1254">більше</text:span><text:span text:style-name="T1253">, поки відео продовжувалося, </text:span><text:span text:style-name="T1254">і тоді грюкнула кришкою, закриваючи ноутбук, коло воно скінчилося.</text:span></text:p>
      <text:p text:style-name="P519">— <text:span text:style-name="T1250">Тооо.</text:span> — <text:span text:style-name="T1252">Сансет злобно посміхнулась</text:span>. — <text:span text:style-name="T1250">Де тепер твоя наукова фантастика?</text:span></text:p>
      <text:p text:style-name="P520">Твайлайт поклала голову у руки.</text:p>
      <text:p text:style-name="P521"><text:soft-page-break/>— <text:span text:style-name="T1255">У цього всього повинно бути пояснення</text:span>. <text:span text:style-name="T1255">Це все просто затягнутий прикол, так?</text:span> — She was almost pleading now.</text:p>
      <text:p text:style-name="P522">Сансет розчаровано гар<text:span text:style-name="T1255">кнула</text:span>.</text:p>
      <text:p text:style-name="P521">— <text:span text:style-name="T1255">Ні, ми не приколюємося</text:span>. <text:span text:style-name="T1256">Коротше, Твайлайт, ти хотіла правду, то, ну, ось вона!</text:span> — She leaned back in her chair and crossed her arms. — <text:span text:style-name="T1256">Я ж казала, що ти не зможеш її прийняти.</text:span></text:p>
      <text:p text:style-name="P521">— “No, it’s not that! I just… I thought… I was hoping…”</text:p>
      <text:p text:style-name="P523">— “That I was wrong?”</text:p>
      <text:p text:style-name="P522">Twilight picked up her lunch, look very tired.</text:p>
      <text:p text:style-name="P524">— “I need some time alone.” — She walked off to the last unoccupied table, slumping into her chair.</text:p>
      <text:p text:style-name="P524">— “Oh my, she looks pretty distraught,” — Fluttershy said.</text:p>
      <text:p text:style-name="P524">— “Yeah…” — Sunset nodded. Her face instantly brightened up. — “Well, that was fun!”</text:p>
      <text:p text:style-name="Text_20_body">Rainbow opened her mouth, no doubt to give Sunset a verbal lashing, but Applejack beat her to it.</text:p>
      <text:p text:style-name="P524">— “Sunset, why do you hate her so much?”</text:p>
      <text:p text:style-name="P524">— “I don’t hate her.”</text:p>
      <text:p text:style-name="Думки_20_Сансет">I don’t?</text:p>
      <text:p text:style-name="P524">— “I hate the other Twilight Sparkle.”</text:p>
      <text:p text:style-name="Думки_20_Сансет">Okay, that makes sense.</text:p>
      <text:p text:style-name="P524">— “I just… mildly dislike her because they share the same face.”</text:p>
      <text:p text:style-name="P525">Rarity poked at her salad.</text:p>
      <text:p text:style-name="P524">—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text:soft-page-break/>around her. Flash looked dejected for a moment before he turned and walked towards Sunset’s table.</text:p>
      <text:p text:style-name="P526">— “Alright, can someone please explain to me what’s going on?” — It had been a general question, but his eyes were locked on Sunset. — “Why is Twilight acting like she doesn’t remember… well, anything?”</text:p>
      <text:p text:style-name="P527">— “It’s simple,” — Sunset smiled, throwing extra venom into her words. — “That’s not the Twilight Sparkle you fell in love with.”</text:p>
      <text:p text:style-name="P525">Flash’s face turned red.</text:p>
      <text:p text:style-name="P527">— “Well I-I don’t know if I… wait, what do you mean that isn’t the same Twilight Sparkle? She looks just the same.”</text:p>
      <text:p text:style-name="P527">—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525">Flash stared at her before turning to the other girls.</text:p>
      <text:p text:style-name="P528">— “Can one of you help me out here?”</text:p>
      <text:p text:style-name="P525">Applejack shrugged.</text:p>
      <text:p text:style-name="P528">— “Sorry, Flash, but it’s pretty much like Sunset said. That Twilight Sparkle and the Twilight Sparkle from last week are two different Twilight Sparkles.”</text:p>
      <text:p text:style-name="P528">—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529">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530">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1257">Крок</text:span> 8: <text:span text:style-name="T1258">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531"><text:span text:style-name="Emphasis">1: Get rid of Twilight Sparkle.</text:span></text:p>
      <text:p text:style-name="P532">Check.</text:p>
      <text:p text:style-name="P531"><text:span text:style-name="Emphasis">2: Revenge on Flash Sentry.</text:span></text:p>
      <text:p text:style-name="P532">She shrugged. She had done that more or less. Check.</text:p>
      <text:p text:style-name="P531"><text:span text:style-name="Emphasis">3: Make friends with the five most annoying girls in school.</text:span></text:p>
      <text:p text:style-name="P532">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Emphasis">this</text:span><text:span text:style-name="T44">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text:p>
      <text:p text:style-name="P533">As she walked down the hall, boots squeaking against the polished floors, Sunset thought.</text:p>
      <text:p text:style-name="Думки_20_Сансет">Why can’t life just be that simple? Everyone hates me, I hate them, and we all just go about our day.</text:p>
      <text:p text:style-name="P533">Instead, she was being forced to stop hating and make friends, completely ruining an otherwise perfect system. </text:p>
      <text:p text:style-name="Думки_20_Сансет">Until the curse is lifted. Then I can go right back to hating everyone.</text:p>
      <text:p text:style-name="P534">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535">— “Hello, Sunset, how are you today?” — Rarity asked with genuine sweetness.</text:p>
      <text:p text:style-name="P535">— “Alright, I guess,” — Sunset replied in a languid manner.</text:p>
      <text:p text:style-name="P536">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535">— “Are you doing anything after school today?”</text:p>
      <text:p text:style-name="P537">Sunset dropped her head into her hand.</text:p>
      <text:p text:style-name="P535">— “Yeah, detention.”</text:p>
      <text:p text:style-name="Думки_20_Сансет">Again.</text:p>
      <text:p text:style-name="P538">Rarity snapped her fingers.</text:p>
      <text:p text:style-name="P535">— “Drat, I forgot about your, ahem, punishments. How long do you have to serve detention for?”</text:p>
      <text:p text:style-name="P535">— “A month,” — Sunset said sourly.</text:p>
      <text:p text:style-name="P535">— “Well…” — Rarity twirled a finger through her purple curls. — “I suppose that’s better than the alternative of getting suspended… or expelled. Ms. Celestia was pretty forgiving, don’t you think?”</text:p>
      <text:p text:style-name="P535">—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539">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540">— “<text:span text:style-name="Emphasis">Sunset!</text:span><text:span text:style-name="T44">”</text:span></text:p>
      <text:p text:style-name="Text_20_body">Sunset jerked her head up from her notes and looked at Rarity, who had hissed her name. She was pointing forward to a scowling Mr. Noteworthy.</text:p>
      <text:p text:style-name="P540">— “Ms. Shimmer, I asked you a question. Are you even paying attention to the lecture?”</text:p>
      <text:p text:style-name="P540">— “No, not really.” — Sunset cringed.</text:p>
      <text:p text:style-name="P541">It was times like this she desperately missed lying. However, the rest of the class seemed to have gotten a laugh out of her snide remark. </text:p>
      <text:p text:style-name="P542">Mr. Noteworthy’s scowl deepened and he said.</text:p>
      <text:p text:style-name="P543">— “Well then, I guess I’ll just have to talk to the principal about adding on another day of detention for you. Perhaps then the lesson will sink in.”</text:p>
      <text:p text:style-name="P542">Ignoring the sniggering going on behind her, Sunset sank into her chair.</text:p>
      <text:p text:style-name="P540">— “Great.”</text:p>
      <text:p text:style-name="Пропуск">******</text:p>
      <text:p text:style-name="Text_20_body">Lunch had started as a tepid affair, with Sunset poking at her meal alone and in peace. She looked over to the table where the Canterlot Five were sitting, along with Twilight.</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544">Sunset looked down at her food, smirking to herself.</text:p>
      <text:p text:style-name="Думки_20_Сансет">What’s the matter, Sparkle? Trouble in friendship paradise?</text:p>
      <text:p text:style-name="P544">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545">Sunset counted the heads at the table. Someone was missing.</text:p>
      <text:p text:style-name="Думки_20_Сансет">Where did Pinkie…?</text:p>
      <text:p text:style-name="P546">— “Hiya, Sunset!”</text:p>
      <text:p text:style-name="P546">— “<text:span text:style-name="Emphasis">Gah!</text:span>” — Sunset nearly fell out of her chair at the sudden manifestation of Pinkie Pie. — “Pinkie!” — Sunset fumed. — “Don’t do that! You nearly gave me a heart attack!”</text:p>
      <text:p text:style-name="P547">Pinkie dropped into the chair next to her and gave an apologetic smile.</text:p>
      <text:p text:style-name="P546">—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548">Sunset watched with dispassion as Pinkie cackled like a cheesy villain, throwing her hands in the air.</text:p>
      <text:p text:style-name="P546">— “You have problems.”</text:p>
      <text:p text:style-name="P548">Pinkie stopped laughing and shrugged.</text:p>
      <text:p text:style-name="P546"><text:soft-page-break/>— “My mom says I eat too much candy.” — She reached into her hair and pulled out a lollipop. — “But I can stop anytime I want to.”</text:p>
      <text:p text:style-name="P549">— “Uh-huh. Is there a particular reason you came to bug me, or are you just shooting to be extra annoying today?”</text:p>
      <text:p text:style-name="P548">Pinkie stuck the sucker into her mouth and frowned.</text:p>
      <text:p text:style-name="P549">— “Boy, someone must have woken up with a lemon in her mouth, because you are <text:span text:style-name="Emphasis">sour</text:span><text:span text:style-name="T44">.</text:span> I just wanted to see why you were alone.”</text:p>
      <text:p text:style-name="P548">Sunset went back to eating her salad.</text:p>
      <text:p text:style-name="P549">— “I happen to enjoy eating alone.”</text:p>
      <text:p text:style-name="P549">— “Why?” — Pinkie asked innocently.</text:p>
      <text:p text:style-name="P549">— “Because I dislike spending time with other people.”</text:p>
      <text:p text:style-name="P549">— “Why?”</text:p>
      <text:p text:style-name="P549">— “Because I don’t like other people.”</text:p>
      <text:p text:style-name="P549">—“Why?”</text:p>
      <text:p text:style-name="P549">— Because people are annoying! And if you say ‘why’ one more time, I will rip your tongue out and feed it to you!</text:p>
      <text:p text:style-name="P548">Pinkie blinked, still slurping on her lollipop.</text:p>
      <text:p text:style-name="P550">— “Has anyone told you, you have anger issues?”</text:p>
      <text:p text:style-name="P548">Sunset took a calming breath.</text:p>
      <text:p text:style-name="P550">— “It’s been brought up before.”</text:p>
      <text:p text:style-name="P551">Pinkie leaned in and wrapped an arm around her.</text:p>
      <text:p text:style-name="P550">— “That’s okay! I used to be sad a lot when I was younger, but then, I met friends who taught me to always see the bright side of things! You just need to stop being such a sourpuss mcgrumpypants and make friends! And smile more, definitely smile more!”</text:p>
      <text:p text:style-name="P550">— “You’re the second person to tell me that.” — Sunset looked at Pinkie’s arm, then gave her warning glance. — “And do you not remember rule number one?”</text:p>
      <text:p text:style-name="P550">— <text:span text:style-name="T1259">Не розмовляти про бійцівський клуб?</text:span></text:p>
      <text:p text:style-name="P551"><text:soft-page-break/>Sunset was caught between the urge to slam her face against the table or choke Pinkie until she was blue.</text:p>
      <text:p text:style-name="P552">— <text:span text:style-name="T1259">Ти абсолютно безнадійна.</text:span></text:p>
      <text:p text:style-name="P553">— <text:span text:style-name="T1260">Хей, ти друга людина яка каже це </text:span><text:span text:style-name="Emphasis"><text:span text:style-name="T1260">мені</text:span></text:span><text:span text:style-name="T1260">!</text:span> <text:span text:style-name="T1260">Дивно, чи не так?</text:span></text:p>
      <text:p text:style-name="P551">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text:p>
      <text:p text:style-name="P554">— “That’s strike two!” — Rainbow called.</text:p>
      <text:p text:style-name="P554">— “Strike two?” — Sunset held up her hands in confusion. — “What was strike one?”</text:p>
      <text:p text:style-name="P554">— “Probably yelling at Fluttershy,” — Pinkie answered.</text:p>
      <text:p text:style-name="P554">— “Right,” — Sunset said, clicking her tongue.</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554">— “Hey, Sunset, wait!” — Pinkie caught up to her, nimbly weaving through the crowd. — “You should come to Sugarcube Corner with us after school!”</text:p>
      <text:p text:style-name="P554">— “Can’t, I have detention.”</text:p>
      <text:p text:style-name="P554">— “Aww, bummer. What about tomorrow?”</text:p>
      <text:p text:style-name="P555">Sunset looked back at her.</text:p>
      <text:p text:style-name="P554">— “Pinkie, I have detention for the rest of the month and then some.”</text:p>
      <text:p text:style-name="P554">—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text:p>
      <text:p text:style-name="P556">— “Well, nothing is still better than this,” — she grumbled, dragging the wet mop across the floor.</text:p>
      <text:p text:style-name="P557">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558">Sunset leaned against one of the sinks and crossed her arms.</text:p>
      <text:p text:style-name="P556">— “Alright, Twilight, come out of there,” — she said tersely.</text:p>
      <text:p text:style-name="P558"><text:soft-page-break/>There was a gasp, followed by the sound of an unlocking bolt before Twilight stuck her head out of the stall, her face streaked with tear marks.</text:p>
      <text:p text:style-name="P556">— “H-How did you know it was me?”</text:p>
      <text:p text:style-name="P556">— “I saw your dorky boots. Why are you in here anyway? Doesn’t your dad pick you up?”</text:p>
      <text:p text:style-name="P559">Twilight fully emerged from her hiding place, wiping her eyes on the back of her hand.</text:p>
      <text:p text:style-name="P556">— “He had to stay late at work today, so I have to walk home…”</text:p>
      <text:p text:style-name="P559">Sunset raised a brow.</text:p>
      <text:p text:style-name="P556">— “Why didn’t you walk home with any of the girls?”</text:p>
      <text:p text:style-name="P559">She must have found the root of the problem, because at the mention of the five, Twilight bit her lip and avoided Sunset’s eyes.</text:p>
      <text:p text:style-name="P559">A grin began to creep back across Sunset’s face.</text:p>
      <text:p text:style-name="P556">— “What, have they driven you crazy already? It’s okay, I can barely stand them either.”</text:p>
      <text:p text:style-name="P559">Twilight broke into a fresh wave of tears, instantly wiping Sunset’s smile away.</text:p>
      <text:p text:style-name="P556">— “I-It’s n-not that! T-They don’t want to be <text:span text:style-name="Emphasis">my</text:span> f-friend!”</text:p>
      <text:p text:style-name="P556">— “What?”</text:p>
      <text:p text:style-name="P560">Shaking her head, Twilight cried.</text:p>
      <text:p text:style-name="P556">—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561">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562">— “Twilight, look at me.”</text:p>
      <text:p text:style-name="Text_20_body">Twilight lifted her head, staring at Sunset with bloodshot eyes.</text:p>
      <text:p text:style-name="P561"><text:soft-page-break/>Sunset made a face of disgust. She reached over and pulled some paper towels out of the dispenser.</text:p>
      <text:p text:style-name="P563">— “Okay, first of all, stop crying and clean your face up; you look pathetic.”</text:p>
      <text:p text:style-name="P561">She handed the towels to Twilight, allowing her to wipe up her tears and clean her nose.</text:p>
      <text:p text:style-name="P563">— “Now,” — Sunset’s voiced softened, — “listen to me when I tell you that those girls want to be <text:span text:style-name="Emphasis">your</text:span> friend. They want to get to know <text:span text:style-name="Emphasis">you</text:span>. Them replacing you for the other Twilight is all just in your head.”</text:p>
      <text:p text:style-name="P563">— But<text:span text:style-name="T10">…</text:span></text:p>
      <text:p text:style-name="P563">—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564">Twilight wiped her eyes again.</text:p>
      <text:p text:style-name="P563">— “Do you really mean it?”</text:p>
      <text:p text:style-name="P564">Sunset nodded.</text:p>
      <text:p text:style-name="P563">— “Yeah, I do. They barely knew Twilight for three days. You have the rest of the year to make an impression.”</text:p>
      <text:p text:style-name="P563">— “I guess you’re right,” — Twilight sniffled. — “I just feel like… whenever they look at me, they’re looking for a princess…”</text:p>
      <text:p text:style-name="P563">—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565">Twilight let out a weak chuckle.</text:p>
      <text:p text:style-name="P563">— “You’re right. Rarity and Pinkie and all of them, they all seem like really nice girls. I guess I was just overreacting. If I just be myself, then they’ll just come to expect that from me.”</text:p>
      <text:p text:style-name="P563">— “If you want to simplify it to an after-school special, sure,” — Sunset said with a shrug.</text:p>
      <text:p text:style-name="P565"><text:soft-page-break/>Tossing the napkins away, Twilight grabbed her backpack and slung it over her back.</text:p>
      <text:p text:style-name="P563">— “Thanks for talking to me, Sunset. I actually feel better now.”</text:p>
      <text:p text:style-name="P563">— “Meh.”</text:p>
      <text:p text:style-name="P565">Sunset turned away, waiting for Twilight to take her leave. When she continued to stand there, Sunset asked.</text:p>
      <text:p text:style-name="P566">— “What else do you want, a cookie and a pat on the head?”</text:p>
      <text:p text:style-name="P566">— “No, I was just…” — A slight blush appeared on Twilight’s cheeks. — “I was just wondering if you wanted to walk home with me?”</text:p>
      <text:p text:style-name="P565">Sunset gave her a lidded stare.</text:p>
      <text:p text:style-name="P566">— “No. Besides, I have detention.”</text:p>
      <text:p text:style-name="P566">—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567">Sunset emerged from the bathroom shouting.</text:p>
      <text:p text:style-name="P566">— “Hey, Sparkle, wait up!” — She walked briskly, catching up to Twilight who had her hand on the entrance door.</text:p>
      <text:p text:style-name="P566">— “What is it?”</text:p>
      <text:p text:style-name="P566">— “I changed my mind. I’ll walk home with you. Just this once.”</text:p>
      <text:p text:style-name="P568">Twilight regarded her with suspicion.</text:p>
      <text:p text:style-name="P566">— “But I thought you said you had detention?”</text:p>
      <text:p text:style-name="P566">— “Yeah, which is exactly why I’m doing this. Walking you home beats mopping floors.”</text:p>
      <text:p text:style-name="Думки_20_Сансет">And yet, is still a punishment in and of itself.</text:p>
      <text:p text:style-name="P566">— “Won’t you get in more trouble for ditching?”</text:p>
      <text:p text:style-name="P566">— “Probably. I’ll cross that bridge when I get there.”</text:p>
      <text:p text:style-name="P568">Twilight took a turn in crossing her arms.</text:p>
      <text:p text:style-name="P569"><text:soft-page-break/>— “I don’t know how I feel about someone ditching detention.”</text:p>
      <text:p text:style-name="P570">Sunset groaned.</text:p>
      <text:p text:style-name="P569">— “Listen, dork, do you want my company or not?”</text:p>
      <text:p text:style-name="P570">Twilight pretended to mull it over a minute before smiling brightly at her.</text:p>
      <text:p text:style-name="P569">— “Of course!” — She pushed open the door, stepping into the fading light of day. — “I just hope you don’t get into too much trouble.”</text:p>
      <text:p text:style-name="P569">— “Pshh, they’ll just give me another day of detention. Gives Pinkie more time to plan her detention party.”</text:p>
      <text:p text:style-name="P569">— “Detention party?” </text:p>
      <text:p text:style-name="P570">With a shake of her head, Sunset said.</text:p>
      <text:p text:style-name="P569">— “That girl will make a party out of anything.”</text:p>
      <text:p text:style-name="P570">They passed the marble statue, gleaming in the light of the sun. Sunset saw Twilight eyeing it.</text:p>
      <text:p text:style-name="P569">— “Don’t even think about it. Portal’s closed for another two and a half years.”</text:p>
      <text:p text:style-name="P569">— “Two and a half years? Seems a little specific,” — Twilight mused.</text:p>
      <text:p text:style-name="P569">— “I’m pretty sure it’s based on the lunar cycle of both worlds. Our moon and their moon have to align while in their fullest phase, something that only happens two and a half years, I guess.”</text:p>
      <text:p text:style-name="P569">— “I see. You know, you seem to know a lot about that place. Where’d you get all of this information from?”</text:p>
      <text:p text:style-name="P571">— “From living there half my life,” — Sunset said matter-of-factly.</text:p>
      <text:p text:style-name="P570">Twilight stopped walking, staring at Sunset with wide eyes.</text:p>
      <text:p text:style-name="P571">— “You mean… you’re from Equin… Equa…”</text:p>
      <text:p text:style-name="P570">Sunset stopped and looked back.</text:p>
      <text:p text:style-name="P571">— “Equestria?”</text:p>
      <text:p text:style-name="P571">— “Yes! You’re from Equestria?”</text:p>
      <text:p text:style-name="P571">— “Yes.”</text:p>
      <text:p text:style-name="P571">— “You’re a pony?”</text:p>
      <text:p text:style-name="P571">— “Technically, yeah. I didn’t bring that up three days ago?”</text:p>
      <text:p text:style-name="P572"><text:soft-page-break/>— “No, not really!” — Twilight exasperated.</text:p>
      <text:p text:style-name="P572">— “Huh, I thought it would have at least been implied,” — Sunset said nonchalantly.</text:p>
      <text:p text:style-name="P572">— “How could you leave something like that out? That’s kind of important information!” — Twilight shouted.</text:p>
      <text:p text:style-name="P573">— “Because it wasn’t that important at the time. And why are you getting so worked up about this?”</text:p>
      <text:p text:style-name="P573">— “Well…” — Twilight quickly went from angry to embarrassed. — “Uh, no reason I guess… heh. I just feel like that’s something important you should tell to your friends.”</text:p>
      <text:p text:style-name="P570">Sunset rubbed her temples.</text:p>
      <text:p text:style-name="P573">— “What exactly makes you think we’re friends?”</text:p>
      <text:p text:style-name="P573">— “Well, you saved my life, told me the truth about princess pony me instead of holding it over my head, and you just comforted me while I was feeling really down.” — Twilight counted off on her fingers. — “I’m pretty sure those are things friends do for each other.”</text:p>
      <text:p text:style-name="P570">Twilight strode past Sunset, looking pleased with her response, while Sunset just stood there, gaping after her.</text:p>
      <text:p text:style-name="P574">— “I didn’t… that’s not… you… you… you…”</text:p>
      <text:p text:style-name="Думки_20_Сансет">Dammit!</text:p>
      <text:p text:style-name="P570">Sunset pulled at her hair.</text:p>
      <text:p text:style-name="Думки_20_Сансет">Quick, think of something to get her to change her mind!</text:p>
      <text:p text:style-name="P574">— “Oh yeah.” — Twilight turned around. — “I never really said thanks for that, did I? Thank you for being honest with me.” — She walked up to the confused looking Sunset and hugged her tight. — “And thanks again for cheering me up. I knew you couldn’t really be a monster.”</text:p>
      <text:p text:style-name="P570">Sunset stood there, stunned by Twilight's embrace, her mind jumping into overdrive.</text:p>
      <text:p text:style-name="Думки_20_Сансет">Why is she thanking me? Why is she hugging me? Is she crazy? Why in the world does she want to be friends with me?</text:p>
      <text:p text:style-name="P570">Out loud she asked the foremost question on her mind.</text:p>
      <text:p text:style-name="P575"><text:soft-page-break/>— “What are you talking about?”</text:p>
      <text:p text:style-name="P570">Twilight took a step back, releasing Sunset from her hug.</text:p>
      <text:p text:style-name="P575">— “Well, it’s not that I don’t believe the story you told me, but, Pinkie must have been exaggerating when she said you turned into a monster, right?”</text:p>
      <text:p text:style-name="P570">Sunset felt her stomach drop. She put her hands in her pockets and walked past Twilight.</text:p>
      <text:p text:style-name="P575">— “No, she wasn’t,” — she said, her voice now hoarse. — “I really did turn into a monster.”</text:p>
      <text:p text:style-name="P575">— “But… but why?” — Twilight ran to catch up with her. — “Sure, you’re a little mean, but… you aren’t evil…”</text:p>
      <text:p text:style-name="P576">—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570">Sunset reached up and wiped her face. She clenched her teeth and said sternly.</text:p>
      <text:p text:style-name="P576">— “And no, I’m not going to talk any more about it. The less said, the better.”</text:p>
      <text:p text:style-name="P570">Twilight looked at her with sad eyes.</text:p>
      <text:p text:style-name="P576">— “Alright then… but, I still don’t think you’re evil. Not anymore at least.”</text:p>
      <text:p text:style-name="P570">There was a moment of silence between them before Sunset asked.</text:p>
      <text:p text:style-name="P576">— “What were you doing out so late that night anyway?”</text:p>
      <text:p text:style-name="P577">— “Oh, well…” — Twilight gave a nervous laugh, rubbing the back of her neck. — “I had gone to the library to do some studying and I kinda lost track of time. It wasn’t until the librarian kicked me out that I realized how late it was. I started walking home and I ran into those two guys and… well, you know the rest of the story.”</text:p>
      <text:p text:style-name="P576">— “You spent all day studying in the library?” — Sunset laughed. — “Geez, you <text:span text:style-name="Emphasis">are</text:span> a nerd.”</text:p>
      <text:p text:style-name="P578">— “Hey!” — Twilight looked indignant. — “What about you? Aren’t you the smartest girl in school?”</text:p>
      <text:p text:style-name="P578"><text:soft-page-break/>— “Yeah, but I don’t have to study, it all just comes naturally. Except for history.”</text:p>
      <text:p text:style-name="P570">Twilight snorted.</text:p>
      <text:p text:style-name="P578">— “You have a hard time in history?” </text:p>
      <text:p text:style-name="P578">— “Yes, but it isn’t my fault. It’s boring, and there’s too many dates to remember! And all you humans do is kill each other!”</text:p>
      <text:p text:style-name="P578">— “We do more than that,” — Twilight argued. — “Sure, we have our flaws, but we’ve accomplished so much by working together. I mean, we’ve put a man on the moon and sent a rover to Mars! Has the pony world ever done that?”</text:p>
      <text:p text:style-name="P578">— “No,” — Sunset admitted. — “But we did lock a mare <text:span text:style-name="Emphasis">inside</text:span><text:span text:style-name="T44"> </text:span>the moon.”</text:p>
      <text:p text:style-name="P578">— “You… locked someone inside the moon?”</text:p>
      <text:p text:style-name="P578">— “Yeah, long story.” — Sunset waved it off.</text:p>
      <text:p text:style-name="P579">Twilight laughed again.</text:p>
      <text:p text:style-name="P578">— “Well, if you’re really having trouble, maybe I could tutor you sometime,” she offered.</text:p>
      <text:p text:style-name="P579">Sunset rolled her eyes.</text:p>
      <text:p text:style-name="P578">—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579">Twilight stopped in front of a light blue one with a small fountain in front of the porch. She beamed at Sunset, blushing slightly.</text:p>
      <text:p text:style-name="P580">— “Thanks again for walking me home.”</text:p>
      <text:p text:style-name="P580">— “Meh.”</text:p>
      <text:p text:style-name="P580">— Is that all you say whenever someone thanks you?”</text:p>
      <text:p text:style-name="P580">— “More or less.” — Sunset shrugged.</text:p>
      <text:p text:style-name="P579"><text:soft-page-break/>Twilight shook her head in disbelief.</text:p>
      <text:p text:style-name="P581">— “Oh!” — She lit up and reached into her backpack. — “I can’t believe I almost forgot again. I’ve been meaning to give this back to you.” — She pulled out a small, pink unicorn and held it up to Sunset. — “You left this on the bridge. I, um, thought you might want it back.”</text:p>
      <text:p text:style-name="P579">Sunset took the unicorn into her hands, staring at it before looking back at Twilight.</text:p>
      <text:p text:style-name="P581">— “Uhh, thanks, I guess.”</text:p>
      <text:p text:style-name="P581">— “You’re welcome. See? That’s how you respond when someone says thank you.”</text:p>
      <text:p text:style-name="Text_20_body">With another roll of her eyes, Sunset turned and started her long walk home.</text:p>
      <text:p text:style-name="P582">— “Bye, Sunset! See you tomorrow!” — Twilight called enthusiastically.</text:p>
      <text:p text:style-name="P582">— “Whatever.”</text:p>
      <text:p text:style-name="P579">Sunset held up the unicorn, scrutinizing it as she thought.</text:p>
      <text:p text:style-name="Думки_20_Сансет">Perfect, I accidentally made Twilight Sparkle my friend. I hate irony.</text:p>
      <text:p text:style-name="P583">— “Almost as much as I hate you,” — she said to the unicorn named Twilight Sparkle.</text:p>
      <text:p text:style-name="P584">— “Yes,” — she made the unicorn answer in a squeaky voice. — “But now, you hate me as a friend!”</text:p>
      <text:p text:style-name="P584">— “That doesn’t make any sense.”</text:p>
      <text:p text:style-name="P584">— “Neither does friendship!”</text:p>
      <text:p text:style-name="P585">Sunset turned her head and saw a curious bystander staring at her.</text:p>
      <text:p text:style-name="P584">— “Mind your own business!” she snapped, scaring him off.</text:p>
      <text:p text:style-name="P584">— “That wasn’t very nice,” — the unicorn said.</text:p>
      <text:p text:style-name="P584">— “…Yeah, I’m so setting you on fire when I get home.”</text:p>
      <text:h text:style-name="Heading_20_1" text:outline-level="1"><text:bookmark-start text:name="__RefHeading___Toc200_788317178"/>II. Some Nights — <text:span text:style-name="T1261">Крок</text:span> 9: Послуга для Флатершай<text:bookmark-end text:name="__RefHeading___Toc200_788317178"/></text:h>
      <text:p text:style-name="Основний_20_текст_20_історії_2f_флешбеку">Sunset turned the corner and rested against the wall, taking deep, heavy breaths as she tried to recover from the sprint she had just taken. </text:p>
      <text:p text:style-name="Основний_20_текст_20_історії_2f_флешбеку">It was close by; she could still feel it, and it was only a matter of time before it found her again. Sunset wasn’t sure how much longer she could keep running. Her lungs burned, and her throat felt drier than the San Palomino Desert back in Equestria.</text:p>
      <text:p text:style-name="Основний_20_текст_20_історії_2f_флешбеку">Still, she couldn’t stay put for long. She couldn’t let herself be caught. With a deep breath, Sunset bolted down the hallway once more, leaping out of the way as one of the lockers opened up, and a pair of shadowy hands tried to snatch at her.</text:p>
      <text:p text:style-name="Основний_20_текст_20_історії_2f_флешбеку">The deformed, endless corridors that made up this haunting facsimile of Canterlot High twisted on into the darkness, and Sunset could feel herself nearly tripping on the unseen holes in the floor beneath her.</text:p>
      <text:p text:style-name="Основний_20_текст_20_історії_2f_флешбеку">Turning onto a staircase that stretched on into infinity, Sunset could hear the flapping of wings growing ever closer as she ran.</text:p>
      <text:p text:style-name="Діалог_20_в_20_історії_2f_флешбеках">— “Come out, come out, little sun. I thought you wanted friends?”</text:p>
      <text:p text:style-name="Основний_20_текст_20_історії_2f_флешбеку">That’s arguable, 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p>
      <text:p text:style-name="Основний_20_текст_20_історії_2f_флешбеку">Only, Applejack looked like she had barely registered the kick as painful. In fact, her expression was completely vacant, and when she opened her eyes, Sunset was horrified to see them glossed over with a familiar teal coloring. </text:p>
      <text:p text:style-name="Основний_20_текст_20_історії_2f_флешбеку">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Основний_20_текст_20_історії_2f_флешбеку">The entire school was filled with their bone-chilling groans, making Sunset hold her palms over her ears. Yet the noise persisted. And above the moaning, she could still hear the wing beats of her true predator.</text:p>
      <text:p text:style-name="Основний_20_текст_20_історії_2f_флешбеку">She turned down another hallway, and was devastated to see it was a dead end. There was only one other door, and it opened up to reveal one more zombie. </text:p>
      <text:p text:style-name="Основний_20_текст_20_історії_2f_флешбеку">Flash Sentry.</text:p>
      <text:p text:style-name="Основний_20_текст_20_історії_2f_флешбеку">He trudged forward, mouth agape, forcing Sunset back until she remembered the pubescent army marching towards her, locking her in.</text:p>
      <text:p text:style-name="Діалог_20_в_20_історії_2f_флешбеках">— “You know,” — Flash groaned, — “they always asked me why I was dating you. I said I thought I might be able to make you a better person. I guess I was wrong.”</text:p>
      <text:p text:style-name="Основний_20_текст_20_історії_2f_флешбеку">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Основний_20_текст_20_історії_2f_флешбеку">Sunset leaned against the desk, panting. This can’t be happening, it just can’t.</text:p>
      <text:p text:style-name="Діалог_20_в_20_історії_2f_флешбеках">— “Oh, it’s happening alright,” — a demonic voice whispered into her ear.</text:p>
      <text:p text:style-name="Основний_20_текст_20_історії_2f_флешбеку">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Діалог_20_в_20_історії_2f_флешбеках">— “Hiya, sweetheart. Miss me? You know you can’t just run away from yourself.”</text:p>
      <text:p text:style-name="Основний_20_текст_20_історії_2f_флешбеку">Sunset gazed into her maniacal blue eyes, too terrified to speak.</text:p>
      <text:p text:style-name="Основний_20_текст_20_історії_2f_флешбеку"><text:soft-page-break/>The demon just laughed, then opened her mouth wider, the inside of her throat glowing intensely. Sunset’s eyes widened in horror as she realized what was about to happen.</text:p>
      <text:p text:style-name="Основний_20_текст_20_історії_2f_флешбеку">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586">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P587">— “Right, you.” —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Діалог">— “Maybe you’ll feel better if you talk about your problems.— In a squeaky voice, she said.</text:p>
      <text:p text:style-name="P588">She climbed back into a sitting position and glared at the plushie, barely visible in the darkness.</text:p>
      <text:p text:style-name="Діалог"><text:soft-page-break/>— “Nobody asked you!”</text:p>
      <text:p text:style-name="Діалог">— “But I just want to help. I like helping people, even if it’s none of my business.”</text:p>
      <text:p text:style-name="P589">— “Yeah, that’s a really annoying trait you have, <text:span text:style-name="Emphasis">Princess</text:span><text:span text:style-name="T44">.</text:span>” — Sunset put a hand to her head and glanced at her alarm clock. “Four thirty-two in the morning and I’m talking to a stuffed animal. I may have finally reached rock bottom.”</text:p>
      <text:p text:style-name="Діалог">— “On the bright side, you can only go up from here!”</text:p>
      <text:p text:style-name="Діалог">— “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Діалог">— “Please, won’t you volunteer at the local animal shelter? Help those who can’t help themselves. Oh, excuse me, would you like to… no? Oh, that’s okay then…”</text:p>
      <text:p text:style-name="Думки_20_Сансет">Crap!</text:p>
      <text:p text:style-name="P590">Sunset inwardly screamed.</text:p>
      <text:p text:style-name="P590"><text:soft-page-break/>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P590">Approaching Fluttershy, Sunset choked out.</text:p>
      <text:p text:style-name="Діалог">— “I’d… like to… volunteer.”</text:p>
      <text:p text:style-name="P590">Fluttershy took a small step back, looking both startled and confused.</text:p>
      <text:p text:style-name="Діалог">— “You… you would? But, I thought you didn’t like animals?”</text:p>
      <text:p text:style-name="P590">Sunset tightened her jaw.</text:p>
      <text:p text:style-name="Діалог">— “Yes, I would, and no, I don’t”</text:p>
      <text:p text:style-name="Діалог">— “Then… why are you volunteering?”</text:p>
      <text:p text:style-name="Діалог">— “Because you asked.”</text:p>
      <text:p text:style-name="P591">Fluttershy kept the stack of papers she was holding close to her chest with one hand, while she used her other to play with her hair.</text:p>
      <text:p text:style-name="Діалог">— “Well… um, if… if you really want to.” — Fluttershy gave Sunset a look of sad innocence. — “This isn’t some mean joke, is it?”</text:p>
      <text:p text:style-name="Text_20_body">Despite all of the mean things she could potentially do to Fluttershy at the shelter, Sunset knew she wouldn’t stoop that low. She may dislike animals, but she wasn’t going to abuse any. She <text:span text:style-name="Emphasis">had</text:span> technically been one.</text:p>
      <text:p text:style-name="Діалог">— “No, it isn’t, I promise.”</text:p>
      <text:p text:style-name="P592">Fluttershy instantly brightened up to levels Sunset had rarely seen.</text:p>
      <text:p text:style-name="P593">— “Okay then!” — she practically squealed. She handed Sunset a flier. — “Here are the directions. Do you think you could come by tomorrow, maybe around eight?”</text:p>
      <text:p text:style-name="P592">Sunset sighed.</text:p>
      <text:p text:style-name="Діалог">— “Yeah, sure.”</text:p>
      <text:p text:style-name="Діалог">— “Oh, thank you, thank you, so much! You’re going to have fun, I promise! Just wait until you see all the cute baby puppies and stray kittens and…”</text:p>
      <text:p text:style-name="P592">Sunset tuned her out as she walked away, stuffing the flier in her coat pocket.</text:p>
      <text:p text:style-name="Думки_20_Сансет"><text:soft-page-break/>Well, at least I have plans for the weekend now.</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Діалог">— “Miss Shimmer, may I see you for a minute?”</text:p>
      <text:p text:style-name="Думки_20_Сансет">Damn.</text:p>
      <text:p text:style-name="P594">Sunset slumped her shoulders and skulked over to Celestia, who was waiting with her arms crossed.</text:p>
      <text:p text:style-name="Діалог">— “Care to explain where you disappeared to yesterday?”</text:p>
      <text:p text:style-name="Діалог">— “I was walking Twilight Sparkle home after I helped her to stop crying her eyes out.”</text:p>
      <text:p text:style-name="P594">Celestia gave her a skeptical look.</text:p>
      <text:p text:style-name="Діалог">— “Really? That seems… uncharacteristically nice of you.”</text:p>
      <text:p text:style-name="Діалог">— “Yes, really,” — Sunset said moodily, <text:span text:style-name="T395">— </text:span>“and trust me, it was a one-time thing.”</text:p>
      <text:p text:style-name="P594">There was a tapping noise that came from Celestia’s foot as she continued to regard Sunset.</text:p>
      <text:p text:style-name="Діалог">— “Well… I suppose I can let it go this time since you did help a fellow student. But no more ditching detention. Understand, young lady?”</text:p>
      <text:p text:style-name="Діалог">— “Yes,” — Sunset answered, rolling her eyes ever so slightly. </text:p>
      <text:p text:style-name="P595">— “Good.” — Celestia’s face and voice softened. —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text:soft-page-break/>Equestria, hoping that, somehow, her old teacher would feel the apology as well.</text:p>
      <text:p text:style-name="Text_20_body">Sunset was <text:span text:style-name="Emphasis">almost</text:span> compelled.</text:p>
      <text:p text:style-name="P594">Instead, she shook her head and said.</text:p>
      <text:p text:style-name="Діалог">— “No, to both questions.”</text:p>
      <text:p text:style-name="Діалог">— “Are you sure?” — Celestia asked.</text:p>
      <text:p text:style-name="Діалог">— “Not really.” — Sunset pinched the bridge of her nose and sighed in frustration. —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text:p>
      <text:p text:style-name="P594">Taking up her fork, Sunset absentmindedly picked at her salad, her appetite now gone.</text:p>
      <text:p text:style-name="Думки_20_Сансет">People really need to keep their noses out of my affairs.</text:p>
      <text:p text:style-name="P594">Twilight dropped down into the seat next to her.</text:p>
      <text:p text:style-name="Діалог">— “Hey, I heard you were going to help Fluttershy tomorrow at the animal shelter! That’s really nice of you!”</text:p>
      <text:p text:style-name="P596">Sunset looked up at the ceiling.</text:p>
      <text:p text:style-name="Думки_20_Сансет">Seriously?</text:p>
      <text:p text:style-name="P596">Looking back at Twilight, she asked coolly.</text:p>
      <text:p text:style-name="Діалог">— “First of all, what makes you think you can just sit here? And second, what’s with your obsession of whether or not I’m nice?”</text:p>
      <text:p text:style-name="P597">Twilight smirked.</text:p>
      <text:p text:style-name="P597">— “It’s a free school, I can sit wherever I want,” — she said, playfully matching Sunset’s snark. — “And I am <text:span text:style-name="Emphasis">not</text:span> obsessed, I just said that was a really nice thing of you to do.”</text:p>
      <text:p text:style-name="P597"><text:soft-page-break/>Sunset made a violent stab at a piece of lettuce.</text:p>
      <text:p text:style-name="Діалог">— “Yeah, don’t remind me.”</text:p>
      <text:p text:style-name="Діалог">— “Okay, I’m not obsessed, but I <text:span text:style-name="Emphasis">am</text:span> confused. Why do you act like every nice thing you do is somehow a bad thing? Or that you don’t want to do it?”</text:p>
      <text:p text:style-name="Діалог">— “Because I <text:span text:style-name="Emphasis">don’t</text:span><text:span text:style-name="T44"> </text:span>want to do it.”</text:p>
      <text:p text:style-name="P597">Twilight scrunched her face, looking thoroughly perplexed.</text:p>
      <text:p text:style-name="Діалог">— “Then, why do you do them?”</text:p>
      <text:p text:style-name="P598">Feeling no pressure on her throat, Sunset grinned, mostly to herself.</text:p>
      <text:p text:style-name="Діалог">— “Let’s just say… I’m clearing my conscience.”</text:p>
      <text:p text:style-name="Діалог">— “Well… okay…” — Twilight said, sounding more confused than before.</text:p>
      <text:p text:style-name="Діалог">— “Hey, Sparkle, wanna do me a favor?”</text:p>
      <text:p text:style-name="Діалог">— “Sure!” — Twilight smiled brightly.</text:p>
      <text:p text:style-name="P598">Sunset turned and looked into her shining, violet eyes.</text:p>
      <text:p text:style-name="Діалог">— “Go. Away.”</text:p>
      <text:p text:style-name="P598">Twilight pouted in an unamused fashion, but stood up, taking her tray with her.</text:p>
      <text:p text:style-name="Діалог">— “Fine. But, uh, I’d watch out for Rainbow Dash. She doesn’t seem too happy with you.” — With a nod of farewell, Twilight returned to the other table where, sure enough, Rainbow was staring Sunset down with fervent intensity.</text:p>
      <text:p text:style-name="Діалог">— “Gee, I can’t imagine why,” — Sunset muttered to herself, returning to her salad.</text:p>
      <text:p text:style-name="Пропуск">******</text:p>
      <text:p text:style-name="Text_20_body">As the school day came to an end, Sunset found herself mopping floors once more, ordered to finish the job she should have done yesterday.</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text:p>
      <text:p text:style-name="Діалог">— “Fun, fun,” — Sunset said, her voice oozing with false enthusiasm. She brought the mop back in forth across the hallway, backing up as she cleaned. It was horribly dull work.</text:p>
      <text:p text:style-name="Діалог">— “Hey!” — A voice cracked through the calming quiet.</text:p>
      <text:p text:style-name="Text_20_body">Sunset turned around and found Rainbow Dash standing at the end of the hall, arms folded and looking like someone had spit in her sports drink.</text:p>
      <text:p text:style-name="Діалог">— “Caution, wet floors,” — Sunset said in a bored tone. </text:p>
      <text:p text:style-name="Text_20_body">Unfolding her arms, Rainbow marched down the hall, her fists now balled at her sides. She didn’t stop until she was inches away from Sunset, who could now smell her disgusting sweat.</text:p>
      <text:p text:style-name="Діалог">— “What are you planning?” — Rainbow growled through her teeth.</text:p>
      <text:p text:style-name="Діалог">— “I have no idea what you’re talking about,” — Sunset answered calmly. — “And I suggest you back up out of my face.”</text:p>
      <text:p text:style-name="Text_20_body">Instead, Rainbow grabbed Sunset by the arms and pinned her against the lockers, making them rattle with enough noise to wake the dead. </text:p>
      <text:p text:style-name="Діалог">— “Quit lying to my face!” — Rainbow snarled. — “I know you’re planning something for tomorrow! Why else would you offer to help Fluttershy?”</text:p>
      <text:p text:style-name="Діалог">— “Maybe I’m just trying to be a nice person.” — Sunset couldn’t help but grin in a nefarious manner.</text:p>
      <text:p text:style-name="Діалог">— “Bullshit.”</text:p>
      <text:p text:style-name="Діалог">— “Such language, Dash. Not very appropriate for a school setting.”</text:p>
      <text:p text:style-name="Text_20_body">Rainbow brought her up and slammed her against the lockers again, wiping off Sunset’s smile.</text:p>
      <text:p text:style-name="P599"><text:soft-page-break/>She glared darkly at Rainbow.</text:p>
      <text:p text:style-name="Діалог">— “Alright, I’m done being nice. You have three seconds to let go of me, or I <text:span text:style-name="Emphasis">will</text:span> get violent. One…”</text:p>
      <text:p text:style-name="Text_20_body">Their eyes locked once again, each one daring the other to continue with their gambit. Rainbow’s grip didn’t slacken, and the fire in her eyes never died.</text:p>
      <text:p text:style-name="Діалог">— “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Діалог">— “Smart move, Dash.” — Sunset rolled her shoulders.</text:p>
      <text:p text:style-name="P599">Pointing a finger, Rainbow said.</text:p>
      <text:p text:style-name="Діалог">— “The only reason I’m letting you go is because everyone else has some stupid idea about giving you the benefit of the doubt, and I’d look bad if I beat your face in before tomorrow.” — She took a step forward. — “But I’m warning you, if you hurt Fluttershy, if you hurt <text:span text:style-name="Emphasis">any</text:span> of them, well… let’s just say, I won’t be going to graduation because I’ll be doing time. <text:span text:style-name="Emphasis">You</text:span> won’t be going <text:span text:style-name="Emphasis">at all</text:span><text:span text:style-name="T44">.</text:span>”</text:p>
      <text:p text:style-name="Text_20_body">Before Sunset could come up with a retort, Rainbow turned on her heel and stomped away, looking back only to show Sunset she meant business.</text:p>
      <text:p text:style-name="P600">— “Impressive threat, Dash,” — Sunset whispered, leaning against the locker. She frowned. — “But why?” — Three weeks ago, Rainbow hadn’t been on speaking terms with most of them, now she was willing to fight tooth and nail for them? That made about as much sense as Princess Twilight deciding to defend this world instead of Equestria.</text:p>
      <text:p text:style-name="P600">Sunset picked up the fallen mop, returning to her task.</text:p>
      <text:p text:style-name="Думки_20_Сансет">That doll was right, friendship doesn’t make any sense.</text:p>
      <text:h text:style-name="Heading_20_1" text:outline-level="1"><text:bookmark-start text:name="__RefHeading___Toc204_788317178"/><text:span text:style-name="T1262">Крок </text:span>10: <text:span text:style-name="T1263">Мачо-пси</text:span> <text:span text:style-name="T1263">(іноді) </text:span>потрапляють до раю -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P601">She walked back upstairs to grab her jacket, also curious as to how anyone there would respond to her wearing leather. On her way out, Twilight Sparkle squeaked.</text:p>
      <text:p text:style-name="Діалог">— “Have a good time!”</text:p>
      <text:p text:style-name="P601">Sunset paused in the doorway and beat her palm against her forehead.</text:p>
      <text:p text:style-name="Діалог">— “Stop it, stop it, stop it! You are not doing yourself any mental favors!” — She looked back at the plushie sitting on her desk. — “You’re ash when I come home.”</text:p>
      <text:p text:style-name="Text_20_body">Biting down on her tongue was the only way Sunset made it downstairs without having Twilight Sparkle comment back.</text:p>
      <text:p text:style-name="Text_20_body">It was another cool day, with the wind whistling through the alley outside Sunset’s factory home. She shut the door tight behind her and started down the road, pulling out the flier Fluttershy had handed her. The shelter wasn’t too far <text:soft-page-break/>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Діалог">— “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Діалог">— “Sunset!” — Fluttershy said with surprise. — “You actually came!”</text:p>
      <text:p text:style-name="Діалог">— “You thought I wasn’t going to show?” </text:p>
      <text:p text:style-name="Діалог">— “Umm, well… not really…” —Fluttershy grew quiet, looking down at her shoes.</text:p>
      <text:p text:style-name="P601"><text:soft-page-break/>Sunset couldn’t entirely blame her; she would never have considered ever doing this in the past. She shrugged it off and said.</text:p>
      <text:p text:style-name="Діалог">— “Well, I’m here now. What do you want me to do?”</text:p>
      <text:p text:style-name="P601">Fluttershy perked up, smiling from ear to ear.</text:p>
      <text:p text:style-name="Діалог">— “Oh, it’s really quite easy. We just need to take care of the animals that are here today. Feed them, play with them, bathe them and make sure they’re given some love.”</text:p>
      <text:p text:style-name="Думки_20_Сансет">Yeah, easy.</text:p>
      <text:p text:style-name="P601">Sunset rolled her eyes.</text:p>
      <text:p text:style-name="Діалог">— “Well then, let’s get this over with.” — She made a move to advance, but Fluttershy stepped in her path.</text:p>
      <text:p text:style-name="Діалог">— “Umm… are you sure you want to do this? I-I mean, it’s great that you’re here, but… umm… if you don’t want to be here—”</text:p>
      <text:p text:style-name="P601">— “Fluttershy, I said I was going to help, so I’m going to help.”</text:p>
      <text:p text:style-name="Думки_20_Сансет">Besides, I’m not sure if I can leave anyway.</text:p>
      <text:p text:style-name="P601">Brightening up again, Fluttershy took Sunset by the arm.</text:p>
      <text:p text:style-name="Діалог">—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Діалог">— “Ms. Tenderheart, this is Sunset Shimmer,” — Fluttershy said, missing the cold glare Sunset was receiving. </text:p>
      <text:p text:style-name="Діалог">— “Oh, so <text:span text:style-name="Emphasis">this</text:span> is the girl who sends Fluttershy to me almost every day in tears,” — she said in a steely voice, rising from her chair.</text:p>
      <text:p text:style-name="P602">Sunset forced a nervous laugh and put on a fake smile. She was now aware of her breakfast churning in her stomach like a raging sea.</text:p>
      <text:p text:style-name="Діалог">— “Um, well… about that…”</text:p>
      <text:p text:style-name="Text_20_body"><text:soft-page-break/>Ms. Tenderheart was advancing on her, wagging her finger in a scolding manner that Sunset normally would have found ridiculous, but the anger in the woman’s eyes seemed to make it threatening.</text:p>
      <text:p text:style-name="P602">— “Do you know what you’ve put her through? I can’t believe you would show your face around here!”</text:p>
      <text:p text:style-name="P602">— “Ms. Tenderheart,” — Fluttershy squeaked.</text:p>
      <text:p text:style-name="P602">— “And wearing <text:span text:style-name="Emphasis">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P602">Fluttershy threw herself in between the two before Ms. Tenderheart could yell anymore.</text:p>
      <text:p text:style-name="Діалог">— “Please, Ms. Tenderheart, Sunset said she was sorry. She’s trying to be a better person now, and really wants to help.”</text:p>
      <text:p text:style-name="P602">Ms. Tenderheart scoffed and gave both girls a lidded stare.</text:p>
      <text:p text:style-name="Діалог">— "I'll believe that when I see it." — She refocused her fiery glare back on Sunset, emitting a small growl before speaking again. — "I've got my eye on her. If she puts one toe out of line…" — She left the threat hanging in the air, returning to her desk.</text:p>
      <text:p text:style-name="Думки_20_Сансет"><text:span text:style-name="T44">Well, you're not the only one</text:span><text:span text:style-name="T1264">.</text:span></text:p>
      <text:p text:style-name="P602">Sunset thought bitterly, Ms. Tenderheart's dagger glare thoroughly reminding her of Rainbow Dash.</text:p>
      <text:p text:style-name="P603">Fluttershy grabbed a coat from the nearby rack and quickly ushered Sunset out of the door. She handed Sunset the white lab coat, her cheeks flushed with the same pink tone as her hair.</text:p>
      <text:p text:style-name="Діалог">— "I'm so sorry about that, I… um I didn't know she would react like that."</text:p>
      <text:p text:style-name="Text_20_body">Sunset tried to shrug it off but found something about Ms. Tenderheart's words unnerved her.</text:p>
      <text:p text:style-name="P604"><text:soft-page-break/>Before Fluttershy could open the back door, Sunset asked.</text:p>
      <text:p text:style-name="Діалог">— "Did I really make you come here in tears every day?"</text:p>
      <text:p text:style-name="P604">Fluttershy hesitated, her back to Sunset.</text:p>
      <text:p text:style-name="Діалог">—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Думки_20_Сансет">Well, yeah, it's not like anyone else matters in this world. Whatever happens to them is their own problem.</text:p>
      <text:p text:style-name="Text_20_body">Sunset ran a hand through her hair. No wonder Rainbow hated her.</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P605">— "So, what exactly is the plan here?" — Sunset asked, marveling at the crowd amassed around Fluttershy. It was then she noticed some of the animals were adorned with cuts and bruises. There was a dog with its paw bandaged up, and a cat that was missing half of its fur.</text:p>
      <text:p text:style-name="P606">Looking up from the German Shepherd she was petting, Fluttershy said.</text:p>
      <text:p text:style-name="Діалог">— "Well, I'm going to take them all to the back so they can stretch and exercise. While I'm back there, could you clean the cages and refill their food and water bowls?"</text:p>
      <text:p text:style-name="Діалог"><text:soft-page-break/>— "Yeah, sure." — Of the two, Sunset thought she was probably getting the easier job.</text:p>
      <text:p text:style-name="Діалог">— "Fiery-headed demon!"</text:p>
      <text:p text:style-name="P606">Sunset glared at Fluttershy, who had turned back to her furry fan club.</text:p>
      <text:p text:style-name="Діалог">— "What did you call me?"</text:p>
      <text:p text:style-name="Діалог">— "What? Oh!" — Fluttershy clasped her hands over her mouth, blushing furiously again. — "That wasn't me, it was…" </text:p>
      <text:p text:style-name="Діалог">— "Sunset's evil, Raaawrk!"</text:p>
      <text:p text:style-name="Text_20_body">There was a fluttering of wings, and Sunset felt something slap her face as it flew by, perching itself on Fluttershy's shoulder. It was bright green with a yellow belly and a large, curved beak.</text:p>
      <text:p text:style-name="Діалог">— "Sunset's evil, she's evil!"</text:p>
      <text:p text:style-name="P607">Fluttershy stroked the parrot under the chin.</text:p>
      <text:p text:style-name="Діалог">— "Umm, Sunset, this is Peter, Ms. Tenderheart's parrot."</text:p>
      <text:p text:style-name="Діалог">— "Of course he is," — Sunset deadpanned.</text:p>
      <text:p text:style-name="P607">Fluttershy fidgeted, doing her usual nervous tell of hiding her face in her long hair.</text:p>
      <text:p text:style-name="Діалог">— "He… may sometimes pick up some words Ms. Tenderheart… and I say. I'm sorry," — she added quietly.</text:p>
      <text:p text:style-name="P608">— "Just show me where the food and stuff are," — Sunset snapped, not in any mood to hear why even a parrot was bad mouthing her.</text:p>
      <text:p text:style-name="P609">After Fluttershy showed her to the supply cabinet, Sunset took the broom and dust pan, watching Fluttershy lead the rest of the stray animals through another door. As she exited, Peter turned his head to look back.</text:p>
      <text:p text:style-name="Діалог">— "Evil demon, Raaaawrk!"</text:p>
      <text:p text:style-name="Text_20_body">Sunset clenched her jaw until her teeth hurt. She severely hoped that the bird hadn't heard that from Fluttershy initially, for her sake.</text:p>
      <text:p text:style-name="P609">Once more, Sunset found herself sweeping up floors and doing other menial chores.</text:p>
      <text:p text:style-name="Думки_20_Сансет">How has my life deteriorated to this?</text:p>
      <text:p text:style-name="P609"><text:soft-page-break/><text:span text:style-name="T1265">S</text:span>he thought as she swept dog poop out of one of the lower cages.</text:p>
      <text:p text:style-name="Text_20_body">She wanted to think that it could be worse, but she was hard pressed to think of a more depressing situation she could be in. </text:p>
      <text:p text:style-name="Думки_20_Сансет">How can Fluttershy do this day in and day out?</text:p>
      <text:p text:style-name="P610">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Emphasis">easy</text:span><text:span text:style-name="T44">.</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text:p>
      <text:p text:style-name="Text_20_body">Looking down, Sunset realized she was pouring too much food into one of the silver dishes, creating a mountain of doggy kibbles. She sighed and started scooping some back into the bag with her hand. </text:p>
      <text:p text:style-name="Думки_20_Сансет"><text:span text:style-name="T44">Kindness. That was the element Twilight Sparkle had called out when she addressed Fluttershy. Is that what this is, then? Is she just fulfilling her role as the Bearer of Kindness? No, she was always nice, even before that princess </text:span><text:soft-page-break/><text:span text:style-name="T44">showed up. She isn’t defined by her element, she </text:span>defines <text:span text:style-name="T44">her element. She’s just naturally kind and forgiving, which makes her so easy to walk over.</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Діалог">— “Shouldn’t you be outside with the others? Go on, shoo.” —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P611">She knelt down on one knee, trying to take a closer look, but that was when the dog took a few tentative steps backward. She eased one hand forward, saying.</text:p>
      <text:p text:style-name="Діалог">— “Hey, it’s okay. I’m not going to hurt you.”</text:p>
      <text:p text:style-name="P612">The dog leaned forward, smelling the kibbles on Sunset’s hand and began to lick her palm, scooting a little closer. Sunset reached with her other hand and scratched the back of its neck.</text:p>
      <text:p text:style-name="Діалог">— “See? I’m not a—” — Sunset’s tongue held fast, unable to finish a sentence she knew wasn’t true. She was a monster… but, maybe she didn’t have to always act like one.</text:p>
      <text:p text:style-name="P612"><text:soft-page-break/>After the dog had grown satisfied from licking the residue off of Sunset’s hand, she gestured to the fallen kibbles around them.</text:p>
      <text:p text:style-name="Діалог">—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Діалог">— “Oh, um, you’re all finished?”</text:p>
      <text:p text:style-name="P613">Sunset nodded.</text:p>
      <text:p text:style-name="Діалог">— “Yep.” — She pointed to the small dog that had followed her out. — “I found this little guy wandering around inside.”</text:p>
      <text:p text:style-name="P613">Fluttershy gasped.</text:p>
      <text:p text:style-name="Діалог">— “Oh, Spot, I was wondering where you had run off too.”</text:p>
      <text:p text:style-name="Думки_20_Сансет">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text:p>
      <text:p text:style-name="P614">A frown appeared on Sunset’s face as she noticed something about a few of the dogs and even a few cats.</text:p>
      <text:p text:style-name="Діалог">— “Why do some of them have bruises like that?”</text:p>
      <text:p text:style-name="P614">Fluttershy sighed and hunched over, her eyes downcast.</text:p>
      <text:p text:style-name="P615">— “Some people take their anger out on poor animals. We don’t just take in lost or stray ones, we have to rescue pets that are being abused as well.” — A <text:soft-page-break/>tear rolled down her cheek. — “It’s not fair… hurting something that can’t defend itself.”</text:p>
      <text:p text:style-name="Діалог">— “Why didn’t you ever defend yourself, Fluttershy? Why’d you let me treat you so bad?”</text:p>
      <text:p text:style-name="P614">Fluttershy’s voice came out as a hoarse whisper.</text:p>
      <text:p text:style-name="Діалог">—“I thought if I didn’t do what you said, you might… you’d…”</text:p>
      <text:p text:style-name="Діалог">— “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Діалог">— “Fluttershy, I…” — Sunset bit her lip. — “I just want to say… everything I did to you… I’m… sorry.” — Her stomach churned. Apologizing from her heart still made her feel nauseous. </text:p>
      <text:p text:style-name="P616">Staring with large, doe eyes, Fluttershy looked at Sunset like she had just transformed into a magnificent butterfly.</text:p>
      <text:p text:style-name="Діалог">— “You… you really mean it?”</text:p>
      <text:p text:style-name="Діалог">“Surprisingly, yes,” — Sunset said with melancholy. —“I was pretty horrible to you, even when you compare it to what I did to the rest of the school. I don’t know how you dealt with it for all those years.”</text:p>
      <text:p text:style-name="P616">Fluttershy looked away, but not before Sunset saw the grim expression cross her face. She hugged herself, and said in a barely audible voice/</text:p>
      <text:p text:style-name="Діалог">— “Sometimes… I didn’t think I could deal with it anymore. Sometimes… I didn’t want to.”</text:p>
      <text:p text:style-name="P617">The last sentence struck Sunset in the heart, cutting into the conscience she was still just becoming aware of as she fully grasped the underlying meaning in Fluttershy’s words.</text:p>
      <text:p text:style-name="Діалог">— “Please, tell me you didn’t really consider…?”</text:p>
      <text:p text:style-name="P617">There was a weak nod, Fluttershy still keeping her back to Sunset.</text:p>
      <text:p text:style-name="P618">— “It was never for long periods of time. Just briefly, when I would fall asleep. This—” — she gestured to the dogs playing in the grass — “—was all I had to <text:soft-page-break/>look forward to every day. But, it was enough. If I left, who would give them the love and care they needed?”</text:p>
      <text:p text:style-name="P617">Sunset leaned against the back wall, feeling numb. She couldn’t decide what was worse: actively trying to kill six human beings, or knowing that she had indirectly caused one of them to contemplate doing it to themselves.</text:p>
      <text:p text:style-name="Діалог">— “Fluttershy,” — she said breathlessly, — “I’m so sorry. I… I never bothered to think… how far I could have pushed some of you.”</text:p>
      <text:p text:style-name="P617">When Fluttershy didn’t respond, Sunset continued.</text:p>
      <text:p text:style-name="Діалог">— “Which makes me even more confused on why you forgave me. Out of everyone, why don’t you hate me the most?”</text:p>
      <text:p text:style-name="P617">Fluttershy finally turned back around, tears flowing down her cheek. Despite this, she put on a soft smile.</text:p>
      <text:p text:style-name="Діалог">— “Because, everyone deserves to be shown a little kindness.” </text:p>
      <text:p text:style-name="Пропуск">******</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Emphasis">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text:p>
      <text:p text:style-name="Text_20_body">Both girls sat outside under the afternoon sun, wrapped in their towels and cupping mugs of hot chocolate in their hands. Since there were no spare clothes, both of them had to make do with simply drying off naturally.</text:p>
      <text:p text:style-name="P619">— “Well, ”— Sunset said evenly after taking another sip of her warm drink. — “I suppose today was… not as horrible as I thought it was going to be.”</text:p>
      <text:p text:style-name="Діалог">— “Is that just your way of saying you had a fun time?” — Fluttershy asked.</text:p>
      <text:p text:style-name="Діалог">— “More or less.” — Sunset lifted her cup to hide the thin smile crawling along her face. — “Don’t get any ideas though. This was just a one-time thing. Probably.”</text:p>
      <text:p text:style-name="P620">Fluttershy beamed at her.</text:p>
      <text:p text:style-name="Діалог">—“Well, thank you for all of your help, Sunset. I appreciate it.”</text:p>
      <text:p text:style-name="P620"><text:soft-page-break/>Sunset lowered her cup, furrowing her brows slightly.</text:p>
      <text:p text:style-name="Діалог">— “That’s what I don’t get though; you and Ms. Smiles-a-lot over there seem to handle everything pretty fine. Why do you need volunteers?”</text:p>
      <text:p text:style-name="P620">Brushing a strand of wet hair out of her face, Fluttershy said.</text:p>
      <text:p text:style-name="P619">— “It’s kind of an idea we had. You see, we thought if we asked people to come and volunteer instead of just outright asking them to adopt, they might feel less pressured. By volunteering, they get to really connect with one of the animals before taking it home.” — She let out a content sigh. — “And, it’s always nice to have someone split the work with you once in a while.”</text:p>
      <text:p text:style-name="Діалог">— “Hmm, I see.” — Sunset nodded. — “That brings up my next question: where are the rest of your friends?”</text:p>
      <text:p text:style-name="P620">Fluttershy blew at some of the steam curling out of her mug.</text:p>
      <text:p text:style-name="Діалог">— “They were all busy today. And besides, most of them already have pets. But, they do volunteer every now and again. So does Ms. Celestia.”</text:p>
      <text:p text:style-name="Діалог">— “Celestia comes here?”</text:p>
      <text:p text:style-name="Діалог">— “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Діалог">— “Well, Fluttershy, I will be taking my leave now. Again, it… wasn’t a complete waste of my time.”</text:p>
      <text:p text:style-name="P621">Fluttershy nodded up at her.</text:p>
      <text:p text:style-name="Діалог">— “Thank you for volunteering. I think some of the animals even like you! And, umm… thank you for… apologizing like that. That meant a lot too.”</text:p>
      <text:p text:style-name="P621">Sunset turned, scrunching her face.</text:p>
      <text:p text:style-name="Діалог">— “Don’t thank me for that. I shouldn’t have hurt you like that in the first place.”</text:p>
      <text:p text:style-name="Діалог">— “But you realized your mistake and apologized for it. Even that should be recognized. So, thank you.”</text:p>
      <text:p text:style-name="P621"><text:soft-page-break/>Shoving her hands into her pocket, Sunset marched towards the building.</text:p>
      <text:p text:style-name="Діалог">—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Діалог">— “Well, Miss. Shimmer, perhaps I was wrong about you. Maybe you’re not quite as bad as I made you out to be.”</text:p>
      <text:p text:style-name="P622">Pushing the door open, Sunset murmured.</text:p>
      <text:p text:style-name="Діалог">— “No, you’re right… I am.”</text:p>
      <text:h text:style-name="Heading_20_1" text:outline-level="1"><text:bookmark-start text:name="__RefHeading___Toc208_788317178"/><text:span text:style-name="T1266">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text:p>
      <text:p text:style-name="Думки_20_Сансет">Because you were the one causing their misery.</text:p>
      <text:p text:style-name="Text_20_body">Sunset let out a snarl of frustration, rewarding her with surprise glances from those around her. She didn’t particularly care though. She was too busy waging war with herself.</text:p>
      <text:p text:style-name="Text_20_body">For years, Sunset had cared about only herself, never stopping to look at life from another person’s point of view. Why start now? Why care about any of them? </text:p>
      <text:p text:style-name="P623">She stopped and leaned against a light post, raising a hand to her heart.</text:p>
      <text:p text:style-name="Думки_20_Сансет">Because… Because…</text:p>
      <text:p text:style-name="Думки_20_Сансет">“<text:span text:style-name="T44">Everyone deserves to be shown a little kindness.”</text:span></text:p>
      <text:p text:style-name="Думки_20_Сансет"><text:span text:style-name="T44">Because, despite everything I’ve done to them, they still want to be nice to me. Maybe it’s time I really just </text:span>tried <text:span text:style-name="T44">to be friends with them. What’s the worst that could happen?</text:span></text:p>
      <text:p text:style-name="Думки_20_Сансет">You could get hurt.</text:p>
      <text:p text:style-name="P623">Sunset pushed off of the pole and continued meandering down the street, smirking ever so slightly.</text:p>
      <text:p text:style-name="Думки_20_Сансет"><text:soft-page-break/>I’m a big girl; I think I can handle myself. </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text:p>
      <text:p text:style-name="Діалог">— “Familiarity, perhaps,” —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text:p>
      <text:p text:style-name="Думки_20_Сансет">Just one look. Just to remind me it’s still there. Something… anything.</text:p>
      <text:p text:style-name="P624">Yet no matter how hard Sunset concentrated, all she saw was the darkness of her eyelids. She knew she probably wouldn’t be able to see anything since the moon wasn’t even out, but it still left a sting of disappointment.</text:p>
      <text:p text:style-name="Text_20_body">Sunset slumped to her knees, sighing heavily. Of all the places her subconscious mind could have led her, it had to be the only link to her old home. She had enough emotions rolling around through her, now she could add homesick to the list.</text:p>
      <text:p text:style-name="Text_20_body">She removed her palm from the marble surface, turning it into a fist before slamming it forward. She bit her tongue to stop herself from crying in pain, trying to ignore the throbbing coming from her hand.</text:p>
      <text:p text:style-name="Text_20_body"><text:soft-page-break/>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Діалог">— “No. Never,” —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P625">She rose from her spot on the ground, shaking the pain out of her hand.</text:p>
      <text:p text:style-name="Діалог">— “Well… there is <text:span text:style-name="Emphasis">one</text:span><text:span text:style-name="T44"> </text:span>thing I could do to make myself feel better.” —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text:p>
      <text:p text:style-name="P626">Sunset’s face contorted into one of disgust. She was in no mood to hear Rainbow’s accusations or judgmental comments. She turned to leave, muttering to herself.</text:p>
      <text:p text:style-name="Діалог">— “There’s no rule saying I have to be friends with all of them.”</text:p>
      <text:p text:style-name="Text_20_body">She had only made it ten steps when Rainbow’s voice pierced her ears.</text:p>
      <text:p text:style-name="Діалог">— “Hey! Where do you think you’re going?”</text:p>
      <text:p text:style-name="Діалог">— “Well, I <text:span text:style-name="Emphasis">was</text:span> going home,” — Sunset grumbled. She turned on her heel to face Rainbow, who marching towards her like a gladiator entering an arena.</text:p>
      <text:p text:style-name="P627">Rainbow stopped short a foot away from Sunset, tapping her foot against the ground in an erratic rhythm.</text:p>
      <text:p text:style-name="Діалог">— “Well?” — she demanded.</text:p>
      <text:p text:style-name="P627"><text:soft-page-break/>Sunset crossed her arms.</text:p>
      <text:p text:style-name="Діалог">— “Well what?”</text:p>
      <text:p text:style-name="Діалог">— “Don’t play dumb with me.”</text:p>
      <text:p text:style-name="Діалог">— “Yeah, you’re right, I’d probably lose.”</text:p>
      <text:p text:style-name="Text_20_body">Watching Rainbow’s face glow with volcanic fury gave Sunset an old feeling of satisfaction and enjoyment. Old habits die hard, it seemed. Though, Sunset argued, it wasn’t completely unwarranted.</text:p>
      <text:p text:style-name="P627">Rainbow took a deep breath, her face regaining some of its original blue shade.</text:p>
      <text:p text:style-name="Діалог">— “Did you do anything to Fluttershy today? And don’t try to lie to me!”</text:p>
      <text:p text:style-name="Думки_20_Сансет">Not possible.</text:p>
      <text:p text:style-name="Діалог"><text:span text:style-name="T44">— </text:span>“No, I didn’t do anything to Fluttershy today. I went in, I helped her with some animals and I actually just talked with her. It was really kinda nice.”</text:p>
      <text:p text:style-name="P628">— “Really?” — Rainbow asked skeptically. — “That’s it? That’s all you did?”</text:p>
      <text:p text:style-name="Діалог">— “Yep.” — Sunset crossed her arms. — “Why, what did you think I was going to do?”</text:p>
      <text:p text:style-name="Діалог">— “Something horrible, like you always do.”</text:p>
      <text:p text:style-name="P629">Sunset smirked and began to circle around her.</text:p>
      <text:p text:style-name="Діалог">— “O’ ye of little faith. I wouldn’t possibly dream of doing anything that could incur your oh so terrible wrath. I made sure I was on my best behavior.”</text:p>
      <text:p text:style-name="P629">Rainbow followed her, making sure Sunset never left her line of sight.</text:p>
      <text:p text:style-name="Діалог">— “Why does that sound like a giant lie?”</text:p>
      <text:p text:style-name="Діалог">— “Because you want to believe it is.”</text:p>
      <text:p text:style-name="Діалог">— “So if I call Fluttershy right now and ask her what happened, she’ll tell me the same thing?”</text:p>
      <text:p text:style-name="P630">— “Yes, yes. She’ll tell you we danced and sang with all the little woodland creatures about friendship and whatever.” — Sunset broke out of her circling and started walking away, tired of Rainbow’s attitude, and growing bored of baiting her.</text:p>
      <text:p text:style-name="Діалог"><text:soft-page-break/>— “If I find out you’ve done anything to her, I’ll take you down another peg!” — Rainbow shouted after her.</text:p>
      <text:p text:style-name="P629">Sunset stopped and looked over her shoulder.</text:p>
      <text:p text:style-name="Думки_20_Сансет">How about I take you down a peg right now miss high and mighty.</text:p>
      <text:p text:style-name="P629"><text:span text:style-name="T44">— </text:span>“And what about all of the things you’ve done to her, Dash?”</text:p>
      <text:p text:style-name="P629">— “What?” — Rainbow looked taken aback. She wildly shook her head. — “I haven’t done anything to her!”</text:p>
      <text:p text:style-name="P631">— “Exactly!” — Sunset pointed an accusatory finger. —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P631">Sunset pressed on.</text:p>
      <text:p text:style-name="Діалог">— “I admit, I was terrible to her, but in all those years, I never once saw you stick up for her.” — Sunset’s eyes widened in realization and she spread her hands. — “Which is why you’re trying so hard to protect her now, isn’t it? You feel guilty about ditching her like that!” — She snickered. — “That’s touching, really, but it still makes you a hypocrite, doesn’t it? Getting mad at me for everything I’ve done, when you did nothing to stop it.”</text:p>
      <text:p text:style-name="P632">She turned her back and started to walk off again.</text:p>
      <text:p text:style-name="Діалог">— “Face it, Dash. You’re almost as bad as I am.”</text:p>
      <text:p text:style-name="Text_20_body">A sharp burst of pain exploded across the back of Sunset’s head, and she found herself lying in the grass.</text:p>
      <text:p text:style-name="Діалог">— <text:span text:style-name="Emphasis">“Don’t you dare compare me to you! We’re NOTHING alike!”</text:span></text:p>
      <text:p text:style-name="P632">Sunset slowly pressed her hands into the ground and pushed herself back onto her feet. She rolled her neck and growled.</text:p>
      <text:p text:style-name="Діалог">— “You <text:span text:style-name="Emphasis">really</text:span> don’t want to do this, Dash.”</text:p>
      <text:p text:style-name="Діалог">— “Turn around so I can beat your face in,” — Rainbow said, filling her voice with as much malice as humanly possible.</text:p>
      <text:p text:style-name="Діалог"><text:soft-page-break/>— “Rainbow Dash, you’re an idiot.” — Sunset cracked her knuckles. —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text:p>
      <text:p text:style-name="Text_20_body">Snarling, Rainbow threw another fist for Sunset’s face, but was grabbed by the wrist as Sunset twisted her arm around and forced her to turn her back. Sunset then kicked off, sending Rainbow back to the ground.</text:p>
      <text:p text:style-name="Діалог">— “Is that all you got, Dashie?” — Sunset brushed off some dirt from her shoulder, looking down at her opponent.</text:p>
      <text:p text:style-name="P633">Rainbow ripped some grass out of the dirt as she rose back to her feet.</text:p>
      <text:p text:style-name="Діалог">—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Діалог">— “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P634">Regaining her breath, Sunset rose, leaving Rainbow on the ground.</text:p>
      <text:p text:style-name="Думки_20_Сансет"><text:span text:style-name="T44">Nice fight, Dash.</text:span> <text:span text:style-name="T44">Next time I won’t go easy on you.</text:span></text:p>
      <text:p text:style-name="Діалог">— “Augh!” — As soon as Sunset had turned her back, Rainbow had smashed into her, tackling her to the ground. The two rolled across the park, kicking and scratching as they screamed at one another.</text:p>
      <text:p text:style-name="Діалог">— “You’re just a… persistent little… gnat, aren’t you?” — Sunset growled, digging her knuckles into Rainbow’s cheek.</text:p>
      <text:p text:style-name="P634">Rainbow flipped them over, pinning herself on top of Sunset.</text:p>
      <text:p text:style-name="Діалог">— “And you’re a demon that needs to just disappear!”</text:p>
      <text:p text:style-name="P634">Sunset’s eyes widened before they became dangerously narrow.</text:p>
      <text:p text:style-name="Діалог">— “Stop <text:span text:style-name="Emphasis">calling me that!</text:span><text:span text:style-name="T44">”</text:span> — She threw Rainbow off and pressed her down on her stomach, grabbing the back of her hair. With a malevolent grin, she raised Rainbow’s head and slammed it into the dirt. Once. Twice. Three times, before Rainbow freed an arm and smashed her elbow into Sunset’s chest.</text:p>
      <text:p text:style-name="Text_20_body">With Sunset’s grip weakened, Rainbow threw her off and wobbled to her feet, wiping the blood off of her face before spinning around to give another high kick to Sunset.</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Діалог"><text:soft-page-break/>— “Get… back here. I’m not… done with you yet!”</text:p>
      <text:p text:style-name="Діалог">“Oh for Celestia’s sake!” — Sunset said with a nasally voice. Looking back, she found Rainbow standing again, her left eye already swelling shut, giving her only one eye to glare at Sunset with.</text:p>
      <text:p text:style-name="Діалог">— “Rainbow, please give up before I seriously hurt you.”</text:p>
      <text:p text:style-name="Text_20_body">However, Rainbow merely barred her teeth and raised her arms in a fighting stance. The two girls stared off at each other, Sunset dropping into a stance of her own.</text:p>
      <text:p text:style-name="Text_20_body">The sun had all but set now, with only a faint wave of pink marking the transition between day and night. Around them, the park had turned dark, a distant light post serving as their only source of illumination.</text:p>
      <text:p text:style-name="Діалог">— “Well, well, well, what do we have here?” —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text:p>
      <text:p text:style-name="Діалог">— “Rainbow Dash,” — the girl said slowly, an even smile decorating her face. — “We haven’t seen you in forever. Watcha doin’ here? Picking fights?”</text:p>
      <text:p text:style-name="P635">The lanky boy next to her snickered.</text:p>
      <text:p text:style-name="Діалог">— “Looks more like she’s losing them to me.”</text:p>
      <text:p text:style-name="P635">Rainbow wiped some of the blood off her mouth.</text:p>
      <text:p text:style-name="Діалог"><text:soft-page-break/>— “Gilda,” — she said coolly. — “Dumbbell, Hoops, Score,” — she addressed each of the boys in turn. — “The hell are you guys doing here?”</text:p>
      <text:p text:style-name="P635">Gilda pushed off the tree, her cocky smile still plastered to her face.</text:p>
      <text:p text:style-name="P636">— “We were in the neighborhood and we just happened to stumble onto you two going at it. Then you started getting your butt kicked and pretty hard too.” — She looked Sunset up and down before snorting. — “Come on, Dash, she doesn’t even look that tough. How can you be losing to her?”</text:p>
      <text:p text:style-name="P635">Sunset rolled her eyes and looked at Rainbow.</text:p>
      <text:p text:style-name="Діалог">— “How exactly do you know these losers?”</text:p>
      <text:p text:style-name="P635">A guilty expression crossed Rainbow’s face, and she averted her eyes from Sunset.</text:p>
      <text:p text:style-name="Діалог">— “They were… kinda in the gang I was in for a little bit.”</text:p>
      <text:p text:style-name="Діалог">— “You were in a gang?” — Sunset almost shouted.</text:p>
      <text:p text:style-name="Діалог">— “It was a phase!”</text:p>
      <text:p text:style-name="P636">— “Damn right it was a phase,” — Gilda spat. — “One day she’s cool, and the next, she’s backing out ’cause she thinks we’re a ‘bad influence’ or something stupid like that.” — Her voice softened to its usual arrogant tone. — “But hey, once a Griffon, always a Griffon, right, Dash? I mean, we’re still pals, right? We can help you take care of this dweeb if you want.”</text:p>
      <text:p text:style-name="P635">Rainbow glared at her.</text:p>
      <text:p text:style-name="Діалог">— “No way, Gilda, this is my fight. Stay out of it.”</text:p>
      <text:p text:style-name="Діалог">— “Your fight?” — Dumbbell laughed. — “Please, we saw the way she decked you in the face. You should be <text:span text:style-name="Emphasis">begging</text:span><text:span text:style-name="T44"> </text:span>for our help.”</text:p>
      <text:p text:style-name="Діалог">— “Hey, wait a minute,” — Score said, peering closer at Sunset. — “I recognize her! That’s the girl who beat up Needle and Pierce!”</text:p>
      <text:p text:style-name="Діалог">— “What?” — Gilda leaned forward, taking another look with her eerie, birdlike eyes. — “Oh man, you’re right. She totally fits the description. They got arrested by that stupid Shining Armor cop because of you!”</text:p>
      <text:p text:style-name="P635">Sunset cocked her head to the side before the realization hit her.</text:p>
      <text:p text:style-name="Думки_20_Сансет">The two gangbangers from the night of the dance. So they got arrested. Good.</text:p>
      <text:p text:style-name="P635"><text:soft-page-break/>Gilda balled her fist.</text:p>
      <text:p text:style-name="P635">— “We should seriously make you pay for sending two of our boys to prison.”</text:p>
      <text:p text:style-name="P635">— “No way!” — Rainbow yelled. — “Back off, Gilda!”</text:p>
      <text:p text:style-name="P635">— “What? You’d defend her instead of one of your own?”</text:p>
      <text:p text:style-name="Діалог">— “You’re not one of my own,” — Rainbow said, her face turning red again. — “You guys are a bunch of thugs and thieves. I told you, I want nothing to do with you!”</text:p>
      <text:p text:style-name="Діалог">— “Hmph.” — Gilda pounded her fist into her open hand. — “You always did have a thick head, Dash. I guess we’ll just have to beat some of that stubbornness out of you before you can join us again.” </text:p>
      <text:p text:style-name="P635">Sunset and Rainbow retreated until they were back to back with each other, surrounded on both sides. Sunset groaned.</text:p>
      <text:p text:style-name="Діалог">— “How did I get myself into this?”</text:p>
      <text:p text:style-name="Діалог">— “You can always run if you want,” — she heard Rainbow comment.</text:p>
      <text:p text:style-name="Діалог">— “Please. Sunset Shimmer is no coward.”</text:p>
      <text:p text:style-name="Діалог">— “Good, because I still plan on kicking your butt when this is done.”</text:p>
      <text:p text:style-name="P635">Sunset smirked and put her hands up.</text:p>
      <text:p text:style-name="Діалог">— “Don’t worry, Dash. We can still kill each other when this is over.”</text:p>
      <text:h text:style-name="Heading_20_1" text:outline-level="1"><text:bookmark-start text:name="__RefHeading___Toc212_788317178"/><text:span text:style-name="T1267">Крок</text:span> 12: Working Together<text:bookmark-end text:name="__RefHeading___Toc212_788317178"/></text:h>
      <text:p text:style-name="Діалог">— “Oh my goodness! What happened to you?”</text:p>
      <text:p text:style-name="Text_20_body">Sunset had just closed her locker door when Twilight came rushing up to her, eyes frantically looking over the various bruises on Sunset’s arms and face.</text:p>
      <text:p text:style-name="Діалог">— “I got into a couple fights,” — Sunset said nonchalantly. — “No big deal.” —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Діалог">— “A couple of fights?” — Twilight parroted loudly.</text:p>
      <text:p text:style-name="P635">Sunset covered her mouth and shushed her.</text:p>
      <text:p text:style-name="Діалог">— “Yes, I was fighting. And can you keep your voice down? No need to tell the whole school my business.”</text:p>
      <text:p text:style-name="P635">Twilight nodded and Sunset removed her hand.</text:p>
      <text:p text:style-name="Діалог">— “But, why? Who were you fighting? What did you do? Are you still hurt?”</text:p>
      <text:p text:style-name="P635"><text:span text:style-name="T44">Twilight, I freaking hate you.</text:span></text:p>
      <text:p text:style-name="P635">Sunset thought, feeling the pressure on her throat rise.</text:p>
      <text:p text:style-name="Діалог">— “I kinda accidentally provoked Rainbow into hitting me so we started fighting until some of her old gang members showed up, then we both started fighting them—”</text:p>
      <text:p text:style-name="Діалог">— “Rainbow Dash is in a gang?” — Twilight shouted.</text:p>
      <text:p text:style-name="P635">Sunset covered her mouth again.</text:p>
      <text:p text:style-name="Діалог">— “No, she <text:span text:style-name="Emphasis">used</text:span><text:span text:style-name="T44"> </text:span>to be in a gang. And if you want to hear the story, I suggest you stop interrupting me!”</text:p>
      <text:p text:style-name="P635">After Twilight muffled what sounded like an apology, Sunset removed her hands again.</text:p>
      <text:p text:style-name="Діалог">— “Alright, so from the top—”</text:p>
      <text:p text:style-name="P635">A loud, shrill, metallic sound trying to pass itself as the school bell rang at that moment, cutting Sunset’s story short. She stuck her tongue out in displeasure.</text:p>
      <text:p text:style-name="Діалог"><text:soft-page-break/>— “Well, I guess you’ll be getting another story time at lunch today. Make sure you’re there.” — As she turned to head to class, she felt Twilight gently grab her sore wrist.</text:p>
      <text:p text:style-name="Діалог">— “Okay, sure. But are you sure you’re all right?” — Twilight asked, her voice filled with pure concern. — “You still look pretty hurt.” </text:p>
      <text:p text:style-name="P635">Sunset yanked her wrist out of Twilight’s grip.</text:p>
      <text:p text:style-name="Діалог">— “Yeah, I’m fine. Geez, what are you, my mother? Why do you care so much?”</text:p>
      <text:p text:style-name="Діалог">— “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Діалог">— “Yeah,” — Sunset murmured, walking off to class. — “Maybe we are."</text:p>
      <text:p text:style-name="Пропуск">******</text:p>
      <text:p text:style-name="Діалог">— “Rainbow Dash, what in tarnation happened to you?” — Applejack hissed, taking her seat next to her friend in the back of their math class.</text:p>
      <text:p text:style-name="P637">Rainbow looked up from her absent-minded doodle in her notebook, her other hand self-consciously moving towards her black eye.</text:p>
      <text:p text:style-name="Діалог">— “Oh, uh… well…”</text:p>
      <text:p text:style-name="Діалог">— “And don’t try lyin’ to me.”</text:p>
      <text:p text:style-name="Діалог">— “Darn it!” — Rainbow sighed and set her pencil down, looking Applejack in the eyes. — “Okay, truth is… Me and Sunset <text:span text:style-name="Emphasis">may</text:span> have gotten into… a few fights.”</text:p>
      <text:p text:style-name="Діалог">— “A few fights?” — Applejack shouted. Rainbow quickly covered her mouth and was thankful the teacher hadn’t come in yet.</text:p>
      <text:p text:style-name="Діалог">— “Gee, A.J, why don’t you just tell the whole school while you’re at it.”</text:p>
      <text:p text:style-name="P638">Applejack swatted her hand away.</text:p>
      <text:p text:style-name="P639">— “Sorry, sorry. Mah bad. But, why on earth were you two fightin’ in the first place? Wasn’t she supposed to be helpin’ Fluttershy on Saturday?” — Her eyes widened in horror, and Rainbow could only imagine the wild thoughts running around up in her head. — “Don’t tell me Sunset did somethin’!”</text:p>
      <text:p text:style-name="Діалог">— “No.” — Rainbow dismissed Applejack's delusions with a slow wave of her hand. Like much of her body, it was still sore and hard to move. — “No, she didn’t do anything this time.” — Rainbow sank into her chair, looking deflated and absent of her usual gusto. — “It was… my fault… well, mostly.”</text:p>
      <text:p text:style-name="P638">Applejack cocked her head to the side.</text:p>
      <text:p text:style-name="Діалог">—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text:p>
      <text:p text:style-name="Text_20_body"><text:soft-page-break/>It wasn’t until Sunset’s words had ripped all of those feelings and memories out and dragged them to the surface did Rainbow truly acknowledge them, and found—with great pain and guilt—that Sunset was right.</text:p>
      <text:p text:style-name="P640">Fiddling with her pencil, Rainbow said.</text:p>
      <text:p text:style-name="Діалог">— “I met Sunset in the park, and she said some… things. Things that were true and… I got mad. <text:span text:style-name="Emphasis">Really</text:span><text:span text:style-name="T44"> </text:span>mad. So, I punched her and the next thing I know, we’re fighting in the middle of the park.”</text:p>
      <text:p text:style-name="P640">Bringing a hand to her face, Applejack groaned and said.</text:p>
      <text:p text:style-name="Діалог">—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Діалог">— “She… well… She reminded me that even though she was mean to Fluttershy, I wasn’t much better than her because I didn’t do anything to stop it.”</text:p>
      <text:p text:style-name="P641">Applejack bit her lip in a nervous manner, averting her eyes to the front of the room.</text:p>
      <text:p text:style-name="Діалог">— “Well, sugarcube, Ah—”</text:p>
      <text:p text:style-name="Діалог">— “You don’t have to say anything. I know she’s right,” — Rainbow said with a depressed sigh, thinking maybe that’s why she had been in a blind rage when she attacked. To be called a bad friend was one thing, but hearing it from Sunset Shimmer… that was about as cruel as irony could get.</text:p>
      <text:p text:style-name="Діалог">— “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P642">Rainbow carefully wiped a tear from her eye. Where had that even come from?</text:p>
      <text:p text:style-name="Діалог"><text:soft-page-break/>— “Still, I should have been there for her. I’ve known her since first grade, we’re practically sisters. And I just ditched her like that. Sunset was right, I am a terrible friend.”</text:p>
      <text:p text:style-name="P643">Applejack put a hand on Rainbow’s knee and gave her a sympathetic smile.</text:p>
      <text:p text:style-name="Діалог">— “No you aren’t, Dash. Yer a great friend. Ya came back didn’t ya? And yer tryin’ to make up for it. Seems to me like those are some things only a good friend would do.”</text:p>
      <text:p text:style-name="Думки_20_Рейнбоу">Stupid watery eyes.</text:p>
      <text:p text:style-name="P644">Rainbow rubbed them again on the back of her hand.</text:p>
      <text:p text:style-name="Діалог">— “Thanks, A.J. You’re a great friend, too.”</text:p>
      <text:p text:style-name="Діалог">— “Thanks, sugarcube. So, uh, if ya don’t mind me askin’, what happened after that?”</text:p>
      <text:p text:style-name="Діалог">— “Well—”</text:p>
      <text:p text:style-name="Діалог">— “Miss Dash, Miss Apple,” — Mr. Quantum called from the whiteboard. — “You two seem awfully chatty this morning. Perhaps one of you would like to solve the equation on the board?”</text:p>
      <text:p text:style-name="P644">Both girls stared blankly at the long algebra problem in front of them. Rainbow nervously cleared her throat.</text:p>
      <text:p text:style-name="P645">— “Do you have any ideas?” — She asked Applejack from the corner of her mouth.</text:p>
      <text:p text:style-name="Діалог">— “Eenope.”</text:p>
      <text:p text:style-name="Пропуск">******</text:p>
      <text:p text:style-name="Text_20_body">For the first time ever, Sunset found herself willingly sitting down at the same table as Twilight and everyone else. Rainbow flashed a knowing smile as Sunset took her seat in between Pinkie and Twilight.</text:p>
      <text:p text:style-name="P646">Rarity looked back and forth across the table between Sunset and Rainbow, eying their matching bruises. Sunset could see the gears clicking in her mind and practically heard the light bulb go off when Rarity pointed fingers at the both of them and exclaimed.</text:p>
      <text:p text:style-name="Діалог">— “You two went at it, didn’t you?”</text:p>
      <text:p text:style-name="Діалог">— “What?” — Fluttershy gasped. — “That’s how you two got all those wounds? By fighting each other?”</text:p>
      <text:p text:style-name="P646">Pinkie nibbled on her carrot stick.</text:p>
      <text:p text:style-name="Діалог">— “Why are you both so surprised?”</text:p>
      <text:p text:style-name="Діалог">Rarity gave her an incredulous look.</text:p>
      <text:p text:style-name="Діалог">— “Why are you <text:span text:style-name="Emphasis">not</text:span> surprised?”</text:p>
      <text:p text:style-name="Діалог">Pinkie rolled her eyes like it was the most obvious thing in the world.</text:p>
      <text:p text:style-name="Діалог">— “Because, Sunset is—or <text:span text:style-name="Emphasis">was</text:span>—the bully, and Rainbow is the jock. Everyone knows if they aren’t working together already, the only way for them to be friends and gain each other’s respect is to fight in a one-on-one fisticuffs, duh.”</text:p>
      <text:p text:style-name="Діалог">— “Well, it wasn’t exactly one-on-one,” — Sunset said. — “We had some unexpected company.”</text:p>
      <text:p text:style-name="P646">— “Woah, plot twist,” — Pinkie said, her eyes widening in interest. — “Now I <text:span text:style-name="Emphasis">gotta</text:span> hear this!”</text:p>
      <text:p text:style-name="Діалог">— “Yes,” — Rarity nodded, — “please, give us the details of this little bout.”</text:p>
      <text:p text:style-name="P647">Sunset looked over to Rainbow, who gave a simple nod of her head in confirmation.</text:p>
      <text:p text:style-name="Діалог">— “Well, after I said a few things that aggravated Rainbow a little, we started fighting it out.” — Sunset pointed to the bandage still resting on her nose. — “As you can see, we each got some good hits in.”</text:p>
      <text:p text:style-name="Діалог">— “Wait, this <text:span text:style-name="Emphasis">was</text:span> a fair fight, yes?” — Rarity asked.</text:p>
      <text:p text:style-name="Діалог"><text:soft-page-break/>— “Yes, it was a fair fight,” — Sunset snapped. — “At least, it was until Gilda and her goons showed up…”</text:p>
      <text:p text:style-name="Пропуск">******</text:p>
      <text:p text:style-name="Основний_20_текст_20_історії_2f_флешбеку">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Основний_20_текст_20_історії_2f_флешбеку">They were only down for a second, however, and quickly scrambled back to their feet. Score rushed her again in a low tackle, while Dumbbell came around from the side. Sunset knew she was pinned, but would not be caught completely helpless. </text:p>
      <text:p text:style-name="Основний_20_текст_20_історії_2f_флешбеку">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Основний_20_текст_20_історії_2f_флешбеку">Stars dotted Sunset’s vision, while the grainy taste of sand mixed with the metallic tang of blood in her mouth. She spat out a mouthful and ran her tongue along the inside of her mouth, making sure she didn’t have any broken teeth.</text:p>
      <text:p text:style-name="P648">— “<text:span text:style-name="T44">Alright, time to play dirty,” — she growled.</text:span></text:p>
      <text:p text:style-name="Основний_20_текст_20_історії_2f_флешбеку"><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Основний_20_текст_20_історії_2f_флешбеку">Sunset jumped forward and brought her leg straight up in a powerful high kick, slamming her foot into his jaw. She heard his teeth violently clash together and watched as he even caught some air before falling onto the ground, holding his jaw.</text:p>
      <text:p text:style-name="Основний_20_текст_20_історії_2f_флешбеку">She didn’t have time to catch her breath with Score stampeding after her again with his fist reared back. She grabbed it as it flew forward, then grabbed the other one, locking the both of them in place as they tried to overpower each other. </text:p>
      <text:p text:style-name="Основний_20_текст_20_історії_2f_флешбеку"><text:soft-page-break/><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Основний_20_текст_20_історії_2f_флешбеку">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P649">— “<text:span text:style-name="T44">Back off, dingus!”</text:span></text:p>
      <text:p text:style-name="Основний_20_текст_20_історії_2f_флешбеку">From her peripheral vision, Sunset watched Rainbow leap in and shoulder tackle Score onto the ground, allowing Sunset to roll onto her stomach and push herself up. The two girls locked eyes for a second, a silent showing of gratitude passing between them.</text:p>
      <text:p text:style-name="Основний_20_текст_20_історії_2f_флешбеку">Behind Rainbow, Sunset could see Hoops lying motionless on the ground, while Gilda was getting back to her feet, blood streaming from her nose.</text:p>
      <text:p text:style-name="Діалог_20_в_20_історії_2f_флешбеках">— “<text:span text:style-name="T44">Boy, you really like aiming for the face, dontcha?” — Sunset asked, wiping off her own blood.</text:span></text:p>
      <text:p text:style-name="Основний_20_текст_20_історії_2f_флешбеку">Rainbow merely shrugged, putting her fists up again as Score and Gilda closed in…</text:p>
      <text:p text:style-name="Пропуск">******</text:p>
      <text:p text:style-name="P650">— “Wait.” — Rarity held up a hand. — “Who exactly <text:span text:style-name="Emphasis">is</text:span> this Gilda character you keep mentioning?”</text:p>
      <text:p text:style-name="P651">Sunset drummed her fingers against the table, an irritated expression on her face.</text:p>
      <text:p text:style-name="Діалог">— “She’s another member of the gang Rainbow was in.”</text:p>
      <text:p text:style-name="P651">There was a simultaneous scream of.</text:p>
      <text:p text:style-name="Діалог">— “<text:span text:style-name="Emphasis">What!</text:span><text:span text:style-name="T44">”</text:span> — from both Rarity, Fluttershy and Applejack, while Pinkie sprayed her milk across the table, hitting Rainbow in the face.</text:p>
      <text:p text:style-name="Діалог">— “Whoops, sorry.”</text:p>
      <text:p text:style-name="P652">— “When and why did you join a <text:span text:style-name="Emphasis">gang</text:span>, Rainbow Dash?” — Rarity asked in a hiss.</text:p>
      <text:p text:style-name="P653">All eyes were now on Rainbow, watching as she tugged nervously on her ponytail.</text:p>
      <text:p text:style-name="Діалог">— “Around the start of sophomore year, after I thought… you know, we weren’t friends anymore. I don’t know how it happened. I just met Gilda at the mall one day and we just started hanging out.”</text:p>
      <text:p text:style-name="Діалог">— “And when, exactly, were you planning on telling us?”</text:p>
      <text:p text:style-name="Діалог">— “Never! I left, like, a year later and never looked back,” — Rainbow said heatedly. — “I didn’t think I’d ever run into them again. Besides, it was none of your business.” — She sulked in her chair, refusing to make eye contact with anyone.</text:p>
      <text:p text:style-name="P654">Rarity’s face softened.</text:p>
      <text:p text:style-name="Діалог">— “Rainbow…”</text:p>
      <text:p text:style-name="Діалог">— “I don’t want to talk about it,” — Rainbow said sourly. — “Sunset will probably get to it anyway.”</text:p>
      <text:p text:style-name="Text_20_body">Everyone’s attention turned back to Sunset, still tapping her fingers on the table in a steady rhythm. She gave them each a heated glare in turn, pursing her lips in displeasure.</text:p>
      <text:p text:style-name="P655"><text:soft-page-break/>— “Oh.” — Rarity let out a short, nervous giggle. — “We interrupted you… sorry about that.”</text:p>
      <text:p text:style-name="P655">— “May I continue?” — Sunset asked in a crisp tone.</text:p>
      <text:p text:style-name="P655">— “Yes, please do.”</text:p>
      <text:p text:style-name="Пропуск">******</text:p>
      <text:p text:style-name="Основний_20_текст_20_історії_2f_флешбеку">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Основний_20_текст_20_історії_2f_флешбеку">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Основний_20_текст_20_історії_2f_флешбеку">Gilda swung out with her other hand and Sunset ducked low, just in time for Rainbow’s leg to swing over her head and kick Gilda in the cheek. </text:p>
      <text:p text:style-name="Основний_20_текст_20_історії_2f_флешбеку">While Gilda stumbled back, Sunset spun around and gave an uppercut to Score who was still reeling from another hit Rainbow had landed moments before. He fell to his knees, and Sunset karate chopped him over the back of the head, knocking him out.</text:p>
      <text:p text:style-name="Основний_20_текст_20_історії_2f_флешбеку">Turning back, she followed Rainbow’s eyes to Gilda, who was rubbing the side of her face and looking, surprisingly, amused. </text:p>
      <text:p text:style-name="P656">— “<text:span text:style-name="T44">And then there was one.” — Sunset smirked, a third wind catching up to her.</text:span></text:p>
      <text:p text:style-name="P656">— “<text:span text:style-name="T44">Heh, you got moxie, dweeb.” — Gilda spat on the ground and stood up straight, still wearing a cocky grin. — “You sure you don’t wanna hang with us?”</text:span></text:p>
      <text:p text:style-name="P656">— “<text:span text:style-name="T44">Nope. I don’t hang around with scum like you.”</text:span></text:p>
      <text:p text:style-name="P657">— “<text:span text:style-name="T44">You’re one to talk,” — Sunset heard Rainbow mutter under her breath. </text:span></text:p>
      <text:p text:style-name="Основний_20_текст_20_історії_2f_флешбеку">Sunset ignored her and kept her eyes on Gilda who had finally traded her sneer for a scowl.</text:p>
      <text:p text:style-name="Діалог_20_в_20_історії_2f_флешбеках">— “Alright, dweeb, let’s see how tough you really are.” — She caught both Rainbow and Sunset by surprise with the speed at which she moved. She closed the distance between them in a few short bounds, and almost caught Rainbow in the side with the front of her leg.</text:p>
      <text:p text:style-name="Основний_20_текст_20_історії_2f_флешбеку"><text:soft-page-break/>Rainbow just managed to move her arm down in time to deflect the blow, but Gilda followed up with her fist, smashing Rainbow in the chest and sending her back a ways before turning to Sunset and bringing her foot around again.</text:p>
      <text:p text:style-name="Основний_20_текст_20_історії_2f_флешбеку">Expecting Gilda to aim for her side as well, Sunset blocked low and was rewarded with a powerful blow to the head. She crumpled to the ground, a sharp whining noise ringing in her ears and drowning out the world around her.</text:p>
      <text:p text:style-name="Основний_20_текст_20_історії_2f_флешбеку">When the next blow didn’t come, Sunset got back to her hands and knees and looked up to see Gilda and Rainbow grappling with each other in a flurry of quick punches and occasional kicks.</text:p>
      <text:p text:style-name="Основний_20_текст_20_історії_2f_флешбеку"><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Основний_20_текст_20_історії_2f_флешбеку">As Rainbow blocked a hard swing from Gilda, Sunset moved in from the side and slammed a fist against the side of her face. Was it a cheap shot? Yes. Did she care? Not in the slightest.</text:p>
      <text:p text:style-name="Основний_20_текст_20_історії_2f_флешбеку">Rainbow seemed to share the same opinion, for she gave Sunset a half smile and a nod of approval. They both turned their attention back to Gilda who mouthed something, but it just came out as incoherent garble to Sunset.</text:p>
      <text:p text:style-name="Основний_20_текст_20_історії_2f_флешбеку">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Думки_20_Сансет">Sweet revenge.</text:p>
      <text:p text:style-name="Основний_20_текст_20_історії_2f_флешбеку">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text:p>
      <text:p text:style-name="Основний_20_текст_20_історії_2f_флешбеку">While Sunset struggled in her iron grip, Gilda reared her head back and slammed it into Sunset’s, sending stars into her vision again. Her skull throbbed with pain, giving her an intense headache, border lining on a <text:soft-page-break/>migraine. Sunset’s lack of coherent thoughts was the only justification for what she did next.</text:p>
      <text:p text:style-name="Основний_20_текст_20_історії_2f_флешбеку">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Основний_20_текст_20_історії_2f_флешбеку"><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P658">— “<text:span text:style-name="T44">Stay. Out. Of. My. Life!” — Rainbow shouted between each punch.</text:span></text:p>
      <text:p text:style-name="Основний_20_текст_20_історії_2f_флешбеку">With a final knee to the stomach, Gilda collapsed, groaning something that sounded faintly like.</text:p>
      <text:p text:style-name="Діалог_20_в_20_історії_2f_флешбеках">— “Traitor.”</text:p>
      <text:p text:style-name="Основний_20_текст_20_історії_2f_флешбеку">Sunset was aware of how quiet the park was now. Other than the sound of her’s and Rainbow’s breathing, nothing seemed to stir in the darkness around them. She fell into the soft grass, welcoming the dark, silent abyss and the solitude it brought.</text:p>
      <text:p text:style-name="Думки_20_Сансет">Geez, I’m dark when I’m exhausted.</text:p>
      <text:p text:style-name="Основний_20_текст_20_історії_2f_флешбеку">She was fully prepared to pass out, when she felt someone shaking her shoulder.</text:p>
      <text:p text:style-name="P659">— “<text:span text:style-name="T44">Sunset! Hey, Shimmer! Come on, get up!”</text:span></text:p>
      <text:p text:style-name="Основний_20_текст_20_історії_2f_флешбеку">Sunset fluttered her eyes open, looking up at Rainbow, who was wearing a mask of concern. Something clicked into place in the back of Sunset’s mind, and she slowly pushed herself back onto her feet, holding her fists up in front of Rainbow.</text:p>
      <text:p text:style-name="P659">— “<text:span text:style-name="T44">Right… right, alright. Where were we? Come on, let’s finish this.” — Sunset slurred a bit.</text:span></text:p>
      <text:p text:style-name="Основний_20_текст_20_історії_2f_флешбеку">Rainbow shook her head.</text:p>
      <text:p text:style-name="Діалог_20_в_20_історії_2f_флешбеках">— “No, we’re done.”</text:p>
      <text:p text:style-name="Діалог_20_в_20_історії_2f_флешбеках">— “<text:span text:style-name="T44">What’s the matter? Scared I’ll kick your butt?”</text:span></text:p>
      <text:p text:style-name="Думки_20_Сансет">I’m also a tad loopy when I’m tired.</text:p>
      <text:p text:style-name="Основний_20_текст_20_історії_2f_флешбеку"><text:soft-page-break/>Holding a hand up to her face, Rainbow said.</text:p>
      <text:p text:style-name="Діалог_20_в_20_історії_2f_флешбеках">— “Look… maybe… maybe you were right… about what you said earlier.”</text:p>
      <text:p text:style-name="Основний_20_текст_20_історії_2f_флешбеку">Sunset lowered her hands, giving Rainbow a perplexed look.</text:p>
      <text:p text:style-name="Діалог_20_в_20_історії_2f_флешбеках">— “What?” — She was honestly having a hard time recalling anything at the moment.</text:p>
      <text:p text:style-name="Основний_20_текст_20_історії_2f_флешбеку">Rainbow gestured with her hand.</text:p>
      <text:p text:style-name="Діалог_20_в_20_історії_2f_флешбеках">— “Come on, I’ll talk about on the way. Let’s just get out of here. Can you walk?”</text:p>
      <text:p text:style-name="P659">— “<text:span text:style-name="T44">No.”</text:span></text:p>
      <text:p text:style-name="Думки_20_Сансет">What? Of course I can walk!</text:p>
      <text:p text:style-name="Основний_20_текст_20_історії_2f_флешбеку">Sunset walked forward, making it only a few steps before she fell to her knees.</text:p>
      <text:p text:style-name="Думки_20_Сансет">Okay, I guess I really can’t.</text:p>
      <text:p text:style-name="Основний_20_текст_20_історії_2f_флешбеку">Rainbow bent down, taking Sunset’s arm and hoisting it over her shoulder. The two stood up, Sunset leaning on Rainbow as they limped out of the park.</text:p>
      <text:p text:style-name="P659">— “<text:span text:style-name="T44">So, what were you mumbling about earlier? Something about me being right?” — Sunset asked.</text:span></text:p>
      <text:p text:style-name="P659">— “<text:span text:style-name="T44">Yeah.” — Rainbow was silent for a while. Sunset could see the gears moving in her head, her expression solemn. — “I… was a bad friend. Fluttershy and me—”</text:span></text:p>
      <text:p text:style-name="Діалог_20_в_20_історії_2f_флешбеках">— “<text:span text:style-name="T44">I,” — Sunset corrected.</text:span></text:p>
      <text:p text:style-name="Діалог_20_в_20_історії_2f_флешбеках">— “<text:span text:style-name="T44">What?”</text:span></text:p>
      <text:p text:style-name="Діалог_20_в_20_історії_2f_флешбеках">— “<text:span text:style-name="T44">The correct pronunciation is ‘Fluttershy and I’, not me.”</text:span></text:p>
      <text:p text:style-name="Основний_20_текст_20_історії_2f_флешбеку">Rainbow stopped walking and gave Sunset an incredulous look.</text:p>
      <text:p text:style-name="Діалог_20_в_20_історії_2f_флешбеках">— “Really?”</text:p>
      <text:p text:style-name="Основний_20_текст_20_історії_2f_флешбеку">Sunset grinned sheepishly.</text:p>
      <text:p text:style-name="Діалог_20_в_20_історії_2f_флешбеках">— “Sorry, continue.”</text:p>
      <text:p text:style-name="Діалог_20_в_20_історії_2f_флешбеках">— “<text:span text:style-name="T44">Thank you.” — The two proceeded to move down the avenue again. — “Anyway, Fluttershy and </text:span><text:span text:style-name="Виділення_20_у_20_історії_2f_флешбеках">I</text:span> <text:span text:style-name="T44">have been best friends since, like, forever. And </text:span><text:soft-page-break/><text:span text:style-name="T44">you were right. I just sat back and watched while you pushed her around because I… just wanted to look cool.”</text:span></text:p>
      <text:p text:style-name="Основний_20_текст_20_історії_2f_флешбеку">Rainbow sighed deeply.</text:p>
      <text:p text:style-name="Діалог_20_в_20_історії_2f_флешбеках">— “I don’t know what I was thinking. I knew what I was doing was wrong, but… I just buried that part down so I wouldn't have to hear it. And then you go and throw it back in my face.”</text:p>
      <text:p text:style-name="Основний_20_текст_20_історії_2f_флешбеку">Sunset smirked.</text:p>
      <text:p text:style-name="Діалог_20_в_20_історії_2f_флешбеках"><text:span text:style-name="T44">— “Yeah. I could see how that might tick you off.” Sunset expression shifted and she frowned in curiosity. “But, why join </text:span>them?” <text:span text:style-name="T44">She jerked her head back in the direction of the park, quickly wishing she hadn’t as it had set off her headache again.</text:span></text:p>
      <text:p text:style-name="Діалог_20_в_20_історії_2f_флешбеках">— “<text:span text:style-name="T44">I don’t know. After you split us up—” — Sunset felt a knife twist in her heart — “—I just felt… lost. And then I ran into Gilda and she seemed totally cool. I just started hanging out with her more and more, and I just felt like I had someplace to belong again, you know?”</text:span></text:p>
      <text:p text:style-name="Діалог_20_в_20_історії_2f_флешбеках">— “<text:span text:style-name="T44">Not really.”</text:span></text:p>
      <text:p text:style-name="Діалог_20_в_20_історії_2f_флешбеках">— “<text:span text:style-name="T44">Oh. Well… yeah. That’s what happened.”</text:span></text:p>
      <text:p text:style-name="Основний_20_текст_20_історії_2f_флешбеку"><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Основний_20_текст_20_історії_2f_флешбеку">Still, her own depravity went further than she had even realized. For the second time that day, Sunset felt her heart burn with shame and guilt. She bit her lip, still fighting the urge to gag as she prepared herself for what came next.</text:p>
      <text:p text:style-name="P660">— “<text:span text:style-name="T44">Rainbow Dash… I’m sorry.”</text:span></text:p>
      <text:p text:style-name="Основний_20_текст_20_історії_2f_флешбеку">At first, Rainbow didn’t respond, and Sunset was afraid she might have to repeat herself. Apologizing once was hard enough.</text:p>
      <text:p text:style-name="Основний_20_текст_20_історії_2f_флешбеку">Then, Rainbow turned to her and said.</text:p>
      <text:p text:style-name="Діалог_20_в_20_історії_2f_флешбеках">— “I’m sorry, too.”</text:p>
      <text:p text:style-name="Основний_20_текст_20_історії_2f_флешбеку"><text:soft-page-break/>Sunset blinked.</text:p>
      <text:p text:style-name="Діалог_20_в_20_історії_2f_флешбеках">— “You’re sorry? For what?”</text:p>
      <text:p text:style-name="Діалог_20_в_20_історії_2f_флешбеках">— “<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Діалог_20_в_20_історії_2f_флешбеках">— “<text:span text:style-name="T44">So? You had every right not to give me a chance.” — Sunset spoke in a softer voice. — “I wouldn’t have given me a chance.”</text:span></text:p>
      <text:p text:style-name="Діалог_20_в_20_історії_2f_флешбеках">— “<text:span text:style-name="T44">Well… I’m giving you one now.”</text:span></text:p>
      <text:p text:style-name="Основний_20_текст_20_історії_2f_флешбеку">Sunset brought them to a halt, removing her arm from around Rainbow.</text:p>
      <text:p text:style-name="Діалог_20_в_20_історії_2f_флешбеках">— “Alright, I think I can walk now.”</text:p>
      <text:p text:style-name="Основний_20_текст_20_історії_2f_флешбеку">Rainbow backed off a little as Sunset took a few tentative steps forward. Her entire body felt weak and sore, and before she knew it, Sunset was back on the ground.</text:p>
      <text:p text:style-name="P661">— “<text:span text:style-name="T44">Sunset! Are you alright?” Rainbow rushed over, helping her back to her feet.</text:span></text:p>
      <text:p text:style-name="Основний_20_текст_20_історії_2f_флешбеку">As she leaned on Rainbow again, Sunset shook her head and said.</text:p>
      <text:p text:style-name="Діалог_20_в_20_історії_2f_флешбеках">— “Not really.” — She waved it off with a roll of her hand and continued. — “I don’t get it. Weren’t we trying to kill each other a little while ago?”</text:p>
      <text:p text:style-name="Діалог_20_в_20_історії_2f_флешбеках">— “<text:span text:style-name="T44">Yeah,” — Rainbow nodded. — “And now… we’re friends.”</text:span></text:p>
      <text:p text:style-name="Основний_20_текст_20_історії_2f_флешбеку">Sunset scoffed.</text:p>
      <text:p text:style-name="Діалог_20_в_20_історії_2f_флешбеках">— “Friendship is weird.”</text:p>
      <text:p text:style-name="Пропуск">******</text:p>
      <text:p text:style-name="P662">Leaning back in her chair, Sunset crossed her arms in a satisfied manner.</text:p>
      <text:p text:style-name="Діалог">— “And that’s pretty much it.” — After sitting and talking for a while, all Sunset had done was limp home and took a cold shower.</text:p>
      <text:p text:style-name="Діалог">— “So let me get this straight,” — Applejack said. — “You two first fought each other, then fought a bunch of gang members, and now you’re friends?”</text:p>
      <text:p text:style-name="P662">Rainbow nodded.</text:p>
      <text:p text:style-name="Діалог">— “More or less.”</text:p>
      <text:p text:style-name="P662">Applejack stared hard at both of them for a full minute, then shrugged and said.</text:p>
      <text:p text:style-name="Діалог">— “Alright, fine with me, just as long as y'all are done going at it like cats.”</text:p>
      <text:p text:style-name="Діалог">— “Really?” — Rarity scolded. — “You’re really going to dismiss it just like that?”</text:p>
      <text:p text:style-name="Діалог">— “Eeyup,” — Applejack nodded. — “They’re both still breathin’ and now, they’re friends. Sometimes it takes a little beatdown to make a friend with somebody.”</text:p>
      <text:p text:style-name="P662">Rarity dropped her head in her hands.</text:p>
      <text:p text:style-name="Діалог">— “I’m surrounded by unsophisticated nitwits.”</text:p>
      <text:p text:style-name="P662">Fluttershy leaned in and carefully gave Rainbow a warm hug.</text:p>
      <text:p text:style-name="Діалог">— “Don’t worry, Rainbow. I never held anything against you.”</text:p>
      <text:p text:style-name="P662">Rainbow frowned at her.</text:p>
      <text:p text:style-name="Діалог">— “Yeah, but, Fluttershy, why didn’t you ever tell me off or something?”</text:p>
      <text:p text:style-name="Діалог">— “Because I wanted you to be happy, and I thought hanging out with the jocks made you happy so…”</text:p>
      <text:p text:style-name="P662">A few tears fell from Rainbow’s cheeks as she returned Fluttershy’s hug.</text:p>
      <text:p text:style-name="Діалог">— “No, what really makes me happy is being with all of you guys.”</text:p>
      <text:p text:style-name="P662">Everyone at the tables—save for Sunset—broke out into a chorus of.</text:p>
      <text:p text:style-name="Діалог">— “Awws,” — while she just pretended to gag.</text:p>
      <text:p text:style-name="Text_20_body"><text:soft-page-break/>Thankfully, the lunch bell rang, stopping the nauseating friendship fest. They each got up from the table, discarding their trays as they exited the lunch room.</text:p>
      <text:p text:style-name="P662">Rainbow and Sunset walked side-by-side into the hallway.</text:p>
      <text:p text:style-name="Діалог">— “You know,” — Rainbow said, — “I kinda feel bad about Gilda. I took some of my aggression with you out on her.”</text:p>
      <text:p text:style-name="Діалог">— “Yeah.” — Sunset snickered. — “I noticed. But hey, it meant fewer bruises for me, so I’m not going to complain.”</text:p>
      <text:p text:style-name="P663">They stopped at an intersection, leaning to go in opposite directions.</text:p>
      <text:p text:style-name="Діалог">— “Well, I guess I’ll see you later then.” — Rainbow punched Sunset in the shoulder as a farewell.</text:p>
      <text:p text:style-name="P663">Sunset socked Rainbow back.</text:p>
      <text:p text:style-name="Діалог">— “Yeah, see ya.”</text:p>
      <text:p text:style-name="P663">As they both turned away, Sunset gripped the bruise Rainbow had hit, cursing lightly.</text:p>
      <text:p text:style-name="Діалог">—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268">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P664">— “I can’t believe it. She’s purring like a kitten,” — Sunset cooed. She looked down at the oil-stained young man leaning against the wall and looking quite proud of himself. — “Greaser, I don’t know how you did it, but you’re a genius!”</text:p>
      <text:p text:style-name="P665">Greaser grinned.</text:p>
      <text:p text:style-name="Діалог">— “Don’t tell me, tell my mom. She thinks fixing bikes and playing in bands is a ‘waste of my talent.’” — He stood off the wall and shrugged. — “But hey, I’m just glad I could help.”</text:p>
      <text:p text:style-name="Діалог">— “Yeah, you have no idea what this means to me.” — Sunset rested her head on the dashboard, sighing in content. No more taking public transportation or, Celestia forbid, <text:span text:style-name="Emphasis">walking</text:span> everywhere. She could ride wherever she wanted, whenever she wanted. She opened an eye. — “By the way, what took so long?”</text:p>
      <text:p text:style-name="Діалог">— “Hey, do you know how long it takes to get parts?” — Greaser tapped his foot against the engine. —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text:p>
      <text:p text:style-name="Думки_20_Сансет">Oh well, totally worth it.</text:p>
      <text:p text:style-name="P666">Greaser walked around the bike again, looking pleased with his handiwork.</text:p>
      <text:p text:style-name="Діалог"><text:soft-page-break/>— “This thing was falling apart when you brought it in; I’m surprised you managed to ride it so long. What did you do, find it in a junkyard?”</text:p>
      <text:p text:style-name="Діалог">— “Yes,” — Sunset said pointedly. </text:p>
      <text:p text:style-name="Діалог">— “Well, props for keeping it alive for as long as you did.”</text:p>
      <text:p text:style-name="P666">Sunset pulled on the throttle again, letting her motorcycle roar with fervor.</text:p>
      <text:p text:style-name="Діалог">— “Thanks again, Grease.”</text:p>
      <text:p text:style-name="P666">Walking over to his workbench, Greaser smiled.</text:p>
      <text:p text:style-name="Діалог">— “No problem, Sunset. Hey, Flash Drive is having a gig this weekend. You gonna show?”</text:p>
      <text:p text:style-name="P666">Sunset scooped her helmet off of the ground, focusing her gaze on the bright red painting.</text:p>
      <text:p text:style-name="Діалог">— “No.”</text:p>
      <text:p text:style-name="Діалог">— “You and Flash still on cold terms?”</text:p>
      <text:p text:style-name="P666">Putting her helmet on, Sunset lifted the visor and said.</text:p>
      <text:p text:style-name="Діалог">— “I don’t know what we are. But I doubt he’d want me there. See ya around, Grease.” —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ext:soft-page-break/>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Діалог">— “Aw, crap,” —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P667">As he approached Sunset, he lifted his shades and asked.</text:p>
      <text:p text:style-name="Діалог">— “Ma’am, do you know why I pulled you over?”</text:p>
      <text:p text:style-name="Діалог">— “Yeah, I was going about twenty miles over the speed limit.”</text:p>
      <text:p text:style-name="P667">He raised an eyebrow.</text:p>
      <text:p text:style-name="Діалог">— “Well… thanks for not playing dumb with me. License and registration, please.”</text:p>
      <text:p text:style-name="P667">Sunset pulled out her wallet and handed him her license.</text:p>
      <text:p text:style-name="Діалог">— “Uhh, listen… Officer Armor,” — she said, reading the badge pinned to his chest.</text:p>
      <text:p text:style-name="Думки_20_Сансет">Armor… Armor… I just heard that name somewhere.</text:p>
      <text:p text:style-name="Діалог"><text:span text:style-name="T44">— </text:span>“About that registration thing…”</text:p>
      <text:p text:style-name="Діалог">— “Sunset Shimmer?” — He asked with wide eyes.</text:p>
      <text:p text:style-name="Діалог"><text:soft-page-break/>— “Yes. Is something wrong?” — She watched him look from the card to her and back to the card, his face masked in concentration. </text:p>
      <text:p text:style-name="Діалог">— “Listen,” — he spoke after a whole minute of silence, — “I’m going to let you go with a warning this time. Just make sure you obey the speed limit. I don’t want to have to pull you over again.” — He handed Sunset her license back.</text:p>
      <text:p text:style-name="Діалог">— “Uhh, thanks.” — Sunset blinked. When she looked up, he was already walking back to his squad car.</text:p>
      <text:p text:style-name="P667">As he got in and started the engine, he stuck his head out and asked,</text:p>
      <text:p text:style-name="Діалог">— “Shouldn’t you be in school?”</text:p>
      <text:p text:style-name="Діалог">— “Yeah…”</text:p>
      <text:p text:style-name="Діалог">— “Then get back to class, Miss Shimmer.”</text:p>
      <text:p text:style-name="P667">As Officer Armor drove away, Sunset couldn’t help repeating his name over and over in her head.</text:p>
      <text:p text:style-name="Діалог">— “I know I just heard it, but where?” — She started her motorcycle and pulled onto the road, just as the memory hit her.</text:p>
      <text:p text:style-name="Думки_20_Сансет">“<text:span text:style-name="T44">They got arrested by that stupid Shining Armor cop because of you!” </text:span></text:p>
      <text:p text:style-name="Думки_20_Сансет">Right.</text:p>
      <text:p text:style-name="P667">Sunset thought to herself.</text:p>
      <text:p text:style-name="Думки_20_Сансет"><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Пропуск">******</text:p>
      <text:p text:style-name="Text_20_body">It was lunch time when Sunset decided to return to campus. She parked her bike in the school lot, shaking her hair out as a familiar pink face approached her.</text:p>
      <text:p text:style-name="P668">— “There you are, Sunset! We were wondering where you went.” — Pinkie’s eyes landed on the black motorcycle. — “Hey, you got your bike back, that’s so awesome!”</text:p>
      <text:p text:style-name="Діалог">— “Yeah, it is.” — Sunset nodded in agreement. She struck as quick as a snake, smacking Pinkie’s hand away. — “And if you touch it, I’ll give you a grand tour of the front wheel. Get it?”</text:p>
      <text:p text:style-name="Діалог">— “Got it.”</text:p>
      <text:p text:style-name="Діалог">— “Good.” — She smirked, walking around Pinkie and heading for the main building. “So, what’s new, Pinks?”</text:p>
      <text:p text:style-name="Діалог">— “New? Hmm, let’s see… oh! Pound Cake’s teeth are coming in! I know because yesterday, he bit me and it hurt a lot! Aaaand, I got a B on my English paper yesterday. Aaaand…”</text:p>
      <text:p text:style-name="Думки_20_Сансет">Why did I ask her anything?</text:p>
      <text:p text:style-name="P669">Sunset reprimanded herself. </text:p>
      <text:p text:style-name="Діалог">— “… Oh, and how could forget? I’m having a trick-or-treat/sleepover party on Halloween next week! You wanna come?”</text:p>
      <text:p text:style-name="P670">— “Not really.”</text:p>
      <text:p text:style-name="P669">Pinkie put on a pouty face, her eyes growing as large as dinner plates.</text:p>
      <text:p text:style-name="Діалог">— “Aww, pleeeeeeease? Everyone else is gonna be there!”</text:p>
      <text:p text:style-name="Діалог">— “Fine, sure, I’ll go.”</text:p>
      <text:p text:style-name="Думки_20_Сансет">Not that I have much of a choice now.</text:p>
      <text:p text:style-name="P671">— “Yippee!” — Pinkie bounced around Sunset and started doing cartwheels down the hall. — “You’re gonna have so much fun! First, we’ll go get candy, then we’ll go back to my house and have cupcakes and ice cream, then we’ll tell scary stories and roast s’mores! Doesn’t that sound like fun?”</text:p>
      <text:p text:style-name="Діалог">— “No.”</text:p>
      <text:p text:style-name="P672"><text:soft-page-break/>Pinkie continued rolling down the hall.</text:p>
      <text:p text:style-name="Діалог">— “You say that now, but wait until you’re actually there! You’ll love it!” — She wheeled into the cafeteria with Sunset following after her, and came to a stop at their usual table.</text:p>
      <text:p text:style-name="Діалог">— “Girls, guess what? Sunset agreed to come to the Halloween party!”</text:p>
      <text:p text:style-name="P672">Rarity looked up from her sandwich.</text:p>
      <text:p text:style-name="Діалог">— “Well, that’s good to hear. The more the merrier.” — She smiled. — “So, what are you going to dress as?”</text:p>
      <text:p text:style-name="Діалог">— “Nothing,” — Sunset said flatly. — “Aren’t you all too old to be dressing up for this?”</text:p>
      <text:p text:style-name="Діалог">— “Oh of course not,” — Rarity said. — “It’s all in good fun.”</text:p>
      <text:p text:style-name="Діалог">— “And it’s free candy!” — Pinkie said, looking as serious as Sunset had ever seen her. — “You <text:span text:style-name="Emphasis">never</text:span> say no to free candy!”</text:p>
      <text:p text:style-name="Думки_20_Сансет"><text:span text:style-name="T44">Yeah, hold onto that philosophy, Pinkie.</text:span></text:p>
      <text:p text:style-name="Діалог">— “Free candy aside,” — Twilight said, giving Pinkie a skeptical look, — “It’s still fun just to dress up as something. My friend and I used to take props from our theatre arts department and dress up in ridiculous costumes.” — Twilight smiled, a look of nostalgia on her face.</text:p>
      <text:p text:style-name="P672">Sunset shrugged, snatching the apple off of Applejack’s plate and ignoring the glare she gave.</text:p>
      <text:p text:style-name="Діалог">—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text:soft-page-break/>“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673">******</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text:soft-page-break/>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ext:soft-page-break/>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text:soft-page-break/>“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text:soft-page-break/>“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ext:soft-page-break/>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text:soft-page-break/>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674">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674">You didn’t say please.</text:p>
      <text:h text:style-name="Heading_20_1" text:outline-level="1"><text:bookmark-start text:name="__RefHeading___Toc218_788317178"/><text:span text:style-name="T1269">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674">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673">******</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673">******</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270">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673">******</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673">******</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674">Why was she staring at me like that?</text:p>
      <text:h text:style-name="Heading_20_1" text:outline-level="1"><text:bookmark-start text:name="__RefHeading___Toc226_788317178"/><text:span text:style-name="T1271">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674">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673">******</text:p>
      <text:p text:style-name="P674">Pain. That was all she could feel. Intense, fiery pain that ate at her entire body. Yet, she could feel power coursing through every corner of being. Pure magic flooded her, drowning her in its burning embrace.</text:p>
      <text:p text:style-name="P674">It was too much.</text:p>
      <text:p text:style-name="P674">No, it wasn’t enough!</text:p>
      <text:p text:style-name="P674">Wings, claws, fangs… and fire. So much fire. She was something entirely different now. She wasn’t equine, she wasn’t human. She was a monster.</text:p>
      <text:p text:style-name="P674">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674">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674">But the ball of fire had already been thrown, set on a direct course for the six girls huddling together. This was the moment. She had finally won.</text:p>
      <text:p text:style-name="P674">Sunset laughed.</text:p>
      <text:p text:style-name="P673">******</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673"><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272">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673">******</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673">******</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673">******</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674">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674">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674">Sunset shook her head. “No thanks. You’ve done a lot already. I feel like I owe you as it is.”</text:p>
      <text:p text:style-name="P674">Rarity clicked her tongue in disappointment. “Very well. But if you change your mind, you know where to find me.”</text:p>
      <text:p text:style-name="P673">******</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673">******</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674">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673">******</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673">******</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673">******</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673">******</text:p>
      <text:p text:style-name="P674">Bone-chilling cold bit into Sunset’s skin, and she could see her breath with every puff of air she released as she ran. </text:p>
      <text:p text:style-name="P674">Running. Why was she always running?</text:p>
      <text:p text:style-name="P674">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674">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674">When Sunset opened her eyes again, she was standing in a grassy meadow. The sky overhead boasted an endless, blue calm, and gorgeous sunlight. A lone figure stood in the distance, her arms outstretched like she was welcoming the warm light.</text:p>
      <text:p text:style-name="P674">Sunset stepped forward and the sky darkened instantaneously with grim clouds. A heavy wind kicked up, ripping chunks of rock out of the very ground, yet both Sunset and the figure remained in place.</text:p>
      <text:p text:style-name="P674">Cackling erupted behind Sunset. Turning around, she saw an army of zombified students marching towards her, led by a shadow that sped across the ground. </text:p>
      <text:p text:style-name="P674">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674"><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674">With a menacing screech, Sunset hurled the fireballs down at the girls, watching them huddle together and cower.</text:p>
      <text:p text:style-name="Text_20_body">They’ll… they’ll be fine… Harmony will protect them…</text:p>
      <text:p text:style-name="P674">The fireball made contact, exploding in a plume of smoke and fire.</text:p>
      <text:p text:style-name="Text_20_body">They’ll come out and stop me now…</text:p>
      <text:p text:style-name="P674">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673">******</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673">******</text:p>
      <text:p text:style-name="P674">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674">The Wicked Witch stepped forward, flexing her claws. “Then I’ll just take them from you!”</text:p>
      <text:p text:style-name="P674">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674"><text:soft-page-break/>The Tin Girl got up first and saw the Wicked Witch making another fireball. Not too far from her was an unassuming bucket of water. The Tin Girl ran over and grabbed it. “Hey, Witch!”</text:p>
      <text:p text:style-name="P674">The Wicked Witch spun around. “What? Are you going to stand there again, cowering while I destroy your friends?”</text:p>
      <text:p text:style-name="P674">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674">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674">There was a rainbow puff of smoke, and the mighty Oz appeared, coughing and waving the cloud away. “Ack, too much magic dust.” She looked around the throne room. “Wow! You actually beat the Witch! I was betting that you’d lose.”</text:p>
      <text:p text:style-name="P674">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674">Oz wrung her hands together, sweat gathering on her brow. “Uhh, yeah, about that… Seems I’ve run out of magic for the day, so you’ll have to come back later when I’ve stocked up.”</text:p>
      <text:p text:style-name="P674">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674">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674">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673">******</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673">******</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273">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274">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674">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673">******</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673">******</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275">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674">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673">******</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674">Thunk.</text:p>
      <text:p text:style-name="Text_20_body">She dropped the erasers and walked over to the window, throwing it open and sticking her head out.</text:p>
      <text:p text:style-name="P674">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674"><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673">******</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674">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276">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277">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673">******</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673">******</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674">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673">******</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674">You know, if this is what friends do most of the time, this isn’t so bad.</text:p>
      <text:p text:style-name="P673">******</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673">******</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673">******</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674">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674">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673">******</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278">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673">******</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673">******</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673">******</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673">******</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673">******</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278">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674">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673">******</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674">But what about all the blushing and the nervous giggling? And Halloween Night?</text:p>
      <text:p text:style-name="P674">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674">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674">Maybe you should ask another question just to make sure.</text:p>
      <text:p text:style-name="P674">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674">Twilight… in love with me? Ridiculous.</text:p>
      <text:h text:style-name="Heading_20_1" text:outline-level="1"><text:bookmark-start text:name="__RefHeading___Toc256_788317178"/><text:span text:style-name="T1278">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673">******</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674">Sunset picked up a candle holder to give it a closer examination and said, “Rarity, unless you know where I can get about a thousand dollars to start paying for an apartment, there isn’t much to talk about.”</text:p>
      <text:p text:style-name="P674">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674">Rarity balled her fists. “Would you please let me finish a sentence?” </text:p>
      <text:p text:style-name="P674">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674">Sunset unstuck her tongue and said, “Thanks, but no thanks. I’m quite happy the way it is now.” In hindsight, she should have expected what Rarity’s response would be. </text:p>
      <text:p text:style-name="P674">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674">Applejack, who had been coming down the aisle, froze and pretended to be interested in some hand-stitched blankets.</text:p>
      <text:p text:style-name="P674">Rarity put a hand on Sunset’s shoulder. “Darling, you’re not a beggar. This has nothing to do with us looking down on you or anything of the sort. We’re your friends and we want you to be comfortable. Just consider them early Christmas presents.”</text:p>
      <text:p text:style-name="P674">"It’s still November.”</text:p>
      <text:p text:style-name="Text_20_body">“<text:span text:style-name="T44">Very early Christmas presents.”</text:span></text:p>
      <text:p text:style-name="P674">Sunset pressed a palm to her forehead. She honestly didn’t know why she bothered resisting at this point. “Small gifts, Rarity. Just small gifts.”</text:p>
      <text:p text:style-name="P673">******</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674">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673">******</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674">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674">Sunset saw this as a challenge.</text:p>
      <text:p text:style-name="P674">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674"><text:soft-page-break/>Flash rolled up his own, not making eye-contact. “That’s nice.” After a pause, he said, “Two-hundred and forty-two.”</text:p>
      <text:p text:style-name="P674">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674">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674">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674">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674">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674">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674">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674">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674">That Sunset had somehow stepped into a bizarre universe where maybe, possibly, with the smallest margin of chance, she’d-have-to-be-out-of-her-flipping-mind, with a one in one thousand probability, Twilight Sparkle might have a crush on her.</text:p>
      <text:p text:style-name="P674">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673">******</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673">******</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674">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text:span text:style-name="T1279">a</text:span>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278">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674">Sunset trotted into the living room with a book clutched gently between her teeth. She reached the small sitting table and stretched her neck up to spit the book onto the surface. “Daddy, it’s story time!”</text:p>
      <text:p text:style-name="P674">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674">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674">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674">Knock, knock, knock.</text:p>
      <text:p text:style-name="P674">Sunset halted her murmuring and looked at the door across the room. It was three in the morning; who else could possibly be awake?</text:p>
      <text:p text:style-name="P674">She accepted the spoon of creamy mushrooms and said, “Come in.”</text:p>
      <text:p text:style-name="P674"><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674">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674">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674"><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674">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674">Sunset jerked her head up and gave Celestia the widest smile she could muster. “Of course! They’re proud! They’re always proud! I’m the best student in the school, and they’re proud! Why wouldn’t I be happy?”</text:p>
      <text:p text:style-name="P674">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674">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674"><text:soft-page-break/>Celestia laughed again. “Well, I would hope as much. I think a pony like you would make great contributions to the fields of magic.”</text:p>
      <text:p text:style-name="P674">Sunset raised her cup again. “Thanks,” she mumbled. </text:p>
      <text:p text:style-name="P674">Celestia nodded. “Yes. Actually, with the level of magic you have already shown, I’m beginning to think perhaps you need a more focused curriculum in order to really find where you want to go.”</text:p>
      <text:p text:style-name="P674">Sunset twisted around and looked up into Celestia’s radiant face. “Princess… what are you saying?”</text:p>
      <text:p text:style-name="P674">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674">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674">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674">Sunset’s jaw hung open and almost touched the floor. Standing in front of her was a disgustingly pink… alicorn, with a shy but happy smile on her face. Her eyes shone with dangerous amounts of kindness and joy. In fact, her entire aura reeked of love. </text:p>
      <text:p text:style-name="P674">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674">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674">Cadence rubbed her horn. “Heh, it was nothing, really. I was just trying to keep my family safe. I really didn’t think spreading love and happiness would make me a princess.”</text:p>
      <text:p text:style-name="P674">Sunset’s eye almost popped out of her head. “She gets to be a princess too?”</text:p>
      <text:p text:style-name="P674">Celestia nodded. “Yes. She is heir to an ancient kingdom that shall reveal itself in due time. But she has a long road ahead of her before she is ready to rule it.”</text:p>
      <text:p text:style-name="P674">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674">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674">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674">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674">Cadence frowned. “Sunset, you’ve been studying all week.”</text:p>
      <text:p text:style-name="P674"><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674">Sunset’s blood boiled. “What, are you spying on me and ‘Auntie’ Celestia’s conversations too? What I do with my life is none of your business!”</text:p>
      <text:p text:style-name="P674">Cadence sighed. “Fine, fine. Come on, girls.” </text:p>
      <text:p text:style-name="P674">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674">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674">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674">A silence fell between them; the shouting match continued between their eyes. Neither one blinked nor looked away.</text:p>
      <text:p text:style-name="P674">Celestia slowly spread her wings out and narrowed her already thin eyes. “Very well, Sunset. If we cannot move past this… then I’m afraid you are dismissed from my tutelage.”</text:p>
      <text:p text:style-name="P674">Sunset staggered back and bumped against the bookcase. She tried to breathe, but it felt like someone had punched her in the chest. “You’re… you’re kicking me out?”</text:p>
      <text:p text:style-name="P674">Celestia turned away, nodding to the guards that had accompanied her. “Unless you can learn some patience and humility, your studies end here. You may continue attending my school, but you are no longer welcome in this castle.”</text:p>
      <text:p text:style-name="P674">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674">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674">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674">Nothing happened.</text:p>
      <text:p text:style-name="Text_20_body">“<text:span text:style-name="T44">What the…?” She tried again but felt no connection to her magic. Breathing hard, she lifted her hoof… thing to her forehead. </text:span></text:p>
      <text:p text:style-name="P674">It was bare.</text:p>
      <text:p text:style-name="P674"><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674">But the most glaring thing she noticed about her transformation was the lack of her horn. “No, no, no!” She started crawling for the portal. “I can’t live without magic!”</text:p>
      <text:p text:style-name="P674">She froze. Celestia would know by now what had happened. What if she was waiting for Sunset to come back? She would throw her in the dungeon for assaulting the guards and… whatever it was that she had just done. Either way, she’d lose her magic.</text:p>
      <text:p text:style-name="P674">It was either stay here where she was free at least. Or go back home and be imprisoned. </text:p>
      <text:p text:style-name="P674">Sunset weighed her actions. Could she get used to this alien body and world? She didn’t even know what she was or if the creatures here were hostile.</text:p>
      <text:p text:style-name="Text_20_body">“<text:span text:style-name="T44">Hey!”</text:span></text:p>
      <text:p text:style-name="P674">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674">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674"><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674">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674">The boy looked at her like she had indeed asked an obvious question. “Canterlot City.”</text:p>
      <text:p text:style-name="P674">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674">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674"><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674">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674">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674">Fluttershy whimpered. </text:p>
      <text:p text:style-name="P674">Sunset straightened up and gave her a condescending smirk. “You wanna know why no one in this school bothers to help you? A. Because they all think you’re a spineless coward. And B. No one cares about your stupid animals.”</text:p>
      <text:p text:style-name="P674">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674">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674">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674">Sunset dropped her duffle bag next to the statue. The forecast had warned her it was going to be chilly tonight, so she packed a blanket and a thermos of hot soup. She sat down in front of the base and placed a palm against the cool marble.</text:p>
      <text:p text:style-name="P674">The reflective face seemed to ripple in front of her, and soon, an image appeared. The throne drifted into view and with it, Celestia sitting on her dais.</text:p>
      <text:p text:style-name="P674">Sunset smirked to herself. She couldn’t believe Celestia had decided to move the mirror into the throne room. It was like she wanted Sunset to spy on her. If only she could get audio with the stupid thing!</text:p>
      <text:p text:style-name="P674">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674">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674">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674">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674">Sunset wrenched the old factory door open and grinned at Flash. “Cryptic text. ‘I need to talk to you.’ Well, what’s up?”</text:p>
      <text:p text:style-name="P674">Flash stood on her doorstep, not wearing his usual goofy trying-to-be-cool smile, but looking anxious and tense. He rubbed the back of his head and <text:soft-page-break/>looked away. “Yeah. Listen, Sunset, there’s no easy way to say this but… I-I’m… I’m breaking up with you.”</text:p>
      <text:p text:style-name="P674">Sunset stared at him, an odd ache stirring in her heart. She forced a laugh and said, “No, seriously. What’s up? I know you didn’t drive across town just to tell me that.”</text:p>
      <text:p text:style-name="Text_20_body">“<text:span text:style-name="T44">Actually, I kinda did.”</text:span></text:p>
      <text:p text:style-name="P674">The smile slid from her face. “You’re breaking up with me?”</text:p>
      <text:p text:style-name="P674">Flash nodded.</text:p>
      <text:p text:style-name="P674">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674">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674">Flash crossed his arms. “You heard me. You’re a self-centered, bossy, manipulating, egomaniac, and I—”</text:p>
      <text:p text:style-name="P674">Slap!</text:p>
      <text:p text:style-name="P674">Flash staggered back, holding both hands against his cheek.</text:p>
      <text:p text:style-name="P674">Sunset's breath came out hard, her face red and splotchy. “You wanna grow a spine now? Fine, go ahead. Just remember, I’ve got two year’s worth of dirt on you too! Remember all the things you helped me do! So if I go down, I’m dragging you with me!” she shrieked. </text:p>
      <text:p text:style-name="P674"><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674">The crown landed in Sunset’s hands and she stared hungrily at it. “At last! More power than I could ever imagine!” Sunset raised the crown high and jammed it on her head, unable to wipe the look of triumph on her face.</text:p>
      <text:p text:style-name="P674">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674">Pain rocked her entire being, not just her body but her soul as well. She was being torn in two. She was being burned from the inside out. </text:p>
      <text:p text:style-name="P674">She was crying. </text:p>
      <text:p text:style-name="P674">She was laughing.</text:p>
      <text:p text:style-name="P674">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673">******</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280">Крок</text:span> 27: Law of the Universe<text:bookmark-end text:name="__RefHeading___Toc262_788317178"/></text:h>
      <text:p text:style-name="P674">The sky was dyed a beautiful shade of azure. The sun touched the horizon and set it on fire, bathing the buildings of Canterlot in its glowing embers.</text:p>
      <text:p text:style-name="P674">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674">She sat in the embrace of her mother and father. Their coats felt soft and warm beneath her fingers. Her mother ran a hoof through her hair, while her father whispered, “We’re so proud of you, Sunset.”</text:p>
      <text:p text:style-name="P674">And for once, that was all Sunset wanted to hear.</text:p>
      <text:p text:style-name="P674">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674">Sunset never liked her.</text:p>
      <text:p text:style-name="P674">Up and down the street she went until she finally came to a small park in front of the castle. It was empty, save for a solitary figure at the top of the hill. Sunset climbed towards them, her heart beating faster and faster the closer she got.</text:p>
      <text:p text:style-name="P674">It was Twilight waiting for her at the top. She smiled at Sunset and pointed to Canterlot Castle. “Is this what you wanted to show me?”</text:p>
      <text:p text:style-name="P674">Sunset nodded. “Yeah? Do you like it?”</text:p>
      <text:p text:style-name="P674">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674"><text:soft-page-break/>Sunset straightened up and looked at Twilight’s large, purple eyes. So curious. So kind. So trusting. There was an intense fluttering in Sunset’s stomach as she leaned closer to Twilight.</text:p>
      <text:p text:style-name="P673">******</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673">******</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674">Sunset held a finger against the switch. “All right, this is it.”</text:p>
      <text:p text:style-name="P674">Twilight pressed a pencil against her notepad. “Initialize first test in three… two… one… now!”</text:p>
      <text:p text:style-name="P674">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674">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674">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674">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673">******</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673">******</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674">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673">******</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280">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673">******</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673">******</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674"><text:soft-page-break/>Too many sad thoughts. Think of something happy!</text:p>
      <text:p text:style-name="Text_20_body">Twilight popped into her brain.</text:p>
      <text:p text:style-name="P674">Something else!</text:p>
      <text:p text:style-name="Text_20_body">Unfortunately, the image of Twilight sitting with Sunset on Christmas morning lodged itself within Sunset’s brain. She could almost smell the scent of lavender Twilight always wore.</text:p>
      <text:p text:style-name="P674">Nope, don’t think about it.</text:p>
      <text:p text:style-name="Text_20_body">Twilight smiled and waved at her.</text:p>
      <text:p text:style-name="P674">Don’t think about it!</text:p>
      <text:p text:style-name="Text_20_body">Twilight leaned against her arm.</text:p>
      <text:p text:style-name="P674">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674">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673">******</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281">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674">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673">******</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674">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674">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674">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674">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674">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282">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673">******</text:p>
      <text:p text:style-name="P674">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674">Sunset’s face heated up. “It’s nice to meet you too.”</text:p>
      <text:p text:style-name="P674">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674">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674">Sunset stood up and put her hand out. “Yes. It’s nice to meet you Mr. Night Light—oof!”</text:p>
      <text:p text:style-name="P674">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674">Sunset was tired of blushing for the day, but her face lit up regardless. “It was no… well, I was just… you’re welcome,” Sunset mumbled, looking away.</text:p>
      <text:p text:style-name="P674">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674">Twilight’s smile widened.</text:p>
      <text:p text:style-name="Text_20_body">“<text:span text:style-name="T44">We’re going to be drinking a </text:span>lot <text:span text:style-name="T44">of coffee,” Sunset said.</text:span></text:p>
      <text:p text:style-name="P673"><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673">******</text:p>
      <text:p text:style-name="P674">Four tall, empty cups of coffee cluttered Twilight’s desk. Only one of them had belonged to Sunset.</text:p>
      <text:p text:style-name="P674">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674">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674">Twilight laughed so loud, Sunset swore the other Twilight could hear it. “Are you kidding? I loved your motorcycle! It was so fast, like, vroom, vroom!” Twilight got up and started running in circles.</text:p>
      <text:p text:style-name="P674">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674">The flammable bed.</text:p>
      <text:p text:style-name="P674">The blow torch spat out a tongue of fire.</text:p>
      <text:p text:style-name="P674">Sunset jumped up and snatched the blow torch away. “You know, maybe we should save all the torching for tomorrow and do it outside? Or anywhere else where we won’t burn alive.”</text:p>
      <text:p text:style-name="P674">Spike made a low growl of agreement.</text:p>
      <text:p text:style-name="Text_20_body">“<text:span text:style-name="T44">Well, what else are we going to do? We still need to attach the turbine and find a power sourceandlockintheturningmechanismandadjustthespokesand—”</text:span></text:p>
      <text:p text:style-name="P674">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674">Clacking keys filled the silent void. Sunset made a few adjustments, but mostly watched Twilight. The computer light illuminated her pale, pretty face. Sunset looked back down at the bolt she was wrenching in. She was more tired than she thought.</text:p>
      <text:p text:style-name="P674">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674">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673">******</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673">******</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674">Sunset gazed upon a small mountain of unopened moving boxes taking up enough room to make parking a car inside impossible.</text:p>
      <text:p text:style-name="P674">Shining saw her expression. “We downsized.”</text:p>
      <text:p text:style-name="Text_20_body">“<text:span text:style-name="T44">Clearly.”</text:span></text:p>
      <text:p text:style-name="P674">In the corner closest to the door was a white desk and a work bench. Shining nodded toward it. “All yours. Just keep it down.”</text:p>
      <text:p text:style-name="Text_20_body">“<text:span text:style-name="T44">Thanks, Shiny,” Twilight said.</text:span></text:p>
      <text:p text:style-name="P674">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674">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674">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674">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674">Shining turned and walked out. “Well, at least it’s legal.”</text:p>
      <text:p text:style-name="P674">Twilight sighed and set the box on the table. “You know, this was going to my little lab space. As soon as dad finished unpacking.”</text:p>
      <text:p text:style-name="P674">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674">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673">******</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674">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674">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674">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674">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673">******</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674">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282">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673">******</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673">******</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282">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673">******</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674">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673">******</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283">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674">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673">******</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674">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674">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283">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674">You’re very special to me, Sunset.</text:p>
      <text:p text:style-name="P674">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674">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674">Two hours. Just two more hours. Come one, Rarity, don’t let me down.</text:p>
      <text:p text:style-name="P673">******</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673">******</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673">******</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674">Twilight. What can I do to make you trust me again?</text:p>
      <text:p text:style-name="P673">******</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673">******</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673">******</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283">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673">******</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674">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674">Maybe I can knock him out and tie him up! Keep him my prisoner!</text:p>
      <text:p text:style-name="P674">Stop, you’re making it worse!</text:p>
      <text:p text:style-name="P674">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673">******</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673">******</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673">******</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674">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283">Крок</text:span> 36: The Trouble With Trixie<text:bookmark-end text:name="__RefHeading___Toc290_788317178"/></text:h>
      <text:p text:style-name="P674">It was the eeriest thing Sunset had ever experienced.</text:p>
      <text:p text:style-name="P674">Students filled the halls—talking, laughing, walking around and conversing with each other. One dribbled a basketball around.</text:p>
      <text:p text:style-name="P674">Yet none of them made a sound.</text:p>
      <text:p text:style-name="P674">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674">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674">A cold frost spread through her veins, and she ran down the halls, desperate to find her friends. Her heavy footfalls still made no noise whatsoever. She even stopped to bang her hand against a locker. Still silent.</text:p>
      <text:p text:style-name="P674">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674">Rainbow, however, continued to ignore her. She occasionally glared in Applejack’s direction, but she made no acknowledgment of Sunset’s presence.</text:p>
      <text:p text:style-name="P674">Sunset moved on to Applejack and waved a hand in front of her face. “Come on, you can hear me, right?”</text:p>
      <text:p text:style-name="P674">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674">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674">Twilight stood in the doorway, arms folded across her chest, eyes narrowed and mouth set in a thin line. She walked forward, thunder clapping with every step she took.</text:p>
      <text:p text:style-name="P674">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674">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674">Sunset raised her hands in defense. “I know, but I was different back then! I don’t want them fighting now! I want to fix it!”</text:p>
      <text:p text:style-name="P674">The corners of Twilight’s mouth twisted upwards into a smug grin. “You want to know how to fix it? Maybe I’ll tell you if you can catch me!” Twilight took off back down the halls, laughing gleefully.</text:p>
      <text:p text:style-name="P674">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674">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674">Twilight twisted a finger through her hair. “Look at the proud Sunset Shimmer, asking me for help. How the mighty have fallen.”</text:p>
      <text:p text:style-name="P674">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674">Sunset pressed her teeth together. “Why are you being so mean?”</text:p>
      <text:p text:style-name="Text_20_body">“<text:span text:style-name="T44">Why are you being so stupid?”</text:span></text:p>
      <text:p text:style-name="P674">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674"><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674">Sunset growled, her resistance to hitting Twilight slipping by the second. “My pride isn’t an issue here; I know when to swallow it.</text:p>
      <text:p text:style-name="P674">Twilight spread her arms wide. “And yet, you continued to sleep in a factory after you made ‘friends.’ You still refuse to even acknowledge that Princess Twilight helped—” Her head snapped to the side as Sunset held her hand out.</text:p>
      <text:p text:style-name="P674">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674">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674">Sunset curled her fingers. “You… you’re—”</text:p>
      <text:p text:style-name="P674">A bright light erupted from behind the imposter Twilight, making her shriek in pain. Her features dissolved into a familiar shadow, then sped away across the lockers.</text:p>
      <text:p text:style-name="P674"><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674">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673">******</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673">******</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673">******</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673">******</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284">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673">******</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674">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674">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673"><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285">Крок</text:span> 38: Princess Royale<text:bookmark-end text:name="__RefHeading___Toc294_788317178"/></text:h>
      <text:p text:style-name="P674">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673">******</text:p>
      <text:p text:style-name="P674">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674">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673">******</text:p>
      <text:p text:style-name="P674">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673">******</text:p>
      <text:p text:style-name="P674">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674">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673">******</text:p>
      <text:p text:style-name="P674">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673"><text:soft-page-break/>******</text:p>
      <text:p text:style-name="P674">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674">Totally part robot.</text:p>
      <text:p text:style-name="P673">******</text:p>
      <text:p text:style-name="P674">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674">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286">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674">Tis the season to be dead poor. Falalalala lalalala.</text:p>
      <text:p text:style-name="P673">******</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673">******</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673">******</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673">******</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673">******</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674">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673">******</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286">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674">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673">******</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673">******</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673">******</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673">******</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674">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286">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673">******</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673">******</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674">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673">******</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673">******</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673">******</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673">******</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674">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287">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673">******</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673"><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673">******</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673">******</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674">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673">******</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Думки_20_Рейнбоу" style:display-name="Думки Рейнбоу" style:family="paragraph" style:parent-style-name="Text_20_body" style:next-style-name="Text_20_body">
      <style:text-properties fo:font-style="italic" style:font-style-asian="italic"/>
    </style:style>
    <style:style style:name="Діалог_20_в_20_історії_2f_флешбеках" style:display-name="Діалог в історії/флешбеках" style:family="paragraph" style:parent-style-name="Діалог">
      <style:text-properties fo:font-style="italic" fo:font-weight="bold" style:font-style-asian="italic" style:font-weight-asian="bold"/>
    </style:style>
    <style:style style:name="Основний_20_текст_20_історії_2f_флешбеку" style:display-name="Основний текст історії/флешбеку" style:family="paragraph" style:parent-style-name="Text_20_body">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Виділення_20_у_20_історії_2f_флешбеках" style:display-name="Виділення у історії/флешбеках" style:family="text" style:parent-style-name="Strong_20_Emphasis">
      <style:text-properties fo:font-style="italic" style:text-underline-style="solid" style:text-underline-width="auto" style:text-underline-color="font-color" fo:font-weight="bold" style:font-style-asian="italic"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96</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12T17:20:18.173582573</dc:date>
    <meta:editing-duration>P6DT7H3M28S</meta:editing-duration>
    <meta:editing-cycles>5665</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9-12T16:49:52.001381279</meta:print-date>
    <meta:printed-by>Файли PDF</meta:printed-by>
    <meta:keyword>volkov volkovissocool@gmail.com</meta:keyword>
    <meta:document-statistic meta:table-count="1" meta:image-count="1" meta:object-count="0" meta:page-count="696" meta:paragraph-count="8999" meta:word-count="211696" meta:character-count="1199371" meta:non-whitespace-character-count="994899"/>
  </office:meta>
</office:document-meta>
</file>